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5.56pt"/>
    </style:style>
    <style:style style:name="co2" style:family="table-column">
      <style:table-column-properties fo:break-before="auto" style:column-width="91.6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85.44pt"/>
    </style:style>
    <style:style style:name="co5" style:family="table-column">
      <style:table-column-properties fo:break-before="auto" style:column-width="84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.5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0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3" table:number-columns-repeated="1011" table:default-cell-style-name="Default"/>
        <table:table-row table:style-name="ro1">
          <table:table-cell table:number-columns-repeated="6"/>
          <table:table-cell table:style-name="ce12"/>
          <table:table-cell table:number-columns-repeated="8"/>
          <table:table-cell>
            <draw:frame table:end-cell-address="Foglio1.V19" table:end-x="47.82pt" table:end-y="5.22pt" draw:z-index="3" draw:name="Chart 4" draw:style-name="gr1" draw:text-style-name="P1" svg:width="449.97pt" svg:height="278.22pt" svg:x="18.74pt" svg:y="10.49pt">
              <draw:object draw:notify-on-update-of-ranges="Foglio1.A5:Foglio1.A22 Foglio1.L28:Foglio1.L190 Foglio1.M28:Foglio1.M19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3" table:number-rows-spanned="1">
            <text:p>Composizione farbisogno</text:p>
          </table:table-cell>
          <table:covered-table-cell table:number-columns-repeated="2"/>
          <table:table-cell table:number-columns-repeated="13"/>
          <table:table-cell>
            <draw:frame table:end-cell-address="Foglio1.AB19" table:end-x="68.09pt" table:end-y="15.7pt" draw:z-index="4" draw:name="Chart 5" draw:style-name="gr1" draw:text-style-name="P1" svg:width="449.97pt" svg:height="278.22pt" svg:x="39pt" svg:y="5.24pt">
              <draw:object draw:notify-on-update-of-ranges="Foglio1.A5:Foglio1.A22 Foglio1.M28:Foglio1.M190 Foglio1.L28:Foglio1.L19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office:annotation draw:style-name="gr2" draw:text-style-name="P3" svg:width="323.6pt" svg:height="50.49pt" svg:x="116.79pt" svg:y="43pt" draw:caption-point-x="-11.54pt" draw:caption-point-y="-11.23pt">
              <dc:date>2025-05-23T00:00:00</dc:date>
              <text:p text:style-name="P2">Problema: per fare queste % considerano il totale consumato (compreso le fonti estere) e non solo quello prodotto internamento. Questo comporta dei dati "falsati" dato che non sappiamo le fonti estere con che mix sono state prodotte</text:p>
            </office:annotation>
            <text:p>NOTA</text:p>
          </table:table-cell>
          <table:table-cell table:style-name="ce1" office:value-type="string" calcext:value-type="string">
            <text:p>non FER</text:p>
          </table:table-cell>
          <table:table-cell table:style-name="ce1" office:value-type="string" calcext:value-type="string">
            <text:p>FER</text:p>
          </table:table-cell>
          <table:table-cell table:style-name="ce1" office:value-type="string" calcext:value-type="string">
            <text:p>Estero</text:p>
          </table:table-cell>
          <table:table-cell table:style-name="ce1" office:value-type="string" calcext:value-type="string">
            <office:annotation draw:style-name="gr2" draw:text-style-name="P3" svg:width="295.91pt" svg:height="27.01pt" svg:x="440.39pt" svg:y="54.74pt" draw:caption-point-x="-11.54pt" draw:caption-point-y="-22.96pt">
              <dc:date>2025-05-23T00:00:00</dc:date>
              <text:p text:style-name="P2">Produzione nazionale + (import - export)</text:p>
            </office:annotation>
            <text:p>TWh totali consumati</text:p>
          </table:table-cell>
          <table:table-cell table:style-name="ce1" office:value-type="string" calcext:value-type="string">
            <text:p>non FER</text:p>
          </table:table-cell>
          <table:table-cell table:style-name="ce1" office:value-type="string" calcext:value-type="string">
            <text:p>FER</text:p>
          </table:table-cell>
          <table:table-cell table:style-name="ce1" office:value-type="string" calcext:value-type="string">
            <text:p>Estero</text:p>
          </table:table-cell>
          <table:table-cell/>
          <table:table-cell table:style-name="ce1" office:value-type="string" calcext:value-type="string">
            <text:p>TWh totali prodotti</text:p>
          </table:table-cell>
          <table:table-cell table:style-name="ce1" office:value-type="string" calcext:value-type="string">
            <text:p>non FER nazionale</text:p>
          </table:table-cell>
          <table:table-cell table:style-name="ce1" office:value-type="string" calcext:value-type="string">
            <text:p>FER nazional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en-Dic 2006</text:p>
          </table:table-cell>
          <table:table-cell table:style-name="ce1" office:value-type="float" office:value="262.167" calcext:value-type="float">
            <text:p>262.167</text:p>
          </table:table-cell>
          <table:table-cell table:style-name="ce2" table:formula="of:=43.423-8.753+5.528+2.73" office:value-type="float" office:value="42.928" calcext:value-type="float">
            <text:p>42.928</text:p>
          </table:table-cell>
          <table:table-cell table:style-name="ce1" office:value-type="float" office:value="44.985" calcext:value-type="float">
            <text:p>44.985</text:p>
          </table:table-cell>
          <table:table-cell table:style-name="ce8" table:formula="of:=SUM([.B4:.D4])-12.864" office:value-type="float" office:value="337.216" calcext:value-type="float">
            <text:p>337.216</text:p>
          </table:table-cell>
          <table:table-cell table:style-name="ce10" table:formula="of:=[.B4]/[.$E4]" office:value-type="percentage" office:value="0.777445316948187" calcext:value-type="percentage">
            <text:p>78%</text:p>
          </table:table-cell>
          <table:table-cell table:style-name="ce10" table:formula="of:=[.C4]/[.$E4]" office:value-type="percentage" office:value="0.127301195672803" calcext:value-type="percentage">
            <text:p>13%</text:p>
          </table:table-cell>
          <table:table-cell table:style-name="ce10" table:formula="of:=[.D4]/[.$E4]" office:value-type="percentage" office:value="0.133401143480736" calcext:value-type="percentage">
            <text:p>13%</text:p>
          </table:table-cell>
          <table:table-cell/>
          <table:table-cell table:style-name="ce13" table:formula="of:=SUM([.B4:.C4])" office:value-type="float" office:value="305.095" calcext:value-type="float">
            <text:p>305.10</text:p>
          </table:table-cell>
          <table:table-cell table:style-name="ce10" table:formula="of:=[.B4]/[.$J4]" office:value-type="percentage" office:value="0.859296284763762" calcext:value-type="percentage">
            <text:p>86%</text:p>
          </table:table-cell>
          <table:table-cell table:style-name="ce10" table:formula="of:=[.C4]/[.$J4]" office:value-type="percentage" office:value="0.140703715236238" calcext:value-type="percentage">
            <text:p>14%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en-Dic 2007</text:p>
          </table:table-cell>
          <table:table-cell table:style-name="ce1" office:value-type="float" office:value="265.764" calcext:value-type="float">
            <text:p>265.764</text:p>
          </table:table-cell>
          <table:table-cell table:style-name="ce1" table:formula="of:=38.481-7.654+5.569+4.074" office:value-type="float" office:value="40.47" calcext:value-type="float">
            <text:p>40.47</text:p>
          </table:table-cell>
          <table:table-cell table:style-name="ce1" office:value-type="float" office:value="46.283" calcext:value-type="float">
            <text:p>46.283</text:p>
          </table:table-cell>
          <table:table-cell table:style-name="ce8" table:formula="of:=SUM([.B5:.D5])-12.589" office:value-type="float" office:value="339.928" calcext:value-type="float">
            <text:p>339.928</text:p>
          </table:table-cell>
          <table:table-cell table:style-name="ce10" table:formula="of:=[.B5]/[.$E5]" office:value-type="percentage" office:value="0.781824386340637" calcext:value-type="percentage">
            <text:p>78%</text:p>
          </table:table-cell>
          <table:table-cell table:style-name="ce10" table:formula="of:=[.C5]/[.$E5]" office:value-type="percentage" office:value="0.119054623332" calcext:value-type="percentage">
            <text:p>12%</text:p>
          </table:table-cell>
          <table:table-cell table:style-name="ce10" table:formula="of:=[.D5]/[.$E5]" office:value-type="percentage" office:value="0.13615530347603" calcext:value-type="percentage">
            <text:p>14%</text:p>
          </table:table-cell>
          <table:table-cell/>
          <table:table-cell table:style-name="ce13" table:formula="of:=SUM([.B5:.C5])" office:value-type="float" office:value="306.234" calcext:value-type="float">
            <text:p>306.23</text:p>
          </table:table-cell>
          <table:table-cell table:style-name="ce10" table:formula="of:=[.B5]/[.$J5]" office:value-type="percentage" office:value="0.86784615686044" calcext:value-type="percentage">
            <text:p>87%</text:p>
          </table:table-cell>
          <table:table-cell table:style-name="ce10" table:formula="of:=[.C5]/[.$J5]" office:value-type="percentage" office:value="0.13215384313956" calcext:value-type="percentage">
            <text:p>13%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en-Dic 2008</text:p>
          </table:table-cell>
          <table:table-cell table:style-name="ce1" office:value-type="float" office:value="261.328" calcext:value-type="float">
            <text:p>261.328</text:p>
          </table:table-cell>
          <table:table-cell table:style-name="ce2" table:formula="of:=47.227-7.618+5.52+5.055" office:value-type="float" office:value="50.184" calcext:value-type="float">
            <text:p>50.184</text:p>
          </table:table-cell>
          <table:table-cell table:style-name="ce1" office:value-type="float" office:value="40.037" calcext:value-type="float">
            <text:p>40.037</text:p>
          </table:table-cell>
          <table:table-cell table:style-name="ce8" table:formula="of:=SUM([.B6:.D6])-12.065" office:value-type="float" office:value="339.484" calcext:value-type="float">
            <office:annotation draw:style-name="gr2" draw:text-style-name="P3" svg:width="295.91pt" svg:height="27.01pt" svg:x="440.39pt" svg:y="101.99pt" draw:caption-point-x="-11.54pt" draw:caption-point-y="-22.96pt">
              <dc:date>2025-05-23T00:00:00</dc:date>
              <text:p text:style-name="P2">consumo servizi ausiliari</text:p>
            </office:annotation>
            <text:p>339.484</text:p>
          </table:table-cell>
          <table:table-cell table:style-name="ce10" table:formula="of:=[.B6]/[.$E6]" office:value-type="percentage" office:value="0.769780019087792" calcext:value-type="percentage">
            <text:p>77%</text:p>
          </table:table-cell>
          <table:table-cell table:style-name="ce10" table:formula="of:=[.C6]/[.$E6]" office:value-type="percentage" office:value="0.147824345182689" calcext:value-type="percentage">
            <text:p>15%</text:p>
          </table:table-cell>
          <table:table-cell table:style-name="ce10" table:formula="of:=[.D6]/[.$E6]" office:value-type="percentage" office:value="0.117934865855239" calcext:value-type="percentage">
            <text:p>12%</text:p>
          </table:table-cell>
          <table:table-cell/>
          <table:table-cell table:style-name="ce13" table:formula="of:=SUM([.B6:.C6])" office:value-type="float" office:value="311.512" calcext:value-type="float">
            <text:p>311.51</text:p>
          </table:table-cell>
          <table:table-cell table:style-name="ce10" table:formula="of:=[.B6]/[.$J6]" office:value-type="percentage" office:value="0.838901872159018" calcext:value-type="percentage">
            <text:p>84%</text:p>
          </table:table-cell>
          <table:table-cell table:style-name="ce10" table:formula="of:=[.C6]/[.$J6]" office:value-type="percentage" office:value="0.161098127840982" calcext:value-type="percentage">
            <text:p>16%</text:p>
          </table:table-cell>
          <table:table-cell table:number-columns-repeated="16"/>
          <table:table-cell>
            <draw:frame table:end-cell-address="Foglio1.AI23" table:end-x="24.55pt" table:end-y="9.01pt" draw:z-index="5" draw:name="Chart 6" draw:style-name="gr1" draw:text-style-name="P1" svg:width="432.71pt" svg:height="267.73pt" svg:x="12.76pt" svg:y="9.01pt">
              <draw:object draw:notify-on-update-of-ranges="Foglio1.A5:Foglio1.A22 Foglio1.L28:Foglio1.L190 Foglio1.M28:Foglio1.M190 Foglio1.K28:Foglio1.K19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en-Dic 2009</text:p>
          </table:table-cell>
          <table:table-cell table:style-name="ce1" office:value-type="float" office:value="216.087" calcext:value-type="float">
            <text:p>216.087</text:p>
          </table:table-cell>
          <table:table-cell table:style-name="ce2" table:formula="of:=52.844-5.798+5.015+6.484+0.677" office:value-type="float" office:value="59.222" calcext:value-type="float">
            <text:p>59.222</text:p>
          </table:table-cell>
          <table:table-cell table:style-name="ce1" office:value-type="float" office:value="44.959" calcext:value-type="float">
            <text:p>44.959</text:p>
          </table:table-cell>
          <table:table-cell table:style-name="ce8" table:formula="of:=SUM([.B7:.D7])" office:value-type="float" office:value="320.268" calcext:value-type="float">
            <text:p>320.268</text:p>
          </table:table-cell>
          <table:table-cell table:style-name="ce10" table:formula="of:=[.B7]/[.$E7]" office:value-type="percentage" office:value="0.674706808048259" calcext:value-type="percentage">
            <text:p>67%</text:p>
          </table:table-cell>
          <table:table-cell table:style-name="ce10" table:formula="of:=[.C7]/[.$E7]" office:value-type="percentage" office:value="0.184913884621629" calcext:value-type="percentage">
            <text:p>18%</text:p>
          </table:table-cell>
          <table:table-cell table:style-name="ce10" table:formula="of:=[.D7]/[.$E7]" office:value-type="percentage" office:value="0.140379307330111" calcext:value-type="percentage">
            <text:p>14%</text:p>
          </table:table-cell>
          <table:table-cell/>
          <table:table-cell table:style-name="ce13" table:formula="of:=SUM([.B7:.C7])" office:value-type="float" office:value="275.309" calcext:value-type="float">
            <text:p>275.31</text:p>
          </table:table-cell>
          <table:table-cell table:style-name="ce10" table:formula="of:=[.B7]/[.$J7]" office:value-type="percentage" office:value="0.784888979292359" calcext:value-type="percentage">
            <text:p>78%</text:p>
          </table:table-cell>
          <table:table-cell table:style-name="ce10" table:formula="of:=[.C7]/[.$J7]" office:value-type="percentage" office:value="0.215111020707641" calcext:value-type="percentage">
            <text:p>22%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en-Dic 2010</text:p>
          </table:table-cell>
          <table:table-cell table:style-name="ce1" office:value-type="float" office:value="220.984" calcext:value-type="float">
            <text:p>220.984</text:p>
          </table:table-cell>
          <table:table-cell table:style-name="ce2" table:formula="of:=53.795-4.453+5.047+9.048+1.874" office:value-type="float" office:value="65.311" calcext:value-type="float">
            <text:p>65.311</text:p>
          </table:table-cell>
          <table:table-cell table:style-name="ce1" office:value-type="float" office:value="44.16" calcext:value-type="float">
            <text:p>44.16</text:p>
          </table:table-cell>
          <table:table-cell table:style-name="ce8" table:formula="of:=SUM([.B8:.D8])" office:value-type="float" office:value="330.455" calcext:value-type="float">
            <text:p>330.455</text:p>
          </table:table-cell>
          <table:table-cell table:style-name="ce10" table:formula="of:=[.B8]/[.$E8]" office:value-type="percentage" office:value="0.668726452920973" calcext:value-type="percentage">
            <text:p>67%</text:p>
          </table:table-cell>
          <table:table-cell table:style-name="ce10" table:formula="of:=[.C8]/[.$E8]" office:value-type="percentage" office:value="0.197639618102313" calcext:value-type="percentage">
            <text:p>20%</text:p>
          </table:table-cell>
          <table:table-cell table:style-name="ce10" table:formula="of:=[.D8]/[.$E8]" office:value-type="percentage" office:value="0.133633928976714" calcext:value-type="percentage">
            <text:p>13%</text:p>
          </table:table-cell>
          <table:table-cell/>
          <table:table-cell table:style-name="ce13" table:formula="of:=SUM([.B8:.C8])" office:value-type="float" office:value="286.295" calcext:value-type="float">
            <text:p>286.30</text:p>
          </table:table-cell>
          <table:table-cell table:style-name="ce10" table:formula="of:=[.B8]/[.$J8]" office:value-type="percentage" office:value="0.771875163729719" calcext:value-type="percentage">
            <text:p>77%</text:p>
          </table:table-cell>
          <table:table-cell table:style-name="ce10" table:formula="of:=[.C8]/[.$J8]" office:value-type="percentage" office:value="0.228124836270281" calcext:value-type="percentage">
            <text:p>23%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en-Dic 2011</text:p>
          </table:table-cell>
          <table:table-cell table:style-name="ce1" office:value-type="float" office:value="218.486" calcext:value-type="float">
            <text:p>218.486</text:p>
          </table:table-cell>
          <table:table-cell table:style-name="ce2" table:formula="of:=47.202-2.539+5.315+9.775+10.668" office:value-type="float" office:value="70.421" calcext:value-type="float">
            <text:p>70.421</text:p>
          </table:table-cell>
          <table:table-cell table:style-name="ce1" office:value-type="float" office:value="45.733" calcext:value-type="float">
            <text:p>45.733</text:p>
          </table:table-cell>
          <table:table-cell table:style-name="ce8" table:formula="of:=SUM([.B9:.D9])" office:value-type="float" office:value="334.64" calcext:value-type="float">
            <text:p>334.640</text:p>
          </table:table-cell>
          <table:table-cell table:style-name="ce10" table:formula="of:=[.B9]/[.$E9]" office:value-type="percentage" office:value="0.652898637341621" calcext:value-type="percentage">
            <text:p>65%</text:p>
          </table:table-cell>
          <table:table-cell table:style-name="ce10" table:formula="of:=[.C9]/[.$E9]" office:value-type="percentage" office:value="0.210438082715754" calcext:value-type="percentage">
            <text:p>21%</text:p>
          </table:table-cell>
          <table:table-cell table:style-name="ce10" table:formula="of:=[.D9]/[.$E9]" office:value-type="percentage" office:value="0.136663279942625" calcext:value-type="percentage">
            <text:p>14%</text:p>
          </table:table-cell>
          <table:table-cell/>
          <table:table-cell table:style-name="ce13" table:formula="of:=SUM([.B9:.C9])" office:value-type="float" office:value="288.907" calcext:value-type="float">
            <text:p>288.91</text:p>
          </table:table-cell>
          <table:table-cell table:style-name="ce10" table:formula="of:=[.B9]/[.$J9]" office:value-type="percentage" office:value="0.756250281232369" calcext:value-type="percentage">
            <text:p>76%</text:p>
          </table:table-cell>
          <table:table-cell table:style-name="ce10" table:formula="of:=[.C9]/[.$J9]" office:value-type="percentage" office:value="0.243749718767631" calcext:value-type="percentage">
            <text:p>24%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en-Dic 2012</text:p>
          </table:table-cell>
          <table:table-cell table:style-name="ce1" office:value-type="float" office:value="207.331" calcext:value-type="float">
            <text:p>207.331</text:p>
          </table:table-cell>
          <table:table-cell table:style-name="ce2" table:formula="of:=43.26-2.689+5.251+13.333+18.631" office:value-type="float" office:value="77.786" calcext:value-type="float">
            <text:p>77.786</text:p>
          </table:table-cell>
          <table:table-cell table:style-name="ce1" office:value-type="float" office:value="43.103" calcext:value-type="float">
            <text:p>43.103</text:p>
          </table:table-cell>
          <table:table-cell table:style-name="ce8" table:formula="of:=SUM([.B10:.D10])" office:value-type="float" office:value="328.22" calcext:value-type="float">
            <text:p>328.220</text:p>
          </table:table-cell>
          <table:table-cell table:style-name="ce10" table:formula="of:=[.B10]/[.$E10]" office:value-type="percentage" office:value="0.63168301748827" calcext:value-type="percentage">
            <text:p>63%</text:p>
          </table:table-cell>
          <table:table-cell table:style-name="ce10" table:formula="of:=[.C10]/[.$E10]" office:value-type="percentage" office:value="0.236993479982938" calcext:value-type="percentage">
            <text:p>24%</text:p>
          </table:table-cell>
          <table:table-cell table:style-name="ce10" table:formula="of:=[.D10]/[.$E10]" office:value-type="percentage" office:value="0.131323502528792" calcext:value-type="percentage">
            <text:p>13%</text:p>
          </table:table-cell>
          <table:table-cell/>
          <table:table-cell table:style-name="ce13" table:formula="of:=SUM([.B10:.C10])" office:value-type="float" office:value="285.117" calcext:value-type="float">
            <text:p>285.12</text:p>
          </table:table-cell>
          <table:table-cell table:style-name="ce10" table:formula="of:=[.B10]/[.$J10]" office:value-type="percentage" office:value="0.727178667003371" calcext:value-type="percentage">
            <text:p>73%</text:p>
          </table:table-cell>
          <table:table-cell table:style-name="ce10" table:formula="of:=[.C10]/[.$J10]" office:value-type="percentage" office:value="0.272821332996629" calcext:value-type="percentage">
            <text:p>27%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en-Dic 2013</text:p>
          </table:table-cell>
          <table:table-cell table:style-name="ce1" table:formula="of:=183.404" office:value-type="float" office:value="183.404" calcext:value-type="float">
            <text:p>183.404</text:p>
          </table:table-cell>
          <table:table-cell table:style-name="ce2" table:formula="of:=54.068-2.495+5.319+14.812+21.229" office:value-type="float" office:value="92.933" calcext:value-type="float">
            <text:p>92.933</text:p>
          </table:table-cell>
          <table:table-cell table:style-name="ce1" office:value-type="float" office:value="42.138" calcext:value-type="float">
            <text:p>42.138</text:p>
          </table:table-cell>
          <table:table-cell table:style-name="ce8" table:formula="of:=SUM([.B11:.D11])" office:value-type="float" office:value="318.475" calcext:value-type="float">
            <text:p>318.475</text:p>
          </table:table-cell>
          <table:table-cell table:style-name="ce10" table:formula="of:=[.B11]/[.$E11]" office:value-type="percentage" office:value="0.57588193735772" calcext:value-type="percentage">
            <text:p>58%</text:p>
          </table:table-cell>
          <table:table-cell table:style-name="ce10" table:formula="of:=[.C11]/[.$E11]" office:value-type="percentage" office:value="0.291806264227961" calcext:value-type="percentage">
            <text:p>29%</text:p>
          </table:table-cell>
          <table:table-cell table:style-name="ce10" table:formula="of:=[.D11]/[.$E11]" office:value-type="percentage" office:value="0.132311798414318" calcext:value-type="percentage">
            <text:p>13%</text:p>
          </table:table-cell>
          <table:table-cell/>
          <table:table-cell table:style-name="ce13" table:formula="of:=SUM([.B11:.C11])" office:value-type="float" office:value="276.337" calcext:value-type="float">
            <text:p>276.34</text:p>
          </table:table-cell>
          <table:table-cell table:style-name="ce10" table:formula="of:=[.B11]/[.$J11]" office:value-type="percentage" office:value="0.66369686288843" calcext:value-type="percentage">
            <text:p>66%</text:p>
          </table:table-cell>
          <table:table-cell table:style-name="ce10" table:formula="of:=[.C11]/[.$J11]" office:value-type="percentage" office:value="0.33630313711157" calcext:value-type="percentage">
            <text:p>34%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en-Dic 2014</text:p>
          </table:table-cell>
          <table:table-cell table:style-name="ce1" office:value-type="float" office:value="167.08" calcext:value-type="float">
            <text:p>167.08</text:p>
          </table:table-cell>
          <table:table-cell table:style-name="ce2" table:formula="of:=59.575-2.329+5.566+15.089+21.838" office:value-type="float" office:value="99.739" calcext:value-type="float">
            <text:p>99.739</text:p>
          </table:table-cell>
          <table:table-cell table:style-name="ce1" office:value-type="float" office:value="43.716" calcext:value-type="float">
            <text:p>43.716</text:p>
          </table:table-cell>
          <table:table-cell table:style-name="ce8" table:formula="of:=SUM([.B12:.D12])" office:value-type="float" office:value="310.535" calcext:value-type="float">
            <text:p>310.535</text:p>
          </table:table-cell>
          <table:table-cell table:style-name="ce10" table:formula="of:=[.B12]/[.$E12]" office:value-type="percentage" office:value="0.53803919042942" calcext:value-type="percentage">
            <text:p>54%</text:p>
          </table:table-cell>
          <table:table-cell table:style-name="ce10" table:formula="of:=[.C12]/[.$E12]" office:value-type="percentage" office:value="0.321184407554704" calcext:value-type="percentage">
            <text:p>32%</text:p>
          </table:table-cell>
          <table:table-cell table:style-name="ce10" table:formula="of:=[.D12]/[.$E12]" office:value-type="percentage" office:value="0.140776402015876" calcext:value-type="percentage">
            <text:p>14%</text:p>
          </table:table-cell>
          <table:table-cell/>
          <table:table-cell table:style-name="ce13" table:formula="of:=SUM([.B12:.C12])" office:value-type="float" office:value="266.819" calcext:value-type="float">
            <text:p>266.82</text:p>
          </table:table-cell>
          <table:table-cell table:style-name="ce10" table:formula="of:=[.B12]/[.$J12]" office:value-type="percentage" office:value="0.626192287655677" calcext:value-type="percentage">
            <text:p>63%</text:p>
          </table:table-cell>
          <table:table-cell table:style-name="ce10" table:formula="of:=[.C12]/[.$J12]" office:value-type="percentage" office:value="0.373807712344323" calcext:value-type="percentage">
            <text:p>37%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en-Dic 2015</text:p>
          </table:table-cell>
          <table:table-cell table:style-name="ce2" table:formula="of:=182.861-17.93" office:value-type="float" office:value="164.931" calcext:value-type="float">
            <text:p>164.931</text:p>
          </table:table-cell>
          <table:table-cell table:style-name="ce2" table:formula="of:=46.451-1.909+17.93+5.824+14.705+22.587" office:value-type="float" office:value="105.588" calcext:value-type="float">
            <text:p>105.588</text:p>
          </table:table-cell>
          <table:table-cell table:style-name="ce1" office:value-type="float" office:value="46.378" calcext:value-type="float">
            <text:p>46.378</text:p>
          </table:table-cell>
          <table:table-cell table:style-name="ce8" table:formula="of:=SUM([.B13:.D13])" office:value-type="float" office:value="316.897" calcext:value-type="float">
            <text:p>316.897</text:p>
          </table:table-cell>
          <table:table-cell table:style-name="ce10" table:formula="of:=[.B13]/[.$E13]" office:value-type="percentage" office:value="0.520456173456991" calcext:value-type="percentage">
            <text:p>52%</text:p>
          </table:table-cell>
          <table:table-cell table:style-name="ce10" table:formula="of:=[.C13]/[.$E13]" office:value-type="percentage" office:value="0.333193435090897" calcext:value-type="percentage">
            <text:p>33%</text:p>
          </table:table-cell>
          <table:table-cell table:style-name="ce10" table:formula="of:=[.D13]/[.$E13]" office:value-type="percentage" office:value="0.146350391452112" calcext:value-type="percentage">
            <text:p>15%</text:p>
          </table:table-cell>
          <table:table-cell/>
          <table:table-cell table:style-name="ce13" table:formula="of:=SUM([.B13:.C13])" office:value-type="float" office:value="270.519" calcext:value-type="float">
            <text:p>270.52</text:p>
          </table:table-cell>
          <table:table-cell table:style-name="ce10" table:formula="of:=[.B13]/[.$J13]" office:value-type="percentage" office:value="0.609683608175396" calcext:value-type="percentage">
            <text:p>61%</text:p>
          </table:table-cell>
          <table:table-cell table:style-name="ce10" table:formula="of:=[.C13]/[.$J13]" office:value-type="percentage" office:value="0.390316391824604" calcext:value-type="percentage">
            <text:p>39%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en-Dic 2016</text:p>
          </table:table-cell>
          <table:table-cell table:style-name="ce2" table:formula="of:=190.771-17.956" office:value-type="float" office:value="172.815" calcext:value-type="float">
            <text:p>172.815</text:p>
          </table:table-cell>
          <table:table-cell table:style-name="ce2" table:formula="of:=43.785-2.4668+17.956+5.867+17.523+21.757" office:value-type="float" office:value="104.4212" calcext:value-type="float">
            <text:p>104.4212</text:p>
          </table:table-cell>
          <table:table-cell table:style-name="ce1" office:value-type="float" office:value="37.026" calcext:value-type="float">
            <text:p>37.026</text:p>
          </table:table-cell>
          <table:table-cell table:style-name="ce8" table:formula="of:=SUM([.B14:.D14])" office:value-type="float" office:value="314.2622" calcext:value-type="float">
            <text:p>314.262</text:p>
          </table:table-cell>
          <table:table-cell table:style-name="ce10" table:formula="of:=[.B14]/[.$E14]" office:value-type="percentage" office:value="0.549907052136719" calcext:value-type="percentage">
            <text:p>55%</text:p>
          </table:table-cell>
          <table:table-cell table:style-name="ce10" table:formula="of:=[.C14]/[.$E14]" office:value-type="percentage" office:value="0.33227413287376" calcext:value-type="percentage">
            <text:p>33%</text:p>
          </table:table-cell>
          <table:table-cell table:style-name="ce10" table:formula="of:=[.D14]/[.$E14]" office:value-type="percentage" office:value="0.117818814989522" calcext:value-type="percentage">
            <text:p>12%</text:p>
          </table:table-cell>
          <table:table-cell/>
          <table:table-cell table:style-name="ce13" table:formula="of:=SUM([.B14:.C14])" office:value-type="float" office:value="277.2362" calcext:value-type="float">
            <text:p>277.24</text:p>
          </table:table-cell>
          <table:table-cell table:style-name="ce10" table:formula="of:=[.B14]/[.$J14]" office:value-type="percentage" office:value="0.623349331725078" calcext:value-type="percentage">
            <text:p>62%</text:p>
          </table:table-cell>
          <table:table-cell table:style-name="ce10" table:formula="of:=[.C14]/[.$J14]" office:value-type="percentage" office:value="0.376650668274922" calcext:value-type="percentage">
            <text:p>38%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en-Dic 2017</text:p>
          </table:table-cell>
          <table:table-cell table:style-name="ce1" office:value-type="float" office:value="182.487" calcext:value-type="float">
            <text:p>182.487</text:p>
          </table:table-cell>
          <table:table-cell table:style-name="ce2" table:formula="of:=37.557+17.818+5.821+17.565+24.017-2.233" office:value-type="float" office:value="100.545" calcext:value-type="float">
            <office:annotation draw:style-name="gr3" draw:text-style-name="P3" svg:width="302.09pt" svg:height="26.99pt" svg:x="278.59pt" svg:y="243.75pt" draw:caption-point-x="-11.54pt" draw:caption-point-y="-22.99pt">
              <dc:date>2025-05-23T00:00:00</dc:date>
              <text:p text:style-name="P2">pompaggi</text:p>
            </office:annotation>
            <text:p>100.545</text:p>
          </table:table-cell>
          <table:table-cell table:style-name="ce1" office:value-type="float" office:value="37.761" calcext:value-type="float">
            <text:p>37.761</text:p>
          </table:table-cell>
          <table:table-cell table:style-name="ce8" table:formula="of:=SUM([.B15:.D15])" office:value-type="float" office:value="320.793" calcext:value-type="float">
            <text:p>320.793</text:p>
          </table:table-cell>
          <table:table-cell table:style-name="ce10" table:formula="of:=[.B15]/[.$E15]" office:value-type="percentage" office:value="0.568862163451197" calcext:value-type="percentage">
            <text:p>57%</text:p>
          </table:table-cell>
          <table:table-cell table:style-name="ce10" table:formula="of:=[.C15]/[.$E15]" office:value-type="percentage" office:value="0.313426415164919" calcext:value-type="percentage">
            <text:p>31%</text:p>
          </table:table-cell>
          <table:table-cell table:style-name="ce10" table:formula="of:=[.D15]/[.$E15]" office:value-type="percentage" office:value="0.117711421383883" calcext:value-type="percentage">
            <text:p>12%</text:p>
          </table:table-cell>
          <table:table-cell/>
          <table:table-cell table:style-name="ce13" table:formula="of:=SUM([.B15:.C15])" office:value-type="float" office:value="283.032" calcext:value-type="float">
            <text:p>283.03</text:p>
          </table:table-cell>
          <table:table-cell table:style-name="ce10" table:formula="of:=[.B15]/[.$J15]" office:value-type="percentage" office:value="0.644757483252777" calcext:value-type="percentage">
            <text:p>64%</text:p>
          </table:table-cell>
          <table:table-cell table:style-name="ce10" table:formula="of:=[.C15]/[.$J15]" office:value-type="percentage" office:value="0.355242516747223" calcext:value-type="percentage">
            <text:p>36%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en-Dic 2018</text:p>
          </table:table-cell>
          <table:table-cell table:style-name="ce3" office:value-type="float" office:value="165.639" calcext:value-type="float">
            <text:p>165.639</text:p>
          </table:table-cell>
          <table:table-cell table:style-name="ce3" office:value-type="float" office:value="111.893" calcext:value-type="float">
            <text:p>111.893</text:p>
          </table:table-cell>
          <table:table-cell table:style-name="ce3" office:value-type="float" office:value="43.899" calcext:value-type="float">
            <text:p>43.899</text:p>
          </table:table-cell>
          <table:table-cell table:style-name="ce8" table:formula="of:=SUM([.B16:.D16])" office:value-type="float" office:value="321.431" calcext:value-type="float">
            <text:p>321.431</text:p>
          </table:table-cell>
          <table:table-cell table:style-name="ce10" table:formula="of:=[.B16]/[.$E16]" office:value-type="percentage" office:value="0.515317439823788" calcext:value-type="percentage">
            <text:p>52%</text:p>
          </table:table-cell>
          <table:table-cell table:style-name="ce10" table:formula="of:=[.C16]/[.$E16]" office:value-type="percentage" office:value="0.34810892539923" calcext:value-type="percentage">
            <text:p>35%</text:p>
          </table:table-cell>
          <table:table-cell table:style-name="ce10" table:formula="of:=[.D16]/[.$E16]" office:value-type="percentage" office:value="0.136573634776982" calcext:value-type="percentage">
            <text:p>14%</text:p>
          </table:table-cell>
          <table:table-cell/>
          <table:table-cell table:style-name="ce13" table:formula="of:=SUM([.B16:.C16])" office:value-type="float" office:value="277.532" calcext:value-type="float">
            <text:p>277.53</text:p>
          </table:table-cell>
          <table:table-cell table:style-name="ce10" table:formula="of:=[.B16]/[.$J16]" office:value-type="percentage" office:value="0.596828473833648" calcext:value-type="percentage">
            <text:p>60%</text:p>
          </table:table-cell>
          <table:table-cell table:style-name="ce10" table:formula="of:=[.C16]/[.$J16]" office:value-type="percentage" office:value="0.403171526166352" calcext:value-type="percentage">
            <text:p>40%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en-Dic 2019</text:p>
          </table:table-cell>
          <table:table-cell table:style-name="ce3" office:value-type="float" office:value="168.61" calcext:value-type="float">
            <text:p>168.610</text:p>
          </table:table-cell>
          <table:table-cell table:style-name="ce1" office:value-type="float" office:value="112.871" calcext:value-type="float">
            <text:p>112.871</text:p>
          </table:table-cell>
          <table:table-cell table:style-name="ce3" office:value-type="float" office:value="38.141" calcext:value-type="float">
            <text:p>38.141</text:p>
          </table:table-cell>
          <table:table-cell table:style-name="ce8" table:formula="of:=SUM([.B17:.D17])" office:value-type="float" office:value="319.622" calcext:value-type="float">
            <text:p>319.622</text:p>
          </table:table-cell>
          <table:table-cell table:style-name="ce10" table:formula="of:=[.B17]/[.$E17]" office:value-type="percentage" office:value="0.527529394096777" calcext:value-type="percentage">
            <text:p>53%</text:p>
          </table:table-cell>
          <table:table-cell table:style-name="ce10" table:formula="of:=[.C17]/[.$E17]" office:value-type="percentage" office:value="0.353139020467928" calcext:value-type="percentage">
            <text:p>35%</text:p>
          </table:table-cell>
          <table:table-cell table:style-name="ce10" table:formula="of:=[.D17]/[.$E17]" office:value-type="percentage" office:value="0.119331585435295" calcext:value-type="percentage">
            <text:p>12%</text:p>
          </table:table-cell>
          <table:table-cell/>
          <table:table-cell table:style-name="ce13" table:formula="of:=SUM([.B17:.C17])" office:value-type="float" office:value="281.481" calcext:value-type="float">
            <text:p>281.48</text:p>
          </table:table-cell>
          <table:table-cell table:style-name="ce10" table:formula="of:=[.B17]/[.$J17]" office:value-type="percentage" office:value="0.599010235149086" calcext:value-type="percentage">
            <text:p>60%</text:p>
          </table:table-cell>
          <table:table-cell table:style-name="ce10" table:formula="of:=[.C17]/[.$J17]" office:value-type="percentage" office:value="0.400989764850914" calcext:value-type="percentage">
            <text:p>40%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en-Dic 2020</text:p>
          </table:table-cell>
          <table:table-cell table:style-name="ce1" office:value-type="float" office:value="157.693" calcext:value-type="float">
            <text:p>157.693</text:p>
          </table:table-cell>
          <table:table-cell table:style-name="ce3" office:value-type="float" office:value="113.955" calcext:value-type="float">
            <text:p>113.955</text:p>
          </table:table-cell>
          <table:table-cell table:style-name="ce3" office:value-type="float" office:value="32.2" calcext:value-type="float">
            <text:p>32.200</text:p>
          </table:table-cell>
          <table:table-cell table:style-name="ce8" table:formula="of:=SUM([.B18:.D18])" office:value-type="float" office:value="303.848" calcext:value-type="float">
            <text:p>303.848</text:p>
          </table:table-cell>
          <table:table-cell table:style-name="ce10" table:formula="of:=[.B18]/[.$E18]" office:value-type="percentage" office:value="0.518986466917669" calcext:value-type="percentage">
            <text:p>52%</text:p>
          </table:table-cell>
          <table:table-cell table:style-name="ce10" table:formula="of:=[.C18]/[.$E18]" office:value-type="percentage" office:value="0.375039493430926" calcext:value-type="percentage">
            <text:p>38%</text:p>
          </table:table-cell>
          <table:table-cell table:style-name="ce10" table:formula="of:=[.D18]/[.$E18]" office:value-type="percentage" office:value="0.105974039651405" calcext:value-type="percentage">
            <text:p>11%</text:p>
          </table:table-cell>
          <table:table-cell/>
          <table:table-cell table:style-name="ce13" table:formula="of:=SUM([.B18:.C18])" office:value-type="float" office:value="271.648" calcext:value-type="float">
            <text:p>271.65</text:p>
          </table:table-cell>
          <table:table-cell table:style-name="ce10" table:formula="of:=[.B18]/[.$J18]" office:value-type="percentage" office:value="0.580504918129344" calcext:value-type="percentage">
            <text:p>58%</text:p>
          </table:table-cell>
          <table:table-cell table:style-name="ce10" table:formula="of:=[.C18]/[.$J18]" office:value-type="percentage" office:value="0.419495081870656" calcext:value-type="percentage">
            <text:p>42%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en-Dic 2021</text:p>
          </table:table-cell>
          <table:table-cell table:style-name="ce3" office:value-type="float" office:value="163.863" calcext:value-type="float">
            <text:p>163.863</text:p>
          </table:table-cell>
          <table:table-cell table:style-name="ce3" office:value-type="float" office:value="113.266" calcext:value-type="float">
            <text:p>113.266</text:p>
          </table:table-cell>
          <table:table-cell table:style-name="ce3" office:value-type="float" office:value="42.79" calcext:value-type="float">
            <text:p>42.790</text:p>
          </table:table-cell>
          <table:table-cell table:style-name="ce8" table:formula="of:=SUM([.B19:.D19])" office:value-type="float" office:value="319.919" calcext:value-type="float">
            <text:p>319.919</text:p>
          </table:table-cell>
          <table:table-cell table:style-name="ce10" table:formula="of:=[.B19]/[.$E19]" office:value-type="percentage" office:value="0.512201526011272" calcext:value-type="percentage">
            <text:p>51%</text:p>
          </table:table-cell>
          <table:table-cell table:style-name="ce10" table:formula="of:=[.C19]/[.$E19]" office:value-type="percentage" office:value="0.354045867860302" calcext:value-type="percentage">
            <text:p>35%</text:p>
          </table:table-cell>
          <table:table-cell table:style-name="ce10" table:formula="of:=[.D19]/[.$E19]" office:value-type="percentage" office:value="0.133752606128426" calcext:value-type="percentage">
            <text:p>13%</text:p>
          </table:table-cell>
          <table:table-cell/>
          <table:table-cell table:style-name="ce13" table:formula="of:=SUM([.B19:.C19])" office:value-type="float" office:value="277.129" calcext:value-type="float">
            <text:p>277.13</text:p>
          </table:table-cell>
          <table:table-cell table:style-name="ce10" table:formula="of:=[.B19]/[.$J19]" office:value-type="percentage" office:value="0.591287811813271" calcext:value-type="percentage">
            <text:p>59%</text:p>
          </table:table-cell>
          <table:table-cell table:style-name="ce10" table:formula="of:=[.C19]/[.$J19]" office:value-type="percentage" office:value="0.408712188186729" calcext:value-type="percentage">
            <text:p>41%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en-Dic 2022</text:p>
          </table:table-cell>
          <table:table-cell table:style-name="ce3" office:value-type="float" office:value="174.406" calcext:value-type="float">
            <text:p>174.406</text:p>
          </table:table-cell>
          <table:table-cell table:style-name="ce3" office:value-type="float" office:value="97.615" calcext:value-type="float">
            <text:p>97.615</text:p>
          </table:table-cell>
          <table:table-cell table:style-name="ce3" office:value-type="float" office:value="42.987" calcext:value-type="float">
            <text:p>42.987</text:p>
          </table:table-cell>
          <table:table-cell table:style-name="ce8" table:formula="of:=SUM([.B20:.D20])" office:value-type="float" office:value="315.008" calcext:value-type="float">
            <text:p>315.008</text:p>
          </table:table-cell>
          <table:table-cell table:style-name="ce10" table:formula="of:=[.B20]/[.$E20]" office:value-type="percentage" office:value="0.553655780170662" calcext:value-type="percentage">
            <text:p>55%</text:p>
          </table:table-cell>
          <table:table-cell table:style-name="ce10" table:formula="of:=[.C20]/[.$E20]" office:value-type="percentage" office:value="0.309881018894758" calcext:value-type="percentage">
            <text:p>31%</text:p>
          </table:table-cell>
          <table:table-cell table:style-name="ce10" table:formula="of:=[.D20]/[.$E20]" office:value-type="percentage" office:value="0.136463200934579" calcext:value-type="percentage">
            <text:p>14%</text:p>
          </table:table-cell>
          <table:table-cell/>
          <table:table-cell table:style-name="ce13" table:formula="of:=SUM([.B20:.C20])" office:value-type="float" office:value="272.021" calcext:value-type="float">
            <text:p>272.02</text:p>
          </table:table-cell>
          <table:table-cell table:style-name="ce10" table:formula="of:=[.B20]/[.$J20]" office:value-type="percentage" office:value="0.641149028935266" calcext:value-type="percentage">
            <text:p>64%</text:p>
          </table:table-cell>
          <table:table-cell table:style-name="ce10" table:formula="of:=[.C20]/[.$J20]" office:value-type="percentage" office:value="0.358850971064734" calcext:value-type="percentage">
            <text:p>36%</text:p>
          </table:table-cell>
          <table:table-cell table:number-columns-repeated="3"/>
          <table:table-cell>
            <draw:frame table:end-cell-address="Foglio1.V118" table:end-x="41.84pt" table:end-y="8.19pt" draw:z-index="0" draw:name="Chart 1" draw:style-name="gr1" draw:text-style-name="P1" svg:width="449.97pt" svg:height="278.22pt" svg:x="12.76pt" svg:y="13.49pt">
              <draw:object draw:notify-on-update-of-ranges="Foglio1.A28:Foglio1.A190 Foglio1.M28:Foglio1.M190 Foglio1.L28:Foglio1.L19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en-Dic 2023</text:p>
          </table:table-cell>
          <table:table-cell table:style-name="ce3" office:value-type="float" office:value="140.926" calcext:value-type="float">
            <text:p>140.926</text:p>
          </table:table-cell>
          <table:table-cell table:style-name="ce3" office:value-type="float" office:value="113.439" calcext:value-type="float">
            <text:p>113.439</text:p>
          </table:table-cell>
          <table:table-cell table:style-name="ce3" office:value-type="float" office:value="51.251" calcext:value-type="float">
            <text:p>51.251</text:p>
          </table:table-cell>
          <table:table-cell table:style-name="ce8" table:formula="of:=SUM([.B21:.D21])" office:value-type="float" office:value="305.616" calcext:value-type="float">
            <text:p>305.616</text:p>
          </table:table-cell>
          <table:table-cell table:style-name="ce10" table:formula="of:=[.B21]/[.$E21]" office:value-type="percentage" office:value="0.461121145489765" calcext:value-type="percentage">
            <text:p>46%</text:p>
          </table:table-cell>
          <table:table-cell table:style-name="ce10" table:formula="of:=[.C21]/[.$E21]" office:value-type="percentage" office:value="0.371181482644888" calcext:value-type="percentage">
            <text:p>37%</text:p>
          </table:table-cell>
          <table:table-cell table:style-name="ce10" table:formula="of:=[.D21]/[.$E21]" office:value-type="percentage" office:value="0.167697371865347" calcext:value-type="percentage">
            <text:p>17%</text:p>
          </table:table-cell>
          <table:table-cell/>
          <table:table-cell table:style-name="ce13" table:formula="of:=SUM([.B21:.C21])" office:value-type="float" office:value="254.365" calcext:value-type="float">
            <text:p>254.37</text:p>
          </table:table-cell>
          <table:table-cell table:style-name="ce10" table:formula="of:=[.B21]/[.$J21]" office:value-type="percentage" office:value="0.554030625282566" calcext:value-type="percentage">
            <text:p>55%</text:p>
          </table:table-cell>
          <table:table-cell table:style-name="ce10" table:formula="of:=[.C21]/[.$J21]" office:value-type="percentage" office:value="0.445969374717434" calcext:value-type="percentage">
            <text:p>45%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en-Dic 2024</text:p>
          </table:table-cell>
          <table:table-cell table:style-name="ce3" office:value-type="float" office:value="132.625" calcext:value-type="float">
            <text:p>132.625</text:p>
          </table:table-cell>
          <table:table-cell table:style-name="ce3" office:value-type="float" office:value="128.661" calcext:value-type="float">
            <text:p>128.661</text:p>
          </table:table-cell>
          <table:table-cell table:style-name="ce3" office:value-type="float" office:value="50.999" calcext:value-type="float">
            <text:p>50.999</text:p>
          </table:table-cell>
          <table:table-cell table:style-name="ce8" table:formula="of:=SUM([.B22:.D22])" office:value-type="float" office:value="312.285" calcext:value-type="float">
            <text:p>312.285</text:p>
          </table:table-cell>
          <table:table-cell table:style-name="ce10" table:formula="of:=[.B22]/[.$E22]" office:value-type="percentage" office:value="0.424692188225499" calcext:value-type="percentage">
            <text:p>42%</text:p>
          </table:table-cell>
          <table:table-cell table:style-name="ce10" table:formula="of:=[.C22]/[.$E22]" office:value-type="percentage" office:value="0.411998655074691" calcext:value-type="percentage">
            <text:p>41%</text:p>
          </table:table-cell>
          <table:table-cell table:style-name="ce10" table:formula="of:=[.D22]/[.$E22]" office:value-type="percentage" office:value="0.16330915669981" calcext:value-type="percentage">
            <text:p>16%</text:p>
          </table:table-cell>
          <table:table-cell/>
          <table:table-cell table:style-name="ce13" table:formula="of:=SUM([.B22:.C22])" office:value-type="float" office:value="261.286" calcext:value-type="float">
            <text:p>261.29</text:p>
          </table:table-cell>
          <table:table-cell table:style-name="ce10" table:formula="of:=[.B22]/[.$J22]" office:value-type="percentage" office:value="0.507585557588237" calcext:value-type="percentage">
            <text:p>51%</text:p>
          </table:table-cell>
          <table:table-cell table:style-name="ce10" table:formula="of:=[.C22]/[.$J22]" office:value-type="percentage" office:value="0.492414442411763" calcext:value-type="percentage">
            <text:p>49%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3" table:number-rows-spanned="1">
            <text:p>Composizione farbisogno</text:p>
          </table:table-cell>
          <table:covered-table-cell table:number-columns-repeated="2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11" table:number-columns-repeated="3"/>
          <table:table-cell table:number-columns-repeated="1016"/>
        </table:table-row>
        <table:table-row table:style-name="ro1">
          <table:table-cell table:style-name="ce1" table:number-columns-repeated="8"/>
          <table:table-cell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office:annotation draw:style-name="gr4" draw:text-style-name="P3" svg:width="323.6pt" svg:height="50.49pt" svg:x="116.79pt" svg:y="413.15pt" draw:caption-point-x="-11.54pt" draw:caption-point-y="-3.37pt">
              <dc:date>2025-05-23T00:00:00</dc:date>
              <text:p text:style-name="P2">Problema: per fare queste % considerano il totale consumato (compreso le fonti estere) e non solo quello prodotto internamento. Questo comporta dei dati "falsati" dato che non sappiamo le fonti estere con che mix sono state prodotte</text:p>
            </office:annotation>
            <text:p>NOTA</text:p>
          </table:table-cell>
          <table:table-cell table:style-name="ce1" office:value-type="string" calcext:value-type="string">
            <text:p>non FER</text:p>
          </table:table-cell>
          <table:table-cell table:style-name="ce1" office:value-type="string" calcext:value-type="string">
            <text:p>FER</text:p>
          </table:table-cell>
          <table:table-cell table:style-name="ce1" office:value-type="string" calcext:value-type="string">
            <text:p>Estero</text:p>
          </table:table-cell>
          <table:table-cell table:style-name="ce1" office:value-type="string" calcext:value-type="string">
            <office:annotation draw:style-name="gr4" draw:text-style-name="P3" svg:width="295.91pt" svg:height="16.89pt" svg:x="440.39pt" svg:y="429.93pt" draw:caption-point-x="-11.54pt" draw:caption-point-y="-20.15pt">
              <dc:date>2025-05-23T00:00:00</dc:date>
              <text:p text:style-name="P2">Produzione nazionale + (import - export)</text:p>
            </office:annotation>
            <text:p>TWh totali consumati</text:p>
          </table:table-cell>
          <table:table-cell table:style-name="ce1" office:value-type="string" calcext:value-type="string">
            <text:p>non FER</text:p>
          </table:table-cell>
          <table:table-cell table:style-name="ce1" office:value-type="string" calcext:value-type="string">
            <text:p>FER</text:p>
          </table:table-cell>
          <table:table-cell table:style-name="ce1" office:value-type="string" calcext:value-type="string">
            <text:p>Estero</text:p>
          </table:table-cell>
          <table:table-cell/>
          <table:table-cell table:style-name="ce1" office:value-type="string" calcext:value-type="string">
            <text:p>TWh totali importati</text:p>
          </table:table-cell>
          <table:table-cell table:style-name="ce1" office:value-type="string" calcext:value-type="string">
            <text:p>TWh totali prodotti</text:p>
          </table:table-cell>
          <table:table-cell table:style-name="ce1" office:value-type="string" calcext:value-type="string">
            <text:p>FER nazionale</text:p>
          </table:table-cell>
          <table:table-cell table:style-name="ce1" office:value-type="string" calcext:value-type="string">
            <text:p>non FER nazionale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 office:value-type="string" calcext:value-type="string">
            <text:p>Gen-Dic 2006</text:p>
          </table:table-cell>
          <table:table-cell table:style-name="ce4" table:formula="of:=[.B31]" office:value-type="float" office:value="262.167" calcext:value-type="float">
            <text:p>262</text:p>
          </table:table-cell>
          <table:table-cell table:style-name="ce4" table:formula="of:=SUM([.C29:.C36])" office:value-type="float" office:value="43.171" calcext:value-type="float">
            <text:p>43</text:p>
          </table:table-cell>
          <table:table-cell table:style-name="ce5" office:value-type="float" office:value="44.985" calcext:value-type="float">
            <text:p>45</text:p>
          </table:table-cell>
          <table:table-cell table:style-name="ce6" table:formula="of:=SUM([.B28:.D28])-12.864" office:value-type="float" office:value="337.459" calcext:value-type="float">
            <office:annotation draw:style-name="gr5" draw:text-style-name="P3" svg:width="0.03pt" svg:height="285.62pt" svg:x="0pt" svg:y="-142.78pt" draw:caption-point-x="428.85pt" draw:caption-point-y="568.29pt">
              <dc:date>2025-05-23T00:00:00</dc:date>
              <text:p text:style-name="P2">Consumi servizi ausiliari</text:p>
            </office:annotation>
            <text:p>337.4590</text:p>
          </table:table-cell>
          <table:table-cell table:style-name="ce10" table:formula="of:=[.B28]/[.$E28]" office:value-type="percentage" office:value="0.776885488311173" calcext:value-type="percentage">
            <text:p>78%</text:p>
          </table:table-cell>
          <table:table-cell table:style-name="ce10" table:formula="of:=[.C28]/[.$E28]" office:value-type="percentage" office:value="0.127929615153248" calcext:value-type="percentage">
            <text:p>13%</text:p>
          </table:table-cell>
          <table:table-cell table:style-name="ce10" table:formula="of:=[.D28]/[.$E28]" office:value-type="percentage" office:value="0.133305082987859" calcext:value-type="percentage">
            <text:p>13%</text:p>
          </table:table-cell>
          <table:table-cell/>
          <table:table-cell table:style-name="ce4" table:formula="of:=[.E28]-[.K28]" office:value-type="float" office:value="32.121" calcext:value-type="float">
            <text:p>32</text:p>
          </table:table-cell>
          <table:table-cell table:style-name="ce14" table:formula="of:=SUM([.B28:.C28])" office:value-type="float" office:value="305.338" calcext:value-type="float">
            <text:p>305</text:p>
          </table:table-cell>
          <table:table-cell table:style-name="ce10" table:formula="of:=[.$C28]/[.$K28]" office:value-type="percentage" office:value="0.141387577045766" calcext:value-type="percentage">
            <text:p>14%</text:p>
          </table:table-cell>
          <table:table-cell table:style-name="ce10" table:formula="of:=[.$B28]/[.$K28]" office:value-type="percentage" office:value="0.858612422954234" calcext:value-type="percentage">
            <text:p>86%</text:p>
          </table:table-cell>
          <table:table-cell table:style-name="ce10"/>
          <table:table-cell table:number-columns-repeated="6"/>
          <table:table-cell>
            <draw:frame table:end-cell-address="Foglio1.AF211" table:end-x="60.8pt" table:end-y="0.71pt" draw:z-index="6" draw:name="Chart 7" draw:style-name="gr1" draw:text-style-name="P1" svg:width="776.21pt" svg:height="479.96pt" svg:x="56.24pt" svg:y="9.01pt">
              <draw:object draw:notify-on-update-of-ranges="Foglio1.A28:Foglio1.A190 Foglio1.L28:Foglio1.L190 Foglio1.M28:Foglio1.M190 Foglio1.K28:Foglio1.K190 Foglio1.J28:Foglio1.J19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"/>
          <table:table-cell>
            <draw:frame table:end-cell-address="Foglio1.AR213" table:end-x="15.42pt" table:end-y="7.46pt" draw:z-index="7" draw:name="Chart 8" draw:style-name="gr1" draw:text-style-name="P1" svg:width="848.21pt" svg:height="523.47pt" svg:x="9.01pt" svg:y="3.74pt">
              <draw:object draw:notify-on-update-of-ranges="Foglio1.A28:Foglio1.A190 Foglio1.L28:Foglio1.L190 Foglio1.M28:Foglio1.M190 Foglio1.K28:Foglio1.K190 Foglio1.J28:Foglio1.J190 Foglio1.B28:Foglio1.B190 Foglio1.C28:Foglio1.C190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992"/>
        </table:table-row>
        <table:table-row-group table:display="false">
          <table:table-row table:style-name="ro1" table:visibility="collapse">
            <table:table-cell table:style-name="ce1" office:value-type="string" calcext:value-type="string">
              <text:p>Idroelettrica</text:p>
            </table:table-cell>
            <table:table-cell table:style-name="ce5"/>
            <table:table-cell table:style-name="ce5" office:value-type="float" office:value="43.423" calcext:value-type="float">
              <text:p>43</text:p>
            </table:table-cell>
            <table:table-cell table:style-name="ce5"/>
            <table:table-cell table:style-name="ce6"/>
            <table:table-cell table:style-name="ce10" table:number-columns-repeated="3"/>
            <table:table-cell/>
            <table:table-cell table:style-name="ce4" table:formula="of:=[.E29]-[.K29]" office:value-type="float" office:value="0" calcext:value-type="float">
              <text:p>0</text:p>
            </table:table-cell>
            <table:table-cell table:style-name="ce14"/>
            <table:table-cell table:style-name="ce10" table:formula="of:=[.$C29]/[.$K29]" office:value-type="string" office:string-value="" calcext:value-type="error">
              <text:p>#DIV/0!</text:p>
            </table:table-cell>
            <table:table-cell table:style-name="ce10" table:formula="of:=[.$B29]/[.$K29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Pompaggi in produzione</text:p>
            </table:table-cell>
            <table:table-cell table:style-name="ce5"/>
            <table:table-cell table:style-name="ce5" office:value-type="float" office:value="-8.753" calcext:value-type="float">
              <text:p>-9</text:p>
            </table:table-cell>
            <table:table-cell table:style-name="ce5"/>
            <table:table-cell table:style-name="ce6"/>
            <table:table-cell table:style-name="ce10" table:number-columns-repeated="3"/>
            <table:table-cell/>
            <table:table-cell table:style-name="ce4" table:formula="of:=[.E30]-[.K30]" office:value-type="float" office:value="0" calcext:value-type="float">
              <text:p>0</text:p>
            </table:table-cell>
            <table:table-cell table:style-name="ce14"/>
            <table:table-cell table:style-name="ce10" table:formula="of:=[.$C30]/[.$K30]" office:value-type="string" office:string-value="" calcext:value-type="error">
              <text:p>#DIV/0!</text:p>
            </table:table-cell>
            <table:table-cell table:style-name="ce10" table:formula="of:=[.$B30]/[.$K30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Termica</text:p>
            </table:table-cell>
            <table:table-cell table:style-name="ce5" office:value-type="float" office:value="262.167" calcext:value-type="float">
              <text:p>262</text:p>
            </table:table-cell>
            <table:table-cell table:style-name="ce4"/>
            <table:table-cell table:style-name="ce5"/>
            <table:table-cell table:style-name="ce6"/>
            <table:table-cell table:style-name="ce10" table:number-columns-repeated="3"/>
            <table:table-cell/>
            <table:table-cell table:style-name="ce4" table:formula="of:=[.E31]-[.K31]" office:value-type="float" office:value="0" calcext:value-type="float">
              <text:p>0</text:p>
            </table:table-cell>
            <table:table-cell table:style-name="ce14"/>
            <table:table-cell table:style-name="ce10" table:formula="of:=[.$C31]/[.$K31]" office:value-type="string" office:string-value="" calcext:value-type="error">
              <text:p>#DIV/0!</text:p>
            </table:table-cell>
            <table:table-cell table:style-name="ce10" table:formula="of:=[.$B31]/[.$K31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-group>
            <table:table-row table:style-name="ro1" table:visibility="collapse">
              <table:table-cell table:style-name="ce1" office:value-type="string" calcext:value-type="string">
                <text:p>di cui biomasse</text:p>
              </table:table-cell>
              <table:table-cell table:style-name="ce5"/>
              <table:table-cell table:style-name="ce4"/>
              <table:table-cell table:style-name="ce5"/>
              <table:table-cell table:style-name="ce6"/>
              <table:table-cell table:style-name="ce10" table:number-columns-repeated="3"/>
              <table:table-cell/>
              <table:table-cell table:style-name="ce4" table:formula="of:=[.E32]-[.K32]" office:value-type="float" office:value="0" calcext:value-type="float">
                <text:p>0</text:p>
              </table:table-cell>
              <table:table-cell table:style-name="ce14"/>
              <table:table-cell table:style-name="ce10" table:formula="of:=[.$C32]/[.$K32]" office:value-type="string" office:string-value="" calcext:value-type="error">
                <text:p>#DIV/0!</text:p>
              </table:table-cell>
              <table:table-cell table:style-name="ce10" table:formula="of:=[.$B32]/[.$K32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  <table:table-row table:style-name="ro1" table:visibility="collapse">
              <table:table-cell table:style-name="ce1" office:value-type="string" calcext:value-type="string">
                <text:p>di cui carbone</text:p>
              </table:table-cell>
              <table:table-cell table:style-name="ce5"/>
              <table:table-cell table:style-name="ce4"/>
              <table:table-cell table:style-name="ce5"/>
              <table:table-cell table:style-name="ce6"/>
              <table:table-cell table:style-name="ce10" table:number-columns-repeated="3"/>
              <table:table-cell/>
              <table:table-cell table:style-name="ce4" table:formula="of:=[.E33]-[.K33]" office:value-type="float" office:value="0" calcext:value-type="float">
                <text:p>0</text:p>
              </table:table-cell>
              <table:table-cell table:style-name="ce14"/>
              <table:table-cell table:style-name="ce10" table:formula="of:=[.$C33]/[.$K33]" office:value-type="string" office:string-value="" calcext:value-type="error">
                <text:p>#DIV/0!</text:p>
              </table:table-cell>
              <table:table-cell table:style-name="ce10" table:formula="of:=[.$B33]/[.$K33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</table:table-row-group>
          <table:table-row table:style-name="ro1" table:visibility="collapse">
            <table:table-cell table:style-name="ce1" office:value-type="string" calcext:value-type="string">
              <text:p>Geotermica</text:p>
            </table:table-cell>
            <table:table-cell table:style-name="ce5"/>
            <table:table-cell table:style-name="ce4" table:formula="of:=5.528" office:value-type="float" office:value="5.528" calcext:value-type="float">
              <text:p>6</text:p>
            </table:table-cell>
            <table:table-cell table:style-name="ce5"/>
            <table:table-cell table:style-name="ce6"/>
            <table:table-cell table:style-name="ce10" table:number-columns-repeated="3"/>
            <table:table-cell/>
            <table:table-cell table:style-name="ce4" table:formula="of:=[.E34]-[.K34]" office:value-type="float" office:value="0" calcext:value-type="float">
              <text:p>0</text:p>
            </table:table-cell>
            <table:table-cell table:style-name="ce14"/>
            <table:table-cell table:style-name="ce10" table:formula="of:=[.$C34]/[.$K34]" office:value-type="string" office:string-value="" calcext:value-type="error">
              <text:p>#DIV/0!</text:p>
            </table:table-cell>
            <table:table-cell table:style-name="ce10" table:formula="of:=[.$B34]/[.$K34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Eolica</text:p>
            </table:table-cell>
            <table:table-cell table:style-name="ce5"/>
            <table:table-cell table:style-name="ce4" table:formula="of:=2.973" office:value-type="float" office:value="2.973" calcext:value-type="float">
              <text:p>3</text:p>
            </table:table-cell>
            <table:table-cell table:style-name="ce5"/>
            <table:table-cell table:style-name="ce6"/>
            <table:table-cell table:style-name="ce10" table:number-columns-repeated="3"/>
            <table:table-cell/>
            <table:table-cell table:style-name="ce4" table:formula="of:=[.E35]-[.K35]" office:value-type="float" office:value="0" calcext:value-type="float">
              <text:p>0</text:p>
            </table:table-cell>
            <table:table-cell table:style-name="ce14"/>
            <table:table-cell table:style-name="ce10" table:formula="of:=[.$C35]/[.$K35]" office:value-type="string" office:string-value="" calcext:value-type="error">
              <text:p>#DIV/0!</text:p>
            </table:table-cell>
            <table:table-cell table:style-name="ce10" table:formula="of:=[.$B35]/[.$K35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Fotovoltaica</text:p>
            </table:table-cell>
            <table:table-cell table:style-name="ce5"/>
            <table:table-cell table:style-name="ce4"/>
            <table:table-cell table:style-name="ce5"/>
            <table:table-cell table:style-name="ce6"/>
            <table:table-cell table:style-name="ce10" table:number-columns-repeated="3"/>
            <table:table-cell/>
            <table:table-cell table:style-name="ce4" table:formula="of:=[.E36]-[.K36]" office:value-type="float" office:value="0" calcext:value-type="float">
              <text:p>0</text:p>
            </table:table-cell>
            <table:table-cell table:style-name="ce14"/>
            <table:table-cell table:style-name="ce10" table:formula="of:=[.$C36]/[.$K36]" office:value-type="string" office:string-value="" calcext:value-type="error">
              <text:p>#DIV/0!</text:p>
            </table:table-cell>
            <table:table-cell table:style-name="ce10" table:formula="of:=[.$B36]/[.$K36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</table:table-row-group>
        <table:table-row table:style-name="ro1">
          <table:table-cell table:style-name="ce1" office:value-type="string" calcext:value-type="string">
            <text:p>Gen-Dic 2007</text:p>
          </table:table-cell>
          <table:table-cell table:style-name="ce4" table:formula="of:=[.B40]" office:value-type="float" office:value="265.764" calcext:value-type="float">
            <text:p>266</text:p>
          </table:table-cell>
          <table:table-cell table:style-name="ce4" table:formula="of:=SUM([.C38:.C45])" office:value-type="float" office:value="40.47" calcext:value-type="float">
            <text:p>40</text:p>
          </table:table-cell>
          <table:table-cell table:style-name="ce5" office:value-type="float" office:value="46.283" calcext:value-type="float">
            <text:p>46</text:p>
          </table:table-cell>
          <table:table-cell table:style-name="ce6" table:formula="of:=SUM([.B37:.D37])-12.589" office:value-type="float" office:value="339.928" calcext:value-type="float">
            <text:p>339.9280</text:p>
          </table:table-cell>
          <table:table-cell table:style-name="ce10" table:formula="of:=[.B40]/[.$E37]" office:value-type="percentage" office:value="0.7818243863" calcext:value-type="percentage">
            <text:p>78%</text:p>
          </table:table-cell>
          <table:table-cell table:style-name="ce10" table:formula="of:=[.C37]/[.$E37]" office:value-type="percentage" office:value="0.119054623332" calcext:value-type="percentage">
            <text:p>12%</text:p>
          </table:table-cell>
          <table:table-cell table:style-name="ce10" table:formula="of:=[.D37]/[.$E37]" office:value-type="percentage" office:value="0.13615530347603" calcext:value-type="percentage">
            <text:p>14%</text:p>
          </table:table-cell>
          <table:table-cell/>
          <table:table-cell table:style-name="ce4" table:formula="of:=[.E37]-[.K37]" office:value-type="float" office:value="33.694" calcext:value-type="float">
            <text:p>34</text:p>
          </table:table-cell>
          <table:table-cell table:style-name="ce14" table:formula="of:=SUM([.B37:.C37])" office:value-type="float" office:value="306.234" calcext:value-type="float">
            <text:p>306</text:p>
          </table:table-cell>
          <table:table-cell table:style-name="ce10" table:formula="of:=[.$C37]/[.$K37]" office:value-type="percentage" office:value="0.13215384313956" calcext:value-type="percentage">
            <text:p>13%</text:p>
          </table:table-cell>
          <table:table-cell table:style-name="ce10" table:formula="of:=[.$B37]/[.$K37]" office:value-type="percentage" office:value="0.86784615686044" calcext:value-type="percentage">
            <text:p>87%</text:p>
          </table:table-cell>
          <table:table-cell table:style-name="ce10"/>
          <table:table-cell table:number-columns-repeated="1010"/>
        </table:table-row>
        <table:table-row-group table:display="false">
          <table:table-row table:style-name="ro1" table:visibility="collapse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5" office:value-type="float" office:value="38.481" calcext:value-type="float">
              <text:p>38</text:p>
            </table:table-cell>
            <table:table-cell table:style-name="ce4"/>
            <table:table-cell table:style-name="ce6"/>
            <table:table-cell table:number-columns-repeated="4"/>
            <table:table-cell table:style-name="ce4" table:formula="of:=[.E38]-[.K38]" office:value-type="float" office:value="0" calcext:value-type="float">
              <text:p>0</text:p>
            </table:table-cell>
            <table:table-cell table:style-name="ce15"/>
            <table:table-cell table:style-name="ce10" table:formula="of:=[.$C38]/[.$K38]" office:value-type="string" office:string-value="" calcext:value-type="error">
              <text:p>#DIV/0!</text:p>
            </table:table-cell>
            <table:table-cell table:style-name="ce10" table:formula="of:=[.$B38]/[.$K38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5" office:value-type="float" office:value="-7.654" calcext:value-type="float">
              <text:p>-8</text:p>
            </table:table-cell>
            <table:table-cell table:style-name="ce4"/>
            <table:table-cell table:style-name="ce6"/>
            <table:table-cell table:number-columns-repeated="4"/>
            <table:table-cell table:style-name="ce4" table:formula="of:=[.E39]-[.K39]" office:value-type="float" office:value="0" calcext:value-type="float">
              <text:p>0</text:p>
            </table:table-cell>
            <table:table-cell table:style-name="ce15"/>
            <table:table-cell table:style-name="ce10" table:formula="of:=[.$C39]/[.$K39]" office:value-type="string" office:string-value="" calcext:value-type="error">
              <text:p>#DIV/0!</text:p>
            </table:table-cell>
            <table:table-cell table:style-name="ce10" table:formula="of:=[.$B39]/[.$K39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Termica</text:p>
            </table:table-cell>
            <table:table-cell table:style-name="ce5" office:value-type="float" office:value="265.764" calcext:value-type="float">
              <text:p>266</text:p>
            </table:table-cell>
            <table:table-cell table:style-name="ce4" table:number-columns-repeated="2"/>
            <table:table-cell table:style-name="ce6"/>
            <table:table-cell table:number-columns-repeated="4"/>
            <table:table-cell table:style-name="ce4" table:formula="of:=[.E40]-[.K40]" office:value-type="float" office:value="0" calcext:value-type="float">
              <text:p>0</text:p>
            </table:table-cell>
            <table:table-cell table:style-name="ce15"/>
            <table:table-cell table:style-name="ce10" table:formula="of:=[.$C40]/[.$K40]" office:value-type="string" office:string-value="" calcext:value-type="error">
              <text:p>#DIV/0!</text:p>
            </table:table-cell>
            <table:table-cell table:style-name="ce10" table:formula="of:=[.$B40]/[.$K40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-group>
            <table:table-row table:style-name="ro1" table:visibility="collapse">
              <table:table-cell table:style-name="ce1" office:value-type="string" calcext:value-type="string">
                <text:p>di cui biomasse</text:p>
              </table:table-cell>
              <table:table-cell table:style-name="ce4" table:number-columns-repeated="3"/>
              <table:table-cell table:style-name="ce6"/>
              <table:table-cell table:number-columns-repeated="4"/>
              <table:table-cell table:style-name="ce4" table:formula="of:=[.E41]-[.K41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41]/[.$K41]" office:value-type="string" office:string-value="" calcext:value-type="error">
                <text:p>#DIV/0!</text:p>
              </table:table-cell>
              <table:table-cell table:style-name="ce10" table:formula="of:=[.$B41]/[.$K41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  <table:table-row table:style-name="ro1" table:visibility="collapse">
              <table:table-cell table:style-name="ce1" office:value-type="string" calcext:value-type="string">
                <text:p>di cui carbone</text:p>
              </table:table-cell>
              <table:table-cell table:style-name="ce4" table:number-columns-repeated="3"/>
              <table:table-cell table:style-name="ce6"/>
              <table:table-cell table:number-columns-repeated="4"/>
              <table:table-cell table:style-name="ce4" table:formula="of:=[.E42]-[.K42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42]/[.$K42]" office:value-type="string" office:string-value="" calcext:value-type="error">
                <text:p>#DIV/0!</text:p>
              </table:table-cell>
              <table:table-cell table:style-name="ce10" table:formula="of:=[.$B42]/[.$K42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</table:table-row-group>
          <table:table-row table:style-name="ro1" table:visibility="collapse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5" office:value-type="float" office:value="5.569" calcext:value-type="float">
              <text:p>6</text:p>
            </table:table-cell>
            <table:table-cell table:style-name="ce4"/>
            <table:table-cell table:style-name="ce6"/>
            <table:table-cell table:number-columns-repeated="4"/>
            <table:table-cell table:style-name="ce4" table:formula="of:=[.E43]-[.K43]" office:value-type="float" office:value="0" calcext:value-type="float">
              <text:p>0</text:p>
            </table:table-cell>
            <table:table-cell table:style-name="ce15"/>
            <table:table-cell table:style-name="ce10" table:formula="of:=[.$C43]/[.$K43]" office:value-type="string" office:string-value="" calcext:value-type="error">
              <text:p>#DIV/0!</text:p>
            </table:table-cell>
            <table:table-cell table:style-name="ce10" table:formula="of:=[.$B43]/[.$K43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5" office:value-type="float" office:value="4.074" calcext:value-type="float">
              <text:p>4</text:p>
            </table:table-cell>
            <table:table-cell table:style-name="ce4"/>
            <table:table-cell table:style-name="ce6"/>
            <table:table-cell table:number-columns-repeated="4"/>
            <table:table-cell table:style-name="ce4" table:formula="of:=[.E44]-[.K44]" office:value-type="float" office:value="0" calcext:value-type="float">
              <text:p>0</text:p>
            </table:table-cell>
            <table:table-cell table:style-name="ce15"/>
            <table:table-cell table:style-name="ce10" table:formula="of:=[.$C44]/[.$K44]" office:value-type="string" office:string-value="" calcext:value-type="error">
              <text:p>#DIV/0!</text:p>
            </table:table-cell>
            <table:table-cell table:style-name="ce10" table:formula="of:=[.$B44]/[.$K44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Fotovoltaica</text:p>
            </table:table-cell>
            <table:table-cell table:style-name="ce4" table:number-columns-repeated="3"/>
            <table:table-cell table:style-name="ce6"/>
            <table:table-cell table:number-columns-repeated="4"/>
            <table:table-cell table:style-name="ce4" table:formula="of:=[.E45]-[.K45]" office:value-type="float" office:value="0" calcext:value-type="float">
              <text:p>0</text:p>
            </table:table-cell>
            <table:table-cell table:style-name="ce15"/>
            <table:table-cell table:style-name="ce10" table:formula="of:=[.$C45]/[.$K45]" office:value-type="string" office:string-value="" calcext:value-type="error">
              <text:p>#DIV/0!</text:p>
            </table:table-cell>
            <table:table-cell table:style-name="ce10" table:formula="of:=[.$B45]/[.$K45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</table:table-row-group>
        <table:table-row table:style-name="ro1">
          <table:table-cell table:style-name="ce1" office:value-type="string" calcext:value-type="string">
            <text:p>Gen-Dic 2008</text:p>
          </table:table-cell>
          <table:table-cell table:style-name="ce4" table:formula="of:=[.B49]" office:value-type="float" office:value="261.328" calcext:value-type="float">
            <text:p>261</text:p>
          </table:table-cell>
          <table:table-cell table:style-name="ce4" table:formula="of:=SUM([.C47:.C54])" office:value-type="float" office:value="50.184" calcext:value-type="float">
            <text:p>50</text:p>
          </table:table-cell>
          <table:table-cell table:style-name="ce5" office:value-type="float" office:value="40.034" calcext:value-type="float">
            <text:p>40</text:p>
          </table:table-cell>
          <table:table-cell table:style-name="ce6" table:formula="of:=SUM([.B46:.D46])-12.065" office:value-type="float" office:value="339.481" calcext:value-type="float">
            <text:p>339.4810</text:p>
          </table:table-cell>
          <table:table-cell table:style-name="ce10" table:formula="of:=[.B46]/[.$E46]" office:value-type="percentage" office:value="0.76978682164834" calcext:value-type="percentage">
            <text:p>77%</text:p>
          </table:table-cell>
          <table:table-cell table:style-name="ce10" table:formula="of:=[.C46]/[.$E46]" office:value-type="percentage" office:value="0.147825651509216" calcext:value-type="percentage">
            <text:p>15%</text:p>
          </table:table-cell>
          <table:table-cell table:style-name="ce10" table:formula="of:=[.D46]/[.$E46]" office:value-type="percentage" office:value="0.117927071029012" calcext:value-type="percentage">
            <text:p>12%</text:p>
          </table:table-cell>
          <table:table-cell/>
          <table:table-cell table:style-name="ce4" table:formula="of:=[.E46]-[.K46]" office:value-type="float" office:value="27.969" calcext:value-type="float">
            <text:p>28</text:p>
          </table:table-cell>
          <table:table-cell table:style-name="ce14" table:formula="of:=SUM([.B46:.C46])" office:value-type="float" office:value="311.512" calcext:value-type="float">
            <text:p>312</text:p>
          </table:table-cell>
          <table:table-cell table:style-name="ce10" table:formula="of:=[.$C46]/[.$K46]" office:value-type="percentage" office:value="0.161098127840982" calcext:value-type="percentage">
            <text:p>16%</text:p>
          </table:table-cell>
          <table:table-cell table:style-name="ce10" table:formula="of:=[.$B46]/[.$K46]" office:value-type="percentage" office:value="0.838901872159018" calcext:value-type="percentage">
            <text:p>84%</text:p>
          </table:table-cell>
          <table:table-cell table:style-name="ce10"/>
          <table:table-cell table:number-columns-repeated="1010"/>
        </table:table-row>
        <table:table-row-group table:display="false">
          <table:table-row table:style-name="ro1" table:visibility="collapse">
            <table:table-cell table:style-name="ce1" office:value-type="string" calcext:value-type="string">
              <text:p>Idroelettrica</text:p>
            </table:table-cell>
            <table:table-cell table:style-name="ce6"/>
            <table:table-cell table:style-name="ce6" table:formula="of:=47.227" office:value-type="float" office:value="47.227" calcext:value-type="float">
              <text:p>47.2270</text:p>
            </table:table-cell>
            <table:table-cell table:style-name="ce6" table:number-columns-repeated="2"/>
            <table:table-cell table:number-columns-repeated="4"/>
            <table:table-cell table:style-name="ce4" table:formula="of:=[.E47]-[.K47]" office:value-type="float" office:value="0" calcext:value-type="float">
              <text:p>0</text:p>
            </table:table-cell>
            <table:table-cell table:style-name="ce15"/>
            <table:table-cell table:style-name="ce10" table:formula="of:=[.$C47]/[.$K47]" office:value-type="string" office:string-value="" calcext:value-type="error">
              <text:p>#DIV/0!</text:p>
            </table:table-cell>
            <table:table-cell table:style-name="ce10" table:formula="of:=[.$B47]/[.$K47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Pompaggi in produzione</text:p>
            </table:table-cell>
            <table:table-cell table:style-name="ce6"/>
            <table:table-cell table:style-name="ce7" office:value-type="float" office:value="-7.618" calcext:value-type="float">
              <text:p>-7.6180</text:p>
            </table:table-cell>
            <table:table-cell table:style-name="ce6" table:number-columns-repeated="2"/>
            <table:table-cell table:number-columns-repeated="4"/>
            <table:table-cell table:style-name="ce4" table:formula="of:=[.E48]-[.K48]" office:value-type="float" office:value="0" calcext:value-type="float">
              <text:p>0</text:p>
            </table:table-cell>
            <table:table-cell table:style-name="ce15"/>
            <table:table-cell table:style-name="ce10" table:formula="of:=[.$C48]/[.$K48]" office:value-type="string" office:string-value="" calcext:value-type="error">
              <text:p>#DIV/0!</text:p>
            </table:table-cell>
            <table:table-cell table:style-name="ce10" table:formula="of:=[.$B48]/[.$K48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Termica</text:p>
            </table:table-cell>
            <table:table-cell table:style-name="ce7" office:value-type="float" office:value="261.328" calcext:value-type="float">
              <text:p>261.3280</text:p>
            </table:table-cell>
            <table:table-cell table:style-name="ce6" table:number-columns-repeated="3"/>
            <table:table-cell table:number-columns-repeated="4"/>
            <table:table-cell table:style-name="ce4" table:formula="of:=[.E49]-[.K49]" office:value-type="float" office:value="0" calcext:value-type="float">
              <text:p>0</text:p>
            </table:table-cell>
            <table:table-cell table:style-name="ce15"/>
            <table:table-cell table:style-name="ce10" table:formula="of:=[.$C49]/[.$K49]" office:value-type="string" office:string-value="" calcext:value-type="error">
              <text:p>#DIV/0!</text:p>
            </table:table-cell>
            <table:table-cell table:style-name="ce10" table:formula="of:=[.$B49]/[.$K49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-group>
            <table:table-row table:style-name="ro1" table:visibility="collapse">
              <table:table-cell table:style-name="ce1" office:value-type="string" calcext:value-type="string">
                <text:p>di cui biomasse</text:p>
              </table:table-cell>
              <table:table-cell table:style-name="ce6" table:number-columns-repeated="4"/>
              <table:table-cell table:number-columns-repeated="4"/>
              <table:table-cell table:style-name="ce4" table:formula="of:=[.E50]-[.K50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50]/[.$K50]" office:value-type="string" office:string-value="" calcext:value-type="error">
                <text:p>#DIV/0!</text:p>
              </table:table-cell>
              <table:table-cell table:style-name="ce10" table:formula="of:=[.$B50]/[.$K50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  <table:table-row table:style-name="ro1" table:visibility="collapse">
              <table:table-cell table:style-name="ce1" office:value-type="string" calcext:value-type="string">
                <text:p>di cui carbone</text:p>
              </table:table-cell>
              <table:table-cell table:style-name="ce6" table:number-columns-repeated="4"/>
              <table:table-cell table:number-columns-repeated="4"/>
              <table:table-cell table:style-name="ce4" table:formula="of:=[.E51]-[.K51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51]/[.$K51]" office:value-type="string" office:string-value="" calcext:value-type="error">
                <text:p>#DIV/0!</text:p>
              </table:table-cell>
              <table:table-cell table:style-name="ce10" table:formula="of:=[.$B51]/[.$K51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</table:table-row-group>
          <table:table-row table:style-name="ro1" table:visibility="collapse">
            <table:table-cell table:style-name="ce1" office:value-type="string" calcext:value-type="string">
              <text:p>Geotermica</text:p>
            </table:table-cell>
            <table:table-cell table:style-name="ce6"/>
            <table:table-cell table:style-name="ce6" table:formula="of:=5.52" office:value-type="float" office:value="5.52" calcext:value-type="float">
              <text:p>5.5200</text:p>
            </table:table-cell>
            <table:table-cell table:style-name="ce6" table:number-columns-repeated="2"/>
            <table:table-cell table:number-columns-repeated="4"/>
            <table:table-cell table:style-name="ce4" table:formula="of:=[.E52]-[.K52]" office:value-type="float" office:value="0" calcext:value-type="float">
              <text:p>0</text:p>
            </table:table-cell>
            <table:table-cell table:style-name="ce15"/>
            <table:table-cell table:style-name="ce10" table:formula="of:=[.$C52]/[.$K52]" office:value-type="string" office:string-value="" calcext:value-type="error">
              <text:p>#DIV/0!</text:p>
            </table:table-cell>
            <table:table-cell table:style-name="ce10" table:formula="of:=[.$B52]/[.$K52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Eolica</text:p>
            </table:table-cell>
            <table:table-cell table:style-name="ce6"/>
            <table:table-cell table:style-name="ce6" table:formula="of:=5.055" office:value-type="float" office:value="5.055" calcext:value-type="float">
              <text:p>5.0550</text:p>
            </table:table-cell>
            <table:table-cell table:style-name="ce6" table:number-columns-repeated="2"/>
            <table:table-cell table:number-columns-repeated="4"/>
            <table:table-cell table:style-name="ce4" table:formula="of:=[.E53]-[.K53]" office:value-type="float" office:value="0" calcext:value-type="float">
              <text:p>0</text:p>
            </table:table-cell>
            <table:table-cell table:style-name="ce15"/>
            <table:table-cell table:style-name="ce10" table:formula="of:=[.$C53]/[.$K53]" office:value-type="string" office:string-value="" calcext:value-type="error">
              <text:p>#DIV/0!</text:p>
            </table:table-cell>
            <table:table-cell table:style-name="ce10" table:formula="of:=[.$B53]/[.$K53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Fotovoltaica</text:p>
            </table:table-cell>
            <table:table-cell table:style-name="ce6" table:number-columns-repeated="4"/>
            <table:table-cell table:number-columns-repeated="4"/>
            <table:table-cell table:style-name="ce4" table:formula="of:=[.E54]-[.K54]" office:value-type="float" office:value="0" calcext:value-type="float">
              <text:p>0</text:p>
            </table:table-cell>
            <table:table-cell table:style-name="ce15"/>
            <table:table-cell table:style-name="ce10" table:formula="of:=[.$C54]/[.$K54]" office:value-type="string" office:string-value="" calcext:value-type="error">
              <text:p>#DIV/0!</text:p>
            </table:table-cell>
            <table:table-cell table:style-name="ce10" table:formula="of:=[.$B54]/[.$K54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</table:table-row-group>
        <table:table-row table:style-name="ro1">
          <table:table-cell table:style-name="ce1" office:value-type="string" calcext:value-type="string">
            <text:p>Gen-Dic 2009</text:p>
          </table:table-cell>
          <table:table-cell table:style-name="ce5" table:formula="of:=[.B58]" office:value-type="float" office:value="216.087" calcext:value-type="float">
            <text:p>216</text:p>
          </table:table-cell>
          <table:table-cell table:style-name="ce4" table:formula="of:=SUM([.C56:.C63])" office:value-type="float" office:value="59.222" calcext:value-type="float">
            <text:p>59</text:p>
          </table:table-cell>
          <table:table-cell table:style-name="ce5" office:value-type="float" office:value="44.959" calcext:value-type="float">
            <text:p>45</text:p>
          </table:table-cell>
          <table:table-cell table:style-name="ce8" table:formula="of:=SUM([.B55:.D55])" office:value-type="float" office:value="320.268" calcext:value-type="float">
            <text:p>320.268</text:p>
          </table:table-cell>
          <table:table-cell table:style-name="ce10" table:formula="of:=[.B55]/[.$E55]" office:value-type="percentage" office:value="0.67470680804826" calcext:value-type="percentage">
            <text:p>67%</text:p>
          </table:table-cell>
          <table:table-cell table:style-name="ce10" table:formula="of:=[.C55]/[.$E55]" office:value-type="percentage" office:value="0.184913884621629" calcext:value-type="percentage">
            <text:p>18%</text:p>
          </table:table-cell>
          <table:table-cell table:style-name="ce10" table:formula="of:=[.D55]/[.$E55]" office:value-type="percentage" office:value="0.140379307330111" calcext:value-type="percentage">
            <text:p>14%</text:p>
          </table:table-cell>
          <table:table-cell/>
          <table:table-cell table:style-name="ce4" table:formula="of:=[.E55]-[.K55]" office:value-type="float" office:value="44.9589999999999" calcext:value-type="float">
            <text:p>45</text:p>
          </table:table-cell>
          <table:table-cell table:style-name="ce14" table:formula="of:=SUM([.B55:.C55])" office:value-type="float" office:value="275.309" calcext:value-type="float">
            <text:p>275</text:p>
          </table:table-cell>
          <table:table-cell table:style-name="ce10" table:formula="of:=[.$C55]/[.$K55]" office:value-type="percentage" office:value="0.215111020707641" calcext:value-type="percentage">
            <text:p>22%</text:p>
          </table:table-cell>
          <table:table-cell table:style-name="ce10" table:formula="of:=[.$B55]/[.$K55]" office:value-type="percentage" office:value="0.784888979292359" calcext:value-type="percentage">
            <text:p>78%</text:p>
          </table:table-cell>
          <table:table-cell table:style-name="ce10"/>
          <table:table-cell table:number-columns-repeated="1010"/>
        </table:table-row>
        <table:table-row-group table:display="false">
          <table:table-row table:style-name="ro1" table:visibility="collapse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4" table:formula="of:=52.844" office:value-type="float" office:value="52.844" calcext:value-type="float">
              <text:p>53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56]-[.K56]" office:value-type="float" office:value="0" calcext:value-type="float">
              <text:p>0</text:p>
            </table:table-cell>
            <table:table-cell table:style-name="ce15"/>
            <table:table-cell table:style-name="ce10" table:formula="of:=[.$C56]/[.$K56]" office:value-type="string" office:string-value="" calcext:value-type="error">
              <text:p>#DIV/0!</text:p>
            </table:table-cell>
            <table:table-cell table:style-name="ce10" table:formula="of:=[.$B56]/[.$K56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5" office:value-type="float" office:value="-5.798" calcext:value-type="float">
              <text:p>-6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57]-[.K57]" office:value-type="float" office:value="0" calcext:value-type="float">
              <text:p>0</text:p>
            </table:table-cell>
            <table:table-cell table:style-name="ce15"/>
            <table:table-cell table:style-name="ce10" table:formula="of:=[.$C57]/[.$K57]" office:value-type="string" office:string-value="" calcext:value-type="error">
              <text:p>#DIV/0!</text:p>
            </table:table-cell>
            <table:table-cell table:style-name="ce10" table:formula="of:=[.$B57]/[.$K57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Termica</text:p>
            </table:table-cell>
            <table:table-cell table:style-name="ce5" office:value-type="float" office:value="216.087" calcext:value-type="float">
              <text:p>216</text:p>
            </table:table-cell>
            <table:table-cell table:style-name="ce4" table:number-columns-repeated="2"/>
            <table:table-cell table:style-name="ce8"/>
            <table:table-cell table:number-columns-repeated="4"/>
            <table:table-cell table:style-name="ce4" table:formula="of:=[.E58]-[.K58]" office:value-type="float" office:value="0" calcext:value-type="float">
              <text:p>0</text:p>
            </table:table-cell>
            <table:table-cell table:style-name="ce15"/>
            <table:table-cell table:style-name="ce10" table:formula="of:=[.$C58]/[.$K58]" office:value-type="string" office:string-value="" calcext:value-type="error">
              <text:p>#DIV/0!</text:p>
            </table:table-cell>
            <table:table-cell table:style-name="ce10" table:formula="of:=[.$B58]/[.$K58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-group>
            <table:table-row table:style-name="ro1" table:visibility="collapse">
              <table:table-cell table:style-name="ce1" office:value-type="string" calcext:value-type="string">
                <text:p>di cui biomasse</text:p>
              </table:table-cell>
              <table:table-cell table:style-name="ce4" table:number-columns-repeated="3"/>
              <table:table-cell table:style-name="ce8"/>
              <table:table-cell table:number-columns-repeated="4"/>
              <table:table-cell table:style-name="ce4" table:formula="of:=[.E59]-[.K59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59]/[.$K59]" office:value-type="string" office:string-value="" calcext:value-type="error">
                <text:p>#DIV/0!</text:p>
              </table:table-cell>
              <table:table-cell table:style-name="ce10" table:formula="of:=[.$B59]/[.$K59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  <table:table-row table:style-name="ro1" table:visibility="collapse">
              <table:table-cell table:style-name="ce1" office:value-type="string" calcext:value-type="string">
                <text:p>di cui carbone</text:p>
              </table:table-cell>
              <table:table-cell table:style-name="ce4" table:number-columns-repeated="3"/>
              <table:table-cell table:style-name="ce8"/>
              <table:table-cell table:number-columns-repeated="4"/>
              <table:table-cell table:style-name="ce4" table:formula="of:=[.E60]-[.K60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60]/[.$K60]" office:value-type="string" office:string-value="" calcext:value-type="error">
                <text:p>#DIV/0!</text:p>
              </table:table-cell>
              <table:table-cell table:style-name="ce10" table:formula="of:=[.$B60]/[.$K60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</table:table-row-group>
          <table:table-row table:style-name="ro1" table:visibility="collapse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4" table:formula="of:=5.015" office:value-type="float" office:value="5.015" calcext:value-type="float">
              <text:p>5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61]-[.K61]" office:value-type="float" office:value="0" calcext:value-type="float">
              <text:p>0</text:p>
            </table:table-cell>
            <table:table-cell table:style-name="ce15"/>
            <table:table-cell table:style-name="ce10" table:formula="of:=[.$C61]/[.$K61]" office:value-type="string" office:string-value="" calcext:value-type="error">
              <text:p>#DIV/0!</text:p>
            </table:table-cell>
            <table:table-cell table:style-name="ce10" table:formula="of:=[.$B61]/[.$K61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4" table:formula="of:=6.484" office:value-type="float" office:value="6.484" calcext:value-type="float">
              <text:p>6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62]-[.K62]" office:value-type="float" office:value="0" calcext:value-type="float">
              <text:p>0</text:p>
            </table:table-cell>
            <table:table-cell table:style-name="ce15"/>
            <table:table-cell table:style-name="ce10" table:formula="of:=[.$C62]/[.$K62]" office:value-type="string" office:string-value="" calcext:value-type="error">
              <text:p>#DIV/0!</text:p>
            </table:table-cell>
            <table:table-cell table:style-name="ce10" table:formula="of:=[.$B62]/[.$K62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4" table:formula="of:=0.677" office:value-type="float" office:value="0.677" calcext:value-type="float">
              <text:p>1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63]-[.K63]" office:value-type="float" office:value="0" calcext:value-type="float">
              <text:p>0</text:p>
            </table:table-cell>
            <table:table-cell table:style-name="ce15"/>
            <table:table-cell table:style-name="ce10" table:formula="of:=[.$C63]/[.$K63]" office:value-type="string" office:string-value="" calcext:value-type="error">
              <text:p>#DIV/0!</text:p>
            </table:table-cell>
            <table:table-cell table:style-name="ce10" table:formula="of:=[.$B63]/[.$K63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</table:table-row-group>
        <table:table-row table:style-name="ro1">
          <table:table-cell table:style-name="ce1" office:value-type="string" calcext:value-type="string">
            <text:p>Gen-Dic 2010</text:p>
          </table:table-cell>
          <table:table-cell table:style-name="ce5" table:formula="of:=[.B67]" office:value-type="float" office:value="220.984" calcext:value-type="float">
            <text:p>221</text:p>
          </table:table-cell>
          <table:table-cell table:style-name="ce4" table:formula="of:=SUM([.C65:.C72])" office:value-type="float" office:value="65.311" calcext:value-type="float">
            <text:p>65</text:p>
          </table:table-cell>
          <table:table-cell table:style-name="ce5" office:value-type="float" office:value="44.16" calcext:value-type="float">
            <text:p>44</text:p>
          </table:table-cell>
          <table:table-cell table:style-name="ce8" table:formula="of:=SUM([.B64:.D64])" office:value-type="float" office:value="330.455" calcext:value-type="float">
            <text:p>330.455</text:p>
          </table:table-cell>
          <table:table-cell table:style-name="ce10" table:formula="of:=[.B64]/[.$E64]" office:value-type="percentage" office:value="0.668726452920973" calcext:value-type="percentage">
            <text:p>67%</text:p>
          </table:table-cell>
          <table:table-cell table:style-name="ce10" table:formula="of:=[.C64]/[.$E64]" office:value-type="percentage" office:value="0.197639618102314" calcext:value-type="percentage">
            <text:p>20%</text:p>
          </table:table-cell>
          <table:table-cell table:style-name="ce10" table:formula="of:=[.D64]/[.$E64]" office:value-type="percentage" office:value="0.133633928976714" calcext:value-type="percentage">
            <text:p>13%</text:p>
          </table:table-cell>
          <table:table-cell/>
          <table:table-cell table:style-name="ce4" table:formula="of:=[.E64]-[.K64]" office:value-type="float" office:value="44.16" calcext:value-type="float">
            <text:p>44</text:p>
          </table:table-cell>
          <table:table-cell table:style-name="ce14" table:formula="of:=SUM([.B64:.C64])" office:value-type="float" office:value="286.295" calcext:value-type="float">
            <text:p>286</text:p>
          </table:table-cell>
          <table:table-cell table:style-name="ce10" table:formula="of:=[.$C64]/[.$K64]" office:value-type="percentage" office:value="0.228124836270281" calcext:value-type="percentage">
            <text:p>23%</text:p>
          </table:table-cell>
          <table:table-cell table:style-name="ce10" table:formula="of:=[.$B64]/[.$K64]" office:value-type="percentage" office:value="0.771875163729719" calcext:value-type="percentage">
            <text:p>77%</text:p>
          </table:table-cell>
          <table:table-cell table:style-name="ce10"/>
          <table:table-cell table:number-columns-repeated="1010"/>
        </table:table-row>
        <table:table-row-group table:display="false">
          <table:table-row table:style-name="ro1" table:visibility="collapse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4" table:formula="of:=53.795" office:value-type="float" office:value="53.795" calcext:value-type="float">
              <text:p>54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65]-[.K65]" office:value-type="float" office:value="0" calcext:value-type="float">
              <text:p>0</text:p>
            </table:table-cell>
            <table:table-cell table:style-name="ce15"/>
            <table:table-cell table:style-name="ce10" table:formula="of:=[.$C65]/[.$K65]" office:value-type="string" office:string-value="" calcext:value-type="error">
              <text:p>#DIV/0!</text:p>
            </table:table-cell>
            <table:table-cell table:style-name="ce10" table:formula="of:=[.$B65]/[.$K65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5" office:value-type="float" office:value="-4.453" calcext:value-type="float">
              <text:p>-4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66]-[.K66]" office:value-type="float" office:value="0" calcext:value-type="float">
              <text:p>0</text:p>
            </table:table-cell>
            <table:table-cell table:style-name="ce15"/>
            <table:table-cell table:style-name="ce10" table:formula="of:=[.$C66]/[.$K66]" office:value-type="string" office:string-value="" calcext:value-type="error">
              <text:p>#DIV/0!</text:p>
            </table:table-cell>
            <table:table-cell table:style-name="ce10" table:formula="of:=[.$B66]/[.$K66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Termica</text:p>
            </table:table-cell>
            <table:table-cell table:style-name="ce5" office:value-type="float" office:value="220.984" calcext:value-type="float">
              <text:p>221</text:p>
            </table:table-cell>
            <table:table-cell table:style-name="ce4" table:number-columns-repeated="2"/>
            <table:table-cell table:style-name="ce8"/>
            <table:table-cell table:number-columns-repeated="4"/>
            <table:table-cell table:style-name="ce4" table:formula="of:=[.E67]-[.K67]" office:value-type="float" office:value="0" calcext:value-type="float">
              <text:p>0</text:p>
            </table:table-cell>
            <table:table-cell table:style-name="ce15"/>
            <table:table-cell table:style-name="ce10" table:formula="of:=[.$C67]/[.$K67]" office:value-type="string" office:string-value="" calcext:value-type="error">
              <text:p>#DIV/0!</text:p>
            </table:table-cell>
            <table:table-cell table:style-name="ce10" table:formula="of:=[.$B67]/[.$K67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-group>
            <table:table-row table:style-name="ro1" table:visibility="collapse">
              <table:table-cell table:style-name="ce1" office:value-type="string" calcext:value-type="string">
                <text:p>di cui biomasse</text:p>
              </table:table-cell>
              <table:table-cell table:style-name="ce4" table:number-columns-repeated="3"/>
              <table:table-cell table:style-name="ce8"/>
              <table:table-cell table:number-columns-repeated="4"/>
              <table:table-cell table:style-name="ce4" table:formula="of:=[.E68]-[.K68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68]/[.$K68]" office:value-type="string" office:string-value="" calcext:value-type="error">
                <text:p>#DIV/0!</text:p>
              </table:table-cell>
              <table:table-cell table:style-name="ce10" table:formula="of:=[.$B68]/[.$K68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  <table:table-row table:style-name="ro1" table:visibility="collapse">
              <table:table-cell table:style-name="ce1" office:value-type="string" calcext:value-type="string">
                <text:p>di cui carbone</text:p>
              </table:table-cell>
              <table:table-cell table:style-name="ce4" table:number-columns-repeated="3"/>
              <table:table-cell table:style-name="ce8"/>
              <table:table-cell table:number-columns-repeated="4"/>
              <table:table-cell table:style-name="ce4" table:formula="of:=[.E69]-[.K69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69]/[.$K69]" office:value-type="string" office:string-value="" calcext:value-type="error">
                <text:p>#DIV/0!</text:p>
              </table:table-cell>
              <table:table-cell table:style-name="ce10" table:formula="of:=[.$B69]/[.$K69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</table:table-row-group>
          <table:table-row table:style-name="ro1" table:visibility="collapse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4" table:formula="of:=5.047" office:value-type="float" office:value="5.047" calcext:value-type="float">
              <text:p>5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70]-[.K70]" office:value-type="float" office:value="0" calcext:value-type="float">
              <text:p>0</text:p>
            </table:table-cell>
            <table:table-cell table:style-name="ce15"/>
            <table:table-cell table:style-name="ce10" table:formula="of:=[.$C70]/[.$K70]" office:value-type="string" office:string-value="" calcext:value-type="error">
              <text:p>#DIV/0!</text:p>
            </table:table-cell>
            <table:table-cell table:style-name="ce10" table:formula="of:=[.$B70]/[.$K70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4" table:formula="of:=9.048" office:value-type="float" office:value="9.048" calcext:value-type="float">
              <text:p>9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71]-[.K71]" office:value-type="float" office:value="0" calcext:value-type="float">
              <text:p>0</text:p>
            </table:table-cell>
            <table:table-cell table:style-name="ce15"/>
            <table:table-cell table:style-name="ce10" table:formula="of:=[.$C71]/[.$K71]" office:value-type="string" office:string-value="" calcext:value-type="error">
              <text:p>#DIV/0!</text:p>
            </table:table-cell>
            <table:table-cell table:style-name="ce10" table:formula="of:=[.$B71]/[.$K71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4" table:formula="of:=1.874" office:value-type="float" office:value="1.874" calcext:value-type="float">
              <text:p>2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72]-[.K72]" office:value-type="float" office:value="0" calcext:value-type="float">
              <text:p>0</text:p>
            </table:table-cell>
            <table:table-cell table:style-name="ce15"/>
            <table:table-cell table:style-name="ce10" table:formula="of:=[.$C72]/[.$K72]" office:value-type="string" office:string-value="" calcext:value-type="error">
              <text:p>#DIV/0!</text:p>
            </table:table-cell>
            <table:table-cell table:style-name="ce10" table:formula="of:=[.$B72]/[.$K72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</table:table-row-group>
        <table:table-row table:style-name="ro1">
          <table:table-cell table:style-name="ce1" office:value-type="string" calcext:value-type="string">
            <text:p>Gen-Dic 2011</text:p>
          </table:table-cell>
          <table:table-cell table:style-name="ce5" table:formula="of:=[.B76]" office:value-type="float" office:value="218.486" calcext:value-type="float">
            <text:p>218</text:p>
          </table:table-cell>
          <table:table-cell table:style-name="ce4" table:formula="of:=SUM([.C74:.C81])" office:value-type="float" office:value="70.421" calcext:value-type="float">
            <text:p>70</text:p>
          </table:table-cell>
          <table:table-cell table:style-name="ce5" office:value-type="float" office:value="45.733" calcext:value-type="float">
            <text:p>46</text:p>
          </table:table-cell>
          <table:table-cell table:style-name="ce8" table:formula="of:=SUM([.B73:.D73])" office:value-type="float" office:value="334.64" calcext:value-type="float">
            <text:p>334.640</text:p>
          </table:table-cell>
          <table:table-cell table:style-name="ce10" table:formula="of:=[.B73]/[.$E73]" office:value-type="percentage" office:value="0.652898637341621" calcext:value-type="percentage">
            <text:p>65%</text:p>
          </table:table-cell>
          <table:table-cell table:style-name="ce10" table:formula="of:=[.C73]/[.$E73]" office:value-type="percentage" office:value="0.210438082715754" calcext:value-type="percentage">
            <text:p>21%</text:p>
          </table:table-cell>
          <table:table-cell table:style-name="ce10" table:formula="of:=[.D73]/[.$E73]" office:value-type="percentage" office:value="0.136663279942625" calcext:value-type="percentage">
            <text:p>14%</text:p>
          </table:table-cell>
          <table:table-cell/>
          <table:table-cell table:style-name="ce4" table:formula="of:=[.E73]-[.K73]" office:value-type="float" office:value="45.733" calcext:value-type="float">
            <text:p>46</text:p>
          </table:table-cell>
          <table:table-cell table:style-name="ce14" table:formula="of:=SUM([.B73:.C73])" office:value-type="float" office:value="288.907" calcext:value-type="float">
            <text:p>289</text:p>
          </table:table-cell>
          <table:table-cell table:style-name="ce10" table:formula="of:=[.$C73]/[.$K73]" office:value-type="percentage" office:value="0.243749718767631" calcext:value-type="percentage">
            <text:p>24%</text:p>
          </table:table-cell>
          <table:table-cell table:style-name="ce10" table:formula="of:=[.$B73]/[.$K73]" office:value-type="percentage" office:value="0.756250281232369" calcext:value-type="percentage">
            <text:p>76%</text:p>
          </table:table-cell>
          <table:table-cell table:style-name="ce10"/>
          <table:table-cell table:number-columns-repeated="1010"/>
        </table:table-row>
        <table:table-row-group table:display="false">
          <table:table-row table:style-name="ro1" table:visibility="collapse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4" table:formula="of:=47.202" office:value-type="float" office:value="47.202" calcext:value-type="float">
              <text:p>47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74]-[.K74]" office:value-type="float" office:value="0" calcext:value-type="float">
              <text:p>0</text:p>
            </table:table-cell>
            <table:table-cell table:style-name="ce15"/>
            <table:table-cell table:style-name="ce10" table:formula="of:=[.$C74]/[.$K74]" office:value-type="string" office:string-value="" calcext:value-type="error">
              <text:p>#DIV/0!</text:p>
            </table:table-cell>
            <table:table-cell table:style-name="ce10" table:formula="of:=[.$B74]/[.$K74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5" office:value-type="float" office:value="-2.539" calcext:value-type="float">
              <text:p>-3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75]-[.K75]" office:value-type="float" office:value="0" calcext:value-type="float">
              <text:p>0</text:p>
            </table:table-cell>
            <table:table-cell table:style-name="ce15"/>
            <table:table-cell table:style-name="ce10" table:formula="of:=[.$C75]/[.$K75]" office:value-type="string" office:string-value="" calcext:value-type="error">
              <text:p>#DIV/0!</text:p>
            </table:table-cell>
            <table:table-cell table:style-name="ce10" table:formula="of:=[.$B75]/[.$K75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Termica</text:p>
            </table:table-cell>
            <table:table-cell table:style-name="ce5" office:value-type="float" office:value="218.486" calcext:value-type="float">
              <text:p>218</text:p>
            </table:table-cell>
            <table:table-cell table:style-name="ce4" table:number-columns-repeated="2"/>
            <table:table-cell table:style-name="ce8"/>
            <table:table-cell table:number-columns-repeated="4"/>
            <table:table-cell table:style-name="ce4" table:formula="of:=[.E76]-[.K76]" office:value-type="float" office:value="0" calcext:value-type="float">
              <text:p>0</text:p>
            </table:table-cell>
            <table:table-cell table:style-name="ce15"/>
            <table:table-cell table:style-name="ce10" table:formula="of:=[.$C76]/[.$K76]" office:value-type="string" office:string-value="" calcext:value-type="error">
              <text:p>#DIV/0!</text:p>
            </table:table-cell>
            <table:table-cell table:style-name="ce10" table:formula="of:=[.$B76]/[.$K76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-group>
            <table:table-row table:style-name="ro1" table:visibility="collapse">
              <table:table-cell table:style-name="ce1" office:value-type="string" calcext:value-type="string">
                <text:p>di cui biomasse</text:p>
              </table:table-cell>
              <table:table-cell table:style-name="ce4" table:number-columns-repeated="3"/>
              <table:table-cell table:style-name="ce8"/>
              <table:table-cell table:number-columns-repeated="4"/>
              <table:table-cell table:style-name="ce4" table:formula="of:=[.E77]-[.K77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77]/[.$K77]" office:value-type="string" office:string-value="" calcext:value-type="error">
                <text:p>#DIV/0!</text:p>
              </table:table-cell>
              <table:table-cell table:style-name="ce10" table:formula="of:=[.$B77]/[.$K77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  <table:table-row table:style-name="ro1" table:visibility="collapse">
              <table:table-cell table:style-name="ce1" office:value-type="string" calcext:value-type="string">
                <text:p>di cui carbone</text:p>
              </table:table-cell>
              <table:table-cell table:style-name="ce4" table:number-columns-repeated="3"/>
              <table:table-cell table:style-name="ce8"/>
              <table:table-cell table:number-columns-repeated="4"/>
              <table:table-cell table:style-name="ce4" table:formula="of:=[.E78]-[.K78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78]/[.$K78]" office:value-type="string" office:string-value="" calcext:value-type="error">
                <text:p>#DIV/0!</text:p>
              </table:table-cell>
              <table:table-cell table:style-name="ce10" table:formula="of:=[.$B78]/[.$K78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</table:table-row-group>
          <table:table-row table:style-name="ro1" table:visibility="collapse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4" table:formula="of:=5.315" office:value-type="float" office:value="5.315" calcext:value-type="float">
              <text:p>5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79]-[.K79]" office:value-type="float" office:value="0" calcext:value-type="float">
              <text:p>0</text:p>
            </table:table-cell>
            <table:table-cell table:style-name="ce15"/>
            <table:table-cell table:style-name="ce10" table:formula="of:=[.$C79]/[.$K79]" office:value-type="string" office:string-value="" calcext:value-type="error">
              <text:p>#DIV/0!</text:p>
            </table:table-cell>
            <table:table-cell table:style-name="ce10" table:formula="of:=[.$B79]/[.$K79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4" table:formula="of:=9.775" office:value-type="float" office:value="9.775" calcext:value-type="float">
              <text:p>10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80]-[.K80]" office:value-type="float" office:value="0" calcext:value-type="float">
              <text:p>0</text:p>
            </table:table-cell>
            <table:table-cell table:style-name="ce15"/>
            <table:table-cell table:style-name="ce10" table:formula="of:=[.$C80]/[.$K80]" office:value-type="string" office:string-value="" calcext:value-type="error">
              <text:p>#DIV/0!</text:p>
            </table:table-cell>
            <table:table-cell table:style-name="ce10" table:formula="of:=[.$B80]/[.$K80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4" table:formula="of:=10.668" office:value-type="float" office:value="10.668" calcext:value-type="float">
              <text:p>11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81]-[.K81]" office:value-type="float" office:value="0" calcext:value-type="float">
              <text:p>0</text:p>
            </table:table-cell>
            <table:table-cell table:style-name="ce15"/>
            <table:table-cell table:style-name="ce10" table:formula="of:=[.$C81]/[.$K81]" office:value-type="string" office:string-value="" calcext:value-type="error">
              <text:p>#DIV/0!</text:p>
            </table:table-cell>
            <table:table-cell table:style-name="ce10" table:formula="of:=[.$B81]/[.$K81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</table:table-row-group>
        <table:table-row table:style-name="ro1">
          <table:table-cell table:style-name="ce1" office:value-type="string" calcext:value-type="string">
            <text:p>Gen-Dic 2012</text:p>
          </table:table-cell>
          <table:table-cell table:style-name="ce5" table:formula="of:=[.B85]" office:value-type="float" office:value="207.331" calcext:value-type="float">
            <text:p>207</text:p>
          </table:table-cell>
          <table:table-cell table:style-name="ce4" table:formula="of:=SUM([.C83:.C90])" office:value-type="float" office:value="77.786" calcext:value-type="float">
            <text:p>78</text:p>
          </table:table-cell>
          <table:table-cell table:style-name="ce5" office:value-type="float" office:value="43.103" calcext:value-type="float">
            <text:p>43</text:p>
          </table:table-cell>
          <table:table-cell table:style-name="ce8" table:formula="of:=SUM([.B82:.D82])" office:value-type="float" office:value="328.22" calcext:value-type="float">
            <text:p>328.220</text:p>
          </table:table-cell>
          <table:table-cell table:style-name="ce10" table:formula="of:=[.B82]/[.$E82]" office:value-type="percentage" office:value="0.63168301748827" calcext:value-type="percentage">
            <text:p>63%</text:p>
          </table:table-cell>
          <table:table-cell table:style-name="ce10" table:formula="of:=[.C82]/[.$E82]" office:value-type="percentage" office:value="0.236993479982938" calcext:value-type="percentage">
            <text:p>24%</text:p>
          </table:table-cell>
          <table:table-cell table:style-name="ce10" table:formula="of:=[.D82]/[.$E82]" office:value-type="percentage" office:value="0.131323502528792" calcext:value-type="percentage">
            <text:p>13%</text:p>
          </table:table-cell>
          <table:table-cell/>
          <table:table-cell table:style-name="ce4" table:formula="of:=[.E82]-[.K82]" office:value-type="float" office:value="43.103" calcext:value-type="float">
            <text:p>43</text:p>
          </table:table-cell>
          <table:table-cell table:style-name="ce14" table:formula="of:=SUM([.B82:.C82])" office:value-type="float" office:value="285.117" calcext:value-type="float">
            <text:p>285</text:p>
          </table:table-cell>
          <table:table-cell table:style-name="ce10" table:formula="of:=[.$C82]/[.$K82]" office:value-type="percentage" office:value="0.272821332996629" calcext:value-type="percentage">
            <text:p>27%</text:p>
          </table:table-cell>
          <table:table-cell table:style-name="ce10" table:formula="of:=[.$B82]/[.$K82]" office:value-type="percentage" office:value="0.72717866700337" calcext:value-type="percentage">
            <text:p>73%</text:p>
          </table:table-cell>
          <table:table-cell table:style-name="ce10"/>
          <table:table-cell table:number-columns-repeated="1010"/>
        </table:table-row>
        <table:table-row-group table:display="false">
          <table:table-row table:style-name="ro1" table:visibility="collapse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4" table:formula="of:=43.26" office:value-type="float" office:value="43.26" calcext:value-type="float">
              <text:p>43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83]-[.K83]" office:value-type="float" office:value="0" calcext:value-type="float">
              <text:p>0</text:p>
            </table:table-cell>
            <table:table-cell table:style-name="ce15"/>
            <table:table-cell table:style-name="ce10" table:formula="of:=[.$C83]/[.$K83]" office:value-type="string" office:string-value="" calcext:value-type="error">
              <text:p>#DIV/0!</text:p>
            </table:table-cell>
            <table:table-cell table:style-name="ce10" table:formula="of:=[.$B83]/[.$K83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5" office:value-type="float" office:value="-2.689" calcext:value-type="float">
              <text:p>-3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84]-[.K84]" office:value-type="float" office:value="0" calcext:value-type="float">
              <text:p>0</text:p>
            </table:table-cell>
            <table:table-cell table:style-name="ce15"/>
            <table:table-cell table:style-name="ce10" table:formula="of:=[.$C84]/[.$K84]" office:value-type="string" office:string-value="" calcext:value-type="error">
              <text:p>#DIV/0!</text:p>
            </table:table-cell>
            <table:table-cell table:style-name="ce10" table:formula="of:=[.$B84]/[.$K84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Termica</text:p>
            </table:table-cell>
            <table:table-cell table:style-name="ce5" office:value-type="float" office:value="207.331" calcext:value-type="float">
              <text:p>207</text:p>
            </table:table-cell>
            <table:table-cell table:style-name="ce4" table:number-columns-repeated="2"/>
            <table:table-cell table:style-name="ce8"/>
            <table:table-cell table:number-columns-repeated="4"/>
            <table:table-cell table:style-name="ce4" table:formula="of:=[.E85]-[.K85]" office:value-type="float" office:value="0" calcext:value-type="float">
              <text:p>0</text:p>
            </table:table-cell>
            <table:table-cell table:style-name="ce15"/>
            <table:table-cell table:style-name="ce10" table:formula="of:=[.$C85]/[.$K85]" office:value-type="string" office:string-value="" calcext:value-type="error">
              <text:p>#DIV/0!</text:p>
            </table:table-cell>
            <table:table-cell table:style-name="ce10" table:formula="of:=[.$B85]/[.$K85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-group>
            <table:table-row table:style-name="ro1" table:visibility="collapse">
              <table:table-cell table:style-name="ce1" office:value-type="string" calcext:value-type="string">
                <text:p>di cui biomasse</text:p>
              </table:table-cell>
              <table:table-cell table:style-name="ce4" table:number-columns-repeated="3"/>
              <table:table-cell table:style-name="ce8"/>
              <table:table-cell table:number-columns-repeated="4"/>
              <table:table-cell table:style-name="ce4" table:formula="of:=[.E86]-[.K86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86]/[.$K86]" office:value-type="string" office:string-value="" calcext:value-type="error">
                <text:p>#DIV/0!</text:p>
              </table:table-cell>
              <table:table-cell table:style-name="ce10" table:formula="of:=[.$B86]/[.$K86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  <table:table-row table:style-name="ro1" table:visibility="collapse">
              <table:table-cell table:style-name="ce1" office:value-type="string" calcext:value-type="string">
                <text:p>di cui carbone</text:p>
              </table:table-cell>
              <table:table-cell table:style-name="ce4" table:number-columns-repeated="3"/>
              <table:table-cell table:style-name="ce8"/>
              <table:table-cell table:number-columns-repeated="4"/>
              <table:table-cell table:style-name="ce4" table:formula="of:=[.E87]-[.K87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87]/[.$K87]" office:value-type="string" office:string-value="" calcext:value-type="error">
                <text:p>#DIV/0!</text:p>
              </table:table-cell>
              <table:table-cell table:style-name="ce10" table:formula="of:=[.$B87]/[.$K87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</table:table-row-group>
          <table:table-row table:style-name="ro1" table:visibility="collapse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4" table:formula="of:=5.251" office:value-type="float" office:value="5.251" calcext:value-type="float">
              <text:p>5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88]-[.K88]" office:value-type="float" office:value="0" calcext:value-type="float">
              <text:p>0</text:p>
            </table:table-cell>
            <table:table-cell table:style-name="ce15"/>
            <table:table-cell table:style-name="ce10" table:formula="of:=[.$C88]/[.$K88]" office:value-type="string" office:string-value="" calcext:value-type="error">
              <text:p>#DIV/0!</text:p>
            </table:table-cell>
            <table:table-cell table:style-name="ce10" table:formula="of:=[.$B88]/[.$K88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4" table:formula="of:=13.333" office:value-type="float" office:value="13.333" calcext:value-type="float">
              <text:p>13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89]-[.K89]" office:value-type="float" office:value="0" calcext:value-type="float">
              <text:p>0</text:p>
            </table:table-cell>
            <table:table-cell table:style-name="ce15"/>
            <table:table-cell table:style-name="ce10" table:formula="of:=[.$C89]/[.$K89]" office:value-type="string" office:string-value="" calcext:value-type="error">
              <text:p>#DIV/0!</text:p>
            </table:table-cell>
            <table:table-cell table:style-name="ce10" table:formula="of:=[.$B89]/[.$K89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4" table:formula="of:=18.631" office:value-type="float" office:value="18.631" calcext:value-type="float">
              <text:p>19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90]-[.K90]" office:value-type="float" office:value="0" calcext:value-type="float">
              <text:p>0</text:p>
            </table:table-cell>
            <table:table-cell table:style-name="ce15"/>
            <table:table-cell table:style-name="ce10" table:formula="of:=[.$C90]/[.$K90]" office:value-type="string" office:string-value="" calcext:value-type="error">
              <text:p>#DIV/0!</text:p>
            </table:table-cell>
            <table:table-cell table:style-name="ce10" table:formula="of:=[.$B90]/[.$K90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</table:table-row-group>
        <table:table-row table:style-name="ro1">
          <table:table-cell table:style-name="ce1" office:value-type="string" calcext:value-type="string">
            <text:p>Gen-Dic 2013</text:p>
          </table:table-cell>
          <table:table-cell table:style-name="ce5" table:formula="of:=[.B94]" office:value-type="float" office:value="183.404" calcext:value-type="float">
            <text:p>183</text:p>
          </table:table-cell>
          <table:table-cell table:style-name="ce4" table:formula="of:=SUM([.C92:.C99])" office:value-type="float" office:value="92.933" calcext:value-type="float">
            <text:p>93</text:p>
          </table:table-cell>
          <table:table-cell table:style-name="ce5" office:value-type="float" office:value="42.138" calcext:value-type="float">
            <text:p>42</text:p>
          </table:table-cell>
          <table:table-cell table:style-name="ce8" table:formula="of:=SUM([.B91:.D91])" office:value-type="float" office:value="318.475" calcext:value-type="float">
            <text:p>318.475</text:p>
          </table:table-cell>
          <table:table-cell table:style-name="ce10" table:formula="of:=[.B91]/[.$E91]" office:value-type="percentage" office:value="0.57588193735772" calcext:value-type="percentage">
            <text:p>58%</text:p>
          </table:table-cell>
          <table:table-cell table:style-name="ce10" table:formula="of:=[.C91]/[.$E91]" office:value-type="percentage" office:value="0.291806264227961" calcext:value-type="percentage">
            <text:p>29%</text:p>
          </table:table-cell>
          <table:table-cell table:style-name="ce10" table:formula="of:=[.D91]/[.$E91]" office:value-type="percentage" office:value="0.132311798414318" calcext:value-type="percentage">
            <text:p>13%</text:p>
          </table:table-cell>
          <table:table-cell/>
          <table:table-cell table:style-name="ce4" table:formula="of:=[.E91]-[.K91]" office:value-type="float" office:value="42.138" calcext:value-type="float">
            <text:p>42</text:p>
          </table:table-cell>
          <table:table-cell table:style-name="ce14" table:formula="of:=SUM([.B91:.C91])" office:value-type="float" office:value="276.337" calcext:value-type="float">
            <text:p>276</text:p>
          </table:table-cell>
          <table:table-cell table:style-name="ce10" table:formula="of:=[.$C91]/[.$K91]" office:value-type="percentage" office:value="0.33630313711157" calcext:value-type="percentage">
            <text:p>34%</text:p>
          </table:table-cell>
          <table:table-cell table:style-name="ce10" table:formula="of:=[.$B91]/[.$K91]" office:value-type="percentage" office:value="0.66369686288843" calcext:value-type="percentage">
            <text:p>66%</text:p>
          </table:table-cell>
          <table:table-cell table:style-name="ce10"/>
          <table:table-cell table:number-columns-repeated="1010"/>
        </table:table-row>
        <table:table-row-group table:display="false">
          <table:table-row table:style-name="ro1" table:visibility="collapse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4" table:formula="of:=54.068" office:value-type="float" office:value="54.068" calcext:value-type="float">
              <text:p>54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92]-[.K92]" office:value-type="float" office:value="0" calcext:value-type="float">
              <text:p>0</text:p>
            </table:table-cell>
            <table:table-cell table:style-name="ce15"/>
            <table:table-cell table:style-name="ce10" table:formula="of:=[.$C92]/[.$K92]" office:value-type="string" office:string-value="" calcext:value-type="error">
              <text:p>#DIV/0!</text:p>
            </table:table-cell>
            <table:table-cell table:style-name="ce10" table:formula="of:=[.$B92]/[.$K92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5" office:value-type="float" office:value="-2.495" calcext:value-type="float">
              <text:p>-2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93]-[.K93]" office:value-type="float" office:value="0" calcext:value-type="float">
              <text:p>0</text:p>
            </table:table-cell>
            <table:table-cell table:style-name="ce15"/>
            <table:table-cell table:style-name="ce10" table:formula="of:=[.$C93]/[.$K93]" office:value-type="string" office:string-value="" calcext:value-type="error">
              <text:p>#DIV/0!</text:p>
            </table:table-cell>
            <table:table-cell table:style-name="ce10" table:formula="of:=[.$B93]/[.$K93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Termica</text:p>
            </table:table-cell>
            <table:table-cell table:style-name="ce5" table:formula="of:=183.404" office:value-type="float" office:value="183.404" calcext:value-type="float">
              <text:p>183</text:p>
            </table:table-cell>
            <table:table-cell table:style-name="ce4" table:number-columns-repeated="2"/>
            <table:table-cell table:style-name="ce8"/>
            <table:table-cell table:number-columns-repeated="4"/>
            <table:table-cell table:style-name="ce4" table:formula="of:=[.E94]-[.K94]" office:value-type="float" office:value="0" calcext:value-type="float">
              <text:p>0</text:p>
            </table:table-cell>
            <table:table-cell table:style-name="ce15"/>
            <table:table-cell table:style-name="ce10" table:formula="of:=[.$C94]/[.$K94]" office:value-type="string" office:string-value="" calcext:value-type="error">
              <text:p>#DIV/0!</text:p>
            </table:table-cell>
            <table:table-cell table:style-name="ce10" table:formula="of:=[.$B94]/[.$K94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-group>
            <table:table-row table:style-name="ro1" table:visibility="collapse">
              <table:table-cell table:style-name="ce1" office:value-type="string" calcext:value-type="string">
                <text:p>di cui biomasse</text:p>
              </table:table-cell>
              <table:table-cell table:style-name="ce4" table:number-columns-repeated="3"/>
              <table:table-cell table:style-name="ce8"/>
              <table:table-cell table:number-columns-repeated="4"/>
              <table:table-cell table:style-name="ce4" table:formula="of:=[.E95]-[.K95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95]/[.$K95]" office:value-type="string" office:string-value="" calcext:value-type="error">
                <text:p>#DIV/0!</text:p>
              </table:table-cell>
              <table:table-cell table:style-name="ce10" table:formula="of:=[.$B95]/[.$K95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  <table:table-row table:style-name="ro1" table:visibility="collapse">
              <table:table-cell table:style-name="ce1" office:value-type="string" calcext:value-type="string">
                <text:p>di cui carbone</text:p>
              </table:table-cell>
              <table:table-cell table:style-name="ce4" table:number-columns-repeated="3"/>
              <table:table-cell table:style-name="ce8"/>
              <table:table-cell table:number-columns-repeated="4"/>
              <table:table-cell table:style-name="ce4" table:formula="of:=[.E96]-[.K96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96]/[.$K96]" office:value-type="string" office:string-value="" calcext:value-type="error">
                <text:p>#DIV/0!</text:p>
              </table:table-cell>
              <table:table-cell table:style-name="ce10" table:formula="of:=[.$B96]/[.$K96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</table:table-row-group>
          <table:table-row table:style-name="ro1" table:visibility="collapse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4" table:formula="of:=5.319" office:value-type="float" office:value="5.319" calcext:value-type="float">
              <text:p>5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97]-[.K97]" office:value-type="float" office:value="0" calcext:value-type="float">
              <text:p>0</text:p>
            </table:table-cell>
            <table:table-cell table:style-name="ce15"/>
            <table:table-cell table:style-name="ce10" table:formula="of:=[.$C97]/[.$K97]" office:value-type="string" office:string-value="" calcext:value-type="error">
              <text:p>#DIV/0!</text:p>
            </table:table-cell>
            <table:table-cell table:style-name="ce10" table:formula="of:=[.$B97]/[.$K97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4" table:formula="of:=14.812" office:value-type="float" office:value="14.812" calcext:value-type="float">
              <text:p>15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98]-[.K98]" office:value-type="float" office:value="0" calcext:value-type="float">
              <text:p>0</text:p>
            </table:table-cell>
            <table:table-cell table:style-name="ce15"/>
            <table:table-cell table:style-name="ce10" table:formula="of:=[.$C98]/[.$K98]" office:value-type="string" office:string-value="" calcext:value-type="error">
              <text:p>#DIV/0!</text:p>
            </table:table-cell>
            <table:table-cell table:style-name="ce10" table:formula="of:=[.$B98]/[.$K98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4" table:formula="of:=21.229" office:value-type="float" office:value="21.229" calcext:value-type="float">
              <text:p>21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99]-[.K99]" office:value-type="float" office:value="0" calcext:value-type="float">
              <text:p>0</text:p>
            </table:table-cell>
            <table:table-cell table:style-name="ce15"/>
            <table:table-cell table:style-name="ce10" table:formula="of:=[.$C99]/[.$K99]" office:value-type="string" office:string-value="" calcext:value-type="error">
              <text:p>#DIV/0!</text:p>
            </table:table-cell>
            <table:table-cell table:style-name="ce10" table:formula="of:=[.$B99]/[.$K99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</table:table-row-group>
        <table:table-row table:style-name="ro1">
          <table:table-cell table:style-name="ce1" office:value-type="string" calcext:value-type="string">
            <text:p>Gen-Dic 2014</text:p>
          </table:table-cell>
          <table:table-cell table:style-name="ce5" table:formula="of:=[.B103]" office:value-type="float" office:value="167.08" calcext:value-type="float">
            <text:p>167</text:p>
          </table:table-cell>
          <table:table-cell table:style-name="ce4" table:formula="of:=SUM([.C101:.C108])" office:value-type="float" office:value="99.739" calcext:value-type="float">
            <text:p>100</text:p>
          </table:table-cell>
          <table:table-cell table:style-name="ce5" office:value-type="float" office:value="43.716" calcext:value-type="float">
            <text:p>44</text:p>
          </table:table-cell>
          <table:table-cell table:style-name="ce8" table:formula="of:=SUM([.B100:.D100])" office:value-type="float" office:value="310.535" calcext:value-type="float">
            <text:p>310.535</text:p>
          </table:table-cell>
          <table:table-cell table:style-name="ce10" table:formula="of:=[.B100]/[.$E100]" office:value-type="percentage" office:value="0.53803919042942" calcext:value-type="percentage">
            <text:p>54%</text:p>
          </table:table-cell>
          <table:table-cell table:style-name="ce10" table:formula="of:=[.C100]/[.$E100]" office:value-type="percentage" office:value="0.321184407554704" calcext:value-type="percentage">
            <text:p>32%</text:p>
          </table:table-cell>
          <table:table-cell table:style-name="ce10" table:formula="of:=[.D100]/[.$E100]" office:value-type="percentage" office:value="0.140776402015876" calcext:value-type="percentage">
            <text:p>14%</text:p>
          </table:table-cell>
          <table:table-cell/>
          <table:table-cell table:style-name="ce4" table:formula="of:=[.E100]-[.K100]" office:value-type="float" office:value="43.716" calcext:value-type="float">
            <text:p>44</text:p>
          </table:table-cell>
          <table:table-cell table:style-name="ce14" table:formula="of:=SUM([.B100:.C100])" office:value-type="float" office:value="266.819" calcext:value-type="float">
            <text:p>267</text:p>
          </table:table-cell>
          <table:table-cell table:style-name="ce10" table:formula="of:=[.$C100]/[.$K100]" office:value-type="percentage" office:value="0.373807712344323" calcext:value-type="percentage">
            <text:p>37%</text:p>
          </table:table-cell>
          <table:table-cell table:style-name="ce10" table:formula="of:=[.$B100]/[.$K100]" office:value-type="percentage" office:value="0.626192287655677" calcext:value-type="percentage">
            <text:p>63%</text:p>
          </table:table-cell>
          <table:table-cell table:style-name="ce10"/>
          <table:table-cell table:number-columns-repeated="1010"/>
        </table:table-row>
        <table:table-row-group table:display="false">
          <table:table-row table:style-name="ro1" table:visibility="collapse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4" table:formula="of:=59.575" office:value-type="float" office:value="59.575" calcext:value-type="float">
              <text:p>60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01]-[.K101]" office:value-type="float" office:value="0" calcext:value-type="float">
              <text:p>0</text:p>
            </table:table-cell>
            <table:table-cell table:style-name="ce15"/>
            <table:table-cell table:style-name="ce10" table:formula="of:=[.$C101]/[.$K101]" office:value-type="string" office:string-value="" calcext:value-type="error">
              <text:p>#DIV/0!</text:p>
            </table:table-cell>
            <table:table-cell table:style-name="ce10" table:formula="of:=[.$B101]/[.$K101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5" office:value-type="float" office:value="-2.329" calcext:value-type="float">
              <text:p>-2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02]-[.K102]" office:value-type="float" office:value="0" calcext:value-type="float">
              <text:p>0</text:p>
            </table:table-cell>
            <table:table-cell table:style-name="ce15"/>
            <table:table-cell table:style-name="ce10" table:formula="of:=[.$C102]/[.$K102]" office:value-type="string" office:string-value="" calcext:value-type="error">
              <text:p>#DIV/0!</text:p>
            </table:table-cell>
            <table:table-cell table:style-name="ce10" table:formula="of:=[.$B102]/[.$K102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Termica</text:p>
            </table:table-cell>
            <table:table-cell table:style-name="ce5" office:value-type="float" office:value="167.08" calcext:value-type="float">
              <text:p>167</text:p>
            </table:table-cell>
            <table:table-cell table:style-name="ce4" table:number-columns-repeated="2"/>
            <table:table-cell table:style-name="ce8"/>
            <table:table-cell table:number-columns-repeated="4"/>
            <table:table-cell table:style-name="ce4" table:formula="of:=[.E103]-[.K103]" office:value-type="float" office:value="0" calcext:value-type="float">
              <text:p>0</text:p>
            </table:table-cell>
            <table:table-cell table:style-name="ce15"/>
            <table:table-cell table:style-name="ce10" table:formula="of:=[.$C103]/[.$K103]" office:value-type="string" office:string-value="" calcext:value-type="error">
              <text:p>#DIV/0!</text:p>
            </table:table-cell>
            <table:table-cell table:style-name="ce10" table:formula="of:=[.$B103]/[.$K103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-group>
            <table:table-row table:style-name="ro1" table:visibility="collapse">
              <table:table-cell table:style-name="ce1" office:value-type="string" calcext:value-type="string">
                <text:p>di cui biomasse</text:p>
              </table:table-cell>
              <table:table-cell table:style-name="ce4" table:number-columns-repeated="3"/>
              <table:table-cell table:style-name="ce8"/>
              <table:table-cell table:number-columns-repeated="4"/>
              <table:table-cell table:style-name="ce4" table:formula="of:=[.E104]-[.K104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104]/[.$K104]" office:value-type="string" office:string-value="" calcext:value-type="error">
                <text:p>#DIV/0!</text:p>
              </table:table-cell>
              <table:table-cell table:style-name="ce10" table:formula="of:=[.$B104]/[.$K104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  <table:table-row table:style-name="ro1" table:visibility="collapse">
              <table:table-cell table:style-name="ce1" office:value-type="string" calcext:value-type="string">
                <text:p>di cui carbone</text:p>
              </table:table-cell>
              <table:table-cell table:style-name="ce4" table:number-columns-repeated="3"/>
              <table:table-cell table:style-name="ce8"/>
              <table:table-cell table:number-columns-repeated="4"/>
              <table:table-cell table:style-name="ce4" table:formula="of:=[.E105]-[.K105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105]/[.$K105]" office:value-type="string" office:string-value="" calcext:value-type="error">
                <text:p>#DIV/0!</text:p>
              </table:table-cell>
              <table:table-cell table:style-name="ce10" table:formula="of:=[.$B105]/[.$K105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</table:table-row-group>
          <table:table-row table:style-name="ro1" table:visibility="collapse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4" table:formula="of:=5.566" office:value-type="float" office:value="5.566" calcext:value-type="float">
              <text:p>6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06]-[.K106]" office:value-type="float" office:value="0" calcext:value-type="float">
              <text:p>0</text:p>
            </table:table-cell>
            <table:table-cell table:style-name="ce15"/>
            <table:table-cell table:style-name="ce10" table:formula="of:=[.$C106]/[.$K106]" office:value-type="string" office:string-value="" calcext:value-type="error">
              <text:p>#DIV/0!</text:p>
            </table:table-cell>
            <table:table-cell table:style-name="ce10" table:formula="of:=[.$B106]/[.$K106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4" table:formula="of:=15.089" office:value-type="float" office:value="15.089" calcext:value-type="float">
              <text:p>15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07]-[.K107]" office:value-type="float" office:value="0" calcext:value-type="float">
              <text:p>0</text:p>
            </table:table-cell>
            <table:table-cell table:style-name="ce15"/>
            <table:table-cell table:style-name="ce10" table:formula="of:=[.$C107]/[.$K107]" office:value-type="string" office:string-value="" calcext:value-type="error">
              <text:p>#DIV/0!</text:p>
            </table:table-cell>
            <table:table-cell table:style-name="ce10" table:formula="of:=[.$B107]/[.$K107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4" table:formula="of:=21.838" office:value-type="float" office:value="21.838" calcext:value-type="float">
              <text:p>22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08]-[.K108]" office:value-type="float" office:value="0" calcext:value-type="float">
              <text:p>0</text:p>
            </table:table-cell>
            <table:table-cell table:style-name="ce15"/>
            <table:table-cell table:style-name="ce10" table:formula="of:=[.$C108]/[.$K108]" office:value-type="string" office:string-value="" calcext:value-type="error">
              <text:p>#DIV/0!</text:p>
            </table:table-cell>
            <table:table-cell table:style-name="ce10" table:formula="of:=[.$B108]/[.$K108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</table:table-row-group>
        <table:table-row table:style-name="ro1">
          <table:table-cell table:style-name="ce1" office:value-type="string" calcext:value-type="string">
            <text:p>Gen-Dic 2015</text:p>
          </table:table-cell>
          <table:table-cell table:style-name="ce5" table:formula="of:=[.B112]" office:value-type="float" office:value="164.931" calcext:value-type="float">
            <text:p>165</text:p>
          </table:table-cell>
          <table:table-cell table:style-name="ce4" table:formula="of:=SUM([.C110:.C117])" office:value-type="float" office:value="105.588" calcext:value-type="float">
            <text:p>106</text:p>
          </table:table-cell>
          <table:table-cell table:style-name="ce5" office:value-type="float" office:value="46.378" calcext:value-type="float">
            <text:p>46</text:p>
          </table:table-cell>
          <table:table-cell table:style-name="ce8" table:formula="of:=SUM([.B109:.D109])" office:value-type="float" office:value="316.897" calcext:value-type="float">
            <text:p>316.897</text:p>
          </table:table-cell>
          <table:table-cell table:style-name="ce10" table:formula="of:=[.B109]/[.$E109]" office:value-type="percentage" office:value="0.520456173456991" calcext:value-type="percentage">
            <text:p>52%</text:p>
          </table:table-cell>
          <table:table-cell table:style-name="ce10" table:formula="of:=[.C109]/[.$E109]" office:value-type="percentage" office:value="0.333193435090897" calcext:value-type="percentage">
            <text:p>33%</text:p>
          </table:table-cell>
          <table:table-cell table:style-name="ce10" table:formula="of:=[.D109]/[.$E109]" office:value-type="percentage" office:value="0.146350391452112" calcext:value-type="percentage">
            <text:p>15%</text:p>
          </table:table-cell>
          <table:table-cell/>
          <table:table-cell table:style-name="ce4" table:formula="of:=[.E109]-[.K109]" office:value-type="float" office:value="46.378" calcext:value-type="float">
            <text:p>46</text:p>
          </table:table-cell>
          <table:table-cell table:style-name="ce14" table:formula="of:=SUM([.B109:.C109])" office:value-type="float" office:value="270.519" calcext:value-type="float">
            <text:p>271</text:p>
          </table:table-cell>
          <table:table-cell table:style-name="ce10" table:formula="of:=[.$C109]/[.$K109]" office:value-type="percentage" office:value="0.390316391824604" calcext:value-type="percentage">
            <text:p>39%</text:p>
          </table:table-cell>
          <table:table-cell table:style-name="ce10" table:formula="of:=[.$B109]/[.$K109]" office:value-type="percentage" office:value="0.609683608175396" calcext:value-type="percentage">
            <text:p>61%</text:p>
          </table:table-cell>
          <table:table-cell table:style-name="ce10"/>
          <table:table-cell table:number-columns-repeated="1010"/>
        </table:table-row>
        <table:table-row-group table:display="false">
          <table:table-row table:style-name="ro1" table:visibility="collapse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4" table:formula="of:=46.451" office:value-type="float" office:value="46.451" calcext:value-type="float">
              <text:p>46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10]-[.K110]" office:value-type="float" office:value="0" calcext:value-type="float">
              <text:p>0</text:p>
            </table:table-cell>
            <table:table-cell table:style-name="ce15"/>
            <table:table-cell table:style-name="ce10" table:formula="of:=[.$C110]/[.$K110]" office:value-type="string" office:string-value="" calcext:value-type="error">
              <text:p>#DIV/0!</text:p>
            </table:table-cell>
            <table:table-cell table:style-name="ce10" table:formula="of:=[.$B110]/[.$K110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5" office:value-type="float" office:value="-1.909" calcext:value-type="float">
              <text:p>-2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11]-[.K111]" office:value-type="float" office:value="0" calcext:value-type="float">
              <text:p>0</text:p>
            </table:table-cell>
            <table:table-cell table:style-name="ce15"/>
            <table:table-cell table:style-name="ce10" table:formula="of:=[.$C111]/[.$K111]" office:value-type="string" office:string-value="" calcext:value-type="error">
              <text:p>#DIV/0!</text:p>
            </table:table-cell>
            <table:table-cell table:style-name="ce10" table:formula="of:=[.$B111]/[.$K111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Termica</text:p>
            </table:table-cell>
            <table:table-cell table:style-name="ce4" table:formula="of:=182.861-[.C113]" office:value-type="float" office:value="164.931" calcext:value-type="float">
              <text:p>165</text:p>
            </table:table-cell>
            <table:table-cell table:style-name="ce4" table:number-columns-repeated="2"/>
            <table:table-cell table:style-name="ce8"/>
            <table:table-cell table:number-columns-repeated="4"/>
            <table:table-cell table:style-name="ce4" table:formula="of:=[.E112]-[.K112]" office:value-type="float" office:value="0" calcext:value-type="float">
              <text:p>0</text:p>
            </table:table-cell>
            <table:table-cell table:style-name="ce15"/>
            <table:table-cell table:style-name="ce10" table:formula="of:=[.$C112]/[.$K112]" office:value-type="string" office:string-value="" calcext:value-type="error">
              <text:p>#DIV/0!</text:p>
            </table:table-cell>
            <table:table-cell table:style-name="ce10" table:formula="of:=[.$B112]/[.$K112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-group>
            <table:table-row table:style-name="ro1" table:visibility="collapse">
              <table:table-cell table:style-name="ce1" office:value-type="string" calcext:value-type="string">
                <text:p>da biomasse</text:p>
              </table:table-cell>
              <table:table-cell table:style-name="ce4"/>
              <table:table-cell table:style-name="ce4" table:formula="of:=17.93" office:value-type="float" office:value="17.93" calcext:value-type="float">
                <text:p>18</text:p>
              </table:table-cell>
              <table:table-cell table:style-name="ce4"/>
              <table:table-cell table:style-name="ce8"/>
              <table:table-cell table:number-columns-repeated="4"/>
              <table:table-cell table:style-name="ce4" table:formula="of:=[.E113]-[.K113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113]/[.$K113]" office:value-type="string" office:string-value="" calcext:value-type="error">
                <text:p>#DIV/0!</text:p>
              </table:table-cell>
              <table:table-cell table:style-name="ce10" table:formula="of:=[.$B113]/[.$K113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  <table:table-row table:style-name="ro1" table:visibility="collapse">
              <table:table-cell table:style-name="ce1" office:value-type="string" calcext:value-type="string">
                <text:p>da carbone</text:p>
              </table:table-cell>
              <table:table-cell table:style-name="ce4" table:number-columns-repeated="3"/>
              <table:table-cell table:style-name="ce8"/>
              <table:table-cell table:number-columns-repeated="4"/>
              <table:table-cell table:style-name="ce4" table:formula="of:=[.E114]-[.K114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114]/[.$K114]" office:value-type="string" office:string-value="" calcext:value-type="error">
                <text:p>#DIV/0!</text:p>
              </table:table-cell>
              <table:table-cell table:style-name="ce10" table:formula="of:=[.$B114]/[.$K114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</table:table-row-group>
          <table:table-row table:style-name="ro1" table:visibility="collapse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4" table:formula="of:=5.824" office:value-type="float" office:value="5.824" calcext:value-type="float">
              <text:p>6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15]-[.K115]" office:value-type="float" office:value="0" calcext:value-type="float">
              <text:p>0</text:p>
            </table:table-cell>
            <table:table-cell table:style-name="ce15"/>
            <table:table-cell table:style-name="ce10" table:formula="of:=[.$C115]/[.$K115]" office:value-type="string" office:string-value="" calcext:value-type="error">
              <text:p>#DIV/0!</text:p>
            </table:table-cell>
            <table:table-cell table:style-name="ce10" table:formula="of:=[.$B115]/[.$K115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4" table:formula="of:=14.705" office:value-type="float" office:value="14.705" calcext:value-type="float">
              <text:p>15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16]-[.K116]" office:value-type="float" office:value="0" calcext:value-type="float">
              <text:p>0</text:p>
            </table:table-cell>
            <table:table-cell table:style-name="ce15"/>
            <table:table-cell table:style-name="ce10" table:formula="of:=[.$C116]/[.$K116]" office:value-type="string" office:string-value="" calcext:value-type="error">
              <text:p>#DIV/0!</text:p>
            </table:table-cell>
            <table:table-cell table:style-name="ce10" table:formula="of:=[.$B116]/[.$K116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4" table:formula="of:=22.587" office:value-type="float" office:value="22.587" calcext:value-type="float">
              <text:p>23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17]-[.K117]" office:value-type="float" office:value="0" calcext:value-type="float">
              <text:p>0</text:p>
            </table:table-cell>
            <table:table-cell table:style-name="ce15"/>
            <table:table-cell table:style-name="ce10" table:formula="of:=[.$C117]/[.$K117]" office:value-type="string" office:string-value="" calcext:value-type="error">
              <text:p>#DIV/0!</text:p>
            </table:table-cell>
            <table:table-cell table:style-name="ce10" table:formula="of:=[.$B117]/[.$K117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</table:table-row-group>
        <table:table-row table:style-name="ro1">
          <table:table-cell table:style-name="ce1" office:value-type="string" calcext:value-type="string">
            <text:p>Gen-Dic 2016</text:p>
          </table:table-cell>
          <table:table-cell table:style-name="ce5" table:formula="of:=[.B121]" office:value-type="float" office:value="172.815" calcext:value-type="float">
            <text:p>173</text:p>
          </table:table-cell>
          <table:table-cell table:style-name="ce4" table:formula="of:=SUM([.C119:.C126])" office:value-type="float" office:value="104.4212" calcext:value-type="float">
            <text:p>104</text:p>
          </table:table-cell>
          <table:table-cell table:style-name="ce5" office:value-type="float" office:value="37.026" calcext:value-type="float">
            <text:p>37</text:p>
          </table:table-cell>
          <table:table-cell table:style-name="ce8" table:formula="of:=SUM([.B118:.D118])" office:value-type="float" office:value="314.2622" calcext:value-type="float">
            <text:p>314.262</text:p>
          </table:table-cell>
          <table:table-cell table:style-name="ce10" table:formula="of:=[.B118]/[.$E118]" office:value-type="percentage" office:value="0.549907052136719" calcext:value-type="percentage">
            <text:p>55%</text:p>
          </table:table-cell>
          <table:table-cell table:style-name="ce10" table:formula="of:=[.C118]/[.$E118]" office:value-type="percentage" office:value="0.33227413287376" calcext:value-type="percentage">
            <text:p>33%</text:p>
          </table:table-cell>
          <table:table-cell table:style-name="ce10" table:formula="of:=[.D118]/[.$E118]" office:value-type="percentage" office:value="0.117818814989522" calcext:value-type="percentage">
            <text:p>12%</text:p>
          </table:table-cell>
          <table:table-cell/>
          <table:table-cell table:style-name="ce4" table:formula="of:=[.E118]-[.K118]" office:value-type="float" office:value="37.026" calcext:value-type="float">
            <text:p>37</text:p>
          </table:table-cell>
          <table:table-cell table:style-name="ce14" table:formula="of:=SUM([.B118:.C118])" office:value-type="float" office:value="277.2362" calcext:value-type="float">
            <text:p>277</text:p>
          </table:table-cell>
          <table:table-cell table:style-name="ce10" table:formula="of:=[.$C118]/[.$K118]" office:value-type="percentage" office:value="0.376650668274922" calcext:value-type="percentage">
            <text:p>38%</text:p>
          </table:table-cell>
          <table:table-cell table:style-name="ce10" table:formula="of:=[.$B118]/[.$K118]" office:value-type="percentage" office:value="0.623349331725078" calcext:value-type="percentage">
            <text:p>62%</text:p>
          </table:table-cell>
          <table:table-cell table:style-name="ce10"/>
          <table:table-cell table:number-columns-repeated="1010"/>
        </table:table-row>
        <table:table-row-group table:display="false">
          <table:table-row table:style-name="ro1" table:visibility="collapse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4" table:formula="of:=43.785" office:value-type="float" office:value="43.785" calcext:value-type="float">
              <text:p>44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19]-[.K119]" office:value-type="float" office:value="0" calcext:value-type="float">
              <text:p>0</text:p>
            </table:table-cell>
            <table:table-cell table:style-name="ce15"/>
            <table:table-cell table:style-name="ce10" table:formula="of:=[.$C119]/[.$K119]" office:value-type="string" office:string-value="" calcext:value-type="error">
              <text:p>#DIV/0!</text:p>
            </table:table-cell>
            <table:table-cell table:style-name="ce10" table:formula="of:=[.$B119]/[.$K119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5" office:value-type="float" office:value="-2.4668" calcext:value-type="float">
              <text:p>-2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20]-[.K120]" office:value-type="float" office:value="0" calcext:value-type="float">
              <text:p>0</text:p>
            </table:table-cell>
            <table:table-cell table:style-name="ce15"/>
            <table:table-cell table:style-name="ce10" table:formula="of:=[.$C120]/[.$K120]" office:value-type="string" office:string-value="" calcext:value-type="error">
              <text:p>#DIV/0!</text:p>
            </table:table-cell>
            <table:table-cell table:style-name="ce10" table:formula="of:=[.$B120]/[.$K120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Termica</text:p>
            </table:table-cell>
            <table:table-cell table:style-name="ce4" table:formula="of:=190.771-[.C122]" office:value-type="float" office:value="172.815" calcext:value-type="float">
              <text:p>173</text:p>
            </table:table-cell>
            <table:table-cell table:style-name="ce4" table:number-columns-repeated="2"/>
            <table:table-cell table:style-name="ce8"/>
            <table:table-cell table:number-columns-repeated="4"/>
            <table:table-cell table:style-name="ce4" table:formula="of:=[.E121]-[.K121]" office:value-type="float" office:value="0" calcext:value-type="float">
              <text:p>0</text:p>
            </table:table-cell>
            <table:table-cell table:style-name="ce15"/>
            <table:table-cell table:style-name="ce10" table:formula="of:=[.$C121]/[.$K121]" office:value-type="string" office:string-value="" calcext:value-type="error">
              <text:p>#DIV/0!</text:p>
            </table:table-cell>
            <table:table-cell table:style-name="ce10" table:formula="of:=[.$B121]/[.$K121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-group>
            <table:table-row table:style-name="ro1" table:visibility="collapse">
              <table:table-cell table:style-name="ce1" office:value-type="string" calcext:value-type="string">
                <text:p>da biomasse</text:p>
              </table:table-cell>
              <table:table-cell table:style-name="ce4"/>
              <table:table-cell table:style-name="ce5" office:value-type="float" office:value="17.956" calcext:value-type="float">
                <text:p>18</text:p>
              </table:table-cell>
              <table:table-cell table:style-name="ce4"/>
              <table:table-cell table:style-name="ce8"/>
              <table:table-cell table:number-columns-repeated="4"/>
              <table:table-cell table:style-name="ce4" table:formula="of:=[.E122]-[.K122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122]/[.$K122]" office:value-type="string" office:string-value="" calcext:value-type="error">
                <text:p>#DIV/0!</text:p>
              </table:table-cell>
              <table:table-cell table:style-name="ce10" table:formula="of:=[.$B122]/[.$K122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  <table:table-row table:style-name="ro1" table:visibility="collapse">
              <table:table-cell table:style-name="ce1" office:value-type="string" calcext:value-type="string">
                <text:p>da carbone</text:p>
              </table:table-cell>
              <table:table-cell table:style-name="ce4" table:number-columns-repeated="3"/>
              <table:table-cell table:style-name="ce8"/>
              <table:table-cell table:number-columns-repeated="4"/>
              <table:table-cell table:style-name="ce4" table:formula="of:=[.E123]-[.K123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123]/[.$K123]" office:value-type="string" office:string-value="" calcext:value-type="error">
                <text:p>#DIV/0!</text:p>
              </table:table-cell>
              <table:table-cell table:style-name="ce10" table:formula="of:=[.$B123]/[.$K123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</table:table-row-group>
          <table:table-row table:style-name="ro1" table:visibility="collapse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4" table:formula="of:=5.867" office:value-type="float" office:value="5.867" calcext:value-type="float">
              <text:p>6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24]-[.K124]" office:value-type="float" office:value="0" calcext:value-type="float">
              <text:p>0</text:p>
            </table:table-cell>
            <table:table-cell table:style-name="ce15"/>
            <table:table-cell table:style-name="ce10" table:formula="of:=[.$C124]/[.$K124]" office:value-type="string" office:string-value="" calcext:value-type="error">
              <text:p>#DIV/0!</text:p>
            </table:table-cell>
            <table:table-cell table:style-name="ce10" table:formula="of:=[.$B124]/[.$K124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4" table:formula="of:=17.523" office:value-type="float" office:value="17.523" calcext:value-type="float">
              <text:p>18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25]-[.K125]" office:value-type="float" office:value="0" calcext:value-type="float">
              <text:p>0</text:p>
            </table:table-cell>
            <table:table-cell table:style-name="ce15"/>
            <table:table-cell table:style-name="ce10" table:formula="of:=[.$C125]/[.$K125]" office:value-type="string" office:string-value="" calcext:value-type="error">
              <text:p>#DIV/0!</text:p>
            </table:table-cell>
            <table:table-cell table:style-name="ce10" table:formula="of:=[.$B125]/[.$K125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4" table:formula="of:=21.757" office:value-type="float" office:value="21.757" calcext:value-type="float">
              <text:p>22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26]-[.K126]" office:value-type="float" office:value="0" calcext:value-type="float">
              <text:p>0</text:p>
            </table:table-cell>
            <table:table-cell table:style-name="ce15"/>
            <table:table-cell table:style-name="ce10" table:formula="of:=[.$C126]/[.$K126]" office:value-type="string" office:string-value="" calcext:value-type="error">
              <text:p>#DIV/0!</text:p>
            </table:table-cell>
            <table:table-cell table:style-name="ce10" table:formula="of:=[.$B126]/[.$K126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</table:table-row-group>
        <table:table-row table:style-name="ro1">
          <table:table-cell table:style-name="ce1" office:value-type="string" calcext:value-type="string">
            <text:p>Gen-Dic 2017</text:p>
          </table:table-cell>
          <table:table-cell table:style-name="ce5" table:formula="of:=[.B130]" office:value-type="float" office:value="182.487" calcext:value-type="float">
            <text:p>182</text:p>
          </table:table-cell>
          <table:table-cell table:style-name="ce4" table:formula="of:=SUM([.C128:.C135])" office:value-type="float" office:value="100.3" calcext:value-type="float">
            <text:p>100</text:p>
          </table:table-cell>
          <table:table-cell table:style-name="ce5" office:value-type="float" office:value="37.761" calcext:value-type="float">
            <text:p>38</text:p>
          </table:table-cell>
          <table:table-cell table:style-name="ce8" table:formula="of:=SUM([.B127:.D127])" office:value-type="float" office:value="320.548" calcext:value-type="float">
            <text:p>320.548</text:p>
          </table:table-cell>
          <table:table-cell table:style-name="ce10" table:formula="of:=[.B127]/[.$E127]" office:value-type="percentage" office:value="0.569296953966333" calcext:value-type="percentage">
            <text:p>57%</text:p>
          </table:table-cell>
          <table:table-cell table:style-name="ce10" table:formula="of:=[.C127]/[.$E127]" office:value-type="percentage" office:value="0.312901655914247" calcext:value-type="percentage">
            <text:p>31%</text:p>
          </table:table-cell>
          <table:table-cell table:style-name="ce10" table:formula="of:=[.D127]/[.$E127]" office:value-type="percentage" office:value="0.117801390119421" calcext:value-type="percentage">
            <text:p>12%</text:p>
          </table:table-cell>
          <table:table-cell/>
          <table:table-cell table:style-name="ce4" table:formula="of:=[.E127]-[.K127]" office:value-type="float" office:value="37.761" calcext:value-type="float">
            <text:p>38</text:p>
          </table:table-cell>
          <table:table-cell table:style-name="ce14" table:formula="of:=SUM([.B127:.C127])" office:value-type="float" office:value="282.787" calcext:value-type="float">
            <text:p>283</text:p>
          </table:table-cell>
          <table:table-cell table:style-name="ce10" table:formula="of:=[.$C127]/[.$K127]" office:value-type="percentage" office:value="0.35468391404131" calcext:value-type="percentage">
            <text:p>35%</text:p>
          </table:table-cell>
          <table:table-cell table:style-name="ce10" table:formula="of:=[.$B127]/[.$K127]" office:value-type="percentage" office:value="0.64531608595869" calcext:value-type="percentage">
            <text:p>65%</text:p>
          </table:table-cell>
          <table:table-cell table:style-name="ce10"/>
          <table:table-cell table:number-columns-repeated="1010"/>
        </table:table-row>
        <table:table-row-group table:display="false">
          <table:table-row table:style-name="ro1" table:visibility="collapse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4" table:formula="of:=37.557" office:value-type="float" office:value="37.557" calcext:value-type="float">
              <text:p>38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28]-[.K128]" office:value-type="float" office:value="0" calcext:value-type="float">
              <text:p>0</text:p>
            </table:table-cell>
            <table:table-cell table:style-name="ce15"/>
            <table:table-cell table:style-name="ce10" table:formula="of:=[.$C128]/[.$K128]" office:value-type="string" office:string-value="" calcext:value-type="error">
              <text:p>#DIV/0!</text:p>
            </table:table-cell>
            <table:table-cell table:style-name="ce10" table:formula="of:=[.$B128]/[.$K128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5" office:value-type="float" office:value="-2.478" calcext:value-type="float">
              <text:p>-2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29]-[.K129]" office:value-type="float" office:value="0" calcext:value-type="float">
              <text:p>0</text:p>
            </table:table-cell>
            <table:table-cell table:style-name="ce15"/>
            <table:table-cell table:style-name="ce10" table:formula="of:=[.$C129]/[.$K129]" office:value-type="string" office:string-value="" calcext:value-type="error">
              <text:p>#DIV/0!</text:p>
            </table:table-cell>
            <table:table-cell table:style-name="ce10" table:formula="of:=[.$B129]/[.$K129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Termica</text:p>
            </table:table-cell>
            <table:table-cell table:style-name="ce5" table:formula="of:=200.305-[.C131]" office:value-type="float" office:value="182.487" calcext:value-type="float">
              <text:p>182</text:p>
            </table:table-cell>
            <table:table-cell table:style-name="ce4" table:number-columns-repeated="2"/>
            <table:table-cell table:style-name="ce8"/>
            <table:table-cell table:number-columns-repeated="4"/>
            <table:table-cell table:style-name="ce4" table:formula="of:=[.E130]-[.K130]" office:value-type="float" office:value="0" calcext:value-type="float">
              <text:p>0</text:p>
            </table:table-cell>
            <table:table-cell table:style-name="ce15"/>
            <table:table-cell table:style-name="ce10" table:formula="of:=[.$C130]/[.$K130]" office:value-type="string" office:string-value="" calcext:value-type="error">
              <text:p>#DIV/0!</text:p>
            </table:table-cell>
            <table:table-cell table:style-name="ce10" table:formula="of:=[.$B130]/[.$K130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-group>
            <table:table-row table:style-name="ro1" table:visibility="collapse">
              <table:table-cell table:style-name="ce1" office:value-type="string" calcext:value-type="string">
                <text:p>da biomasse</text:p>
              </table:table-cell>
              <table:table-cell table:style-name="ce4"/>
              <table:table-cell table:style-name="ce5" office:value-type="float" office:value="17.818" calcext:value-type="float">
                <text:p>18</text:p>
              </table:table-cell>
              <table:table-cell table:style-name="ce4"/>
              <table:table-cell table:style-name="ce8"/>
              <table:table-cell table:number-columns-repeated="4"/>
              <table:table-cell table:style-name="ce4" table:formula="of:=[.E131]-[.K131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131]/[.$K131]" office:value-type="string" office:string-value="" calcext:value-type="error">
                <text:p>#DIV/0!</text:p>
              </table:table-cell>
              <table:table-cell table:style-name="ce10" table:formula="of:=[.$B131]/[.$K131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  <table:table-row table:style-name="ro1" table:visibility="collapse">
              <table:table-cell table:style-name="ce1" office:value-type="string" calcext:value-type="string">
                <text:p>da carbone</text:p>
              </table:table-cell>
              <table:table-cell table:style-name="ce4" table:number-columns-repeated="3"/>
              <table:table-cell table:style-name="ce8"/>
              <table:table-cell table:number-columns-repeated="4"/>
              <table:table-cell table:style-name="ce4" table:formula="of:=[.E132]-[.K132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132]/[.$K132]" office:value-type="string" office:string-value="" calcext:value-type="error">
                <text:p>#DIV/0!</text:p>
              </table:table-cell>
              <table:table-cell table:style-name="ce10" table:formula="of:=[.$B132]/[.$K132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</table:table-row-group>
          <table:table-row table:style-name="ro1" table:visibility="collapse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4" table:formula="of:=5.821" office:value-type="float" office:value="5.821" calcext:value-type="float">
              <text:p>6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33]-[.K133]" office:value-type="float" office:value="0" calcext:value-type="float">
              <text:p>0</text:p>
            </table:table-cell>
            <table:table-cell table:style-name="ce15"/>
            <table:table-cell table:style-name="ce10" table:formula="of:=[.$C133]/[.$K133]" office:value-type="string" office:string-value="" calcext:value-type="error">
              <text:p>#DIV/0!</text:p>
            </table:table-cell>
            <table:table-cell table:style-name="ce10" table:formula="of:=[.$B133]/[.$K133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4" table:formula="of:=17.565" office:value-type="float" office:value="17.565" calcext:value-type="float">
              <text:p>18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34]-[.K134]" office:value-type="float" office:value="0" calcext:value-type="float">
              <text:p>0</text:p>
            </table:table-cell>
            <table:table-cell table:style-name="ce15"/>
            <table:table-cell table:style-name="ce10" table:formula="of:=[.$C134]/[.$K134]" office:value-type="string" office:string-value="" calcext:value-type="error">
              <text:p>#DIV/0!</text:p>
            </table:table-cell>
            <table:table-cell table:style-name="ce10" table:formula="of:=[.$B134]/[.$K134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4" table:formula="of:=24.017" office:value-type="float" office:value="24.017" calcext:value-type="float">
              <text:p>24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35]-[.K135]" office:value-type="float" office:value="0" calcext:value-type="float">
              <text:p>0</text:p>
            </table:table-cell>
            <table:table-cell table:style-name="ce15"/>
            <table:table-cell table:style-name="ce10" table:formula="of:=[.$C135]/[.$K135]" office:value-type="string" office:string-value="" calcext:value-type="error">
              <text:p>#DIV/0!</text:p>
            </table:table-cell>
            <table:table-cell table:style-name="ce10" table:formula="of:=[.$B135]/[.$K135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</table:table-row-group>
        <table:table-row table:style-name="ro1">
          <table:table-cell table:style-name="ce1" office:value-type="string" calcext:value-type="string">
            <text:p>Gen-Dic 2018</text:p>
          </table:table-cell>
          <table:table-cell table:style-name="ce5" table:formula="of:=[.B139]" office:value-type="float" office:value="166.737" calcext:value-type="float">
            <text:p>167</text:p>
          </table:table-cell>
          <table:table-cell table:style-name="ce4" table:formula="of:=SUM([.C137:.C144])" office:value-type="float" office:value="110.795" calcext:value-type="float">
            <text:p>111</text:p>
          </table:table-cell>
          <table:table-cell table:style-name="ce5" office:value-type="float" office:value="43.899" calcext:value-type="float">
            <text:p>44</text:p>
          </table:table-cell>
          <table:table-cell table:style-name="ce8" table:formula="of:=SUM([.B136:.D136])" office:value-type="float" office:value="321.431" calcext:value-type="float">
            <text:p>321.431</text:p>
          </table:table-cell>
          <table:table-cell table:style-name="ce10" table:formula="of:=[.B136]/[.$E136]" office:value-type="percentage" office:value="0.518733414014205" calcext:value-type="percentage">
            <text:p>52%</text:p>
          </table:table-cell>
          <table:table-cell table:style-name="ce10" table:formula="of:=[.C136]/[.$E136]" office:value-type="percentage" office:value="0.344692951208813" calcext:value-type="percentage">
            <text:p>34%</text:p>
          </table:table-cell>
          <table:table-cell table:style-name="ce10" table:formula="of:=[.D136]/[.$E136]" office:value-type="percentage" office:value="0.136573634776982" calcext:value-type="percentage">
            <text:p>14%</text:p>
          </table:table-cell>
          <table:table-cell/>
          <table:table-cell table:style-name="ce4" table:formula="of:=[.E136]-[.K136]" office:value-type="float" office:value="43.899" calcext:value-type="float">
            <text:p>44</text:p>
          </table:table-cell>
          <table:table-cell table:style-name="ce14" table:formula="of:=SUM([.B136:.C136])" office:value-type="float" office:value="277.532" calcext:value-type="float">
            <text:p>278</text:p>
          </table:table-cell>
          <table:table-cell table:style-name="ce10" table:formula="of:=[.$C136]/[.$K136]" office:value-type="percentage" office:value="0.399215225631639" calcext:value-type="percentage">
            <text:p>40%</text:p>
          </table:table-cell>
          <table:table-cell table:style-name="ce10" table:formula="of:=[.$B136]/[.$K136]" office:value-type="percentage" office:value="0.600784774368361" calcext:value-type="percentage">
            <text:p>60%</text:p>
          </table:table-cell>
          <table:table-cell table:style-name="ce10"/>
          <table:table-cell/>
          <table:table-cell>
            <draw:frame table:end-cell-address="Foglio1.V209" table:end-x="55.33pt" table:end-y="11.2pt" draw:z-index="1" draw:name="Chart 2" draw:style-name="gr1" draw:text-style-name="P1" svg:width="449.97pt" svg:height="278.22pt" svg:x="26.25pt" svg:y="0.74pt">
              <draw:object draw:notify-on-update-of-ranges="Foglio1.A28:Foglio1.A190 Foglio1.L28:Foglio1.L190 Foglio1.M28:Foglio1.M19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8"/>
        </table:table-row>
        <table:table-row-group table:display="false">
          <table:table-row table:style-name="ro1" table:visibility="collapse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5" office:value-type="float" office:value="49.928" calcext:value-type="float">
              <text:p>50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37]-[.K137]" office:value-type="float" office:value="0" calcext:value-type="float">
              <text:p>0</text:p>
            </table:table-cell>
            <table:table-cell table:style-name="ce15"/>
            <table:table-cell table:style-name="ce10" table:formula="of:=[.$C137]/[.$K137]" office:value-type="string" office:string-value="" calcext:value-type="error">
              <text:p>#DIV/0!</text:p>
            </table:table-cell>
            <table:table-cell table:style-name="ce10" table:formula="of:=[.$B137]/[.$K137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5" office:value-type="float" office:value="-2.313" calcext:value-type="float">
              <text:p>-2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38]-[.K138]" office:value-type="float" office:value="0" calcext:value-type="float">
              <text:p>0</text:p>
            </table:table-cell>
            <table:table-cell table:style-name="ce15"/>
            <table:table-cell table:style-name="ce10" table:formula="of:=[.$C138]/[.$K138]" office:value-type="string" office:string-value="" calcext:value-type="error">
              <text:p>#DIV/0!</text:p>
            </table:table-cell>
            <table:table-cell table:style-name="ce10" table:formula="of:=[.$B138]/[.$K138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Termica</text:p>
            </table:table-cell>
            <table:table-cell table:style-name="ce5" table:formula="of:=184.338-[.C140]" office:value-type="float" office:value="166.737" calcext:value-type="float">
              <text:p>167</text:p>
            </table:table-cell>
            <table:table-cell table:style-name="ce4" table:number-columns-repeated="2"/>
            <table:table-cell table:style-name="ce8"/>
            <table:table-cell table:number-columns-repeated="4"/>
            <table:table-cell table:style-name="ce4" table:formula="of:=[.E139]-[.K139]" office:value-type="float" office:value="0" calcext:value-type="float">
              <text:p>0</text:p>
            </table:table-cell>
            <table:table-cell table:style-name="ce15"/>
            <table:table-cell table:style-name="ce10" table:formula="of:=[.$C139]/[.$K139]" office:value-type="string" office:string-value="" calcext:value-type="error">
              <text:p>#DIV/0!</text:p>
            </table:table-cell>
            <table:table-cell table:style-name="ce10" table:formula="of:=[.$B139]/[.$K139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-group>
            <table:table-row table:style-name="ro1" table:visibility="collapse">
              <table:table-cell table:style-name="ce1" office:value-type="string" calcext:value-type="string">
                <text:p>da biomasse</text:p>
              </table:table-cell>
              <table:table-cell table:style-name="ce4"/>
              <table:table-cell table:style-name="ce5" office:value-type="float" office:value="17.601" calcext:value-type="float">
                <text:p>18</text:p>
              </table:table-cell>
              <table:table-cell table:style-name="ce4"/>
              <table:table-cell table:style-name="ce8"/>
              <table:table-cell table:number-columns-repeated="4"/>
              <table:table-cell table:style-name="ce4" table:formula="of:=[.E140]-[.K140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140]/[.$K140]" office:value-type="string" office:string-value="" calcext:value-type="error">
                <text:p>#DIV/0!</text:p>
              </table:table-cell>
              <table:table-cell table:style-name="ce10" table:formula="of:=[.$B140]/[.$K140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  <table:table-row table:style-name="ro1" table:visibility="collapse">
              <table:table-cell table:style-name="ce1" office:value-type="string" calcext:value-type="string">
                <text:p>da carbone</text:p>
              </table:table-cell>
              <table:table-cell table:style-name="ce4" table:number-columns-repeated="3"/>
              <table:table-cell table:style-name="ce8"/>
              <table:table-cell table:number-columns-repeated="4"/>
              <table:table-cell table:style-name="ce4" table:formula="of:=[.E141]-[.K141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141]/[.$K141]" office:value-type="string" office:string-value="" calcext:value-type="error">
                <text:p>#DIV/0!</text:p>
              </table:table-cell>
              <table:table-cell table:style-name="ce10" table:formula="of:=[.$B141]/[.$K141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</table:table-row-group>
          <table:table-row table:style-name="ro1" table:visibility="collapse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5" office:value-type="float" office:value="5.756" calcext:value-type="float">
              <text:p>6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42]-[.K142]" office:value-type="float" office:value="0" calcext:value-type="float">
              <text:p>0</text:p>
            </table:table-cell>
            <table:table-cell table:style-name="ce15"/>
            <table:table-cell table:style-name="ce10" table:formula="of:=[.$C142]/[.$K142]" office:value-type="string" office:string-value="" calcext:value-type="error">
              <text:p>#DIV/0!</text:p>
            </table:table-cell>
            <table:table-cell table:style-name="ce10" table:formula="of:=[.$B142]/[.$K142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5" office:value-type="float" office:value="17.557" calcext:value-type="float">
              <text:p>18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43]-[.K143]" office:value-type="float" office:value="0" calcext:value-type="float">
              <text:p>0</text:p>
            </table:table-cell>
            <table:table-cell table:style-name="ce15"/>
            <table:table-cell table:style-name="ce10" table:formula="of:=[.$C143]/[.$K143]" office:value-type="string" office:string-value="" calcext:value-type="error">
              <text:p>#DIV/0!</text:p>
            </table:table-cell>
            <table:table-cell table:style-name="ce10" table:formula="of:=[.$B143]/[.$K143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5" office:value-type="float" office:value="22.266" calcext:value-type="float">
              <text:p>22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44]-[.K144]" office:value-type="float" office:value="0" calcext:value-type="float">
              <text:p>0</text:p>
            </table:table-cell>
            <table:table-cell table:style-name="ce15"/>
            <table:table-cell table:style-name="ce10" table:formula="of:=[.$C144]/[.$K144]" office:value-type="string" office:string-value="" calcext:value-type="error">
              <text:p>#DIV/0!</text:p>
            </table:table-cell>
            <table:table-cell table:style-name="ce10" table:formula="of:=[.$B144]/[.$K144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</table:table-row-group>
        <table:table-row table:style-name="ro1">
          <table:table-cell table:style-name="ce1" office:value-type="string" calcext:value-type="string">
            <text:p>Gen-Dic 2019</text:p>
          </table:table-cell>
          <table:table-cell table:style-name="ce5" table:formula="of:=[.B148]" office:value-type="float" office:value="169.35" calcext:value-type="float">
            <text:p>169</text:p>
          </table:table-cell>
          <table:table-cell table:style-name="ce4" table:formula="of:=SUM([.C146:.C153])" office:value-type="float" office:value="112.131" calcext:value-type="float">
            <text:p>112</text:p>
          </table:table-cell>
          <table:table-cell table:style-name="ce5" office:value-type="float" office:value="38.141" calcext:value-type="float">
            <text:p>38</text:p>
          </table:table-cell>
          <table:table-cell table:style-name="ce8" table:formula="of:=SUM([.B145:.D145])" office:value-type="float" office:value="319.622" calcext:value-type="float">
            <text:p>319.622</text:p>
          </table:table-cell>
          <table:table-cell table:style-name="ce10" table:formula="of:=[.B145]/[.$E145]" office:value-type="percentage" office:value="0.529844628967968" calcext:value-type="percentage">
            <text:p>53%</text:p>
          </table:table-cell>
          <table:table-cell table:style-name="ce10" table:formula="of:=[.C145]/[.$E145]" office:value-type="percentage" office:value="0.350823785596736" calcext:value-type="percentage">
            <text:p>35%</text:p>
          </table:table-cell>
          <table:table-cell table:style-name="ce10" table:formula="of:=[.D145]/[.$E145]" office:value-type="percentage" office:value="0.119331585435295" calcext:value-type="percentage">
            <text:p>12%</text:p>
          </table:table-cell>
          <table:table-cell/>
          <table:table-cell table:style-name="ce4" table:formula="of:=[.E145]-[.K145]" office:value-type="float" office:value="38.141" calcext:value-type="float">
            <text:p>38</text:p>
          </table:table-cell>
          <table:table-cell table:style-name="ce14" table:formula="of:=SUM([.B145:.C145])" office:value-type="float" office:value="281.481" calcext:value-type="float">
            <text:p>281</text:p>
          </table:table-cell>
          <table:table-cell table:style-name="ce10" table:formula="of:=[.$C145]/[.$K145]" office:value-type="percentage" office:value="0.398360812985601" calcext:value-type="percentage">
            <text:p>40%</text:p>
          </table:table-cell>
          <table:table-cell table:style-name="ce10" table:formula="of:=[.$B145]/[.$K145]" office:value-type="percentage" office:value="0.601639187014399" calcext:value-type="percentage">
            <text:p>60%</text:p>
          </table:table-cell>
          <table:table-cell table:style-name="ce10"/>
          <table:table-cell table:number-columns-repeated="1010"/>
        </table:table-row>
        <table:table-row-group table:display="false">
          <table:table-row table:style-name="ro1" table:visibility="collapse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5" office:value-type="float" office:value="47.59" calcext:value-type="float">
              <text:p>48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46]-[.K146]" office:value-type="float" office:value="0" calcext:value-type="float">
              <text:p>0</text:p>
            </table:table-cell>
            <table:table-cell table:style-name="ce15"/>
            <table:table-cell table:style-name="ce10" table:formula="of:=[.$C146]/[.$K146]" office:value-type="string" office:string-value="" calcext:value-type="error">
              <text:p>#DIV/0!</text:p>
            </table:table-cell>
            <table:table-cell table:style-name="ce10" table:formula="of:=[.$B146]/[.$K146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5" office:value-type="float" office:value="-2.469" calcext:value-type="float">
              <text:p>-2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47]-[.K147]" office:value-type="float" office:value="0" calcext:value-type="float">
              <text:p>0</text:p>
            </table:table-cell>
            <table:table-cell table:style-name="ce15"/>
            <table:table-cell table:style-name="ce10" table:formula="of:=[.$C147]/[.$K147]" office:value-type="string" office:string-value="" calcext:value-type="error">
              <text:p>#DIV/0!</text:p>
            </table:table-cell>
            <table:table-cell table:style-name="ce10" table:formula="of:=[.$B147]/[.$K147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Termica</text:p>
            </table:table-cell>
            <table:table-cell table:style-name="ce5" table:formula="of:=187.317-[.C149]" office:value-type="float" office:value="169.35" calcext:value-type="float">
              <text:p>169</text:p>
            </table:table-cell>
            <table:table-cell table:style-name="ce4" table:number-columns-repeated="2"/>
            <table:table-cell table:style-name="ce8"/>
            <table:table-cell table:number-columns-repeated="4"/>
            <table:table-cell table:style-name="ce4" table:formula="of:=[.E148]-[.K148]" office:value-type="float" office:value="0" calcext:value-type="float">
              <text:p>0</text:p>
            </table:table-cell>
            <table:table-cell table:style-name="ce15"/>
            <table:table-cell table:style-name="ce10" table:formula="of:=[.$C148]/[.$K148]" office:value-type="string" office:string-value="" calcext:value-type="error">
              <text:p>#DIV/0!</text:p>
            </table:table-cell>
            <table:table-cell table:style-name="ce10" table:formula="of:=[.$B148]/[.$K148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-group>
            <table:table-row table:style-name="ro1" table:visibility="collapse">
              <table:table-cell table:style-name="ce1" office:value-type="string" calcext:value-type="string">
                <text:p>da biomasse</text:p>
              </table:table-cell>
              <table:table-cell table:style-name="ce4"/>
              <table:table-cell table:style-name="ce5" office:value-type="float" office:value="17.967" calcext:value-type="float">
                <text:p>18</text:p>
              </table:table-cell>
              <table:table-cell table:style-name="ce4"/>
              <table:table-cell table:style-name="ce8"/>
              <table:table-cell table:number-columns-repeated="4"/>
              <table:table-cell table:style-name="ce4" table:formula="of:=[.E149]-[.K149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149]/[.$K149]" office:value-type="string" office:string-value="" calcext:value-type="error">
                <text:p>#DIV/0!</text:p>
              </table:table-cell>
              <table:table-cell table:style-name="ce10" table:formula="of:=[.$B149]/[.$K149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  <table:table-row table:style-name="ro1" table:visibility="collapse">
              <table:table-cell table:style-name="ce1" office:value-type="string" calcext:value-type="string">
                <text:p>da carbone</text:p>
              </table:table-cell>
              <table:table-cell table:style-name="ce4" table:number-columns-repeated="3"/>
              <table:table-cell table:style-name="ce8"/>
              <table:table-cell table:number-columns-repeated="4"/>
              <table:table-cell table:style-name="ce4" table:formula="of:=[.E150]-[.K150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150]/[.$K150]" office:value-type="string" office:string-value="" calcext:value-type="error">
                <text:p>#DIV/0!</text:p>
              </table:table-cell>
              <table:table-cell table:style-name="ce10" table:formula="of:=[.$B150]/[.$K150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</table:table-row-group>
          <table:table-row table:style-name="ro1" table:visibility="collapse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5" office:value-type="float" office:value="5.689" calcext:value-type="float">
              <text:p>6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51]-[.K151]" office:value-type="float" office:value="0" calcext:value-type="float">
              <text:p>0</text:p>
            </table:table-cell>
            <table:table-cell table:style-name="ce15"/>
            <table:table-cell table:style-name="ce10" table:formula="of:=[.$C151]/[.$K151]" office:value-type="string" office:string-value="" calcext:value-type="error">
              <text:p>#DIV/0!</text:p>
            </table:table-cell>
            <table:table-cell table:style-name="ce10" table:formula="of:=[.$B151]/[.$K151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5" office:value-type="float" office:value="20.034" calcext:value-type="float">
              <text:p>20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52]-[.K152]" office:value-type="float" office:value="0" calcext:value-type="float">
              <text:p>0</text:p>
            </table:table-cell>
            <table:table-cell table:style-name="ce15"/>
            <table:table-cell table:style-name="ce10" table:formula="of:=[.$C152]/[.$K152]" office:value-type="string" office:string-value="" calcext:value-type="error">
              <text:p>#DIV/0!</text:p>
            </table:table-cell>
            <table:table-cell table:style-name="ce10" table:formula="of:=[.$B152]/[.$K152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5" office:value-type="float" office:value="23.32" calcext:value-type="float">
              <text:p>23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53]-[.K153]" office:value-type="float" office:value="0" calcext:value-type="float">
              <text:p>0</text:p>
            </table:table-cell>
            <table:table-cell table:style-name="ce15"/>
            <table:table-cell table:style-name="ce10" table:formula="of:=[.$C153]/[.$K153]" office:value-type="string" office:string-value="" calcext:value-type="error">
              <text:p>#DIV/0!</text:p>
            </table:table-cell>
            <table:table-cell table:style-name="ce10" table:formula="of:=[.$B153]/[.$K153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</table:table-row-group>
        <table:table-row table:style-name="ro1">
          <table:table-cell table:style-name="ce1" office:value-type="string" calcext:value-type="string">
            <text:p>Gen-Dic 2020</text:p>
          </table:table-cell>
          <table:table-cell table:style-name="ce5" table:formula="of:=[.B157]" office:value-type="float" office:value="155.825" calcext:value-type="float">
            <text:p>156</text:p>
          </table:table-cell>
          <table:table-cell table:style-name="ce4" table:formula="of:=SUM([.C155:.C162])" office:value-type="float" office:value="113.155" calcext:value-type="float">
            <text:p>113</text:p>
          </table:table-cell>
          <table:table-cell table:style-name="ce5" office:value-type="float" office:value="32.2" calcext:value-type="float">
            <text:p>32</text:p>
          </table:table-cell>
          <table:table-cell table:style-name="ce8" table:formula="of:=SUM([.B154:.D154])" office:value-type="float" office:value="301.18" calcext:value-type="float">
            <text:p>301.180</text:p>
          </table:table-cell>
          <table:table-cell table:style-name="ce10" table:formula="of:=[.B154]/[.$E154]" office:value-type="percentage" office:value="0.517381632246497" calcext:value-type="percentage">
            <text:p>52%</text:p>
          </table:table-cell>
          <table:table-cell table:style-name="ce10" table:formula="of:=[.C154]/[.$E154]" office:value-type="percentage" office:value="0.375705558137991" calcext:value-type="percentage">
            <text:p>38%</text:p>
          </table:table-cell>
          <table:table-cell table:style-name="ce10" table:formula="of:=[.D154]/[.$E154]" office:value-type="percentage" office:value="0.106912809615512" calcext:value-type="percentage">
            <text:p>11%</text:p>
          </table:table-cell>
          <table:table-cell/>
          <table:table-cell table:style-name="ce4" table:formula="of:=[.E154]-[.K154]" office:value-type="float" office:value="32.2" calcext:value-type="float">
            <text:p>32</text:p>
          </table:table-cell>
          <table:table-cell table:style-name="ce14" table:formula="of:=SUM([.B154:.C154])" office:value-type="float" office:value="268.98" calcext:value-type="float">
            <text:p>269</text:p>
          </table:table-cell>
          <table:table-cell table:style-name="ce10" table:formula="of:=[.$C154]/[.$K154]" office:value-type="percentage" office:value="0.420681835080675" calcext:value-type="percentage">
            <text:p>42%</text:p>
          </table:table-cell>
          <table:table-cell table:style-name="ce10" table:formula="of:=[.$B154]/[.$K154]" office:value-type="percentage" office:value="0.579318164919325" calcext:value-type="percentage">
            <text:p>58%</text:p>
          </table:table-cell>
          <table:table-cell table:style-name="ce10"/>
          <table:table-cell table:number-columns-repeated="1010"/>
        </table:table-row>
        <table:table-row-group table:display="false">
          <table:table-row table:style-name="ro1" table:visibility="collapse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5" office:value-type="float" office:value="48.952" calcext:value-type="float">
              <text:p>49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55]-[.K155]" office:value-type="float" office:value="0" calcext:value-type="float">
              <text:p>0</text:p>
            </table:table-cell>
            <table:table-cell table:style-name="ce15"/>
            <table:table-cell table:style-name="ce10" table:formula="of:=[.$C155]/[.$K155]" office:value-type="string" office:string-value="" calcext:value-type="error">
              <text:p>#DIV/0!</text:p>
            </table:table-cell>
            <table:table-cell table:style-name="ce10" table:formula="of:=[.$B155]/[.$K155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5" office:value-type="float" office:value="-2.668" calcext:value-type="float">
              <text:p>-3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56]-[.K156]" office:value-type="float" office:value="0" calcext:value-type="float">
              <text:p>0</text:p>
            </table:table-cell>
            <table:table-cell table:style-name="ce15"/>
            <table:table-cell table:style-name="ce10" table:formula="of:=[.$C156]/[.$K156]" office:value-type="string" office:string-value="" calcext:value-type="error">
              <text:p>#DIV/0!</text:p>
            </table:table-cell>
            <table:table-cell table:style-name="ce10" table:formula="of:=[.$B156]/[.$K156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Termica</text:p>
            </table:table-cell>
            <table:table-cell table:style-name="ce5" table:formula="of:=173.888-[.C158]" office:value-type="float" office:value="155.825" calcext:value-type="float">
              <text:p>156</text:p>
            </table:table-cell>
            <table:table-cell table:style-name="ce4" table:number-columns-repeated="2"/>
            <table:table-cell table:style-name="ce8"/>
            <table:table-cell table:number-columns-repeated="4"/>
            <table:table-cell table:style-name="ce4" table:formula="of:=[.E157]-[.K157]" office:value-type="float" office:value="0" calcext:value-type="float">
              <text:p>0</text:p>
            </table:table-cell>
            <table:table-cell table:style-name="ce15"/>
            <table:table-cell table:style-name="ce10" table:formula="of:=[.$C157]/[.$K157]" office:value-type="string" office:string-value="" calcext:value-type="error">
              <text:p>#DIV/0!</text:p>
            </table:table-cell>
            <table:table-cell table:style-name="ce10" table:formula="of:=[.$B157]/[.$K157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-group>
            <table:table-row table:style-name="ro1" table:visibility="collapse">
              <table:table-cell table:style-name="ce1" office:value-type="string" calcext:value-type="string">
                <text:p>da biomasse</text:p>
              </table:table-cell>
              <table:table-cell table:style-name="ce4"/>
              <table:table-cell table:style-name="ce5" office:value-type="float" office:value="18.063" calcext:value-type="float">
                <text:p>18</text:p>
              </table:table-cell>
              <table:table-cell table:style-name="ce4"/>
              <table:table-cell table:style-name="ce8"/>
              <table:table-cell table:number-columns-repeated="4"/>
              <table:table-cell table:style-name="ce4" table:formula="of:=[.E158]-[.K158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158]/[.$K158]" office:value-type="string" office:string-value="" calcext:value-type="error">
                <text:p>#DIV/0!</text:p>
              </table:table-cell>
              <table:table-cell table:style-name="ce10" table:formula="of:=[.$B158]/[.$K158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  <table:table-row table:style-name="ro1" table:visibility="collapse">
              <table:table-cell table:style-name="ce1" office:value-type="string" calcext:value-type="string">
                <text:p>da carbone</text:p>
              </table:table-cell>
              <table:table-cell table:style-name="ce4" table:number-columns-repeated="3"/>
              <table:table-cell table:style-name="ce8"/>
              <table:table-cell table:number-columns-repeated="4"/>
              <table:table-cell table:style-name="ce4" table:formula="of:=[.E159]-[.K159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159]/[.$K159]" office:value-type="string" office:string-value="" calcext:value-type="error">
                <text:p>#DIV/0!</text:p>
              </table:table-cell>
              <table:table-cell table:style-name="ce10" table:formula="of:=[.$B159]/[.$K159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</table:table-row-group>
          <table:table-row table:style-name="ro1" table:visibility="collapse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5" office:value-type="float" office:value="5.647" calcext:value-type="float">
              <text:p>6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60]-[.K160]" office:value-type="float" office:value="0" calcext:value-type="float">
              <text:p>0</text:p>
            </table:table-cell>
            <table:table-cell table:style-name="ce15"/>
            <table:table-cell table:style-name="ce10" table:formula="of:=[.$C160]/[.$K160]" office:value-type="string" office:string-value="" calcext:value-type="error">
              <text:p>#DIV/0!</text:p>
            </table:table-cell>
            <table:table-cell table:style-name="ce10" table:formula="of:=[.$B160]/[.$K160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5" office:value-type="float" office:value="18.609" calcext:value-type="float">
              <text:p>19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61]-[.K161]" office:value-type="float" office:value="0" calcext:value-type="float">
              <text:p>0</text:p>
            </table:table-cell>
            <table:table-cell table:style-name="ce15"/>
            <table:table-cell table:style-name="ce10" table:formula="of:=[.$C161]/[.$K161]" office:value-type="string" office:string-value="" calcext:value-type="error">
              <text:p>#DIV/0!</text:p>
            </table:table-cell>
            <table:table-cell table:style-name="ce10" table:formula="of:=[.$B161]/[.$K161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5" office:value-type="float" office:value="24.552" calcext:value-type="float">
              <text:p>25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62]-[.K162]" office:value-type="float" office:value="0" calcext:value-type="float">
              <text:p>0</text:p>
            </table:table-cell>
            <table:table-cell table:style-name="ce15"/>
            <table:table-cell table:style-name="ce10" table:formula="of:=[.$C162]/[.$K162]" office:value-type="string" office:string-value="" calcext:value-type="error">
              <text:p>#DIV/0!</text:p>
            </table:table-cell>
            <table:table-cell table:style-name="ce10" table:formula="of:=[.$B162]/[.$K162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</table:table-row-group>
        <table:table-row table:style-name="ro1">
          <table:table-cell table:style-name="ce1" office:value-type="string" calcext:value-type="string">
            <text:p>Gen-Dic 2021</text:p>
          </table:table-cell>
          <table:table-cell table:style-name="ce5" table:formula="of:=[.B166]+[.B168]" office:value-type="float" office:value="164.738" calcext:value-type="float">
            <text:p>165</text:p>
          </table:table-cell>
          <table:table-cell table:style-name="ce4" table:formula="of:=SUM([.C164:.C171])" office:value-type="float" office:value="112.391" calcext:value-type="float">
            <text:p>112</text:p>
          </table:table-cell>
          <table:table-cell table:style-name="ce5" office:value-type="float" office:value="42.79" calcext:value-type="float">
            <text:p>43</text:p>
          </table:table-cell>
          <table:table-cell table:style-name="ce8" table:formula="of:=SUM([.B163:.D163])" office:value-type="float" office:value="319.919" calcext:value-type="float">
            <text:p>319.919</text:p>
          </table:table-cell>
          <table:table-cell table:style-name="ce10" table:formula="of:=[.B163]/[.$E163]" office:value-type="percentage" office:value="0.514936593325186" calcext:value-type="percentage">
            <text:p>51%</text:p>
          </table:table-cell>
          <table:table-cell table:style-name="ce10" table:formula="of:=[.C163]/[.$E163]" office:value-type="percentage" office:value="0.351310800546388" calcext:value-type="percentage">
            <text:p>35%</text:p>
          </table:table-cell>
          <table:table-cell table:style-name="ce10" table:formula="of:=[.D163]/[.$E163]" office:value-type="percentage" office:value="0.133752606128426" calcext:value-type="percentage">
            <text:p>13%</text:p>
          </table:table-cell>
          <table:table-cell/>
          <table:table-cell table:style-name="ce4" table:formula="of:=[.E163]-[.K163]" office:value-type="float" office:value="42.79" calcext:value-type="float">
            <text:p>43</text:p>
          </table:table-cell>
          <table:table-cell table:style-name="ce14" table:formula="of:=SUM([.B163:.C163])" office:value-type="float" office:value="277.129" calcext:value-type="float">
            <text:p>277</text:p>
          </table:table-cell>
          <table:table-cell table:style-name="ce10" table:formula="of:=[.$C163]/[.$K163]" office:value-type="percentage" office:value="0.405554813823165" calcext:value-type="percentage">
            <text:p>41%</text:p>
          </table:table-cell>
          <table:table-cell table:style-name="ce10" table:formula="of:=[.$B163]/[.$K163]" office:value-type="percentage" office:value="0.594445186176835" calcext:value-type="percentage">
            <text:p>59%</text:p>
          </table:table-cell>
          <table:table-cell table:style-name="ce10"/>
          <table:table-cell table:number-columns-repeated="1010"/>
        </table:table-row>
        <table:table-row-group table:display="false">
          <table:table-row table:style-name="ro1" table:visibility="collapse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5" office:value-type="float" office:value="44.878" calcext:value-type="float">
              <text:p>45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64]-[.K164]" office:value-type="float" office:value="0" calcext:value-type="float">
              <text:p>0</text:p>
            </table:table-cell>
            <table:table-cell table:style-name="ce15"/>
            <table:table-cell table:style-name="ce10" table:formula="of:=[.$C164]/[.$K164]" office:value-type="string" office:string-value="" calcext:value-type="error">
              <text:p>#DIV/0!</text:p>
            </table:table-cell>
            <table:table-cell table:style-name="ce10" table:formula="of:=[.$B164]/[.$K164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5" table:formula="of:=2.041-2.916" office:value-type="float" office:value="-0.875" calcext:value-type="float">
              <text:p>-1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65]-[.K165]" office:value-type="float" office:value="0" calcext:value-type="float">
              <text:p>0</text:p>
            </table:table-cell>
            <table:table-cell table:style-name="ce15"/>
            <table:table-cell table:style-name="ce10" table:formula="of:=[.$C165]/[.$K165]" office:value-type="string" office:string-value="" calcext:value-type="error">
              <text:p>#DIV/0!</text:p>
            </table:table-cell>
            <table:table-cell table:style-name="ce10" table:formula="of:=[.$B165]/[.$K165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Termica</text:p>
            </table:table-cell>
            <table:table-cell table:style-name="ce5" table:formula="of:=182.234-[.C167]-[.B168]" office:value-type="float" office:value="151.87" calcext:value-type="float">
              <text:p>152</text:p>
            </table:table-cell>
            <table:table-cell table:style-name="ce4" table:number-columns-repeated="2"/>
            <table:table-cell table:style-name="ce8"/>
            <table:table-cell table:number-columns-repeated="4"/>
            <table:table-cell table:style-name="ce4" table:formula="of:=[.E166]-[.K166]" office:value-type="float" office:value="0" calcext:value-type="float">
              <text:p>0</text:p>
            </table:table-cell>
            <table:table-cell table:style-name="ce15"/>
            <table:table-cell table:style-name="ce10" table:formula="of:=[.$C166]/[.$K166]" office:value-type="string" office:string-value="" calcext:value-type="error">
              <text:p>#DIV/0!</text:p>
            </table:table-cell>
            <table:table-cell table:style-name="ce10" table:formula="of:=[.$B166]/[.$K166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-group>
            <table:table-row table:style-name="ro1" table:visibility="collapse">
              <table:table-cell table:style-name="ce1" office:value-type="string" calcext:value-type="string">
                <text:p>da biomasse</text:p>
              </table:table-cell>
              <table:table-cell table:style-name="ce4"/>
              <table:table-cell table:style-name="ce5" office:value-type="float" office:value="17.496" calcext:value-type="float">
                <text:p>17</text:p>
              </table:table-cell>
              <table:table-cell table:style-name="ce4"/>
              <table:table-cell table:style-name="ce8"/>
              <table:table-cell table:number-columns-repeated="4"/>
              <table:table-cell table:style-name="ce4" table:formula="of:=[.E167]-[.K167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167]/[.$K167]" office:value-type="string" office:string-value="" calcext:value-type="error">
                <text:p>#DIV/0!</text:p>
              </table:table-cell>
              <table:table-cell table:style-name="ce10" table:formula="of:=[.$B167]/[.$K167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  <table:table-row table:style-name="ro1" table:visibility="collapse">
              <table:table-cell table:style-name="ce1" office:value-type="string" calcext:value-type="string">
                <text:p>da carbone</text:p>
              </table:table-cell>
              <table:table-cell table:style-name="ce5" office:value-type="float" office:value="12.868" calcext:value-type="float">
                <text:p>13</text:p>
              </table:table-cell>
              <table:table-cell table:style-name="ce4" table:number-columns-repeated="2"/>
              <table:table-cell table:style-name="ce8"/>
              <table:table-cell table:number-columns-repeated="4"/>
              <table:table-cell table:style-name="ce4" table:formula="of:=[.E168]-[.K168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168]/[.$K168]" office:value-type="string" office:string-value="" calcext:value-type="error">
                <text:p>#DIV/0!</text:p>
              </table:table-cell>
              <table:table-cell table:style-name="ce10" table:formula="of:=[.$B168]/[.$K168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</table:table-row-group>
          <table:table-row table:style-name="ro1" table:visibility="collapse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5" office:value-type="float" office:value="5.535" calcext:value-type="float">
              <text:p>6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69]-[.K169]" office:value-type="float" office:value="0" calcext:value-type="float">
              <text:p>0</text:p>
            </table:table-cell>
            <table:table-cell table:style-name="ce15"/>
            <table:table-cell table:style-name="ce10" table:formula="of:=[.$C169]/[.$K169]" office:value-type="string" office:string-value="" calcext:value-type="error">
              <text:p>#DIV/0!</text:p>
            </table:table-cell>
            <table:table-cell table:style-name="ce10" table:formula="of:=[.$B169]/[.$K169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5" office:value-type="float" office:value="20.724" calcext:value-type="float">
              <text:p>21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70]-[.K170]" office:value-type="float" office:value="0" calcext:value-type="float">
              <text:p>0</text:p>
            </table:table-cell>
            <table:table-cell table:style-name="ce15"/>
            <table:table-cell table:style-name="ce10" table:formula="of:=[.$C170]/[.$K170]" office:value-type="string" office:string-value="" calcext:value-type="error">
              <text:p>#DIV/0!</text:p>
            </table:table-cell>
            <table:table-cell table:style-name="ce10" table:formula="of:=[.$B170]/[.$K170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5" office:value-type="float" office:value="24.633" calcext:value-type="float">
              <text:p>25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71]-[.K171]" office:value-type="float" office:value="0" calcext:value-type="float">
              <text:p>0</text:p>
            </table:table-cell>
            <table:table-cell table:style-name="ce15"/>
            <table:table-cell table:style-name="ce10" table:formula="of:=[.$C171]/[.$K171]" office:value-type="string" office:string-value="" calcext:value-type="error">
              <text:p>#DIV/0!</text:p>
            </table:table-cell>
            <table:table-cell table:style-name="ce10" table:formula="of:=[.$B171]/[.$K171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</table:table-row-group>
        <table:table-row table:style-name="ro1">
          <table:table-cell table:style-name="ce1" office:value-type="string" calcext:value-type="string">
            <text:p>Gen-Dic 2022</text:p>
          </table:table-cell>
          <table:table-cell table:style-name="ce5" table:formula="of:=[.B175]+[.B177]" office:value-type="float" office:value="175.182" calcext:value-type="float">
            <text:p>175</text:p>
          </table:table-cell>
          <table:table-cell table:style-name="ce4" table:formula="of:=SUM([.C173:.C180])" office:value-type="float" office:value="96.839" calcext:value-type="float">
            <text:p>97</text:p>
          </table:table-cell>
          <table:table-cell table:style-name="ce5" office:value-type="float" office:value="42.987" calcext:value-type="float">
            <text:p>43</text:p>
          </table:table-cell>
          <table:table-cell table:style-name="ce8" table:formula="of:=SUM([.B172:.D172])" office:value-type="float" office:value="315.008" calcext:value-type="float">
            <text:p>315.008</text:p>
          </table:table-cell>
          <table:table-cell table:style-name="ce10" table:formula="of:=[.B172]/[.$E172]" office:value-type="percentage" office:value="0.556119209670865" calcext:value-type="percentage">
            <text:p>56%</text:p>
          </table:table-cell>
          <table:table-cell table:style-name="ce10" table:formula="of:=[.C172]/[.$E172]" office:value-type="percentage" office:value="0.307417589394555" calcext:value-type="percentage">
            <text:p>31%</text:p>
          </table:table-cell>
          <table:table-cell table:style-name="ce10" table:formula="of:=[.D172]/[.$E172]" office:value-type="percentage" office:value="0.136463200934579" calcext:value-type="percentage">
            <text:p>14%</text:p>
          </table:table-cell>
          <table:table-cell/>
          <table:table-cell table:style-name="ce4" table:formula="of:=[.E172]-[.K172]" office:value-type="float" office:value="42.987" calcext:value-type="float">
            <text:p>43</text:p>
          </table:table-cell>
          <table:table-cell table:style-name="ce14" table:formula="of:=SUM([.B172:.C172])" office:value-type="float" office:value="272.021" calcext:value-type="float">
            <text:p>272</text:p>
          </table:table-cell>
          <table:table-cell table:style-name="ce10" table:formula="of:=[.$C172]/[.$K172]" office:value-type="percentage" office:value="0.3559982501351" calcext:value-type="percentage">
            <text:p>36%</text:p>
          </table:table-cell>
          <table:table-cell table:style-name="ce10" table:formula="of:=[.$B172]/[.$K172]" office:value-type="percentage" office:value="0.6440017498649" calcext:value-type="percentage">
            <text:p>64%</text:p>
          </table:table-cell>
          <table:table-cell table:style-name="ce10"/>
          <table:table-cell table:number-columns-repeated="1010"/>
        </table:table-row>
        <table:table-row-group table:display="false">
          <table:table-row table:style-name="ro1" table:visibility="collapse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5" office:value-type="float" office:value="28.094" calcext:value-type="float">
              <text:p>28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73]-[.K173]" office:value-type="float" office:value="0" calcext:value-type="float">
              <text:p>0</text:p>
            </table:table-cell>
            <table:table-cell table:style-name="ce15"/>
            <table:table-cell table:style-name="ce10" table:formula="of:=[.$C173]/[.$K173]" office:value-type="string" office:string-value="" calcext:value-type="error">
              <text:p>#DIV/0!</text:p>
            </table:table-cell>
            <table:table-cell table:style-name="ce10" table:formula="of:=[.$B173]/[.$K173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4" table:formula="of:=1.81-2.586" office:value-type="float" office:value="-0.776" calcext:value-type="float">
              <text:p>-1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74]-[.K174]" office:value-type="float" office:value="0" calcext:value-type="float">
              <text:p>0</text:p>
            </table:table-cell>
            <table:table-cell table:style-name="ce15"/>
            <table:table-cell table:style-name="ce10" table:formula="of:=[.$C174]/[.$K174]" office:value-type="string" office:string-value="" calcext:value-type="error">
              <text:p>#DIV/0!</text:p>
            </table:table-cell>
            <table:table-cell table:style-name="ce10" table:formula="of:=[.$B174]/[.$K174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Termica</text:p>
            </table:table-cell>
            <table:table-cell table:style-name="ce5" table:formula="of:=191.276-[.C176]-[.B177]" office:value-type="float" office:value="154.417" calcext:value-type="float">
              <text:p>154</text:p>
            </table:table-cell>
            <table:table-cell table:style-name="ce4" table:number-columns-repeated="2"/>
            <table:table-cell table:style-name="ce8"/>
            <table:table-cell table:number-columns-repeated="4"/>
            <table:table-cell table:style-name="ce4" table:formula="of:=[.E175]-[.K175]" office:value-type="float" office:value="0" calcext:value-type="float">
              <text:p>0</text:p>
            </table:table-cell>
            <table:table-cell table:style-name="ce15"/>
            <table:table-cell table:style-name="ce10" table:formula="of:=[.$C175]/[.$K175]" office:value-type="string" office:string-value="" calcext:value-type="error">
              <text:p>#DIV/0!</text:p>
            </table:table-cell>
            <table:table-cell table:style-name="ce10" table:formula="of:=[.$B175]/[.$K175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-group>
            <table:table-row table:style-name="ro1" table:visibility="collapse">
              <table:table-cell table:style-name="ce1" office:value-type="string" calcext:value-type="string">
                <text:p>da biomasse</text:p>
              </table:table-cell>
              <table:table-cell table:style-name="ce4"/>
              <table:table-cell table:style-name="ce5" office:value-type="float" office:value="16.094" calcext:value-type="float">
                <text:p>16</text:p>
              </table:table-cell>
              <table:table-cell table:style-name="ce4"/>
              <table:table-cell table:style-name="ce8"/>
              <table:table-cell table:number-columns-repeated="4"/>
              <table:table-cell table:style-name="ce4" table:formula="of:=[.E176]-[.K176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176]/[.$K176]" office:value-type="string" office:string-value="" calcext:value-type="error">
                <text:p>#DIV/0!</text:p>
              </table:table-cell>
              <table:table-cell table:style-name="ce10" table:formula="of:=[.$B176]/[.$K176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  <table:table-row table:style-name="ro1" table:visibility="collapse">
              <table:table-cell table:style-name="ce1" office:value-type="string" calcext:value-type="string">
                <text:p>da carbone</text:p>
              </table:table-cell>
              <table:table-cell table:style-name="ce5" office:value-type="float" office:value="20.765" calcext:value-type="float">
                <text:p>21</text:p>
              </table:table-cell>
              <table:table-cell table:style-name="ce4" table:number-columns-repeated="2"/>
              <table:table-cell table:style-name="ce8"/>
              <table:table-cell table:number-columns-repeated="4"/>
              <table:table-cell table:style-name="ce4" table:formula="of:=[.E177]-[.K177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177]/[.$K177]" office:value-type="string" office:string-value="" calcext:value-type="error">
                <text:p>#DIV/0!</text:p>
              </table:table-cell>
              <table:table-cell table:style-name="ce10" table:formula="of:=[.$B177]/[.$K177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</table:table-row-group>
          <table:table-row table:style-name="ro1" table:visibility="collapse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5" office:value-type="float" office:value="5.449" calcext:value-type="float">
              <text:p>5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78]-[.K178]" office:value-type="float" office:value="0" calcext:value-type="float">
              <text:p>0</text:p>
            </table:table-cell>
            <table:table-cell table:style-name="ce15"/>
            <table:table-cell table:style-name="ce10" table:formula="of:=[.$C178]/[.$K178]" office:value-type="string" office:string-value="" calcext:value-type="error">
              <text:p>#DIV/0!</text:p>
            </table:table-cell>
            <table:table-cell table:style-name="ce10" table:formula="of:=[.$B178]/[.$K178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5" office:value-type="float" office:value="20.304" calcext:value-type="float">
              <text:p>20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79]-[.K179]" office:value-type="float" office:value="0" calcext:value-type="float">
              <text:p>0</text:p>
            </table:table-cell>
            <table:table-cell table:style-name="ce15"/>
            <table:table-cell table:style-name="ce10" table:formula="of:=[.$C179]/[.$K179]" office:value-type="string" office:string-value="" calcext:value-type="error">
              <text:p>#DIV/0!</text:p>
            </table:table-cell>
            <table:table-cell table:style-name="ce10" table:formula="of:=[.$B179]/[.$K179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5" office:value-type="float" office:value="27.674" calcext:value-type="float">
              <text:p>28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80]-[.K180]" office:value-type="float" office:value="0" calcext:value-type="float">
              <text:p>0</text:p>
            </table:table-cell>
            <table:table-cell table:style-name="ce15"/>
            <table:table-cell table:style-name="ce10" table:formula="of:=[.$C180]/[.$K180]" office:value-type="string" office:string-value="" calcext:value-type="error">
              <text:p>#DIV/0!</text:p>
            </table:table-cell>
            <table:table-cell table:style-name="ce10" table:formula="of:=[.$B180]/[.$K180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</table:table-row-group>
        <table:table-row table:style-name="ro1">
          <table:table-cell table:style-name="ce1" office:value-type="string" calcext:value-type="string">
            <text:p>Gen-Dic 2023</text:p>
          </table:table-cell>
          <table:table-cell table:style-name="ce5" table:formula="of:=[.B184]+[.B186]" office:value-type="float" office:value="141.585" calcext:value-type="float">
            <text:p>142</text:p>
          </table:table-cell>
          <table:table-cell table:style-name="ce4" table:formula="of:=SUM([.C182:.C189])" office:value-type="float" office:value="112.78" calcext:value-type="float">
            <text:p>113</text:p>
          </table:table-cell>
          <table:table-cell table:style-name="ce5" office:value-type="float" office:value="51.251" calcext:value-type="float">
            <text:p>51</text:p>
          </table:table-cell>
          <table:table-cell table:style-name="ce8" table:formula="of:=SUM([.B181:.D181])" office:value-type="float" office:value="305.616" calcext:value-type="float">
            <text:p>305.616</text:p>
          </table:table-cell>
          <table:table-cell table:style-name="ce10" table:formula="of:=[.B181]/[.$E181]" office:value-type="percentage" office:value="0.463277446207005" calcext:value-type="percentage">
            <text:p>46%</text:p>
          </table:table-cell>
          <table:table-cell table:style-name="ce10" table:formula="of:=[.C181]/[.$E181]" office:value-type="percentage" office:value="0.369025181927648" calcext:value-type="percentage">
            <text:p>37%</text:p>
          </table:table-cell>
          <table:table-cell table:style-name="ce10" table:formula="of:=[.D181]/[.$E181]" office:value-type="percentage" office:value="0.167697371865347" calcext:value-type="percentage">
            <text:p>17%</text:p>
          </table:table-cell>
          <table:table-cell/>
          <table:table-cell table:style-name="ce4" table:formula="of:=[.E181]-[.K181]" office:value-type="float" office:value="51.251" calcext:value-type="float">
            <text:p>51</text:p>
          </table:table-cell>
          <table:table-cell table:style-name="ce14" table:formula="of:=SUM([.B181:.C181])" office:value-type="float" office:value="254.365" calcext:value-type="float">
            <text:p>254</text:p>
          </table:table-cell>
          <table:table-cell table:style-name="ce10" table:formula="of:=[.$C181]/[.$K181]" office:value-type="percentage" office:value="0.443378609478505" calcext:value-type="percentage">
            <text:p>44%</text:p>
          </table:table-cell>
          <table:table-cell table:style-name="ce10" table:formula="of:=[.$B181]/[.$K181]" office:value-type="percentage" office:value="0.556621390521495" calcext:value-type="percentage">
            <text:p>56%</text:p>
          </table:table-cell>
          <table:table-cell table:style-name="ce10"/>
          <table:table-cell table:number-columns-repeated="1010"/>
        </table:table-row>
        <table:table-row-group table:display="false">
          <table:table-row table:style-name="ro1" table:visibility="collapse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5" office:value-type="float" office:value="39.949" calcext:value-type="float">
              <text:p>40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82]-[.K182]" office:value-type="float" office:value="0" calcext:value-type="float">
              <text:p>0</text:p>
            </table:table-cell>
            <table:table-cell table:style-name="ce15"/>
            <table:table-cell table:style-name="ce10" table:formula="of:=[.$C182]/[.$K182]" office:value-type="string" office:string-value="" calcext:value-type="error">
              <text:p>#DIV/0!</text:p>
            </table:table-cell>
            <table:table-cell table:style-name="ce10" table:formula="of:=[.$B182]/[.$K182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4" table:formula="of:=1.53-2.186" office:value-type="float" office:value="-0.656" calcext:value-type="float">
              <text:p>-1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83]-[.K183]" office:value-type="float" office:value="0" calcext:value-type="float">
              <text:p>0</text:p>
            </table:table-cell>
            <table:table-cell table:style-name="ce15"/>
            <table:table-cell table:style-name="ce10" table:formula="of:=[.$C183]/[.$K183]" office:value-type="string" office:string-value="" calcext:value-type="error">
              <text:p>#DIV/0!</text:p>
            </table:table-cell>
            <table:table-cell table:style-name="ce10" table:formula="of:=[.$B183]/[.$K183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Termica</text:p>
            </table:table-cell>
            <table:table-cell table:style-name="ce5" table:formula="of:=156.156-[.C185]-[.B186]" office:value-type="float" office:value="129.477" calcext:value-type="float">
              <text:p>129</text:p>
            </table:table-cell>
            <table:table-cell table:style-name="ce4" table:number-columns-repeated="2"/>
            <table:table-cell table:style-name="ce8"/>
            <table:table-cell table:number-columns-repeated="4"/>
            <table:table-cell table:style-name="ce4" table:formula="of:=[.E184]-[.K184]" office:value-type="float" office:value="0" calcext:value-type="float">
              <text:p>0</text:p>
            </table:table-cell>
            <table:table-cell table:style-name="ce15"/>
            <table:table-cell table:style-name="ce10" table:formula="of:=[.$C184]/[.$K184]" office:value-type="string" office:string-value="" calcext:value-type="error">
              <text:p>#DIV/0!</text:p>
            </table:table-cell>
            <table:table-cell table:style-name="ce10" table:formula="of:=[.$B184]/[.$K184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-group>
            <table:table-row table:style-name="ro1" table:visibility="collapse">
              <table:table-cell table:style-name="ce1" office:value-type="string" calcext:value-type="string">
                <text:p>da biomasse</text:p>
              </table:table-cell>
              <table:table-cell table:style-name="ce4"/>
              <table:table-cell table:style-name="ce5" office:value-type="float" office:value="14.571" calcext:value-type="float">
                <text:p>15</text:p>
              </table:table-cell>
              <table:table-cell table:style-name="ce4"/>
              <table:table-cell table:style-name="ce8"/>
              <table:table-cell table:number-columns-repeated="4"/>
              <table:table-cell table:style-name="ce4" table:formula="of:=[.E185]-[.K185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185]/[.$K185]" office:value-type="string" office:string-value="" calcext:value-type="error">
                <text:p>#DIV/0!</text:p>
              </table:table-cell>
              <table:table-cell table:style-name="ce10" table:formula="of:=[.$B185]/[.$K185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  <table:table-row table:style-name="ro1" table:visibility="collapse">
              <table:table-cell table:style-name="ce1" office:value-type="string" calcext:value-type="string">
                <text:p>da carbone</text:p>
              </table:table-cell>
              <table:table-cell table:style-name="ce5" office:value-type="float" office:value="12.108" calcext:value-type="float">
                <text:p>12</text:p>
              </table:table-cell>
              <table:table-cell table:style-name="ce4" table:number-columns-repeated="2"/>
              <table:table-cell table:style-name="ce8"/>
              <table:table-cell table:number-columns-repeated="4"/>
              <table:table-cell table:style-name="ce4" table:formula="of:=[.E186]-[.K186]" office:value-type="float" office:value="0" calcext:value-type="float">
                <text:p>0</text:p>
              </table:table-cell>
              <table:table-cell table:style-name="ce15"/>
              <table:table-cell table:style-name="ce10" table:formula="of:=[.$C186]/[.$K186]" office:value-type="string" office:string-value="" calcext:value-type="error">
                <text:p>#DIV/0!</text:p>
              </table:table-cell>
              <table:table-cell table:style-name="ce10" table:formula="of:=[.$B186]/[.$K186]" office:value-type="string" office:string-value="" calcext:value-type="error">
                <text:p>#DIV/0!</text:p>
              </table:table-cell>
              <table:table-cell table:style-name="ce10"/>
              <table:table-cell table:number-columns-repeated="1010"/>
            </table:table-row>
          </table:table-row-group>
          <table:table-row table:style-name="ro1" table:visibility="collapse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5" office:value-type="float" office:value="5.31" calcext:value-type="float">
              <text:p>5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87]-[.K187]" office:value-type="float" office:value="0" calcext:value-type="float">
              <text:p>0</text:p>
            </table:table-cell>
            <table:table-cell table:style-name="ce15"/>
            <table:table-cell table:style-name="ce10" table:formula="of:=[.$C187]/[.$K187]" office:value-type="string" office:string-value="" calcext:value-type="error">
              <text:p>#DIV/0!</text:p>
            </table:table-cell>
            <table:table-cell table:style-name="ce10" table:formula="of:=[.$B187]/[.$K187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5" office:value-type="float" office:value="23.373" calcext:value-type="float">
              <text:p>23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88]-[.K188]" office:value-type="float" office:value="0" calcext:value-type="float">
              <text:p>0</text:p>
            </table:table-cell>
            <table:table-cell table:style-name="ce15"/>
            <table:table-cell table:style-name="ce10" table:formula="of:=[.$C188]/[.$K188]" office:value-type="string" office:string-value="" calcext:value-type="error">
              <text:p>#DIV/0!</text:p>
            </table:table-cell>
            <table:table-cell table:style-name="ce10" table:formula="of:=[.$B188]/[.$K188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  <table:table-row table:style-name="ro1" table:visibility="collapse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5" table:formula="of:=30.236-0.003" office:value-type="float" office:value="30.233" calcext:value-type="float">
              <text:p>30</text:p>
            </table:table-cell>
            <table:table-cell table:style-name="ce4"/>
            <table:table-cell table:style-name="ce8"/>
            <table:table-cell table:number-columns-repeated="4"/>
            <table:table-cell table:style-name="ce4" table:formula="of:=[.E189]-[.K189]" office:value-type="float" office:value="0" calcext:value-type="float">
              <text:p>0</text:p>
            </table:table-cell>
            <table:table-cell table:style-name="ce15"/>
            <table:table-cell table:style-name="ce10" table:formula="of:=[.$C189]/[.$K189]" office:value-type="string" office:string-value="" calcext:value-type="error">
              <text:p>#DIV/0!</text:p>
            </table:table-cell>
            <table:table-cell table:style-name="ce10" table:formula="of:=[.$B189]/[.$K189]" office:value-type="string" office:string-value="" calcext:value-type="error">
              <text:p>#DIV/0!</text:p>
            </table:table-cell>
            <table:table-cell table:style-name="ce10"/>
            <table:table-cell table:number-columns-repeated="1010"/>
          </table:table-row>
        </table:table-row-group>
        <table:table-row table:style-name="ro1">
          <table:table-cell table:style-name="ce1" office:value-type="string" calcext:value-type="string">
            <text:p>Gen-Dic 2024</text:p>
          </table:table-cell>
          <table:table-cell table:style-name="ce5" table:formula="of:=[.B193]+[.B195]" office:value-type="float" office:value="133.268" calcext:value-type="float">
            <text:p>133</text:p>
          </table:table-cell>
          <table:table-cell table:style-name="ce4" table:formula="of:=SUM([.C191:.C198])" office:value-type="float" office:value="128.018" calcext:value-type="float">
            <text:p>128</text:p>
          </table:table-cell>
          <table:table-cell table:style-name="ce5" office:value-type="float" office:value="50.999" calcext:value-type="float">
            <text:p>51</text:p>
          </table:table-cell>
          <table:table-cell table:style-name="ce8" table:formula="of:=SUM([.B190:.D190])" office:value-type="float" office:value="312.285" calcext:value-type="float">
            <text:p>312.285</text:p>
          </table:table-cell>
          <table:table-cell table:style-name="ce10" table:formula="of:=[.B190]/[.$E190]" office:value-type="percentage" office:value="0.426751204828922" calcext:value-type="percentage">
            <text:p>43%</text:p>
          </table:table-cell>
          <table:table-cell table:style-name="ce10" table:formula="of:=[.C190]/[.$E190]" office:value-type="percentage" office:value="0.409939638471268" calcext:value-type="percentage">
            <text:p>41%</text:p>
          </table:table-cell>
          <table:table-cell table:style-name="ce10" table:formula="of:=[.D190]/[.$E190]" office:value-type="percentage" office:value="0.163309156699809" calcext:value-type="percentage">
            <text:p>16%</text:p>
          </table:table-cell>
          <table:table-cell/>
          <table:table-cell table:style-name="ce4" table:formula="of:=[.E190]-[.K190]" office:value-type="float" office:value="50.999" calcext:value-type="float">
            <text:p>51</text:p>
          </table:table-cell>
          <table:table-cell table:style-name="ce14" table:formula="of:=SUM([.B190:.C190])" office:value-type="float" office:value="261.286" calcext:value-type="float">
            <text:p>261</text:p>
          </table:table-cell>
          <table:table-cell table:style-name="ce10" table:formula="of:=[.$C190]/[.$K190]" office:value-type="percentage" office:value="0.489953537502966" calcext:value-type="percentage">
            <text:p>49%</text:p>
          </table:table-cell>
          <table:table-cell table:style-name="ce10" table:formula="of:=[.$B190]/[.$K190]" office:value-type="percentage" office:value="0.510046462497034" calcext:value-type="percentage">
            <text:p>51%</text:p>
          </table:table-cell>
          <table:table-cell table:style-name="ce10"/>
          <table:table-cell table:number-columns-repeated="1010"/>
        </table:table-row>
        <table:table-row-group>
          <table:table-row table:style-name="ro1" table:visibility="collapse">
            <table:table-cell table:style-name="ce1" office:value-type="string" calcext:value-type="string">
              <text:p>Idroelettrica</text:p>
            </table:table-cell>
            <table:table-cell/>
            <table:table-cell table:style-name="ce1" office:value-type="float" office:value="52.076" calcext:value-type="float">
              <text:p>52.076</text:p>
            </table:table-cell>
            <table:table-cell table:number-columns-repeated="8"/>
            <table:table-cell table:style-name="ce10" table:formula="of:=[.$B191]/[.$K191]" office:value-type="string" office:string-value="" calcext:value-type="error">
              <text:p>#DIV/0!</text:p>
            </table:table-cell>
            <table:table-cell table:style-name="ce10" table:formula="of:=[.$C191]/[.$K191]" office:value-type="string" office:string-value="" calcext:value-type="error">
              <text:p>#DIV/0!</text:p>
            </table:table-cell>
            <table:table-cell table:number-columns-repeated="1011"/>
          </table:table-row>
          <table:table-row table:style-name="ro1" table:visibility="collapse">
            <table:table-cell table:style-name="ce1" office:value-type="string" calcext:value-type="string">
              <text:p>Pompaggi in produzione</text:p>
            </table:table-cell>
            <table:table-cell/>
            <table:table-cell table:style-name="ce2" table:formula="of:=1.451-2.073" office:value-type="float" office:value="-0.622" calcext:value-type="float">
              <text:p>-0.622</text:p>
            </table:table-cell>
            <table:table-cell table:number-columns-repeated="8"/>
            <table:table-cell table:style-name="ce10" table:formula="of:=[.$B192]/[.$K192]" office:value-type="string" office:string-value="" calcext:value-type="error">
              <text:p>#DIV/0!</text:p>
            </table:table-cell>
            <table:table-cell table:style-name="ce10" table:formula="of:=[.$C192]/[.$K192]" office:value-type="string" office:string-value="" calcext:value-type="error">
              <text:p>#DIV/0!</text:p>
            </table:table-cell>
            <table:table-cell table:number-columns-repeated="1011"/>
          </table:table-row>
          <table:table-row table:style-name="ro1" table:visibility="collapse">
            <table:table-cell table:style-name="ce1" office:value-type="string" calcext:value-type="string">
              <text:p>Termica</text:p>
            </table:table-cell>
            <table:table-cell table:style-name="ce1" table:formula="of:=146.452-[.C194]-[.B195]" office:value-type="float" office:value="129.761" calcext:value-type="float">
              <text:p>129.761</text:p>
            </table:table-cell>
            <table:table-cell table:number-columns-repeated="9"/>
            <table:table-cell table:style-name="ce10" table:formula="of:=[.$B193]/[.$K193]" office:value-type="string" office:string-value="" calcext:value-type="error">
              <text:p>#DIV/0!</text:p>
            </table:table-cell>
            <table:table-cell table:style-name="ce10" table:formula="of:=[.$C193]/[.$K193]" office:value-type="string" office:string-value="" calcext:value-type="error">
              <text:p>#DIV/0!</text:p>
            </table:table-cell>
            <table:table-cell table:number-columns-repeated="1011"/>
          </table:table-row>
          <table:table-row-group>
            <table:table-row table:style-name="ro1" table:visibility="collapse">
              <table:table-cell table:style-name="ce1" office:value-type="string" calcext:value-type="string">
                <text:p>da biomasse</text:p>
              </table:table-cell>
              <table:table-cell/>
              <table:table-cell table:style-name="ce1" office:value-type="float" office:value="13.184" calcext:value-type="float">
                <text:p>13.184</text:p>
              </table:table-cell>
              <table:table-cell table:number-columns-repeated="8"/>
              <table:table-cell table:style-name="ce10" table:formula="of:=[.$B194]/[.$K194]" office:value-type="string" office:string-value="" calcext:value-type="error">
                <text:p>#DIV/0!</text:p>
              </table:table-cell>
              <table:table-cell table:style-name="ce10" table:formula="of:=[.$C194]/[.$K194]" office:value-type="string" office:string-value="" calcext:value-type="error">
                <text:p>#DIV/0!</text:p>
              </table:table-cell>
              <table:table-cell table:number-columns-repeated="1011"/>
            </table:table-row>
            <table:table-row table:style-name="ro1" table:visibility="collapse">
              <table:table-cell table:style-name="ce1" office:value-type="string" calcext:value-type="string">
                <text:p>da carbone</text:p>
              </table:table-cell>
              <table:table-cell table:style-name="ce1" office:value-type="float" office:value="3.507" calcext:value-type="float">
                <text:p>3.507</text:p>
              </table:table-cell>
              <table:table-cell table:number-columns-repeated="9"/>
              <table:table-cell table:style-name="ce10" table:formula="of:=[.$B195]/[.$K195]" office:value-type="string" office:string-value="" calcext:value-type="error">
                <text:p>#DIV/0!</text:p>
              </table:table-cell>
              <table:table-cell table:style-name="ce10" table:formula="of:=[.$C195]/[.$K195]" office:value-type="string" office:string-value="" calcext:value-type="error">
                <text:p>#DIV/0!</text:p>
              </table:table-cell>
              <table:table-cell table:number-columns-repeated="1011"/>
            </table:table-row>
          </table:table-row-group>
          <table:table-row table:style-name="ro1" table:visibility="collapse">
            <table:table-cell table:style-name="ce1" office:value-type="string" calcext:value-type="string">
              <text:p>Geotermica</text:p>
            </table:table-cell>
            <table:table-cell/>
            <table:table-cell table:style-name="ce1" office:value-type="float" office:value="5.269" calcext:value-type="float">
              <text:p>5.269</text:p>
            </table:table-cell>
            <table:table-cell table:number-columns-repeated="8"/>
            <table:table-cell table:style-name="ce10" table:formula="of:=[.$B196]/[.$K196]" office:value-type="string" office:string-value="" calcext:value-type="error">
              <text:p>#DIV/0!</text:p>
            </table:table-cell>
            <table:table-cell table:style-name="ce10" table:formula="of:=[.$C196]/[.$K196]" office:value-type="string" office:string-value="" calcext:value-type="error">
              <text:p>#DIV/0!</text:p>
            </table:table-cell>
            <table:table-cell table:number-columns-repeated="1011"/>
          </table:table-row>
          <table:table-row table:style-name="ro1" table:visibility="collapse">
            <table:table-cell table:style-name="ce1" office:value-type="string" calcext:value-type="string">
              <text:p>Eolica</text:p>
            </table:table-cell>
            <table:table-cell/>
            <table:table-cell table:style-name="ce1" office:value-type="float" office:value="22.068" calcext:value-type="float">
              <text:p>22.068</text:p>
            </table:table-cell>
            <table:table-cell table:number-columns-repeated="8"/>
            <table:table-cell table:style-name="ce10" table:formula="of:=[.$B197]/[.$K197]" office:value-type="string" office:string-value="" calcext:value-type="error">
              <text:p>#DIV/0!</text:p>
            </table:table-cell>
            <table:table-cell table:style-name="ce10" table:formula="of:=[.$C197]/[.$K197]" office:value-type="string" office:string-value="" calcext:value-type="error">
              <text:p>#DIV/0!</text:p>
            </table:table-cell>
            <table:table-cell table:number-columns-repeated="1011"/>
          </table:table-row>
          <table:table-row table:style-name="ro1" table:visibility="collapse">
            <table:table-cell table:style-name="ce1" office:value-type="string" calcext:value-type="string">
              <text:p>Fotovoltaica</text:p>
            </table:table-cell>
            <table:table-cell/>
            <table:table-cell table:style-name="ce1" table:formula="of:=36.064-(0.141-0.12)" office:value-type="float" office:value="36.043" calcext:value-type="float">
              <text:p>36.043</text:p>
            </table:table-cell>
            <table:table-cell table:number-columns-repeated="8"/>
            <table:table-cell table:style-name="ce10" table:formula="of:=[.$B198]/[.$K198]" office:value-type="string" office:string-value="" calcext:value-type="error">
              <text:p>#DIV/0!</text:p>
            </table:table-cell>
            <table:table-cell table:style-name="ce10" table:formula="of:=[.$C198]/[.$K198]" office:value-type="string" office:string-value="" calcext:value-type="error">
              <text:p>#DIV/0!</text:p>
            </table:table-cell>
            <table:table-cell table:number-columns-repeated="1011"/>
          </table:table-row>
        </table:table-row-group>
        <table:table-row table:style-name="ro1">
          <table:table-cell table:number-columns-repeated="11"/>
          <table:table-cell table:style-name="ce10" table:number-columns-repeated="2"/>
          <table:table-cell table:number-columns-repeated="101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NOTA: Come li ho letti</text:p>
          </table:table-cell>
          <table:table-cell table:style-name="ce1" office:value-type="string" calcext:value-type="string">
            <text:p>Se era il report del 2009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Ho letto l'anno 2008, un anno in dietro così i dati erano "consolidati"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Tutti tranne per il 2024 in cui ho letto quello nel 2023 e del 2024</text:p>
          </table:table-cell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1" office:value-type="string" calcext:value-type="string">
            <office:annotation draw:style-name="gr3" draw:text-style-name="P3" svg:width="323.6pt" svg:height="50.49pt" svg:x="116.79pt" svg:y="940.76pt" draw:caption-point-x="-11.54pt" draw:caption-point-y="-11.25pt">
              <dc:date>2025-05-23T00:00:00</dc:date>
              <text:p text:style-name="P2">Problema: per fare queste % considerano il totale consumato (compreso le fonti estere) e non solo quello prodotto internamento. Questo comporta dei dati "falsati" dato che non sappiamo le fonti estere con che mix sono state prodotte</text:p>
            </office:annotation>
            <text:p>NOTA</text:p>
          </table:table-cell>
          <table:table-cell table:style-name="ce1" office:value-type="string" calcext:value-type="string">
            <text:p>non FER</text:p>
          </table:table-cell>
          <table:table-cell table:style-name="ce1" office:value-type="string" calcext:value-type="string">
            <text:p>FER</text:p>
          </table:table-cell>
          <table:table-cell table:style-name="ce1" office:value-type="string" calcext:value-type="string">
            <text:p>Estero</text:p>
          </table:table-cell>
          <table:table-cell table:style-name="ce1" office:value-type="string" calcext:value-type="string">
            <office:annotation draw:style-name="gr3" draw:text-style-name="P3" svg:width="295.91pt" svg:height="26.99pt" svg:x="440.39pt" svg:y="952.5pt" draw:caption-point-x="-11.54pt" draw:caption-point-y="-22.99pt">
              <dc:date>2025-05-23T00:00:00</dc:date>
              <text:p text:style-name="P2">Produzione nazionale + (import - export)</text:p>
            </office:annotation>
            <text:p>TWh totali consumati</text:p>
          </table:table-cell>
          <table:table-cell table:style-name="ce1" office:value-type="string" calcext:value-type="string">
            <text:p>non FER</text:p>
          </table:table-cell>
          <table:table-cell table:style-name="ce1" office:value-type="string" calcext:value-type="string">
            <text:p>FER</text:p>
          </table:table-cell>
          <table:table-cell table:style-name="ce1" office:value-type="string" calcext:value-type="string">
            <text:p>Estero</text:p>
          </table:table-cell>
          <table:table-cell/>
          <table:table-cell table:style-name="ce1" office:value-type="string" calcext:value-type="string">
            <text:p>TWh totali importati</text:p>
          </table:table-cell>
          <table:table-cell table:style-name="ce1" office:value-type="string" calcext:value-type="string">
            <text:p>TWh totali prodotti</text:p>
          </table:table-cell>
          <table:table-cell table:style-name="ce1" office:value-type="string" calcext:value-type="string">
            <text:p>non FER nazionale</text:p>
          </table:table-cell>
          <table:table-cell table:style-name="ce1" office:value-type="string" calcext:value-type="string">
            <text:p>FER nazionale</text:p>
          </table:table-cell>
          <table:table-cell table:number-columns-repeated="2"/>
          <table:table-cell table:style-name="ce1" table:formula="of:=[.$A$214]" office:value-type="string" office:string-value="Idroelettrica" calcext:value-type="string">
            <text:p>Idroelettrica</text:p>
          </table:table-cell>
          <table:table-cell table:style-name="ce2" table:formula="of:=[.$A$219]" office:value-type="string" office:string-value="Geotermica" calcext:value-type="string">
            <text:p>Geotermica</text:p>
          </table:table-cell>
          <table:table-cell table:style-name="ce2" table:formula="of:=[.$A$220]" office:value-type="string" office:string-value="Eolica" calcext:value-type="string">
            <text:p>Eolica</text:p>
          </table:table-cell>
          <table:table-cell table:style-name="ce2" table:formula="of:=[.$A$221]" office:value-type="string" office:string-value="Fotovoltaica" calcext:value-type="string">
            <text:p>Fotovoltaica</text:p>
          </table:table-cell>
          <table:table-cell table:style-name="ce2" table:formula="of:=[.$A$217]" office:value-type="string" office:string-value="di cui biomasse" calcext:value-type="string">
            <text:p>di cui biomass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en-Dic 2006</text:p>
          </table:table-cell>
          <table:table-cell table:style-name="ce6" table:formula="of:=[.B216]" office:value-type="float" office:value="262.167" calcext:value-type="float">
            <text:p>262.1670</text:p>
          </table:table-cell>
          <table:table-cell table:style-name="ce6" table:formula="of:=SUM([.C214:.C221])" office:value-type="float" office:value="43.171" calcext:value-type="float">
            <text:p>43.1710</text:p>
          </table:table-cell>
          <table:table-cell table:style-name="ce7" office:value-type="float" office:value="44.985" calcext:value-type="float">
            <text:p>44.9850</text:p>
          </table:table-cell>
          <table:table-cell table:style-name="ce6" table:formula="of:=SUM([.B213:.D213])-12.864" office:value-type="float" office:value="337.459" calcext:value-type="float">
            <office:annotation draw:style-name="gr3" draw:text-style-name="P3" svg:width="295.91pt" svg:height="26.99pt" svg:x="440.39pt" svg:y="968.26pt" draw:caption-point-x="-11.54pt" draw:caption-point-y="-22.99pt">
              <dc:date>2025-05-23T00:00:00</dc:date>
              <text:p text:style-name="P2">Consumi servizi ausiliari</text:p>
            </office:annotation>
            <text:p>337.4590</text:p>
          </table:table-cell>
          <table:table-cell table:style-name="ce10" table:formula="of:=[.B213]/[.$E213]" office:value-type="percentage" office:value="0.776885488311173" calcext:value-type="percentage">
            <text:p>78%</text:p>
          </table:table-cell>
          <table:table-cell table:style-name="ce10" table:formula="of:=[.C213]/[.$E213]" office:value-type="percentage" office:value="0.127929615153248" calcext:value-type="percentage">
            <text:p>13%</text:p>
          </table:table-cell>
          <table:table-cell table:style-name="ce10" table:formula="of:=[.D213]/[.$E213]" office:value-type="percentage" office:value="0.133305082987859" calcext:value-type="percentage">
            <text:p>13%</text:p>
          </table:table-cell>
          <table:table-cell/>
          <table:table-cell table:style-name="ce4" table:formula="of:=[.E213]-[.K213]" office:value-type="float" office:value="32.121" calcext:value-type="float">
            <text:p>32</text:p>
          </table:table-cell>
          <table:table-cell table:style-name="ce5" table:formula="of:=SUM([.B213:.C213])" office:value-type="float" office:value="305.338" calcext:value-type="float">
            <text:p>305</text:p>
          </table:table-cell>
          <table:table-cell table:style-name="ce10" table:formula="of:=[.B213]/[.$K213]" office:value-type="percentage" office:value="0.858612422954234" calcext:value-type="percentage">
            <text:p>86%</text:p>
          </table:table-cell>
          <table:table-cell table:style-name="ce10" table:formula="of:=[.C213]/[.$K213]" office:value-type="percentage" office:value="0.141387577045766" calcext:value-type="percentage">
            <text:p>14%</text:p>
          </table:table-cell>
          <table:table-cell/>
          <table:table-cell table:style-name="ce1" office:value-type="string" calcext:value-type="string">
            <text:p>Gen-Dic 2006</text:p>
          </table:table-cell>
          <table:table-cell table:style-name="ce4" table:formula="of:=INDEX([.$C$211:.$C$381];MATCH([.$O213];[.$A$211:.$A$381];0)+1)" office:value-type="float" office:value="43.423" calcext:value-type="float">
            <text:p>43</text:p>
          </table:table-cell>
          <table:table-cell table:style-name="ce4" table:formula="of:=INDEX([.$C$211:.$C$383];MATCH([.$O213];[.$A$211:.$A$383];0)+6)" office:value-type="float" office:value="5.528" calcext:value-type="float">
            <text:p>6</text:p>
          </table:table-cell>
          <table:table-cell table:style-name="ce4" table:formula="of:=INDEX([.$C$211:.$C$383];MATCH([.$O213];[.$A$211:.$A$383];0)+7)" office:value-type="float" office:value="2.97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4"/>
        </table:table-row>
        <table:table-row-group>
          <table:table-row table:style-name="ro1">
            <table:table-cell table:style-name="ce1" office:value-type="string" calcext:value-type="string">
              <text:p>Idroelettrica</text:p>
            </table:table-cell>
            <table:table-cell table:style-name="ce7"/>
            <table:table-cell table:style-name="ce7" office:value-type="float" office:value="43.423" calcext:value-type="float">
              <text:p>43.4230</text:p>
            </table:table-cell>
            <table:table-cell table:style-name="ce7"/>
            <table:table-cell table:style-name="ce6"/>
            <table:table-cell table:style-name="ce10" table:number-columns-repeated="3"/>
            <table:table-cell/>
            <table:table-cell table:style-name="ce4" table:formula="of:=[.E214]-[.K214]" office:value-type="float" office:value="0" calcext:value-type="float">
              <text:p>0</text:p>
            </table:table-cell>
            <table:table-cell table:style-name="ce5"/>
            <table:table-cell table:style-name="ce10" table:number-columns-repeated="2"/>
            <table:table-cell/>
            <table:table-cell table:style-name="ce1" office:value-type="string" calcext:value-type="string">
              <text:p>Gen-Dic 2007</text:p>
            </table:table-cell>
            <table:table-cell table:style-name="ce4" table:formula="of:=INDEX([.$C$211:.$C$381];MATCH([.$O214];[.$A$211:.$A$381];0)+1)" office:value-type="float" office:value="38.481" calcext:value-type="float">
              <text:p>38</text:p>
            </table:table-cell>
            <table:table-cell table:style-name="ce4" table:formula="of:=INDEX([.$C$211:.$C$383];MATCH([.$O214];[.$A$211:.$A$383];0)+6)" office:value-type="float" office:value="5.569" calcext:value-type="float">
              <text:p>6</text:p>
            </table:table-cell>
            <table:table-cell table:style-name="ce4" table:formula="of:=INDEX([.$C$211:.$C$383];MATCH([.$O214];[.$A$211:.$A$383];0)+7)" office:value-type="float" office:value="4.074" calcext:value-type="float">
              <text:p>4</text:p>
            </table:table-cell>
            <table:table-cell table:number-columns-repeated="2" table:style-name="ce1" office:value-type="float" office:value="0" calcext:value-type="float">
              <text:p>0</text:p>
            </table:table-cell>
            <table:table-cell table:number-columns-repeated="1004"/>
          </table:table-row>
          <table:table-row table:style-name="ro1">
            <table:table-cell table:style-name="ce1" office:value-type="string" calcext:value-type="string">
              <text:p>Pompaggi in produzione</text:p>
            </table:table-cell>
            <table:table-cell table:style-name="ce7"/>
            <table:table-cell table:style-name="ce7" office:value-type="float" office:value="-8.753" calcext:value-type="float">
              <text:p>-8.7530</text:p>
            </table:table-cell>
            <table:table-cell table:style-name="ce7"/>
            <table:table-cell table:style-name="ce6"/>
            <table:table-cell table:style-name="ce10" table:number-columns-repeated="3"/>
            <table:table-cell/>
            <table:table-cell table:style-name="ce4" table:formula="of:=[.E215]-[.K215]" office:value-type="float" office:value="0" calcext:value-type="float">
              <text:p>0</text:p>
            </table:table-cell>
            <table:table-cell table:style-name="ce5"/>
            <table:table-cell table:style-name="ce10" table:number-columns-repeated="2"/>
            <table:table-cell/>
            <table:table-cell table:style-name="ce1" office:value-type="string" calcext:value-type="string">
              <text:p>Gen-Dic 2008</text:p>
            </table:table-cell>
            <table:table-cell table:style-name="ce4" table:formula="of:=INDEX([.$C$211:.$C$381];MATCH([.$O215];[.$A$211:.$A$381];0)+1)" office:value-type="float" office:value="47.227" calcext:value-type="float">
              <text:p>47</text:p>
            </table:table-cell>
            <table:table-cell table:style-name="ce4" table:formula="of:=INDEX([.$C$211:.$C$383];MATCH([.$O215];[.$A$211:.$A$383];0)+6)" office:value-type="float" office:value="5.52" calcext:value-type="float">
              <text:p>6</text:p>
            </table:table-cell>
            <table:table-cell table:style-name="ce4" table:formula="of:=INDEX([.$C$211:.$C$383];MATCH([.$O215];[.$A$211:.$A$383];0)+7)" office:value-type="float" office:value="5.055" calcext:value-type="float">
              <text:p>5</text:p>
            </table:table-cell>
            <table:table-cell table:number-columns-repeated="2" table:style-name="ce1" office:value-type="float" office:value="0" calcext:value-type="float">
              <text:p>0</text:p>
            </table:table-cell>
            <table:table-cell table:number-columns-repeated="1004"/>
          </table:table-row>
          <table:table-row table:style-name="ro1">
            <table:table-cell table:style-name="ce1" office:value-type="string" calcext:value-type="string">
              <text:p>Termica</text:p>
            </table:table-cell>
            <table:table-cell table:style-name="ce7" office:value-type="float" office:value="262.167" calcext:value-type="float">
              <text:p>262.1670</text:p>
            </table:table-cell>
            <table:table-cell table:style-name="ce6"/>
            <table:table-cell table:style-name="ce7"/>
            <table:table-cell table:style-name="ce6"/>
            <table:table-cell table:style-name="ce10" table:number-columns-repeated="3"/>
            <table:table-cell/>
            <table:table-cell table:style-name="ce4" table:formula="of:=[.E216]-[.K216]" office:value-type="float" office:value="0" calcext:value-type="float">
              <text:p>0</text:p>
            </table:table-cell>
            <table:table-cell table:style-name="ce5"/>
            <table:table-cell table:style-name="ce10" table:number-columns-repeated="2"/>
            <table:table-cell/>
            <table:table-cell table:style-name="ce1" office:value-type="string" calcext:value-type="string">
              <text:p>Gen-Dic 2009</text:p>
            </table:table-cell>
            <table:table-cell table:style-name="ce4" table:formula="of:=INDEX([.$C$211:.$C$381];MATCH([.$O216];[.$A$211:.$A$381];0)+1)" office:value-type="float" office:value="52.844" calcext:value-type="float">
              <text:p>53</text:p>
            </table:table-cell>
            <table:table-cell table:style-name="ce4" table:formula="of:=INDEX([.$C$211:.$C$383];MATCH([.$O216];[.$A$211:.$A$383];0)+6)" office:value-type="float" office:value="5.015" calcext:value-type="float">
              <text:p>5</text:p>
            </table:table-cell>
            <table:table-cell table:style-name="ce4" table:formula="of:=INDEX([.$C$211:.$C$383];MATCH([.$O216];[.$A$211:.$A$383];0)+7)" office:value-type="float" office:value="6.484" calcext:value-type="float">
              <text:p>6</text:p>
            </table:table-cell>
            <table:table-cell table:style-name="ce4" table:formula="of:=INDEX([.$C$211:.$C$383];MATCH([.$O216];[.$A$211:.$A$383];0)+8)" office:value-type="float" office:value="0.677" calcext:value-type="float">
              <text:p>1</text:p>
            </table:table-cell>
            <table:table-cell table:style-name="ce1" office:value-type="float" office:value="0" calcext:value-type="float">
              <text:p>0</text:p>
            </table:table-cell>
            <table:table-cell table:number-columns-repeated="1004"/>
          </table:table-row>
          <table:table-row-group>
            <table:table-row table:style-name="ro1">
              <table:table-cell table:style-name="ce1" office:value-type="string" calcext:value-type="string">
                <text:p>di cui biomasse</text:p>
              </table:table-cell>
              <table:table-cell table:style-name="ce7"/>
              <table:table-cell table:style-name="ce6"/>
              <table:table-cell table:style-name="ce7"/>
              <table:table-cell table:style-name="ce6"/>
              <table:table-cell table:style-name="ce10" table:number-columns-repeated="3"/>
              <table:table-cell/>
              <table:table-cell table:style-name="ce4" table:formula="of:=[.E217]-[.K217]" office:value-type="float" office:value="0" calcext:value-type="float">
                <text:p>0</text:p>
              </table:table-cell>
              <table:table-cell table:style-name="ce5"/>
              <table:table-cell table:style-name="ce10" table:number-columns-repeated="2"/>
              <table:table-cell/>
              <table:table-cell table:style-name="ce1" office:value-type="string" calcext:value-type="string">
                <text:p>Gen-Dic 2010</text:p>
              </table:table-cell>
              <table:table-cell table:style-name="ce4" table:formula="of:=INDEX([.$C$211:.$C$381];MATCH([.$O217];[.$A$211:.$A$381];0)+1)" office:value-type="float" office:value="53.795" calcext:value-type="float">
                <text:p>54</text:p>
              </table:table-cell>
              <table:table-cell table:style-name="ce4" table:formula="of:=INDEX([.$C$211:.$C$383];MATCH([.$O217];[.$A$211:.$A$383];0)+6)" office:value-type="float" office:value="5.047" calcext:value-type="float">
                <text:p>5</text:p>
              </table:table-cell>
              <table:table-cell table:style-name="ce4" table:formula="of:=INDEX([.$C$211:.$C$383];MATCH([.$O217];[.$A$211:.$A$383];0)+7)" office:value-type="float" office:value="9.048" calcext:value-type="float">
                <text:p>9</text:p>
              </table:table-cell>
              <table:table-cell table:style-name="ce4" table:formula="of:=INDEX([.$C$211:.$C$383];MATCH([.$O217];[.$A$211:.$A$383];0)+8)" office:value-type="float" office:value="1.874" calcext:value-type="float">
                <text:p>2</text:p>
              </table:table-cell>
              <table:table-cell table:style-name="ce1" office:value-type="float" office:value="0" calcext:value-type="float">
                <text:p>0</text:p>
              </table:table-cell>
              <table:table-cell table:number-columns-repeated="1004"/>
            </table:table-row>
            <table:table-row table:style-name="ro1">
              <table:table-cell table:style-name="ce1" office:value-type="string" calcext:value-type="string">
                <text:p>di cui carbone</text:p>
              </table:table-cell>
              <table:table-cell table:style-name="ce7"/>
              <table:table-cell table:style-name="ce6"/>
              <table:table-cell table:style-name="ce7"/>
              <table:table-cell table:style-name="ce6"/>
              <table:table-cell table:style-name="ce10" table:number-columns-repeated="3"/>
              <table:table-cell/>
              <table:table-cell table:style-name="ce4" table:formula="of:=[.E218]-[.K218]" office:value-type="float" office:value="0" calcext:value-type="float">
                <text:p>0</text:p>
              </table:table-cell>
              <table:table-cell table:style-name="ce5"/>
              <table:table-cell table:style-name="ce10" table:number-columns-repeated="2"/>
              <table:table-cell/>
              <table:table-cell table:style-name="ce1" office:value-type="string" calcext:value-type="string">
                <text:p>Gen-Dic 2011</text:p>
              </table:table-cell>
              <table:table-cell table:style-name="ce4" table:formula="of:=INDEX([.$C$211:.$C$381];MATCH([.$O218];[.$A$211:.$A$381];0)+1)" office:value-type="float" office:value="47.202" calcext:value-type="float">
                <text:p>47</text:p>
              </table:table-cell>
              <table:table-cell table:style-name="ce4" table:formula="of:=INDEX([.$C$211:.$C$383];MATCH([.$O218];[.$A$211:.$A$383];0)+6)" office:value-type="float" office:value="5.315" calcext:value-type="float">
                <text:p>5</text:p>
              </table:table-cell>
              <table:table-cell table:style-name="ce4" table:formula="of:=INDEX([.$C$211:.$C$383];MATCH([.$O218];[.$A$211:.$A$383];0)+7)" office:value-type="float" office:value="9.775" calcext:value-type="float">
                <text:p>10</text:p>
              </table:table-cell>
              <table:table-cell table:style-name="ce4" table:formula="of:=INDEX([.$C$211:.$C$383];MATCH([.$O218];[.$A$211:.$A$383];0)+8)" office:value-type="float" office:value="10.668" calcext:value-type="float">
                <text:p>11</text:p>
              </table:table-cell>
              <table:table-cell table:style-name="ce1" office:value-type="float" office:value="0" calcext:value-type="float">
                <text:p>0</text:p>
              </table:table-cell>
              <table:table-cell table:number-columns-repeated="1004"/>
            </table:table-row>
          </table:table-row-group>
          <table:table-row table:style-name="ro1">
            <table:table-cell table:style-name="ce1" office:value-type="string" calcext:value-type="string">
              <text:p>Geotermica</text:p>
            </table:table-cell>
            <table:table-cell table:style-name="ce7"/>
            <table:table-cell table:style-name="ce6" table:formula="of:=5.528" office:value-type="float" office:value="5.528" calcext:value-type="float">
              <text:p>5.5280</text:p>
            </table:table-cell>
            <table:table-cell table:style-name="ce7"/>
            <table:table-cell table:style-name="ce6"/>
            <table:table-cell table:style-name="ce10" table:number-columns-repeated="3"/>
            <table:table-cell/>
            <table:table-cell table:style-name="ce4" table:formula="of:=[.E219]-[.K219]" office:value-type="float" office:value="0" calcext:value-type="float">
              <text:p>0</text:p>
            </table:table-cell>
            <table:table-cell table:style-name="ce5"/>
            <table:table-cell table:style-name="ce10" table:number-columns-repeated="2"/>
            <table:table-cell/>
            <table:table-cell table:style-name="ce1" office:value-type="string" calcext:value-type="string">
              <text:p>Gen-Dic 2012</text:p>
            </table:table-cell>
            <table:table-cell table:style-name="ce4" table:formula="of:=INDEX([.$C$211:.$C$381];MATCH([.$O219];[.$A$211:.$A$381];0)+1)" office:value-type="float" office:value="43.26" calcext:value-type="float">
              <text:p>43</text:p>
            </table:table-cell>
            <table:table-cell table:style-name="ce4" table:formula="of:=INDEX([.$C$211:.$C$383];MATCH([.$O219];[.$A$211:.$A$383];0)+6)" office:value-type="float" office:value="5.251" calcext:value-type="float">
              <text:p>5</text:p>
            </table:table-cell>
            <table:table-cell table:style-name="ce4" table:formula="of:=INDEX([.$C$211:.$C$383];MATCH([.$O219];[.$A$211:.$A$383];0)+7)" office:value-type="float" office:value="13.333" calcext:value-type="float">
              <text:p>13</text:p>
            </table:table-cell>
            <table:table-cell table:style-name="ce4" table:formula="of:=INDEX([.$C$211:.$C$383];MATCH([.$O219];[.$A$211:.$A$383];0)+8)" office:value-type="float" office:value="18.631" calcext:value-type="float">
              <text:p>19</text:p>
            </table:table-cell>
            <table:table-cell table:style-name="ce1" office:value-type="float" office:value="0" calcext:value-type="float">
              <text:p>0</text:p>
            </table:table-cell>
            <table:table-cell table:number-columns-repeated="1004"/>
          </table:table-row>
          <table:table-row table:style-name="ro1">
            <table:table-cell table:style-name="ce1" office:value-type="string" calcext:value-type="string">
              <text:p>Eolica</text:p>
            </table:table-cell>
            <table:table-cell table:style-name="ce7"/>
            <table:table-cell table:style-name="ce6" table:formula="of:=2.973" office:value-type="float" office:value="2.973" calcext:value-type="float">
              <text:p>2.9730</text:p>
            </table:table-cell>
            <table:table-cell table:style-name="ce7"/>
            <table:table-cell table:style-name="ce6"/>
            <table:table-cell table:style-name="ce10" table:number-columns-repeated="3"/>
            <table:table-cell/>
            <table:table-cell table:style-name="ce4" table:formula="of:=[.E220]-[.K220]" office:value-type="float" office:value="0" calcext:value-type="float">
              <text:p>0</text:p>
            </table:table-cell>
            <table:table-cell table:style-name="ce5"/>
            <table:table-cell table:style-name="ce10" table:number-columns-repeated="2"/>
            <table:table-cell/>
            <table:table-cell table:style-name="ce1" office:value-type="string" calcext:value-type="string">
              <text:p>Gen-Dic 2013</text:p>
            </table:table-cell>
            <table:table-cell table:style-name="ce4" table:formula="of:=INDEX([.$C$211:.$C$381];MATCH([.$O220];[.$A$211:.$A$381];0)+1)" office:value-type="float" office:value="54.068" calcext:value-type="float">
              <text:p>54</text:p>
            </table:table-cell>
            <table:table-cell table:style-name="ce4" table:formula="of:=INDEX([.$C$211:.$C$383];MATCH([.$O220];[.$A$211:.$A$383];0)+6)" office:value-type="float" office:value="5.319" calcext:value-type="float">
              <text:p>5</text:p>
            </table:table-cell>
            <table:table-cell table:style-name="ce4" table:formula="of:=INDEX([.$C$211:.$C$383];MATCH([.$O220];[.$A$211:.$A$383];0)+7)" office:value-type="float" office:value="14.812" calcext:value-type="float">
              <text:p>15</text:p>
            </table:table-cell>
            <table:table-cell table:style-name="ce4" table:formula="of:=INDEX([.$C$211:.$C$383];MATCH([.$O220];[.$A$211:.$A$383];0)+8)" office:value-type="float" office:value="21.229" calcext:value-type="float">
              <text:p>21</text:p>
            </table:table-cell>
            <table:table-cell table:style-name="ce1" office:value-type="float" office:value="0" calcext:value-type="float">
              <text:p>0</text:p>
            </table:table-cell>
            <table:table-cell table:number-columns-repeated="1004"/>
          </table:table-row>
          <table:table-row table:style-name="ro1">
            <table:table-cell table:style-name="ce1" office:value-type="string" calcext:value-type="string">
              <text:p>Fotovoltaica</text:p>
            </table:table-cell>
            <table:table-cell table:style-name="ce7"/>
            <table:table-cell table:style-name="ce6"/>
            <table:table-cell table:style-name="ce7"/>
            <table:table-cell table:style-name="ce6"/>
            <table:table-cell table:style-name="ce10" table:number-columns-repeated="3"/>
            <table:table-cell/>
            <table:table-cell table:style-name="ce4" table:formula="of:=[.E221]-[.K221]" office:value-type="float" office:value="0" calcext:value-type="float">
              <text:p>0</text:p>
            </table:table-cell>
            <table:table-cell table:style-name="ce5"/>
            <table:table-cell table:style-name="ce10" table:number-columns-repeated="2"/>
            <table:table-cell/>
            <table:table-cell table:style-name="ce1" office:value-type="string" calcext:value-type="string">
              <text:p>Gen-Dic 2014</text:p>
            </table:table-cell>
            <table:table-cell table:style-name="ce4" table:formula="of:=INDEX([.$C$211:.$C$381];MATCH([.$O221];[.$A$211:.$A$381];0)+1)" office:value-type="float" office:value="59.575" calcext:value-type="float">
              <text:p>60</text:p>
            </table:table-cell>
            <table:table-cell table:style-name="ce4" table:formula="of:=INDEX([.$C$211:.$C$383];MATCH([.$O221];[.$A$211:.$A$383];0)+6)" office:value-type="float" office:value="5.566" calcext:value-type="float">
              <text:p>6</text:p>
            </table:table-cell>
            <table:table-cell table:style-name="ce4" table:formula="of:=INDEX([.$C$211:.$C$383];MATCH([.$O221];[.$A$211:.$A$383];0)+7)" office:value-type="float" office:value="15.089" calcext:value-type="float">
              <text:p>15</text:p>
            </table:table-cell>
            <table:table-cell table:style-name="ce4" table:formula="of:=INDEX([.$C$211:.$C$383];MATCH([.$O221];[.$A$211:.$A$383];0)+8)" office:value-type="float" office:value="21.838" calcext:value-type="float">
              <text:p>22</text:p>
            </table:table-cell>
            <table:table-cell table:style-name="ce1" office:value-type="float" office:value="0" calcext:value-type="float">
              <text:p>0</text:p>
            </table:table-cell>
            <table:table-cell table:number-columns-repeated="1004"/>
          </table:table-row>
        </table:table-row-group>
        <table:table-row table:style-name="ro1">
          <table:table-cell table:style-name="ce1" office:value-type="string" calcext:value-type="string">
            <text:p>Gen-Dic 2007</text:p>
          </table:table-cell>
          <table:table-cell table:style-name="ce6" table:formula="of:=[.B225]" office:value-type="float" office:value="265.764" calcext:value-type="float">
            <text:p>265.7640</text:p>
          </table:table-cell>
          <table:table-cell table:style-name="ce6" table:formula="of:=SUM([.C223:.C230])" office:value-type="float" office:value="40.47" calcext:value-type="float">
            <text:p>40.4700</text:p>
          </table:table-cell>
          <table:table-cell table:style-name="ce7" office:value-type="float" office:value="46.283" calcext:value-type="float">
            <text:p>46.2830</text:p>
          </table:table-cell>
          <table:table-cell table:style-name="ce6" table:formula="of:=SUM([.B222:.D222])-12.589" office:value-type="float" office:value="339.928" calcext:value-type="float">
            <text:p>339.9280</text:p>
          </table:table-cell>
          <table:table-cell table:style-name="ce10" table:formula="of:=[.B225]/[.$E222]" office:value-type="percentage" office:value="0.7818243863" calcext:value-type="percentage">
            <text:p>78%</text:p>
          </table:table-cell>
          <table:table-cell table:style-name="ce10" table:formula="of:=[.C222]/[.$E222]" office:value-type="percentage" office:value="0.119054623332" calcext:value-type="percentage">
            <text:p>12%</text:p>
          </table:table-cell>
          <table:table-cell table:style-name="ce10" table:formula="of:=[.D222]/[.$E222]" office:value-type="percentage" office:value="0.13615530347603" calcext:value-type="percentage">
            <text:p>14%</text:p>
          </table:table-cell>
          <table:table-cell/>
          <table:table-cell table:style-name="ce4" table:formula="of:=[.E222]-[.K222]" office:value-type="float" office:value="33.694" calcext:value-type="float">
            <text:p>34</text:p>
          </table:table-cell>
          <table:table-cell table:style-name="ce5" table:formula="of:=SUM([.B222:.C222])" office:value-type="float" office:value="306.234" calcext:value-type="float">
            <text:p>306</text:p>
          </table:table-cell>
          <table:table-cell table:style-name="ce10" table:formula="of:=[.B225]/[.$K222]" office:value-type="percentage" office:value="0.8678461569" calcext:value-type="percentage">
            <text:p>87%</text:p>
          </table:table-cell>
          <table:table-cell table:style-name="ce10" table:formula="of:=[.C222]/[.$K222]" office:value-type="percentage" office:value="0.1321538431" calcext:value-type="percentage">
            <text:p>13%</text:p>
          </table:table-cell>
          <table:table-cell/>
          <table:table-cell table:style-name="ce1" office:value-type="string" calcext:value-type="string">
            <text:p>Gen-Dic 2015</text:p>
          </table:table-cell>
          <table:table-cell table:style-name="ce4" table:formula="of:=INDEX([.$C$211:.$C$381];MATCH([.$O222];[.$A$211:.$A$381];0)+1)" office:value-type="float" office:value="46.451" calcext:value-type="float">
            <text:p>46</text:p>
          </table:table-cell>
          <table:table-cell table:style-name="ce4" table:formula="of:=INDEX([.$C$211:.$C$383];MATCH([.$O222];[.$A$211:.$A$383];0)+6)" office:value-type="float" office:value="5.824" calcext:value-type="float">
            <text:p>6</text:p>
          </table:table-cell>
          <table:table-cell table:style-name="ce4" table:formula="of:=INDEX([.$C$211:.$C$383];MATCH([.$O222];[.$A$211:.$A$383];0)+7)" office:value-type="float" office:value="14.705" calcext:value-type="float">
            <text:p>15</text:p>
          </table:table-cell>
          <table:table-cell table:style-name="ce4" table:formula="of:=INDEX([.$C$211:.$C$383];MATCH([.$O222];[.$A$211:.$A$383];0)+8)" office:value-type="float" office:value="22.587" calcext:value-type="float">
            <text:p>23</text:p>
          </table:table-cell>
          <table:table-cell table:style-name="ce4" table:formula="of:=INDEX([.$C$211:.$C$381];MATCH([.$O222];[.$A$211:.$A$381];0)+4)" office:value-type="float" office:value="17.93" calcext:value-type="float">
            <text:p>18</text:p>
          </table:table-cell>
          <table:table-cell table:number-columns-repeated="1004"/>
        </table:table-row>
        <table:table-row-group>
          <table:table-row table:style-name="ro1">
            <table:table-cell table:style-name="ce1" office:value-type="string" calcext:value-type="string">
              <text:p>Idroelettrica</text:p>
            </table:table-cell>
            <table:table-cell table:style-name="ce6"/>
            <table:table-cell table:style-name="ce7" office:value-type="float" office:value="38.481" calcext:value-type="float">
              <text:p>38.4810</text:p>
            </table:table-cell>
            <table:table-cell table:style-name="ce6" table:number-columns-repeated="2"/>
            <table:table-cell table:number-columns-repeated="4"/>
            <table:table-cell table:style-name="ce4" table:formula="of:=[.E223]-[.K223]" office:value-type="float" office:value="0" calcext:value-type="float">
              <text:p>0</text:p>
            </table:table-cell>
            <table:table-cell table:style-name="ce4"/>
            <table:table-cell table:number-columns-repeated="3"/>
            <table:table-cell table:style-name="ce1" office:value-type="string" calcext:value-type="string">
              <text:p>Gen-Dic 2016</text:p>
            </table:table-cell>
            <table:table-cell table:style-name="ce4" table:formula="of:=INDEX([.$C$211:.$C$381];MATCH([.$O223];[.$A$211:.$A$381];0)+1)" office:value-type="float" office:value="43.785" calcext:value-type="float">
              <text:p>44</text:p>
            </table:table-cell>
            <table:table-cell table:style-name="ce4" table:formula="of:=INDEX([.$C$211:.$C$383];MATCH([.$O223];[.$A$211:.$A$383];0)+6)" office:value-type="float" office:value="5.867" calcext:value-type="float">
              <text:p>6</text:p>
            </table:table-cell>
            <table:table-cell table:style-name="ce4" table:formula="of:=INDEX([.$C$211:.$C$383];MATCH([.$O223];[.$A$211:.$A$383];0)+7)" office:value-type="float" office:value="17.523" calcext:value-type="float">
              <text:p>18</text:p>
            </table:table-cell>
            <table:table-cell table:style-name="ce4" table:formula="of:=INDEX([.$C$211:.$C$383];MATCH([.$O223];[.$A$211:.$A$383];0)+8)" office:value-type="float" office:value="21.757" calcext:value-type="float">
              <text:p>22</text:p>
            </table:table-cell>
            <table:table-cell table:style-name="ce4" table:formula="of:=INDEX([.$C$211:.$C$381];MATCH([.$O223];[.$A$211:.$A$381];0)+4)" office:value-type="float" office:value="17.956" calcext:value-type="float">
              <text:p>18</text:p>
            </table:table-cell>
            <table:table-cell table:number-columns-repeated="1004"/>
          </table:table-row>
          <table:table-row table:style-name="ro1">
            <table:table-cell table:style-name="ce1" office:value-type="string" calcext:value-type="string">
              <text:p>Pompaggi in produzione</text:p>
            </table:table-cell>
            <table:table-cell table:style-name="ce6"/>
            <table:table-cell table:style-name="ce7" office:value-type="float" office:value="-7.654" calcext:value-type="float">
              <text:p>-7.6540</text:p>
            </table:table-cell>
            <table:table-cell table:style-name="ce6" table:number-columns-repeated="2"/>
            <table:table-cell table:number-columns-repeated="4"/>
            <table:table-cell table:style-name="ce4" table:formula="of:=[.E224]-[.K224]" office:value-type="float" office:value="0" calcext:value-type="float">
              <text:p>0</text:p>
            </table:table-cell>
            <table:table-cell table:style-name="ce4"/>
            <table:table-cell table:number-columns-repeated="3"/>
            <table:table-cell table:style-name="ce1" office:value-type="string" calcext:value-type="string">
              <text:p>Gen-Dic 2017</text:p>
            </table:table-cell>
            <table:table-cell table:style-name="ce4" table:formula="of:=INDEX([.$C$211:.$C$381];MATCH([.$O224];[.$A$211:.$A$381];0)+1)" office:value-type="float" office:value="37.557" calcext:value-type="float">
              <text:p>38</text:p>
            </table:table-cell>
            <table:table-cell table:style-name="ce4" table:formula="of:=INDEX([.$C$211:.$C$383];MATCH([.$O224];[.$A$211:.$A$383];0)+6)" office:value-type="float" office:value="5.821" calcext:value-type="float">
              <text:p>6</text:p>
            </table:table-cell>
            <table:table-cell table:style-name="ce4" table:formula="of:=INDEX([.$C$211:.$C$383];MATCH([.$O224];[.$A$211:.$A$383];0)+7)" office:value-type="float" office:value="17.565" calcext:value-type="float">
              <text:p>18</text:p>
            </table:table-cell>
            <table:table-cell table:style-name="ce4" table:formula="of:=INDEX([.$C$211:.$C$383];MATCH([.$O224];[.$A$211:.$A$383];0)+8)" office:value-type="float" office:value="24.017" calcext:value-type="float">
              <text:p>24</text:p>
            </table:table-cell>
            <table:table-cell table:style-name="ce4" table:formula="of:=INDEX([.$C$211:.$C$381];MATCH([.$O224];[.$A$211:.$A$381];0)+4)" office:value-type="float" office:value="17.818" calcext:value-type="float">
              <text:p>18</text:p>
            </table:table-cell>
            <table:table-cell table:number-columns-repeated="1004"/>
          </table:table-row>
          <table:table-row table:style-name="ro1">
            <table:table-cell table:style-name="ce1" office:value-type="string" calcext:value-type="string">
              <text:p>Termica</text:p>
            </table:table-cell>
            <table:table-cell table:style-name="ce7" office:value-type="float" office:value="265.764" calcext:value-type="float">
              <text:p>265.7640</text:p>
            </table:table-cell>
            <table:table-cell table:style-name="ce6" table:number-columns-repeated="3"/>
            <table:table-cell table:number-columns-repeated="4"/>
            <table:table-cell table:style-name="ce4" table:formula="of:=[.E225]-[.K225]" office:value-type="float" office:value="0" calcext:value-type="float">
              <text:p>0</text:p>
            </table:table-cell>
            <table:table-cell table:style-name="ce4"/>
            <table:table-cell table:number-columns-repeated="3"/>
            <table:table-cell table:style-name="ce1" office:value-type="string" calcext:value-type="string">
              <text:p>Gen-Dic 2018</text:p>
            </table:table-cell>
            <table:table-cell table:style-name="ce4" table:formula="of:=INDEX([.$C$211:.$C$381];MATCH([.$O225];[.$A$211:.$A$381];0)+1)" office:value-type="float" office:value="49.928" calcext:value-type="float">
              <text:p>50</text:p>
            </table:table-cell>
            <table:table-cell table:style-name="ce4" table:formula="of:=INDEX([.$C$211:.$C$383];MATCH([.$O225];[.$A$211:.$A$383];0)+6)" office:value-type="float" office:value="5.756" calcext:value-type="float">
              <text:p>6</text:p>
            </table:table-cell>
            <table:table-cell table:style-name="ce4" table:formula="of:=INDEX([.$C$211:.$C$383];MATCH([.$O225];[.$A$211:.$A$383];0)+7)" office:value-type="float" office:value="17.557" calcext:value-type="float">
              <text:p>18</text:p>
            </table:table-cell>
            <table:table-cell table:style-name="ce4" table:formula="of:=INDEX([.$C$211:.$C$383];MATCH([.$O225];[.$A$211:.$A$383];0)+8)" office:value-type="float" office:value="22.266" calcext:value-type="float">
              <text:p>22</text:p>
            </table:table-cell>
            <table:table-cell table:style-name="ce4" table:formula="of:=INDEX([.$C$211:.$C$381];MATCH([.$O225];[.$A$211:.$A$381];0)+4)" office:value-type="float" office:value="17.601" calcext:value-type="float">
              <text:p>18</text:p>
            </table:table-cell>
            <table:table-cell table:number-columns-repeated="1004"/>
          </table:table-row>
          <table:table-row-group>
            <table:table-row table:style-name="ro1">
              <table:table-cell table:style-name="ce1" office:value-type="string" calcext:value-type="string">
                <text:p>di cui biomasse</text:p>
              </table:table-cell>
              <table:table-cell table:style-name="ce6" table:number-columns-repeated="4"/>
              <table:table-cell table:number-columns-repeated="4"/>
              <table:table-cell table:style-name="ce4" table:formula="of:=[.E226]-[.K226]" office:value-type="float" office:value="0" calcext:value-type="float">
                <text:p>0</text:p>
              </table:table-cell>
              <table:table-cell table:style-name="ce4"/>
              <table:table-cell table:number-columns-repeated="3"/>
              <table:table-cell table:style-name="ce1" office:value-type="string" calcext:value-type="string">
                <text:p>Gen-Dic 2019</text:p>
              </table:table-cell>
              <table:table-cell table:style-name="ce4" table:formula="of:=INDEX([.$C$211:.$C$381];MATCH([.$O226];[.$A$211:.$A$381];0)+1)" office:value-type="float" office:value="47.59" calcext:value-type="float">
                <text:p>48</text:p>
              </table:table-cell>
              <table:table-cell table:style-name="ce4" table:formula="of:=INDEX([.$C$211:.$C$383];MATCH([.$O226];[.$A$211:.$A$383];0)+6)" office:value-type="float" office:value="5.689" calcext:value-type="float">
                <text:p>6</text:p>
              </table:table-cell>
              <table:table-cell table:style-name="ce4" table:formula="of:=INDEX([.$C$211:.$C$383];MATCH([.$O226];[.$A$211:.$A$383];0)+7)" office:value-type="float" office:value="20.034" calcext:value-type="float">
                <text:p>20</text:p>
              </table:table-cell>
              <table:table-cell table:style-name="ce4" table:formula="of:=INDEX([.$C$211:.$C$383];MATCH([.$O226];[.$A$211:.$A$383];0)+8)" office:value-type="float" office:value="23.32" calcext:value-type="float">
                <text:p>23</text:p>
              </table:table-cell>
              <table:table-cell table:style-name="ce4" table:formula="of:=INDEX([.$C$211:.$C$381];MATCH([.$O226];[.$A$211:.$A$381];0)+4)" office:value-type="float" office:value="17.967" calcext:value-type="float">
                <text:p>18</text:p>
              </table:table-cell>
              <table:table-cell table:number-columns-repeated="1004"/>
            </table:table-row>
            <table:table-row table:style-name="ro1">
              <table:table-cell table:style-name="ce1" office:value-type="string" calcext:value-type="string">
                <text:p>di cui carbone</text:p>
              </table:table-cell>
              <table:table-cell table:style-name="ce6" table:number-columns-repeated="4"/>
              <table:table-cell table:number-columns-repeated="4"/>
              <table:table-cell table:style-name="ce4" table:formula="of:=[.E227]-[.K227]" office:value-type="float" office:value="0" calcext:value-type="float">
                <text:p>0</text:p>
              </table:table-cell>
              <table:table-cell table:style-name="ce4"/>
              <table:table-cell table:number-columns-repeated="3"/>
              <table:table-cell table:style-name="ce1" office:value-type="string" calcext:value-type="string">
                <text:p>Gen-Dic 2020</text:p>
              </table:table-cell>
              <table:table-cell table:style-name="ce4" table:formula="of:=INDEX([.$C$211:.$C$381];MATCH([.$O227];[.$A$211:.$A$381];0)+1)" office:value-type="float" office:value="48.952" calcext:value-type="float">
                <text:p>49</text:p>
              </table:table-cell>
              <table:table-cell table:style-name="ce4" table:formula="of:=INDEX([.$C$211:.$C$383];MATCH([.$O227];[.$A$211:.$A$383];0)+6)" office:value-type="float" office:value="5.647" calcext:value-type="float">
                <text:p>6</text:p>
              </table:table-cell>
              <table:table-cell table:style-name="ce4" table:formula="of:=INDEX([.$C$211:.$C$383];MATCH([.$O227];[.$A$211:.$A$383];0)+7)" office:value-type="float" office:value="18.609" calcext:value-type="float">
                <text:p>19</text:p>
              </table:table-cell>
              <table:table-cell table:style-name="ce4" table:formula="of:=INDEX([.$C$211:.$C$383];MATCH([.$O227];[.$A$211:.$A$383];0)+8)" office:value-type="float" office:value="24.552" calcext:value-type="float">
                <text:p>25</text:p>
              </table:table-cell>
              <table:table-cell table:style-name="ce4" table:formula="of:=INDEX([.$C$211:.$C$381];MATCH([.$O227];[.$A$211:.$A$381];0)+4)" office:value-type="float" office:value="18.063" calcext:value-type="float">
                <text:p>18</text:p>
              </table:table-cell>
              <table:table-cell table:number-columns-repeated="1004"/>
            </table:table-row>
          </table:table-row-group>
          <table:table-row table:style-name="ro1">
            <table:table-cell table:style-name="ce1" office:value-type="string" calcext:value-type="string">
              <text:p>Geotermica</text:p>
            </table:table-cell>
            <table:table-cell table:style-name="ce6"/>
            <table:table-cell table:style-name="ce7" office:value-type="float" office:value="5.569" calcext:value-type="float">
              <text:p>5.5690</text:p>
            </table:table-cell>
            <table:table-cell table:style-name="ce6" table:number-columns-repeated="2"/>
            <table:table-cell table:number-columns-repeated="4"/>
            <table:table-cell table:style-name="ce4" table:formula="of:=[.E228]-[.K228]" office:value-type="float" office:value="0" calcext:value-type="float">
              <text:p>0</text:p>
            </table:table-cell>
            <table:table-cell table:style-name="ce4"/>
            <table:table-cell table:number-columns-repeated="3"/>
            <table:table-cell table:style-name="ce1" office:value-type="string" calcext:value-type="string">
              <text:p>Gen-Dic 2021</text:p>
            </table:table-cell>
            <table:table-cell table:style-name="ce4" table:formula="of:=INDEX([.$C$211:.$C$381];MATCH([.$O228];[.$A$211:.$A$381];0)+1)" office:value-type="float" office:value="44.878" calcext:value-type="float">
              <text:p>45</text:p>
            </table:table-cell>
            <table:table-cell table:style-name="ce4" table:formula="of:=INDEX([.$C$211:.$C$383];MATCH([.$O228];[.$A$211:.$A$383];0)+6)" office:value-type="float" office:value="5.535" calcext:value-type="float">
              <text:p>6</text:p>
            </table:table-cell>
            <table:table-cell table:style-name="ce4" table:formula="of:=INDEX([.$C$211:.$C$383];MATCH([.$O228];[.$A$211:.$A$383];0)+7)" office:value-type="float" office:value="20.724" calcext:value-type="float">
              <text:p>21</text:p>
            </table:table-cell>
            <table:table-cell table:style-name="ce4" table:formula="of:=INDEX([.$C$211:.$C$383];MATCH([.$O228];[.$A$211:.$A$383];0)+8)" office:value-type="float" office:value="24.633" calcext:value-type="float">
              <text:p>25</text:p>
            </table:table-cell>
            <table:table-cell table:style-name="ce4" table:formula="of:=INDEX([.$C$211:.$C$381];MATCH([.$O228];[.$A$211:.$A$381];0)+4)" office:value-type="float" office:value="17.496" calcext:value-type="float">
              <text:p>17</text:p>
            </table:table-cell>
            <table:table-cell table:number-columns-repeated="1004"/>
          </table:table-row>
          <table:table-row table:style-name="ro1">
            <table:table-cell table:style-name="ce1" office:value-type="string" calcext:value-type="string">
              <text:p>Eolica</text:p>
            </table:table-cell>
            <table:table-cell table:style-name="ce6"/>
            <table:table-cell table:style-name="ce7" office:value-type="float" office:value="4.074" calcext:value-type="float">
              <text:p>4.0740</text:p>
            </table:table-cell>
            <table:table-cell table:style-name="ce6" table:number-columns-repeated="2"/>
            <table:table-cell table:number-columns-repeated="4"/>
            <table:table-cell table:style-name="ce4" table:formula="of:=[.E229]-[.K229]" office:value-type="float" office:value="0" calcext:value-type="float">
              <text:p>0</text:p>
            </table:table-cell>
            <table:table-cell table:style-name="ce4"/>
            <table:table-cell table:number-columns-repeated="3"/>
            <table:table-cell table:style-name="ce1" office:value-type="string" calcext:value-type="string">
              <text:p>Gen-Dic 2022</text:p>
            </table:table-cell>
            <table:table-cell table:style-name="ce4" table:formula="of:=INDEX([.$C$211:.$C$381];MATCH([.$O229];[.$A$211:.$A$381];0)+1)" office:value-type="float" office:value="28.094" calcext:value-type="float">
              <text:p>28</text:p>
            </table:table-cell>
            <table:table-cell table:style-name="ce4" table:formula="of:=INDEX([.$C$211:.$C$383];MATCH([.$O229];[.$A$211:.$A$383];0)+6)" office:value-type="float" office:value="5.449" calcext:value-type="float">
              <text:p>5</text:p>
            </table:table-cell>
            <table:table-cell table:style-name="ce4" table:formula="of:=INDEX([.$C$211:.$C$383];MATCH([.$O229];[.$A$211:.$A$383];0)+7)" office:value-type="float" office:value="20.304" calcext:value-type="float">
              <text:p>20</text:p>
            </table:table-cell>
            <table:table-cell table:style-name="ce4" table:formula="of:=INDEX([.$C$211:.$C$383];MATCH([.$O229];[.$A$211:.$A$383];0)+8)" office:value-type="float" office:value="27.674" calcext:value-type="float">
              <text:p>28</text:p>
            </table:table-cell>
            <table:table-cell table:style-name="ce4" table:formula="of:=INDEX([.$C$211:.$C$381];MATCH([.$O229];[.$A$211:.$A$381];0)+4)" office:value-type="float" office:value="16.094" calcext:value-type="float">
              <text:p>16</text:p>
            </table:table-cell>
            <table:table-cell table:number-columns-repeated="1004"/>
          </table:table-row>
          <table:table-row table:style-name="ro1">
            <table:table-cell table:style-name="ce1" office:value-type="string" calcext:value-type="string">
              <text:p>Fotovoltaica</text:p>
            </table:table-cell>
            <table:table-cell table:style-name="ce6" table:number-columns-repeated="4"/>
            <table:table-cell table:number-columns-repeated="4"/>
            <table:table-cell table:style-name="ce4" table:formula="of:=[.E230]-[.K230]" office:value-type="float" office:value="0" calcext:value-type="float">
              <text:p>0</text:p>
            </table:table-cell>
            <table:table-cell table:style-name="ce4"/>
            <table:table-cell table:number-columns-repeated="3"/>
            <table:table-cell table:style-name="ce1" office:value-type="string" calcext:value-type="string">
              <text:p>Gen-Dic 2023</text:p>
            </table:table-cell>
            <table:table-cell table:style-name="ce4" table:formula="of:=INDEX([.$C$211:.$C$381];MATCH([.$O230];[.$A$211:.$A$381];0)+1)" office:value-type="float" office:value="39.949" calcext:value-type="float">
              <text:p>40</text:p>
            </table:table-cell>
            <table:table-cell table:style-name="ce4" table:formula="of:=INDEX([.$C$211:.$C$383];MATCH([.$O230];[.$A$211:.$A$383];0)+6)" office:value-type="float" office:value="5.31" calcext:value-type="float">
              <text:p>5</text:p>
            </table:table-cell>
            <table:table-cell table:style-name="ce4" table:formula="of:=INDEX([.$C$211:.$C$383];MATCH([.$O230];[.$A$211:.$A$383];0)+7)" office:value-type="float" office:value="23.373" calcext:value-type="float">
              <text:p>23</text:p>
            </table:table-cell>
            <table:table-cell table:style-name="ce4" table:formula="of:=INDEX([.$C$211:.$C$383];MATCH([.$O230];[.$A$211:.$A$383];0)+8)" office:value-type="float" office:value="30.233" calcext:value-type="float">
              <text:p>30</text:p>
            </table:table-cell>
            <table:table-cell table:style-name="ce4" table:formula="of:=INDEX([.$C$211:.$C$381];MATCH([.$O230];[.$A$211:.$A$381];0)+4)" office:value-type="float" office:value="14.571" calcext:value-type="float">
              <text:p>15</text:p>
            </table:table-cell>
            <table:table-cell table:number-columns-repeated="1004"/>
          </table:table-row>
        </table:table-row-group>
        <table:table-row table:style-name="ro1">
          <table:table-cell table:style-name="ce1" office:value-type="string" calcext:value-type="string">
            <text:p>Gen-Dic 2008</text:p>
          </table:table-cell>
          <table:table-cell table:style-name="ce6" table:formula="of:=[.B234]" office:value-type="float" office:value="261.328" calcext:value-type="float">
            <text:p>261.3280</text:p>
          </table:table-cell>
          <table:table-cell table:style-name="ce6" table:formula="of:=SUM([.C232:.C239])" office:value-type="float" office:value="50.184" calcext:value-type="float">
            <text:p>50.1840</text:p>
          </table:table-cell>
          <table:table-cell table:style-name="ce7" office:value-type="float" office:value="40.034" calcext:value-type="float">
            <text:p>40.0340</text:p>
          </table:table-cell>
          <table:table-cell table:style-name="ce6" table:formula="of:=SUM([.B231:.D231])-12.065" office:value-type="float" office:value="339.481" calcext:value-type="float">
            <text:p>339.4810</text:p>
          </table:table-cell>
          <table:table-cell table:style-name="ce10" table:formula="of:=[.B231]/[.$E231]" office:value-type="percentage" office:value="0.76978682164834" calcext:value-type="percentage">
            <text:p>77%</text:p>
          </table:table-cell>
          <table:table-cell table:style-name="ce10" table:formula="of:=[.C231]/[.$E231]" office:value-type="percentage" office:value="0.147825651509216" calcext:value-type="percentage">
            <text:p>15%</text:p>
          </table:table-cell>
          <table:table-cell table:style-name="ce10" table:formula="of:=[.D231]/[.$E231]" office:value-type="percentage" office:value="0.117927071029012" calcext:value-type="percentage">
            <text:p>12%</text:p>
          </table:table-cell>
          <table:table-cell/>
          <table:table-cell table:style-name="ce4" table:formula="of:=[.E231]-[.K231]" office:value-type="float" office:value="27.969" calcext:value-type="float">
            <text:p>28</text:p>
          </table:table-cell>
          <table:table-cell table:style-name="ce5" table:formula="of:=SUM([.B231:.C231])" office:value-type="float" office:value="311.512" calcext:value-type="float">
            <text:p>312</text:p>
          </table:table-cell>
          <table:table-cell table:style-name="ce10" table:formula="of:=[.B231]/[.$K231]" office:value-type="percentage" office:value="0.838901872159018" calcext:value-type="percentage">
            <text:p>84%</text:p>
          </table:table-cell>
          <table:table-cell table:style-name="ce10" table:formula="of:=[.C231]/[.$K231]" office:value-type="percentage" office:value="0.161098127840982" calcext:value-type="percentage">
            <text:p>16%</text:p>
          </table:table-cell>
          <table:table-cell/>
          <table:table-cell table:style-name="ce1" office:value-type="string" calcext:value-type="string">
            <text:p>Gen-Dic 2024</text:p>
          </table:table-cell>
          <table:table-cell table:style-name="ce4" table:formula="of:=INDEX([.$C$211:.$C$381];MATCH([.$O231];[.$A$211:.$A$381];0)+1)" office:value-type="float" office:value="52.076" calcext:value-type="float">
            <text:p>52</text:p>
          </table:table-cell>
          <table:table-cell table:style-name="ce4" table:formula="of:=INDEX([.$C$211:.$C$383];MATCH([.$O231];[.$A$211:.$A$383];0)+6)" office:value-type="float" office:value="5.269" calcext:value-type="float">
            <text:p>5</text:p>
          </table:table-cell>
          <table:table-cell table:style-name="ce4" table:formula="of:=INDEX([.$C$211:.$C$383];MATCH([.$O231];[.$A$211:.$A$383];0)+7)" office:value-type="float" office:value="22.068" calcext:value-type="float">
            <text:p>22</text:p>
          </table:table-cell>
          <table:table-cell table:style-name="ce4" table:formula="of:=INDEX([.$C$211:.$C$383];MATCH([.$O231];[.$A$211:.$A$383];0)+8)" office:value-type="float" office:value="36.043" calcext:value-type="float">
            <text:p>36</text:p>
          </table:table-cell>
          <table:table-cell table:style-name="ce4" table:formula="of:=INDEX([.$C$211:.$C$381];MATCH([.$O231];[.$A$211:.$A$381];0)+4)" office:value-type="float" office:value="13.184" calcext:value-type="float">
            <text:p>13</text:p>
          </table:table-cell>
          <table:table-cell table:number-columns-repeated="1004"/>
        </table:table-row>
        <table:table-row-group>
          <table:table-row table:style-name="ro1">
            <table:table-cell table:style-name="ce1" office:value-type="string" calcext:value-type="string">
              <text:p>Idroelettrica</text:p>
            </table:table-cell>
            <table:table-cell table:style-name="ce6"/>
            <table:table-cell table:style-name="ce6" table:formula="of:=47.227" office:value-type="float" office:value="47.227" calcext:value-type="float">
              <text:p>47.2270</text:p>
            </table:table-cell>
            <table:table-cell table:style-name="ce6" table:number-columns-repeated="2"/>
            <table:table-cell table:number-columns-repeated="4"/>
            <table:table-cell table:style-name="ce4" table:formula="of:=[.E232]-[.K232]" office:value-type="float" office:value="0" calcext:value-type="float">
              <text:p>0</text:p>
            </table:table-cell>
            <table:table-cell table:style-name="ce4"/>
            <table:table-cell table:number-columns-repeated="5"/>
            <table:table-cell table:style-name="ce6" table:number-matrix-columns-spanned="1" table:number-matrix-rows-spanned="1" table:formula="of:=INDEX([.$C$211:.$C$381];MATCH([.$O$213];[.$A$211:.$A$381];0)+4)" office:value-type="float" office:value="0" calcext:value-type="float">
              <text:p>0.0000</text:p>
            </table:table-cell>
            <table:table-cell table:number-columns-repeated="1007"/>
          </table:table-row>
          <table:table-row table:style-name="ro1">
            <table:table-cell table:style-name="ce1" office:value-type="string" calcext:value-type="string">
              <text:p>Pompaggi in produzione</text:p>
            </table:table-cell>
            <table:table-cell table:style-name="ce6"/>
            <table:table-cell table:style-name="ce7" office:value-type="float" office:value="-7.618" calcext:value-type="float">
              <text:p>-7.6180</text:p>
            </table:table-cell>
            <table:table-cell table:style-name="ce6" table:number-columns-repeated="2"/>
            <table:table-cell table:number-columns-repeated="4"/>
            <table:table-cell table:style-name="ce4" table:formula="of:=[.E233]-[.K233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Termica</text:p>
            </table:table-cell>
            <table:table-cell table:style-name="ce7" office:value-type="float" office:value="261.328" calcext:value-type="float">
              <text:p>261.3280</text:p>
            </table:table-cell>
            <table:table-cell table:style-name="ce6" table:number-columns-repeated="3"/>
            <table:table-cell table:number-columns-repeated="4"/>
            <table:table-cell table:style-name="ce4" table:formula="of:=[.E234]-[.K234]" office:value-type="float" office:value="0" calcext:value-type="float">
              <text:p>0</text:p>
            </table:table-cell>
            <table:table-cell table:style-name="ce4"/>
            <table:table-cell table:number-columns-repeated="4"/>
            <table:table-cell>
              <draw:frame table:end-cell-address="Foglio1.AF281" table:end-x="67.44pt" table:end-y="4.45pt" draw:z-index="2" draw:name="Chart 3" draw:style-name="gr1" draw:text-style-name="P1" svg:width="1186.47pt" svg:height="731.23pt" svg:x="3.34pt" svg:y="13.49pt">
                <draw:object draw:notify-on-update-of-ranges="Foglio1.O213:Foglio1.O231 Foglio1.S213:Foglio1.S231 Foglio1.R213:Foglio1.R231 Foglio1.Q213:Foglio1.Q231 Foglio1.P213:Foglio1.P231" xlink:href="./Object 3" xlink:type="simple" xlink:show="embed" xlink:actuate="onLoad">
                  <loext:p/>
                </draw:object>
                <draw:image xlink:href="./ObjectReplacements/Object 3" xlink:type="simple" xlink:show="embed" xlink:actuate="onLoad"/>
              </draw:frame>
            </table:table-cell>
            <table:table-cell table:number-columns-repeated="1008"/>
          </table:table-row>
          <table:table-row-group>
            <table:table-row table:style-name="ro1">
              <table:table-cell table:style-name="ce1" office:value-type="string" calcext:value-type="string">
                <text:p>di cui biomasse</text:p>
              </table:table-cell>
              <table:table-cell table:style-name="ce6" table:number-columns-repeated="4"/>
              <table:table-cell table:number-columns-repeated="4"/>
              <table:table-cell table:style-name="ce4" table:formula="of:=[.E235]-[.K235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  <table:table-row table:style-name="ro1">
              <table:table-cell table:style-name="ce1" office:value-type="string" calcext:value-type="string">
                <text:p>di cui carbone</text:p>
              </table:table-cell>
              <table:table-cell table:style-name="ce6" table:number-columns-repeated="4"/>
              <table:table-cell table:number-columns-repeated="4"/>
              <table:table-cell table:style-name="ce4" table:formula="of:=[.E236]-[.K236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</table:table-row-group>
          <table:table-row table:style-name="ro1">
            <table:table-cell table:style-name="ce1" office:value-type="string" calcext:value-type="string">
              <text:p>Geotermica</text:p>
            </table:table-cell>
            <table:table-cell table:style-name="ce6"/>
            <table:table-cell table:style-name="ce6" table:formula="of:=5.52" office:value-type="float" office:value="5.52" calcext:value-type="float">
              <text:p>5.5200</text:p>
            </table:table-cell>
            <table:table-cell table:style-name="ce6" table:number-columns-repeated="2"/>
            <table:table-cell table:number-columns-repeated="4"/>
            <table:table-cell table:style-name="ce4" table:formula="of:=[.E237]-[.K237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Eolica</text:p>
            </table:table-cell>
            <table:table-cell table:style-name="ce6"/>
            <table:table-cell table:style-name="ce6" table:formula="of:=5.055" office:value-type="float" office:value="5.055" calcext:value-type="float">
              <text:p>5.0550</text:p>
            </table:table-cell>
            <table:table-cell table:style-name="ce6" table:number-columns-repeated="2"/>
            <table:table-cell table:number-columns-repeated="4"/>
            <table:table-cell table:style-name="ce4" table:formula="of:=[.E238]-[.K238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Fotovoltaica</text:p>
            </table:table-cell>
            <table:table-cell table:style-name="ce6" table:number-columns-repeated="4"/>
            <table:table-cell table:number-columns-repeated="4"/>
            <table:table-cell table:style-name="ce4" table:formula="of:=[.E239]-[.K239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</table:table-row-group>
        <table:table-row table:style-name="ro1">
          <table:table-cell table:style-name="ce1" office:value-type="string" calcext:value-type="string">
            <text:p>Gen-Dic 2009</text:p>
          </table:table-cell>
          <table:table-cell table:style-name="ce5" table:formula="of:=[.B243]" office:value-type="float" office:value="216.087" calcext:value-type="float">
            <text:p>216</text:p>
          </table:table-cell>
          <table:table-cell table:style-name="ce4" table:formula="of:=SUM([.C241:.C248])" office:value-type="float" office:value="59.222" calcext:value-type="float">
            <text:p>59</text:p>
          </table:table-cell>
          <table:table-cell table:style-name="ce5" office:value-type="float" office:value="44.959" calcext:value-type="float">
            <text:p>45</text:p>
          </table:table-cell>
          <table:table-cell table:style-name="ce4" table:formula="of:=SUM([.B240:.D240])" office:value-type="float" office:value="320.268" calcext:value-type="float">
            <text:p>320</text:p>
          </table:table-cell>
          <table:table-cell table:style-name="ce10" table:formula="of:=[.B240]/[.$E240]" office:value-type="percentage" office:value="0.67470680804826" calcext:value-type="percentage">
            <text:p>67%</text:p>
          </table:table-cell>
          <table:table-cell table:style-name="ce10" table:formula="of:=[.C240]/[.$E240]" office:value-type="percentage" office:value="0.184913884621629" calcext:value-type="percentage">
            <text:p>18%</text:p>
          </table:table-cell>
          <table:table-cell table:style-name="ce10" table:formula="of:=[.D240]/[.$E240]" office:value-type="percentage" office:value="0.140379307330111" calcext:value-type="percentage">
            <text:p>14%</text:p>
          </table:table-cell>
          <table:table-cell/>
          <table:table-cell table:style-name="ce4" table:formula="of:=[.E240]-[.K240]" office:value-type="float" office:value="44.9589999999999" calcext:value-type="float">
            <text:p>45</text:p>
          </table:table-cell>
          <table:table-cell table:style-name="ce5" table:formula="of:=SUM([.B240:.C240])" office:value-type="float" office:value="275.309" calcext:value-type="float">
            <text:p>275</text:p>
          </table:table-cell>
          <table:table-cell table:style-name="ce10" table:formula="of:=[.B240]/[.$K240]" office:value-type="percentage" office:value="0.784888979292359" calcext:value-type="percentage">
            <text:p>78%</text:p>
          </table:table-cell>
          <table:table-cell table:style-name="ce10" table:formula="of:=[.C240]/[.$K240]" office:value-type="percentage" office:value="0.215111020707641" calcext:value-type="percentage">
            <text:p>22%</text:p>
          </table:table-cell>
          <table:table-cell table:number-columns-repeated="1011"/>
        </table:table-row>
        <table:table-row-group>
          <table:table-row table:style-name="ro1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4" table:formula="of:=52.844" office:value-type="float" office:value="52.844" calcext:value-type="float">
              <text:p>53</text:p>
            </table:table-cell>
            <table:table-cell table:style-name="ce4" table:number-columns-repeated="2"/>
            <table:table-cell table:number-columns-repeated="4"/>
            <table:table-cell table:style-name="ce4" table:formula="of:=[.E241]-[.K241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5" office:value-type="float" office:value="-5.798" calcext:value-type="float">
              <text:p>-6</text:p>
            </table:table-cell>
            <table:table-cell table:style-name="ce4" table:number-columns-repeated="2"/>
            <table:table-cell table:number-columns-repeated="4"/>
            <table:table-cell table:style-name="ce4" table:formula="of:=[.E242]-[.K242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Termica</text:p>
            </table:table-cell>
            <table:table-cell table:style-name="ce5" office:value-type="float" office:value="216.087" calcext:value-type="float">
              <text:p>216</text:p>
            </table:table-cell>
            <table:table-cell table:style-name="ce4" table:number-columns-repeated="3"/>
            <table:table-cell table:number-columns-repeated="4"/>
            <table:table-cell table:style-name="ce4" table:formula="of:=[.E243]-[.K243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-group>
            <table:table-row table:style-name="ro1">
              <table:table-cell table:style-name="ce1" office:value-type="string" calcext:value-type="string">
                <text:p>di cui biomasse</text:p>
              </table:table-cell>
              <table:table-cell table:style-name="ce4" table:number-columns-repeated="4"/>
              <table:table-cell table:number-columns-repeated="4"/>
              <table:table-cell table:style-name="ce4" table:formula="of:=[.E244]-[.K244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  <table:table-row table:style-name="ro1">
              <table:table-cell table:style-name="ce1" office:value-type="string" calcext:value-type="string">
                <text:p>di cui carbone</text:p>
              </table:table-cell>
              <table:table-cell table:style-name="ce4" table:number-columns-repeated="4"/>
              <table:table-cell table:number-columns-repeated="4"/>
              <table:table-cell table:style-name="ce4" table:formula="of:=[.E245]-[.K245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</table:table-row-group>
          <table:table-row table:style-name="ro1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4" table:formula="of:=5.015" office:value-type="float" office:value="5.015" calcext:value-type="float">
              <text:p>5</text:p>
            </table:table-cell>
            <table:table-cell table:style-name="ce4" table:number-columns-repeated="2"/>
            <table:table-cell table:number-columns-repeated="4"/>
            <table:table-cell table:style-name="ce4" table:formula="of:=[.E246]-[.K246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4" table:formula="of:=6.484" office:value-type="float" office:value="6.484" calcext:value-type="float">
              <text:p>6</text:p>
            </table:table-cell>
            <table:table-cell table:style-name="ce4" table:number-columns-repeated="2"/>
            <table:table-cell table:number-columns-repeated="4"/>
            <table:table-cell table:style-name="ce4" table:formula="of:=[.E247]-[.K247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4" table:formula="of:=0.677" office:value-type="float" office:value="0.677" calcext:value-type="float">
              <text:p>1</text:p>
            </table:table-cell>
            <table:table-cell table:style-name="ce4" table:number-columns-repeated="2"/>
            <table:table-cell table:number-columns-repeated="4"/>
            <table:table-cell table:style-name="ce4" table:formula="of:=[.E248]-[.K248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</table:table-row-group>
        <table:table-row table:style-name="ro1">
          <table:table-cell table:style-name="ce1" office:value-type="string" calcext:value-type="string">
            <text:p>Gen-Dic 2010</text:p>
          </table:table-cell>
          <table:table-cell table:style-name="ce5" table:formula="of:=[.B252]" office:value-type="float" office:value="220.984" calcext:value-type="float">
            <text:p>221</text:p>
          </table:table-cell>
          <table:table-cell table:style-name="ce4" table:formula="of:=SUM([.C250:.C257])" office:value-type="float" office:value="65.311" calcext:value-type="float">
            <text:p>65</text:p>
          </table:table-cell>
          <table:table-cell table:style-name="ce5" office:value-type="float" office:value="44.16" calcext:value-type="float">
            <text:p>44</text:p>
          </table:table-cell>
          <table:table-cell table:style-name="ce4" table:formula="of:=SUM([.B249:.D249])" office:value-type="float" office:value="330.455" calcext:value-type="float">
            <text:p>330</text:p>
          </table:table-cell>
          <table:table-cell table:style-name="ce10" table:formula="of:=[.B249]/[.$E249]" office:value-type="percentage" office:value="0.668726452920973" calcext:value-type="percentage">
            <text:p>67%</text:p>
          </table:table-cell>
          <table:table-cell table:style-name="ce10" table:formula="of:=[.C249]/[.$E249]" office:value-type="percentage" office:value="0.197639618102314" calcext:value-type="percentage">
            <text:p>20%</text:p>
          </table:table-cell>
          <table:table-cell table:style-name="ce10" table:formula="of:=[.D249]/[.$E249]" office:value-type="percentage" office:value="0.133633928976714" calcext:value-type="percentage">
            <text:p>13%</text:p>
          </table:table-cell>
          <table:table-cell/>
          <table:table-cell table:style-name="ce4" table:formula="of:=[.E249]-[.K249]" office:value-type="float" office:value="44.16" calcext:value-type="float">
            <text:p>44</text:p>
          </table:table-cell>
          <table:table-cell table:style-name="ce5" table:formula="of:=SUM([.B249:.C249])" office:value-type="float" office:value="286.295" calcext:value-type="float">
            <text:p>286</text:p>
          </table:table-cell>
          <table:table-cell table:style-name="ce10" table:formula="of:=[.B249]/[.$K249]" office:value-type="percentage" office:value="0.771875163729719" calcext:value-type="percentage">
            <text:p>77%</text:p>
          </table:table-cell>
          <table:table-cell table:style-name="ce10" table:formula="of:=[.C249]/[.$K249]" office:value-type="percentage" office:value="0.228124836270281" calcext:value-type="percentage">
            <text:p>23%</text:p>
          </table:table-cell>
          <table:table-cell table:number-columns-repeated="1011"/>
        </table:table-row>
        <table:table-row-group>
          <table:table-row table:style-name="ro1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4" table:formula="of:=53.795" office:value-type="float" office:value="53.795" calcext:value-type="float">
              <text:p>54</text:p>
            </table:table-cell>
            <table:table-cell table:style-name="ce4" table:number-columns-repeated="2"/>
            <table:table-cell table:number-columns-repeated="4"/>
            <table:table-cell table:style-name="ce4" table:formula="of:=[.E250]-[.K250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5" office:value-type="float" office:value="-4.453" calcext:value-type="float">
              <text:p>-4</text:p>
            </table:table-cell>
            <table:table-cell table:style-name="ce4" table:number-columns-repeated="2"/>
            <table:table-cell table:number-columns-repeated="4"/>
            <table:table-cell table:style-name="ce4" table:formula="of:=[.E251]-[.K251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Termica</text:p>
            </table:table-cell>
            <table:table-cell table:style-name="ce5" office:value-type="float" office:value="220.984" calcext:value-type="float">
              <text:p>221</text:p>
            </table:table-cell>
            <table:table-cell table:style-name="ce4" table:number-columns-repeated="3"/>
            <table:table-cell table:number-columns-repeated="4"/>
            <table:table-cell table:style-name="ce4" table:formula="of:=[.E252]-[.K252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-group>
            <table:table-row table:style-name="ro1">
              <table:table-cell table:style-name="ce1" office:value-type="string" calcext:value-type="string">
                <text:p>di cui biomasse</text:p>
              </table:table-cell>
              <table:table-cell table:style-name="ce4" table:number-columns-repeated="4"/>
              <table:table-cell table:number-columns-repeated="4"/>
              <table:table-cell table:style-name="ce4" table:formula="of:=[.E253]-[.K253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  <table:table-row table:style-name="ro1">
              <table:table-cell table:style-name="ce1" office:value-type="string" calcext:value-type="string">
                <text:p>di cui carbone</text:p>
              </table:table-cell>
              <table:table-cell table:style-name="ce4" table:number-columns-repeated="4"/>
              <table:table-cell table:number-columns-repeated="4"/>
              <table:table-cell table:style-name="ce4" table:formula="of:=[.E254]-[.K254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</table:table-row-group>
          <table:table-row table:style-name="ro1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4" table:formula="of:=5.047" office:value-type="float" office:value="5.047" calcext:value-type="float">
              <text:p>5</text:p>
            </table:table-cell>
            <table:table-cell table:style-name="ce4" table:number-columns-repeated="2"/>
            <table:table-cell table:number-columns-repeated="4"/>
            <table:table-cell table:style-name="ce4" table:formula="of:=[.E255]-[.K255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4" table:formula="of:=9.048" office:value-type="float" office:value="9.048" calcext:value-type="float">
              <text:p>9</text:p>
            </table:table-cell>
            <table:table-cell table:style-name="ce4" table:number-columns-repeated="2"/>
            <table:table-cell table:number-columns-repeated="4"/>
            <table:table-cell table:style-name="ce4" table:formula="of:=[.E256]-[.K256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4" table:formula="of:=1.874" office:value-type="float" office:value="1.874" calcext:value-type="float">
              <text:p>2</text:p>
            </table:table-cell>
            <table:table-cell table:style-name="ce4" table:number-columns-repeated="2"/>
            <table:table-cell table:number-columns-repeated="4"/>
            <table:table-cell table:style-name="ce4" table:formula="of:=[.E257]-[.K257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</table:table-row-group>
        <table:table-row table:style-name="ro1">
          <table:table-cell table:style-name="ce1" office:value-type="string" calcext:value-type="string">
            <text:p>Gen-Dic 2011</text:p>
          </table:table-cell>
          <table:table-cell table:style-name="ce5" table:formula="of:=[.B261]" office:value-type="float" office:value="218.486" calcext:value-type="float">
            <text:p>218</text:p>
          </table:table-cell>
          <table:table-cell table:style-name="ce4" table:formula="of:=SUM([.C259:.C266])" office:value-type="float" office:value="70.421" calcext:value-type="float">
            <text:p>70</text:p>
          </table:table-cell>
          <table:table-cell table:style-name="ce5" office:value-type="float" office:value="45.733" calcext:value-type="float">
            <text:p>46</text:p>
          </table:table-cell>
          <table:table-cell table:style-name="ce4" table:formula="of:=SUM([.B258:.D258])" office:value-type="float" office:value="334.64" calcext:value-type="float">
            <text:p>335</text:p>
          </table:table-cell>
          <table:table-cell table:style-name="ce10" table:formula="of:=[.B258]/[.$E258]" office:value-type="percentage" office:value="0.652898637341621" calcext:value-type="percentage">
            <text:p>65%</text:p>
          </table:table-cell>
          <table:table-cell table:style-name="ce10" table:formula="of:=[.C258]/[.$E258]" office:value-type="percentage" office:value="0.210438082715754" calcext:value-type="percentage">
            <text:p>21%</text:p>
          </table:table-cell>
          <table:table-cell table:style-name="ce10" table:formula="of:=[.D258]/[.$E258]" office:value-type="percentage" office:value="0.136663279942625" calcext:value-type="percentage">
            <text:p>14%</text:p>
          </table:table-cell>
          <table:table-cell/>
          <table:table-cell table:style-name="ce4" table:formula="of:=[.E258]-[.K258]" office:value-type="float" office:value="45.733" calcext:value-type="float">
            <text:p>46</text:p>
          </table:table-cell>
          <table:table-cell table:style-name="ce5" table:formula="of:=SUM([.B258:.C258])" office:value-type="float" office:value="288.907" calcext:value-type="float">
            <text:p>289</text:p>
          </table:table-cell>
          <table:table-cell table:style-name="ce10" table:formula="of:=[.B258]/[.$K258]" office:value-type="percentage" office:value="0.756250281232369" calcext:value-type="percentage">
            <text:p>76%</text:p>
          </table:table-cell>
          <table:table-cell table:style-name="ce10" table:formula="of:=[.C258]/[.$K258]" office:value-type="percentage" office:value="0.243749718767631" calcext:value-type="percentage">
            <text:p>24%</text:p>
          </table:table-cell>
          <table:table-cell table:number-columns-repeated="1011"/>
        </table:table-row>
        <table:table-row-group>
          <table:table-row table:style-name="ro1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4" table:formula="of:=47.202" office:value-type="float" office:value="47.202" calcext:value-type="float">
              <text:p>47</text:p>
            </table:table-cell>
            <table:table-cell table:style-name="ce4" table:number-columns-repeated="2"/>
            <table:table-cell table:number-columns-repeated="4"/>
            <table:table-cell table:style-name="ce4" table:formula="of:=[.E259]-[.K259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5" office:value-type="float" office:value="-2.539" calcext:value-type="float">
              <text:p>-3</text:p>
            </table:table-cell>
            <table:table-cell table:style-name="ce4" table:number-columns-repeated="2"/>
            <table:table-cell table:number-columns-repeated="4"/>
            <table:table-cell table:style-name="ce4" table:formula="of:=[.E260]-[.K260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Termica</text:p>
            </table:table-cell>
            <table:table-cell table:style-name="ce5" office:value-type="float" office:value="218.486" calcext:value-type="float">
              <text:p>218</text:p>
            </table:table-cell>
            <table:table-cell table:style-name="ce4" table:number-columns-repeated="3"/>
            <table:table-cell table:number-columns-repeated="4"/>
            <table:table-cell table:style-name="ce4" table:formula="of:=[.E261]-[.K261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-group>
            <table:table-row table:style-name="ro1">
              <table:table-cell table:style-name="ce1" office:value-type="string" calcext:value-type="string">
                <text:p>di cui biomasse</text:p>
              </table:table-cell>
              <table:table-cell table:style-name="ce4" table:number-columns-repeated="4"/>
              <table:table-cell table:number-columns-repeated="4"/>
              <table:table-cell table:style-name="ce4" table:formula="of:=[.E262]-[.K262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  <table:table-row table:style-name="ro1">
              <table:table-cell table:style-name="ce1" office:value-type="string" calcext:value-type="string">
                <text:p>di cui carbone</text:p>
              </table:table-cell>
              <table:table-cell table:style-name="ce4" table:number-columns-repeated="4"/>
              <table:table-cell table:number-columns-repeated="4"/>
              <table:table-cell table:style-name="ce4" table:formula="of:=[.E263]-[.K263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</table:table-row-group>
          <table:table-row table:style-name="ro1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4" table:formula="of:=5.315" office:value-type="float" office:value="5.315" calcext:value-type="float">
              <text:p>5</text:p>
            </table:table-cell>
            <table:table-cell table:style-name="ce4" table:number-columns-repeated="2"/>
            <table:table-cell table:number-columns-repeated="4"/>
            <table:table-cell table:style-name="ce4" table:formula="of:=[.E264]-[.K264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4" table:formula="of:=9.775" office:value-type="float" office:value="9.775" calcext:value-type="float">
              <text:p>10</text:p>
            </table:table-cell>
            <table:table-cell table:style-name="ce4" table:number-columns-repeated="2"/>
            <table:table-cell table:number-columns-repeated="4"/>
            <table:table-cell table:style-name="ce4" table:formula="of:=[.E265]-[.K265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4" table:formula="of:=10.668" office:value-type="float" office:value="10.668" calcext:value-type="float">
              <text:p>11</text:p>
            </table:table-cell>
            <table:table-cell table:style-name="ce4" table:number-columns-repeated="2"/>
            <table:table-cell table:number-columns-repeated="4"/>
            <table:table-cell table:style-name="ce4" table:formula="of:=[.E266]-[.K266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</table:table-row-group>
        <table:table-row table:style-name="ro1">
          <table:table-cell table:style-name="ce1" office:value-type="string" calcext:value-type="string">
            <text:p>Gen-Dic 2012</text:p>
          </table:table-cell>
          <table:table-cell table:style-name="ce5" table:formula="of:=[.B270]" office:value-type="float" office:value="207.331" calcext:value-type="float">
            <text:p>207</text:p>
          </table:table-cell>
          <table:table-cell table:style-name="ce4" table:formula="of:=SUM([.C268:.C275])" office:value-type="float" office:value="77.786" calcext:value-type="float">
            <text:p>78</text:p>
          </table:table-cell>
          <table:table-cell table:style-name="ce5" office:value-type="float" office:value="43.103" calcext:value-type="float">
            <text:p>43</text:p>
          </table:table-cell>
          <table:table-cell table:style-name="ce4" table:formula="of:=SUM([.B267:.D267])" office:value-type="float" office:value="328.22" calcext:value-type="float">
            <text:p>328</text:p>
          </table:table-cell>
          <table:table-cell table:style-name="ce10" table:formula="of:=[.B267]/[.$E267]" office:value-type="percentage" office:value="0.63168301748827" calcext:value-type="percentage">
            <text:p>63%</text:p>
          </table:table-cell>
          <table:table-cell table:style-name="ce10" table:formula="of:=[.C267]/[.$E267]" office:value-type="percentage" office:value="0.236993479982938" calcext:value-type="percentage">
            <text:p>24%</text:p>
          </table:table-cell>
          <table:table-cell table:style-name="ce10" table:formula="of:=[.D267]/[.$E267]" office:value-type="percentage" office:value="0.131323502528792" calcext:value-type="percentage">
            <text:p>13%</text:p>
          </table:table-cell>
          <table:table-cell/>
          <table:table-cell table:style-name="ce4" table:formula="of:=[.E267]-[.K267]" office:value-type="float" office:value="43.103" calcext:value-type="float">
            <text:p>43</text:p>
          </table:table-cell>
          <table:table-cell table:style-name="ce5" table:formula="of:=SUM([.B267:.C267])" office:value-type="float" office:value="285.117" calcext:value-type="float">
            <text:p>285</text:p>
          </table:table-cell>
          <table:table-cell table:style-name="ce10" table:formula="of:=[.B267]/[.$K267]" office:value-type="percentage" office:value="0.72717866700337" calcext:value-type="percentage">
            <text:p>73%</text:p>
          </table:table-cell>
          <table:table-cell table:style-name="ce10" table:formula="of:=[.C267]/[.$K267]" office:value-type="percentage" office:value="0.272821332996629" calcext:value-type="percentage">
            <text:p>27%</text:p>
          </table:table-cell>
          <table:table-cell table:number-columns-repeated="1011"/>
        </table:table-row>
        <table:table-row-group>
          <table:table-row table:style-name="ro1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4" table:formula="of:=43.26" office:value-type="float" office:value="43.26" calcext:value-type="float">
              <text:p>43</text:p>
            </table:table-cell>
            <table:table-cell table:style-name="ce4" table:number-columns-repeated="2"/>
            <table:table-cell table:number-columns-repeated="4"/>
            <table:table-cell table:style-name="ce4" table:formula="of:=[.E268]-[.K268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5" office:value-type="float" office:value="-2.689" calcext:value-type="float">
              <text:p>-3</text:p>
            </table:table-cell>
            <table:table-cell table:style-name="ce4" table:number-columns-repeated="2"/>
            <table:table-cell table:number-columns-repeated="4"/>
            <table:table-cell table:style-name="ce4" table:formula="of:=[.E269]-[.K269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Termica</text:p>
            </table:table-cell>
            <table:table-cell table:style-name="ce5" office:value-type="float" office:value="207.331" calcext:value-type="float">
              <text:p>207</text:p>
            </table:table-cell>
            <table:table-cell table:style-name="ce4" table:number-columns-repeated="3"/>
            <table:table-cell table:number-columns-repeated="4"/>
            <table:table-cell table:style-name="ce4" table:formula="of:=[.E270]-[.K270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-group>
            <table:table-row table:style-name="ro1">
              <table:table-cell table:style-name="ce1" office:value-type="string" calcext:value-type="string">
                <text:p>di cui biomasse</text:p>
              </table:table-cell>
              <table:table-cell table:style-name="ce4" table:number-columns-repeated="4"/>
              <table:table-cell table:number-columns-repeated="4"/>
              <table:table-cell table:style-name="ce4" table:formula="of:=[.E271]-[.K271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  <table:table-row table:style-name="ro1">
              <table:table-cell table:style-name="ce1" office:value-type="string" calcext:value-type="string">
                <text:p>di cui carbone</text:p>
              </table:table-cell>
              <table:table-cell table:style-name="ce4" table:number-columns-repeated="4"/>
              <table:table-cell table:number-columns-repeated="4"/>
              <table:table-cell table:style-name="ce4" table:formula="of:=[.E272]-[.K272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</table:table-row-group>
          <table:table-row table:style-name="ro1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4" table:formula="of:=5.251" office:value-type="float" office:value="5.251" calcext:value-type="float">
              <text:p>5</text:p>
            </table:table-cell>
            <table:table-cell table:style-name="ce4" table:number-columns-repeated="2"/>
            <table:table-cell table:number-columns-repeated="4"/>
            <table:table-cell table:style-name="ce4" table:formula="of:=[.E273]-[.K273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4" table:formula="of:=13.333" office:value-type="float" office:value="13.333" calcext:value-type="float">
              <text:p>13</text:p>
            </table:table-cell>
            <table:table-cell table:style-name="ce4" table:number-columns-repeated="2"/>
            <table:table-cell table:number-columns-repeated="4"/>
            <table:table-cell table:style-name="ce4" table:formula="of:=[.E274]-[.K274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4" table:formula="of:=18.631" office:value-type="float" office:value="18.631" calcext:value-type="float">
              <text:p>19</text:p>
            </table:table-cell>
            <table:table-cell table:style-name="ce4" table:number-columns-repeated="2"/>
            <table:table-cell table:number-columns-repeated="4"/>
            <table:table-cell table:style-name="ce4" table:formula="of:=[.E275]-[.K275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</table:table-row-group>
        <table:table-row table:style-name="ro1">
          <table:table-cell table:style-name="ce1" office:value-type="string" calcext:value-type="string">
            <text:p>Gen-Dic 2013</text:p>
          </table:table-cell>
          <table:table-cell table:style-name="ce5" table:formula="of:=[.B279]" office:value-type="float" office:value="183.404" calcext:value-type="float">
            <text:p>183</text:p>
          </table:table-cell>
          <table:table-cell table:style-name="ce4" table:formula="of:=SUM([.C277:.C284])" office:value-type="float" office:value="92.933" calcext:value-type="float">
            <text:p>93</text:p>
          </table:table-cell>
          <table:table-cell table:style-name="ce5" office:value-type="float" office:value="42.138" calcext:value-type="float">
            <text:p>42</text:p>
          </table:table-cell>
          <table:table-cell table:style-name="ce4" table:formula="of:=SUM([.B276:.D276])" office:value-type="float" office:value="318.475" calcext:value-type="float">
            <text:p>318</text:p>
          </table:table-cell>
          <table:table-cell table:style-name="ce10" table:formula="of:=[.B276]/[.$E276]" office:value-type="percentage" office:value="0.57588193735772" calcext:value-type="percentage">
            <text:p>58%</text:p>
          </table:table-cell>
          <table:table-cell table:style-name="ce10" table:formula="of:=[.C276]/[.$E276]" office:value-type="percentage" office:value="0.291806264227961" calcext:value-type="percentage">
            <text:p>29%</text:p>
          </table:table-cell>
          <table:table-cell table:style-name="ce10" table:formula="of:=[.D276]/[.$E276]" office:value-type="percentage" office:value="0.132311798414318" calcext:value-type="percentage">
            <text:p>13%</text:p>
          </table:table-cell>
          <table:table-cell/>
          <table:table-cell table:style-name="ce4" table:formula="of:=[.E276]-[.K276]" office:value-type="float" office:value="42.138" calcext:value-type="float">
            <text:p>42</text:p>
          </table:table-cell>
          <table:table-cell table:style-name="ce5" table:formula="of:=SUM([.B276:.C276])" office:value-type="float" office:value="276.337" calcext:value-type="float">
            <text:p>276</text:p>
          </table:table-cell>
          <table:table-cell table:style-name="ce10" table:formula="of:=[.B276]/[.$K276]" office:value-type="percentage" office:value="0.66369686288843" calcext:value-type="percentage">
            <text:p>66%</text:p>
          </table:table-cell>
          <table:table-cell table:style-name="ce10" table:formula="of:=[.C276]/[.$K276]" office:value-type="percentage" office:value="0.33630313711157" calcext:value-type="percentage">
            <text:p>34%</text:p>
          </table:table-cell>
          <table:table-cell table:number-columns-repeated="1011"/>
        </table:table-row>
        <table:table-row-group>
          <table:table-row table:style-name="ro1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4" table:formula="of:=54.068" office:value-type="float" office:value="54.068" calcext:value-type="float">
              <text:p>54</text:p>
            </table:table-cell>
            <table:table-cell table:style-name="ce4" table:number-columns-repeated="2"/>
            <table:table-cell table:number-columns-repeated="4"/>
            <table:table-cell table:style-name="ce4" table:formula="of:=[.E277]-[.K277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5" office:value-type="float" office:value="-2.495" calcext:value-type="float">
              <text:p>-2</text:p>
            </table:table-cell>
            <table:table-cell table:style-name="ce4" table:number-columns-repeated="2"/>
            <table:table-cell table:number-columns-repeated="4"/>
            <table:table-cell table:style-name="ce4" table:formula="of:=[.E278]-[.K278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Termica</text:p>
            </table:table-cell>
            <table:table-cell table:style-name="ce5" table:formula="of:=183.404" office:value-type="float" office:value="183.404" calcext:value-type="float">
              <text:p>183</text:p>
            </table:table-cell>
            <table:table-cell table:style-name="ce4" table:number-columns-repeated="3"/>
            <table:table-cell table:number-columns-repeated="4"/>
            <table:table-cell table:style-name="ce4" table:formula="of:=[.E279]-[.K279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-group>
            <table:table-row table:style-name="ro1">
              <table:table-cell table:style-name="ce1" office:value-type="string" calcext:value-type="string">
                <text:p>di cui biomasse</text:p>
              </table:table-cell>
              <table:table-cell table:style-name="ce4" table:number-columns-repeated="4"/>
              <table:table-cell table:number-columns-repeated="4"/>
              <table:table-cell table:style-name="ce4" table:formula="of:=[.E280]-[.K280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  <table:table-row table:style-name="ro1">
              <table:table-cell table:style-name="ce1" office:value-type="string" calcext:value-type="string">
                <text:p>di cui carbone</text:p>
              </table:table-cell>
              <table:table-cell table:style-name="ce4" table:number-columns-repeated="4"/>
              <table:table-cell table:number-columns-repeated="4"/>
              <table:table-cell table:style-name="ce4" table:formula="of:=[.E281]-[.K281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</table:table-row-group>
          <table:table-row table:style-name="ro1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4" table:formula="of:=5.319" office:value-type="float" office:value="5.319" calcext:value-type="float">
              <text:p>5</text:p>
            </table:table-cell>
            <table:table-cell table:style-name="ce4" table:number-columns-repeated="2"/>
            <table:table-cell table:number-columns-repeated="4"/>
            <table:table-cell table:style-name="ce4" table:formula="of:=[.E282]-[.K282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4" table:formula="of:=14.812" office:value-type="float" office:value="14.812" calcext:value-type="float">
              <text:p>15</text:p>
            </table:table-cell>
            <table:table-cell table:style-name="ce4" table:number-columns-repeated="2"/>
            <table:table-cell table:number-columns-repeated="4"/>
            <table:table-cell table:style-name="ce4" table:formula="of:=[.E283]-[.K283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4" table:formula="of:=21.229" office:value-type="float" office:value="21.229" calcext:value-type="float">
              <text:p>21</text:p>
            </table:table-cell>
            <table:table-cell table:style-name="ce4" table:number-columns-repeated="2"/>
            <table:table-cell table:number-columns-repeated="4"/>
            <table:table-cell table:style-name="ce4" table:formula="of:=[.E284]-[.K284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</table:table-row-group>
        <table:table-row table:style-name="ro1">
          <table:table-cell table:style-name="ce1" office:value-type="string" calcext:value-type="string">
            <text:p>Gen-Dic 2014</text:p>
          </table:table-cell>
          <table:table-cell table:style-name="ce5" table:formula="of:=[.B288]" office:value-type="float" office:value="167.08" calcext:value-type="float">
            <text:p>167</text:p>
          </table:table-cell>
          <table:table-cell table:style-name="ce4" table:formula="of:=SUM([.C286:.C293])" office:value-type="float" office:value="99.739" calcext:value-type="float">
            <text:p>100</text:p>
          </table:table-cell>
          <table:table-cell table:style-name="ce5" office:value-type="float" office:value="43.716" calcext:value-type="float">
            <text:p>44</text:p>
          </table:table-cell>
          <table:table-cell table:style-name="ce4" table:formula="of:=SUM([.B285:.D285])" office:value-type="float" office:value="310.535" calcext:value-type="float">
            <text:p>311</text:p>
          </table:table-cell>
          <table:table-cell table:style-name="ce10" table:formula="of:=[.B285]/[.$E285]" office:value-type="percentage" office:value="0.53803919042942" calcext:value-type="percentage">
            <text:p>54%</text:p>
          </table:table-cell>
          <table:table-cell table:style-name="ce10" table:formula="of:=[.C285]/[.$E285]" office:value-type="percentage" office:value="0.321184407554704" calcext:value-type="percentage">
            <text:p>32%</text:p>
          </table:table-cell>
          <table:table-cell table:style-name="ce10" table:formula="of:=[.D285]/[.$E285]" office:value-type="percentage" office:value="0.140776402015876" calcext:value-type="percentage">
            <text:p>14%</text:p>
          </table:table-cell>
          <table:table-cell/>
          <table:table-cell table:style-name="ce4" table:formula="of:=[.E285]-[.K285]" office:value-type="float" office:value="43.716" calcext:value-type="float">
            <text:p>44</text:p>
          </table:table-cell>
          <table:table-cell table:style-name="ce5" table:formula="of:=SUM([.B285:.C285])" office:value-type="float" office:value="266.819" calcext:value-type="float">
            <text:p>267</text:p>
          </table:table-cell>
          <table:table-cell table:style-name="ce10" table:formula="of:=[.B285]/[.$K285]" office:value-type="percentage" office:value="0.626192287655677" calcext:value-type="percentage">
            <text:p>63%</text:p>
          </table:table-cell>
          <table:table-cell table:style-name="ce10" table:formula="of:=[.C285]/[.$K285]" office:value-type="percentage" office:value="0.373807712344323" calcext:value-type="percentage">
            <text:p>37%</text:p>
          </table:table-cell>
          <table:table-cell table:number-columns-repeated="1011"/>
        </table:table-row>
        <table:table-row-group>
          <table:table-row table:style-name="ro1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4" table:formula="of:=59.575" office:value-type="float" office:value="59.575" calcext:value-type="float">
              <text:p>60</text:p>
            </table:table-cell>
            <table:table-cell table:style-name="ce4" table:number-columns-repeated="2"/>
            <table:table-cell table:number-columns-repeated="4"/>
            <table:table-cell table:style-name="ce4" table:formula="of:=[.E286]-[.K286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5" office:value-type="float" office:value="-2.329" calcext:value-type="float">
              <text:p>-2</text:p>
            </table:table-cell>
            <table:table-cell table:style-name="ce4" table:number-columns-repeated="2"/>
            <table:table-cell table:number-columns-repeated="4"/>
            <table:table-cell table:style-name="ce4" table:formula="of:=[.E287]-[.K287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Termica</text:p>
            </table:table-cell>
            <table:table-cell table:style-name="ce5" office:value-type="float" office:value="167.08" calcext:value-type="float">
              <text:p>167</text:p>
            </table:table-cell>
            <table:table-cell table:style-name="ce4" table:number-columns-repeated="3"/>
            <table:table-cell table:number-columns-repeated="4"/>
            <table:table-cell table:style-name="ce4" table:formula="of:=[.E288]-[.K288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-group>
            <table:table-row table:style-name="ro1">
              <table:table-cell table:style-name="ce1" office:value-type="string" calcext:value-type="string">
                <text:p>di cui biomasse</text:p>
              </table:table-cell>
              <table:table-cell table:style-name="ce4" table:number-columns-repeated="4"/>
              <table:table-cell table:number-columns-repeated="4"/>
              <table:table-cell table:style-name="ce4" table:formula="of:=[.E289]-[.K289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  <table:table-row table:style-name="ro1">
              <table:table-cell table:style-name="ce1" office:value-type="string" calcext:value-type="string">
                <text:p>di cui carbone</text:p>
              </table:table-cell>
              <table:table-cell table:style-name="ce4" table:number-columns-repeated="4"/>
              <table:table-cell table:number-columns-repeated="4"/>
              <table:table-cell table:style-name="ce4" table:formula="of:=[.E290]-[.K290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</table:table-row-group>
          <table:table-row table:style-name="ro1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4" table:formula="of:=5.566" office:value-type="float" office:value="5.566" calcext:value-type="float">
              <text:p>6</text:p>
            </table:table-cell>
            <table:table-cell table:style-name="ce4" table:number-columns-repeated="2"/>
            <table:table-cell table:number-columns-repeated="4"/>
            <table:table-cell table:style-name="ce4" table:formula="of:=[.E291]-[.K291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4" table:formula="of:=15.089" office:value-type="float" office:value="15.089" calcext:value-type="float">
              <text:p>15</text:p>
            </table:table-cell>
            <table:table-cell table:style-name="ce4" table:number-columns-repeated="2"/>
            <table:table-cell table:number-columns-repeated="4"/>
            <table:table-cell table:style-name="ce4" table:formula="of:=[.E292]-[.K292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4" table:formula="of:=21.838" office:value-type="float" office:value="21.838" calcext:value-type="float">
              <text:p>22</text:p>
            </table:table-cell>
            <table:table-cell table:style-name="ce4" table:number-columns-repeated="2"/>
            <table:table-cell table:number-columns-repeated="4"/>
            <table:table-cell table:style-name="ce4" table:formula="of:=[.E293]-[.K293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</table:table-row-group>
        <table:table-row table:style-name="ro1">
          <table:table-cell table:style-name="ce1" office:value-type="string" calcext:value-type="string">
            <text:p>Gen-Dic 2015</text:p>
          </table:table-cell>
          <table:table-cell table:style-name="ce5" table:formula="of:=[.B297]" office:value-type="float" office:value="164.931" calcext:value-type="float">
            <text:p>165</text:p>
          </table:table-cell>
          <table:table-cell table:style-name="ce4" table:formula="of:=SUM([.C295:.C302])" office:value-type="float" office:value="105.588" calcext:value-type="float">
            <text:p>106</text:p>
          </table:table-cell>
          <table:table-cell table:style-name="ce5" office:value-type="float" office:value="46.378" calcext:value-type="float">
            <text:p>46</text:p>
          </table:table-cell>
          <table:table-cell table:style-name="ce4" table:formula="of:=SUM([.B294:.D294])" office:value-type="float" office:value="316.897" calcext:value-type="float">
            <text:p>317</text:p>
          </table:table-cell>
          <table:table-cell table:style-name="ce10" table:formula="of:=[.B294]/[.$E294]" office:value-type="percentage" office:value="0.520456173456991" calcext:value-type="percentage">
            <text:p>52%</text:p>
          </table:table-cell>
          <table:table-cell table:style-name="ce10" table:formula="of:=[.C294]/[.$E294]" office:value-type="percentage" office:value="0.333193435090897" calcext:value-type="percentage">
            <text:p>33%</text:p>
          </table:table-cell>
          <table:table-cell table:style-name="ce10" table:formula="of:=[.D294]/[.$E294]" office:value-type="percentage" office:value="0.146350391452112" calcext:value-type="percentage">
            <text:p>15%</text:p>
          </table:table-cell>
          <table:table-cell/>
          <table:table-cell table:style-name="ce4" table:formula="of:=[.E294]-[.K294]" office:value-type="float" office:value="46.378" calcext:value-type="float">
            <text:p>46</text:p>
          </table:table-cell>
          <table:table-cell table:style-name="ce5" table:formula="of:=SUM([.B294:.C294])" office:value-type="float" office:value="270.519" calcext:value-type="float">
            <text:p>271</text:p>
          </table:table-cell>
          <table:table-cell table:style-name="ce10" table:formula="of:=[.B294]/[.$K294]" office:value-type="percentage" office:value="0.609683608175396" calcext:value-type="percentage">
            <text:p>61%</text:p>
          </table:table-cell>
          <table:table-cell table:style-name="ce10" table:formula="of:=[.C294]/[.$K294]" office:value-type="percentage" office:value="0.390316391824604" calcext:value-type="percentage">
            <text:p>39%</text:p>
          </table:table-cell>
          <table:table-cell table:number-columns-repeated="1011"/>
        </table:table-row>
        <table:table-row-group>
          <table:table-row table:style-name="ro1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4" table:formula="of:=46.451" office:value-type="float" office:value="46.451" calcext:value-type="float">
              <text:p>46</text:p>
            </table:table-cell>
            <table:table-cell table:style-name="ce4" table:number-columns-repeated="2"/>
            <table:table-cell table:number-columns-repeated="4"/>
            <table:table-cell table:style-name="ce4" table:formula="of:=[.E295]-[.K295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5" office:value-type="float" office:value="-1.909" calcext:value-type="float">
              <text:p>-2</text:p>
            </table:table-cell>
            <table:table-cell table:style-name="ce4" table:number-columns-repeated="2"/>
            <table:table-cell table:number-columns-repeated="4"/>
            <table:table-cell table:style-name="ce4" table:formula="of:=[.E296]-[.K296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Termica</text:p>
            </table:table-cell>
            <table:table-cell table:style-name="ce4" table:formula="of:=182.861-[.C298]" office:value-type="float" office:value="164.931" calcext:value-type="float">
              <text:p>165</text:p>
            </table:table-cell>
            <table:table-cell table:style-name="ce4" table:number-columns-repeated="3"/>
            <table:table-cell table:number-columns-repeated="4"/>
            <table:table-cell table:style-name="ce4" table:formula="of:=[.E297]-[.K297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-group>
            <table:table-row table:style-name="ro1">
              <table:table-cell table:style-name="ce1" office:value-type="string" calcext:value-type="string">
                <text:p>da biomasse</text:p>
              </table:table-cell>
              <table:table-cell table:style-name="ce4"/>
              <table:table-cell table:style-name="ce4" table:formula="of:=17.93" office:value-type="float" office:value="17.93" calcext:value-type="float">
                <text:p>18</text:p>
              </table:table-cell>
              <table:table-cell table:style-name="ce4" table:number-columns-repeated="2"/>
              <table:table-cell table:number-columns-repeated="4"/>
              <table:table-cell table:style-name="ce4" table:formula="of:=[.E298]-[.K298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  <table:table-row table:style-name="ro1">
              <table:table-cell table:style-name="ce1" office:value-type="string" calcext:value-type="string">
                <text:p>da carbone</text:p>
              </table:table-cell>
              <table:table-cell table:style-name="ce4" table:number-columns-repeated="4"/>
              <table:table-cell table:number-columns-repeated="4"/>
              <table:table-cell table:style-name="ce4" table:formula="of:=[.E299]-[.K299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</table:table-row-group>
          <table:table-row table:style-name="ro1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4" table:formula="of:=5.824" office:value-type="float" office:value="5.824" calcext:value-type="float">
              <text:p>6</text:p>
            </table:table-cell>
            <table:table-cell table:style-name="ce4" table:number-columns-repeated="2"/>
            <table:table-cell table:number-columns-repeated="4"/>
            <table:table-cell table:style-name="ce4" table:formula="of:=[.E300]-[.K300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4" table:formula="of:=14.705" office:value-type="float" office:value="14.705" calcext:value-type="float">
              <text:p>15</text:p>
            </table:table-cell>
            <table:table-cell table:style-name="ce4" table:number-columns-repeated="2"/>
            <table:table-cell table:number-columns-repeated="4"/>
            <table:table-cell table:style-name="ce4" table:formula="of:=[.E301]-[.K301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4" table:formula="of:=22.587" office:value-type="float" office:value="22.587" calcext:value-type="float">
              <text:p>23</text:p>
            </table:table-cell>
            <table:table-cell table:style-name="ce4" table:number-columns-repeated="2"/>
            <table:table-cell table:number-columns-repeated="4"/>
            <table:table-cell table:style-name="ce4" table:formula="of:=[.E302]-[.K302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</table:table-row-group>
        <table:table-row table:style-name="ro1">
          <table:table-cell table:style-name="ce1" office:value-type="string" calcext:value-type="string">
            <text:p>Gen-Dic 2016</text:p>
          </table:table-cell>
          <table:table-cell table:style-name="ce5" table:formula="of:=[.B306]" office:value-type="float" office:value="172.815" calcext:value-type="float">
            <text:p>173</text:p>
          </table:table-cell>
          <table:table-cell table:style-name="ce4" table:formula="of:=SUM([.C304:.C311])" office:value-type="float" office:value="104.4212" calcext:value-type="float">
            <text:p>104</text:p>
          </table:table-cell>
          <table:table-cell table:style-name="ce5" office:value-type="float" office:value="37.026" calcext:value-type="float">
            <text:p>37</text:p>
          </table:table-cell>
          <table:table-cell table:style-name="ce4" table:formula="of:=SUM([.B303:.D303])" office:value-type="float" office:value="314.2622" calcext:value-type="float">
            <text:p>314</text:p>
          </table:table-cell>
          <table:table-cell table:style-name="ce10" table:formula="of:=[.B303]/[.$E303]" office:value-type="percentage" office:value="0.549907052136719" calcext:value-type="percentage">
            <text:p>55%</text:p>
          </table:table-cell>
          <table:table-cell table:style-name="ce10" table:formula="of:=[.C303]/[.$E303]" office:value-type="percentage" office:value="0.33227413287376" calcext:value-type="percentage">
            <text:p>33%</text:p>
          </table:table-cell>
          <table:table-cell table:style-name="ce10" table:formula="of:=[.D303]/[.$E303]" office:value-type="percentage" office:value="0.117818814989522" calcext:value-type="percentage">
            <text:p>12%</text:p>
          </table:table-cell>
          <table:table-cell/>
          <table:table-cell table:style-name="ce4" table:formula="of:=[.E303]-[.K303]" office:value-type="float" office:value="37.026" calcext:value-type="float">
            <text:p>37</text:p>
          </table:table-cell>
          <table:table-cell table:style-name="ce5" table:formula="of:=SUM([.B303:.C303])" office:value-type="float" office:value="277.2362" calcext:value-type="float">
            <text:p>277</text:p>
          </table:table-cell>
          <table:table-cell table:style-name="ce10" table:formula="of:=[.B303]/[.$K303]" office:value-type="percentage" office:value="0.623349331725078" calcext:value-type="percentage">
            <text:p>62%</text:p>
          </table:table-cell>
          <table:table-cell table:style-name="ce10" table:formula="of:=[.C303]/[.$K303]" office:value-type="percentage" office:value="0.376650668274922" calcext:value-type="percentage">
            <text:p>38%</text:p>
          </table:table-cell>
          <table:table-cell table:number-columns-repeated="1011"/>
        </table:table-row>
        <table:table-row-group>
          <table:table-row table:style-name="ro1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4" table:formula="of:=43.785" office:value-type="float" office:value="43.785" calcext:value-type="float">
              <text:p>44</text:p>
            </table:table-cell>
            <table:table-cell table:style-name="ce4" table:number-columns-repeated="2"/>
            <table:table-cell table:number-columns-repeated="4"/>
            <table:table-cell table:style-name="ce4" table:formula="of:=[.E304]-[.K304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5" office:value-type="float" office:value="-2.4668" calcext:value-type="float">
              <text:p>-2</text:p>
            </table:table-cell>
            <table:table-cell table:style-name="ce4" table:number-columns-repeated="2"/>
            <table:table-cell table:number-columns-repeated="4"/>
            <table:table-cell table:style-name="ce4" table:formula="of:=[.E305]-[.K305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Termica</text:p>
            </table:table-cell>
            <table:table-cell table:style-name="ce4" table:formula="of:=190.771-[.C307]" office:value-type="float" office:value="172.815" calcext:value-type="float">
              <text:p>173</text:p>
            </table:table-cell>
            <table:table-cell table:style-name="ce4" table:number-columns-repeated="3"/>
            <table:table-cell table:number-columns-repeated="4"/>
            <table:table-cell table:style-name="ce4" table:formula="of:=[.E306]-[.K306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-group>
            <table:table-row table:style-name="ro1">
              <table:table-cell table:style-name="ce1" office:value-type="string" calcext:value-type="string">
                <text:p>da biomasse</text:p>
              </table:table-cell>
              <table:table-cell table:style-name="ce4"/>
              <table:table-cell table:style-name="ce5" office:value-type="float" office:value="17.956" calcext:value-type="float">
                <text:p>18</text:p>
              </table:table-cell>
              <table:table-cell table:style-name="ce4" table:number-columns-repeated="2"/>
              <table:table-cell table:number-columns-repeated="4"/>
              <table:table-cell table:style-name="ce4" table:formula="of:=[.E307]-[.K307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  <table:table-row table:style-name="ro1">
              <table:table-cell table:style-name="ce1" office:value-type="string" calcext:value-type="string">
                <text:p>da carbone</text:p>
              </table:table-cell>
              <table:table-cell table:style-name="ce4" table:number-columns-repeated="4"/>
              <table:table-cell table:number-columns-repeated="4"/>
              <table:table-cell table:style-name="ce4" table:formula="of:=[.E308]-[.K308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</table:table-row-group>
          <table:table-row table:style-name="ro1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4" table:formula="of:=5.867" office:value-type="float" office:value="5.867" calcext:value-type="float">
              <text:p>6</text:p>
            </table:table-cell>
            <table:table-cell table:style-name="ce4" table:number-columns-repeated="2"/>
            <table:table-cell table:number-columns-repeated="4"/>
            <table:table-cell table:style-name="ce4" table:formula="of:=[.E309]-[.K309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4" table:formula="of:=17.523" office:value-type="float" office:value="17.523" calcext:value-type="float">
              <text:p>18</text:p>
            </table:table-cell>
            <table:table-cell table:style-name="ce4" table:number-columns-repeated="2"/>
            <table:table-cell table:number-columns-repeated="4"/>
            <table:table-cell table:style-name="ce4" table:formula="of:=[.E310]-[.K310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4" table:formula="of:=21.757" office:value-type="float" office:value="21.757" calcext:value-type="float">
              <text:p>22</text:p>
            </table:table-cell>
            <table:table-cell table:style-name="ce4" table:number-columns-repeated="2"/>
            <table:table-cell table:number-columns-repeated="4"/>
            <table:table-cell table:style-name="ce4" table:formula="of:=[.E311]-[.K311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</table:table-row-group>
        <table:table-row table:style-name="ro1">
          <table:table-cell table:style-name="ce1" office:value-type="string" calcext:value-type="string">
            <text:p>Gen-Dic 2017</text:p>
          </table:table-cell>
          <table:table-cell table:style-name="ce5" table:formula="of:=[.B315]" office:value-type="float" office:value="182.487" calcext:value-type="float">
            <text:p>182</text:p>
          </table:table-cell>
          <table:table-cell table:style-name="ce4" table:formula="of:=SUM([.C313:.C320])" office:value-type="float" office:value="100.3" calcext:value-type="float">
            <text:p>100</text:p>
          </table:table-cell>
          <table:table-cell table:style-name="ce5" office:value-type="float" office:value="37.761" calcext:value-type="float">
            <text:p>38</text:p>
          </table:table-cell>
          <table:table-cell table:style-name="ce4" table:formula="of:=SUM([.B312:.D312])" office:value-type="float" office:value="320.548" calcext:value-type="float">
            <text:p>321</text:p>
          </table:table-cell>
          <table:table-cell table:style-name="ce10" table:formula="of:=[.B312]/[.$E312]" office:value-type="percentage" office:value="0.569296953966333" calcext:value-type="percentage">
            <text:p>57%</text:p>
          </table:table-cell>
          <table:table-cell table:style-name="ce10" table:formula="of:=[.C312]/[.$E312]" office:value-type="percentage" office:value="0.312901655914247" calcext:value-type="percentage">
            <text:p>31%</text:p>
          </table:table-cell>
          <table:table-cell table:style-name="ce10" table:formula="of:=[.D312]/[.$E312]" office:value-type="percentage" office:value="0.117801390119421" calcext:value-type="percentage">
            <text:p>12%</text:p>
          </table:table-cell>
          <table:table-cell/>
          <table:table-cell table:style-name="ce4" table:formula="of:=[.E312]-[.K312]" office:value-type="float" office:value="37.761" calcext:value-type="float">
            <text:p>38</text:p>
          </table:table-cell>
          <table:table-cell table:style-name="ce5" table:formula="of:=SUM([.B312:.C312])" office:value-type="float" office:value="282.787" calcext:value-type="float">
            <text:p>283</text:p>
          </table:table-cell>
          <table:table-cell table:style-name="ce10" table:formula="of:=[.B312]/[.$K312]" office:value-type="percentage" office:value="0.64531608595869" calcext:value-type="percentage">
            <text:p>65%</text:p>
          </table:table-cell>
          <table:table-cell table:style-name="ce10" table:formula="of:=[.C312]/[.$K312]" office:value-type="percentage" office:value="0.35468391404131" calcext:value-type="percentage">
            <text:p>35%</text:p>
          </table:table-cell>
          <table:table-cell table:number-columns-repeated="1011"/>
        </table:table-row>
        <table:table-row-group>
          <table:table-row table:style-name="ro1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4" table:formula="of:=37.557" office:value-type="float" office:value="37.557" calcext:value-type="float">
              <text:p>38</text:p>
            </table:table-cell>
            <table:table-cell table:style-name="ce4" table:number-columns-repeated="2"/>
            <table:table-cell table:number-columns-repeated="4"/>
            <table:table-cell table:style-name="ce4" table:formula="of:=[.E313]-[.K313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5" office:value-type="float" office:value="-2.478" calcext:value-type="float">
              <text:p>-2</text:p>
            </table:table-cell>
            <table:table-cell table:style-name="ce4" table:number-columns-repeated="2"/>
            <table:table-cell table:number-columns-repeated="4"/>
            <table:table-cell table:style-name="ce4" table:formula="of:=[.E314]-[.K314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Termica</text:p>
            </table:table-cell>
            <table:table-cell table:style-name="ce5" table:formula="of:=200.305-[.C316]" office:value-type="float" office:value="182.487" calcext:value-type="float">
              <text:p>182</text:p>
            </table:table-cell>
            <table:table-cell table:style-name="ce4" table:number-columns-repeated="3"/>
            <table:table-cell table:number-columns-repeated="4"/>
            <table:table-cell table:style-name="ce4" table:formula="of:=[.E315]-[.K315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-group>
            <table:table-row table:style-name="ro1">
              <table:table-cell table:style-name="ce1" office:value-type="string" calcext:value-type="string">
                <text:p>da biomasse</text:p>
              </table:table-cell>
              <table:table-cell table:style-name="ce4"/>
              <table:table-cell table:style-name="ce5" office:value-type="float" office:value="17.818" calcext:value-type="float">
                <text:p>18</text:p>
              </table:table-cell>
              <table:table-cell table:style-name="ce4" table:number-columns-repeated="2"/>
              <table:table-cell table:number-columns-repeated="4"/>
              <table:table-cell table:style-name="ce4" table:formula="of:=[.E316]-[.K316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  <table:table-row table:style-name="ro1">
              <table:table-cell table:style-name="ce1" office:value-type="string" calcext:value-type="string">
                <text:p>da carbone</text:p>
              </table:table-cell>
              <table:table-cell table:style-name="ce4" table:number-columns-repeated="4"/>
              <table:table-cell table:number-columns-repeated="4"/>
              <table:table-cell table:style-name="ce4" table:formula="of:=[.E317]-[.K317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</table:table-row-group>
          <table:table-row table:style-name="ro1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4" table:formula="of:=5.821" office:value-type="float" office:value="5.821" calcext:value-type="float">
              <text:p>6</text:p>
            </table:table-cell>
            <table:table-cell table:style-name="ce4" table:number-columns-repeated="2"/>
            <table:table-cell table:number-columns-repeated="4"/>
            <table:table-cell table:style-name="ce4" table:formula="of:=[.E318]-[.K318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4" table:formula="of:=17.565" office:value-type="float" office:value="17.565" calcext:value-type="float">
              <text:p>18</text:p>
            </table:table-cell>
            <table:table-cell table:style-name="ce4" table:number-columns-repeated="2"/>
            <table:table-cell table:number-columns-repeated="4"/>
            <table:table-cell table:style-name="ce4" table:formula="of:=[.E319]-[.K319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4" table:formula="of:=24.017" office:value-type="float" office:value="24.017" calcext:value-type="float">
              <text:p>24</text:p>
            </table:table-cell>
            <table:table-cell table:style-name="ce4" table:number-columns-repeated="2"/>
            <table:table-cell table:number-columns-repeated="4"/>
            <table:table-cell table:style-name="ce4" table:formula="of:=[.E320]-[.K320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</table:table-row-group>
        <table:table-row table:style-name="ro1">
          <table:table-cell table:style-name="ce1" office:value-type="string" calcext:value-type="string">
            <text:p>Gen-Dic 2018</text:p>
          </table:table-cell>
          <table:table-cell table:style-name="ce5" table:formula="of:=[.B324]" office:value-type="float" office:value="166.737" calcext:value-type="float">
            <text:p>167</text:p>
          </table:table-cell>
          <table:table-cell table:style-name="ce4" table:formula="of:=SUM([.C322:.C329])" office:value-type="float" office:value="110.795" calcext:value-type="float">
            <text:p>111</text:p>
          </table:table-cell>
          <table:table-cell table:style-name="ce5" office:value-type="float" office:value="43.899" calcext:value-type="float">
            <text:p>44</text:p>
          </table:table-cell>
          <table:table-cell table:style-name="ce4" table:formula="of:=SUM([.B321:.D321])" office:value-type="float" office:value="321.431" calcext:value-type="float">
            <text:p>321</text:p>
          </table:table-cell>
          <table:table-cell table:style-name="ce10" table:formula="of:=[.B321]/[.$E321]" office:value-type="percentage" office:value="0.518733414014205" calcext:value-type="percentage">
            <text:p>52%</text:p>
          </table:table-cell>
          <table:table-cell table:style-name="ce10" table:formula="of:=[.C321]/[.$E321]" office:value-type="percentage" office:value="0.344692951208813" calcext:value-type="percentage">
            <text:p>34%</text:p>
          </table:table-cell>
          <table:table-cell table:style-name="ce10" table:formula="of:=[.D321]/[.$E321]" office:value-type="percentage" office:value="0.136573634776982" calcext:value-type="percentage">
            <text:p>14%</text:p>
          </table:table-cell>
          <table:table-cell/>
          <table:table-cell table:style-name="ce4" table:formula="of:=[.E321]-[.K321]" office:value-type="float" office:value="43.899" calcext:value-type="float">
            <text:p>44</text:p>
          </table:table-cell>
          <table:table-cell table:style-name="ce5" table:formula="of:=SUM([.B321:.C321])" office:value-type="float" office:value="277.532" calcext:value-type="float">
            <text:p>278</text:p>
          </table:table-cell>
          <table:table-cell table:style-name="ce10" table:formula="of:=[.B321]/[.$K321]" office:value-type="percentage" office:value="0.600784774368361" calcext:value-type="percentage">
            <text:p>60%</text:p>
          </table:table-cell>
          <table:table-cell table:style-name="ce10" table:formula="of:=[.C321]/[.$K321]" office:value-type="percentage" office:value="0.399215225631639" calcext:value-type="percentage">
            <text:p>40%</text:p>
          </table:table-cell>
          <table:table-cell table:number-columns-repeated="1011"/>
        </table:table-row>
        <table:table-row-group>
          <table:table-row table:style-name="ro1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5" office:value-type="float" office:value="49.928" calcext:value-type="float">
              <text:p>50</text:p>
            </table:table-cell>
            <table:table-cell table:style-name="ce4" table:number-columns-repeated="2"/>
            <table:table-cell table:number-columns-repeated="4"/>
            <table:table-cell table:style-name="ce4" table:formula="of:=[.E322]-[.K322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5" office:value-type="float" office:value="-2.313" calcext:value-type="float">
              <text:p>-2</text:p>
            </table:table-cell>
            <table:table-cell table:style-name="ce4" table:number-columns-repeated="2"/>
            <table:table-cell table:number-columns-repeated="4"/>
            <table:table-cell table:style-name="ce4" table:formula="of:=[.E323]-[.K323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Termica</text:p>
            </table:table-cell>
            <table:table-cell table:style-name="ce5" table:formula="of:=184.338-[.C325]" office:value-type="float" office:value="166.737" calcext:value-type="float">
              <text:p>167</text:p>
            </table:table-cell>
            <table:table-cell table:style-name="ce4" table:number-columns-repeated="3"/>
            <table:table-cell table:number-columns-repeated="4"/>
            <table:table-cell table:style-name="ce4" table:formula="of:=[.E324]-[.K324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-group>
            <table:table-row table:style-name="ro1">
              <table:table-cell table:style-name="ce1" office:value-type="string" calcext:value-type="string">
                <text:p>da biomasse</text:p>
              </table:table-cell>
              <table:table-cell table:style-name="ce4"/>
              <table:table-cell table:style-name="ce5" office:value-type="float" office:value="17.601" calcext:value-type="float">
                <text:p>18</text:p>
              </table:table-cell>
              <table:table-cell table:style-name="ce4" table:number-columns-repeated="2"/>
              <table:table-cell table:number-columns-repeated="4"/>
              <table:table-cell table:style-name="ce4" table:formula="of:=[.E325]-[.K325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  <table:table-row table:style-name="ro1">
              <table:table-cell table:style-name="ce1" office:value-type="string" calcext:value-type="string">
                <text:p>da carbone</text:p>
              </table:table-cell>
              <table:table-cell table:style-name="ce4" table:number-columns-repeated="4"/>
              <table:table-cell table:number-columns-repeated="4"/>
              <table:table-cell table:style-name="ce4" table:formula="of:=[.E326]-[.K326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</table:table-row-group>
          <table:table-row table:style-name="ro1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5" office:value-type="float" office:value="5.756" calcext:value-type="float">
              <text:p>6</text:p>
            </table:table-cell>
            <table:table-cell table:style-name="ce4" table:number-columns-repeated="2"/>
            <table:table-cell table:number-columns-repeated="4"/>
            <table:table-cell table:style-name="ce4" table:formula="of:=[.E327]-[.K327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5" office:value-type="float" office:value="17.557" calcext:value-type="float">
              <text:p>18</text:p>
            </table:table-cell>
            <table:table-cell table:style-name="ce4" table:number-columns-repeated="2"/>
            <table:table-cell table:number-columns-repeated="4"/>
            <table:table-cell table:style-name="ce4" table:formula="of:=[.E328]-[.K328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5" office:value-type="float" office:value="22.266" calcext:value-type="float">
              <text:p>22</text:p>
            </table:table-cell>
            <table:table-cell table:style-name="ce4" table:number-columns-repeated="2"/>
            <table:table-cell table:number-columns-repeated="4"/>
            <table:table-cell table:style-name="ce4" table:formula="of:=[.E329]-[.K329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</table:table-row-group>
        <table:table-row table:style-name="ro1">
          <table:table-cell table:style-name="ce1" office:value-type="string" calcext:value-type="string">
            <text:p>Gen-Dic 2019</text:p>
          </table:table-cell>
          <table:table-cell table:style-name="ce5" table:formula="of:=[.B333]" office:value-type="float" office:value="169.35" calcext:value-type="float">
            <text:p>169</text:p>
          </table:table-cell>
          <table:table-cell table:style-name="ce4" table:formula="of:=SUM([.C331:.C338])" office:value-type="float" office:value="112.131" calcext:value-type="float">
            <text:p>112</text:p>
          </table:table-cell>
          <table:table-cell table:style-name="ce5" office:value-type="float" office:value="38.141" calcext:value-type="float">
            <text:p>38</text:p>
          </table:table-cell>
          <table:table-cell table:style-name="ce4" table:formula="of:=SUM([.B330:.D330])" office:value-type="float" office:value="319.622" calcext:value-type="float">
            <text:p>320</text:p>
          </table:table-cell>
          <table:table-cell table:style-name="ce10" table:formula="of:=[.B330]/[.$E330]" office:value-type="percentage" office:value="0.529844628967968" calcext:value-type="percentage">
            <text:p>53%</text:p>
          </table:table-cell>
          <table:table-cell table:style-name="ce10" table:formula="of:=[.C330]/[.$E330]" office:value-type="percentage" office:value="0.350823785596736" calcext:value-type="percentage">
            <text:p>35%</text:p>
          </table:table-cell>
          <table:table-cell table:style-name="ce10" table:formula="of:=[.D330]/[.$E330]" office:value-type="percentage" office:value="0.119331585435295" calcext:value-type="percentage">
            <text:p>12%</text:p>
          </table:table-cell>
          <table:table-cell/>
          <table:table-cell table:style-name="ce4" table:formula="of:=[.E330]-[.K330]" office:value-type="float" office:value="38.141" calcext:value-type="float">
            <text:p>38</text:p>
          </table:table-cell>
          <table:table-cell table:style-name="ce5" table:formula="of:=SUM([.B330:.C330])" office:value-type="float" office:value="281.481" calcext:value-type="float">
            <text:p>281</text:p>
          </table:table-cell>
          <table:table-cell table:style-name="ce10" table:formula="of:=[.B330]/[.$K330]" office:value-type="percentage" office:value="0.601639187014399" calcext:value-type="percentage">
            <text:p>60%</text:p>
          </table:table-cell>
          <table:table-cell table:style-name="ce10" table:formula="of:=[.C330]/[.$K330]" office:value-type="percentage" office:value="0.398360812985601" calcext:value-type="percentage">
            <text:p>40%</text:p>
          </table:table-cell>
          <table:table-cell table:number-columns-repeated="1011"/>
        </table:table-row>
        <table:table-row-group>
          <table:table-row table:style-name="ro1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5" office:value-type="float" office:value="47.59" calcext:value-type="float">
              <text:p>48</text:p>
            </table:table-cell>
            <table:table-cell table:style-name="ce4" table:number-columns-repeated="2"/>
            <table:table-cell table:number-columns-repeated="4"/>
            <table:table-cell table:style-name="ce4" table:formula="of:=[.E331]-[.K331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5" office:value-type="float" office:value="-2.469" calcext:value-type="float">
              <text:p>-2</text:p>
            </table:table-cell>
            <table:table-cell table:style-name="ce4" table:number-columns-repeated="2"/>
            <table:table-cell table:number-columns-repeated="4"/>
            <table:table-cell table:style-name="ce4" table:formula="of:=[.E332]-[.K332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Termica</text:p>
            </table:table-cell>
            <table:table-cell table:style-name="ce5" table:formula="of:=187.317-[.C334]" office:value-type="float" office:value="169.35" calcext:value-type="float">
              <text:p>169</text:p>
            </table:table-cell>
            <table:table-cell table:style-name="ce4" table:number-columns-repeated="3"/>
            <table:table-cell table:number-columns-repeated="4"/>
            <table:table-cell table:style-name="ce4" table:formula="of:=[.E333]-[.K333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-group>
            <table:table-row table:style-name="ro1">
              <table:table-cell table:style-name="ce1" office:value-type="string" calcext:value-type="string">
                <text:p>da biomasse</text:p>
              </table:table-cell>
              <table:table-cell table:style-name="ce4"/>
              <table:table-cell table:style-name="ce5" office:value-type="float" office:value="17.967" calcext:value-type="float">
                <text:p>18</text:p>
              </table:table-cell>
              <table:table-cell table:style-name="ce4" table:number-columns-repeated="2"/>
              <table:table-cell table:number-columns-repeated="4"/>
              <table:table-cell table:style-name="ce4" table:formula="of:=[.E334]-[.K334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  <table:table-row table:style-name="ro1">
              <table:table-cell table:style-name="ce1" office:value-type="string" calcext:value-type="string">
                <text:p>da carbone</text:p>
              </table:table-cell>
              <table:table-cell table:style-name="ce4" table:number-columns-repeated="4"/>
              <table:table-cell table:number-columns-repeated="4"/>
              <table:table-cell table:style-name="ce4" table:formula="of:=[.E335]-[.K335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</table:table-row-group>
          <table:table-row table:style-name="ro1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5" office:value-type="float" office:value="5.689" calcext:value-type="float">
              <text:p>6</text:p>
            </table:table-cell>
            <table:table-cell table:style-name="ce4" table:number-columns-repeated="2"/>
            <table:table-cell table:number-columns-repeated="4"/>
            <table:table-cell table:style-name="ce4" table:formula="of:=[.E336]-[.K336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5" office:value-type="float" office:value="20.034" calcext:value-type="float">
              <text:p>20</text:p>
            </table:table-cell>
            <table:table-cell table:style-name="ce4" table:number-columns-repeated="2"/>
            <table:table-cell table:number-columns-repeated="4"/>
            <table:table-cell table:style-name="ce4" table:formula="of:=[.E337]-[.K337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5" office:value-type="float" office:value="23.32" calcext:value-type="float">
              <text:p>23</text:p>
            </table:table-cell>
            <table:table-cell table:style-name="ce4" table:number-columns-repeated="2"/>
            <table:table-cell table:number-columns-repeated="4"/>
            <table:table-cell table:style-name="ce4" table:formula="of:=[.E338]-[.K338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</table:table-row-group>
        <table:table-row table:style-name="ro1">
          <table:table-cell table:style-name="ce1" office:value-type="string" calcext:value-type="string">
            <text:p>Gen-Dic 2020</text:p>
          </table:table-cell>
          <table:table-cell table:style-name="ce5" table:formula="of:=[.B342]" office:value-type="float" office:value="155.825" calcext:value-type="float">
            <text:p>156</text:p>
          </table:table-cell>
          <table:table-cell table:style-name="ce4" table:formula="of:=SUM([.C340:.C347])" office:value-type="float" office:value="113.155" calcext:value-type="float">
            <text:p>113</text:p>
          </table:table-cell>
          <table:table-cell table:style-name="ce5" office:value-type="float" office:value="32.2" calcext:value-type="float">
            <text:p>32</text:p>
          </table:table-cell>
          <table:table-cell table:style-name="ce4" table:formula="of:=SUM([.B339:.D339])" office:value-type="float" office:value="301.18" calcext:value-type="float">
            <text:p>301</text:p>
          </table:table-cell>
          <table:table-cell table:style-name="ce10" table:formula="of:=[.B339]/[.$E339]" office:value-type="percentage" office:value="0.517381632246497" calcext:value-type="percentage">
            <text:p>52%</text:p>
          </table:table-cell>
          <table:table-cell table:style-name="ce10" table:formula="of:=[.C339]/[.$E339]" office:value-type="percentage" office:value="0.375705558137991" calcext:value-type="percentage">
            <text:p>38%</text:p>
          </table:table-cell>
          <table:table-cell table:style-name="ce10" table:formula="of:=[.D339]/[.$E339]" office:value-type="percentage" office:value="0.106912809615512" calcext:value-type="percentage">
            <text:p>11%</text:p>
          </table:table-cell>
          <table:table-cell/>
          <table:table-cell table:style-name="ce4" table:formula="of:=[.E339]-[.K339]" office:value-type="float" office:value="32.2" calcext:value-type="float">
            <text:p>32</text:p>
          </table:table-cell>
          <table:table-cell table:style-name="ce5" table:formula="of:=SUM([.B339:.C339])" office:value-type="float" office:value="268.98" calcext:value-type="float">
            <text:p>269</text:p>
          </table:table-cell>
          <table:table-cell table:style-name="ce10" table:formula="of:=[.B339]/[.$K339]" office:value-type="percentage" office:value="0.579318164919325" calcext:value-type="percentage">
            <text:p>58%</text:p>
          </table:table-cell>
          <table:table-cell table:style-name="ce10" table:formula="of:=[.C339]/[.$K339]" office:value-type="percentage" office:value="0.420681835080675" calcext:value-type="percentage">
            <text:p>42%</text:p>
          </table:table-cell>
          <table:table-cell table:number-columns-repeated="1011"/>
        </table:table-row>
        <table:table-row-group>
          <table:table-row table:style-name="ro1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5" office:value-type="float" office:value="48.952" calcext:value-type="float">
              <text:p>49</text:p>
            </table:table-cell>
            <table:table-cell table:style-name="ce4" table:number-columns-repeated="2"/>
            <table:table-cell table:number-columns-repeated="4"/>
            <table:table-cell table:style-name="ce4" table:formula="of:=[.E340]-[.K340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5" office:value-type="float" office:value="-2.668" calcext:value-type="float">
              <text:p>-3</text:p>
            </table:table-cell>
            <table:table-cell table:style-name="ce4" table:number-columns-repeated="2"/>
            <table:table-cell table:number-columns-repeated="4"/>
            <table:table-cell table:style-name="ce4" table:formula="of:=[.E341]-[.K341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Termica</text:p>
            </table:table-cell>
            <table:table-cell table:style-name="ce5" table:formula="of:=173.888-[.C343]" office:value-type="float" office:value="155.825" calcext:value-type="float">
              <text:p>156</text:p>
            </table:table-cell>
            <table:table-cell table:style-name="ce4" table:number-columns-repeated="3"/>
            <table:table-cell table:number-columns-repeated="4"/>
            <table:table-cell table:style-name="ce4" table:formula="of:=[.E342]-[.K342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-group>
            <table:table-row table:style-name="ro1">
              <table:table-cell table:style-name="ce1" office:value-type="string" calcext:value-type="string">
                <text:p>da biomasse</text:p>
              </table:table-cell>
              <table:table-cell table:style-name="ce4"/>
              <table:table-cell table:style-name="ce5" office:value-type="float" office:value="18.063" calcext:value-type="float">
                <text:p>18</text:p>
              </table:table-cell>
              <table:table-cell table:style-name="ce4" table:number-columns-repeated="2"/>
              <table:table-cell table:number-columns-repeated="4"/>
              <table:table-cell table:style-name="ce4" table:formula="of:=[.E343]-[.K343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  <table:table-row table:style-name="ro1">
              <table:table-cell table:style-name="ce1" office:value-type="string" calcext:value-type="string">
                <text:p>da carbone</text:p>
              </table:table-cell>
              <table:table-cell table:style-name="ce4" table:number-columns-repeated="4"/>
              <table:table-cell table:number-columns-repeated="4"/>
              <table:table-cell table:style-name="ce4" table:formula="of:=[.E344]-[.K344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</table:table-row-group>
          <table:table-row table:style-name="ro1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5" office:value-type="float" office:value="5.647" calcext:value-type="float">
              <text:p>6</text:p>
            </table:table-cell>
            <table:table-cell table:style-name="ce4" table:number-columns-repeated="2"/>
            <table:table-cell table:number-columns-repeated="4"/>
            <table:table-cell table:style-name="ce4" table:formula="of:=[.E345]-[.K345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5" office:value-type="float" office:value="18.609" calcext:value-type="float">
              <text:p>19</text:p>
            </table:table-cell>
            <table:table-cell table:style-name="ce4" table:number-columns-repeated="2"/>
            <table:table-cell table:number-columns-repeated="4"/>
            <table:table-cell table:style-name="ce4" table:formula="of:=[.E346]-[.K346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5" office:value-type="float" office:value="24.552" calcext:value-type="float">
              <text:p>25</text:p>
            </table:table-cell>
            <table:table-cell table:style-name="ce4" table:number-columns-repeated="2"/>
            <table:table-cell table:number-columns-repeated="4"/>
            <table:table-cell table:style-name="ce4" table:formula="of:=[.E347]-[.K347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</table:table-row-group>
        <table:table-row table:style-name="ro1">
          <table:table-cell table:style-name="ce1" office:value-type="string" calcext:value-type="string">
            <text:p>Gen-Dic 2021</text:p>
          </table:table-cell>
          <table:table-cell table:style-name="ce5" table:formula="of:=[.B351]+[.B353]" office:value-type="float" office:value="164.738" calcext:value-type="float">
            <text:p>165</text:p>
          </table:table-cell>
          <table:table-cell table:style-name="ce4" table:formula="of:=SUM([.C349:.C356])" office:value-type="float" office:value="112.391" calcext:value-type="float">
            <text:p>112</text:p>
          </table:table-cell>
          <table:table-cell table:style-name="ce5" office:value-type="float" office:value="42.79" calcext:value-type="float">
            <text:p>43</text:p>
          </table:table-cell>
          <table:table-cell table:style-name="ce4" table:formula="of:=SUM([.B348:.D348])" office:value-type="float" office:value="319.919" calcext:value-type="float">
            <text:p>320</text:p>
          </table:table-cell>
          <table:table-cell table:style-name="ce10" table:formula="of:=[.B348]/[.$E348]" office:value-type="percentage" office:value="0.514936593325186" calcext:value-type="percentage">
            <text:p>51%</text:p>
          </table:table-cell>
          <table:table-cell table:style-name="ce10" table:formula="of:=[.C348]/[.$E348]" office:value-type="percentage" office:value="0.351310800546388" calcext:value-type="percentage">
            <text:p>35%</text:p>
          </table:table-cell>
          <table:table-cell table:style-name="ce10" table:formula="of:=[.D348]/[.$E348]" office:value-type="percentage" office:value="0.133752606128426" calcext:value-type="percentage">
            <text:p>13%</text:p>
          </table:table-cell>
          <table:table-cell/>
          <table:table-cell table:style-name="ce4" table:formula="of:=[.E348]-[.K348]" office:value-type="float" office:value="42.79" calcext:value-type="float">
            <text:p>43</text:p>
          </table:table-cell>
          <table:table-cell table:style-name="ce5" table:formula="of:=SUM([.B348:.C348])" office:value-type="float" office:value="277.129" calcext:value-type="float">
            <text:p>277</text:p>
          </table:table-cell>
          <table:table-cell table:style-name="ce10" table:formula="of:=[.B348]/[.$K348]" office:value-type="percentage" office:value="0.594445186176835" calcext:value-type="percentage">
            <text:p>59%</text:p>
          </table:table-cell>
          <table:table-cell table:style-name="ce10" table:formula="of:=[.C348]/[.$K348]" office:value-type="percentage" office:value="0.405554813823165" calcext:value-type="percentage">
            <text:p>41%</text:p>
          </table:table-cell>
          <table:table-cell table:number-columns-repeated="1011"/>
        </table:table-row>
        <table:table-row-group>
          <table:table-row table:style-name="ro1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5" office:value-type="float" office:value="44.878" calcext:value-type="float">
              <text:p>45</text:p>
            </table:table-cell>
            <table:table-cell table:style-name="ce4" table:number-columns-repeated="2"/>
            <table:table-cell table:number-columns-repeated="4"/>
            <table:table-cell table:style-name="ce4" table:formula="of:=[.E349]-[.K349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5" table:formula="of:=2.041-2.916" office:value-type="float" office:value="-0.875" calcext:value-type="float">
              <text:p>-1</text:p>
            </table:table-cell>
            <table:table-cell table:style-name="ce4" table:number-columns-repeated="2"/>
            <table:table-cell table:number-columns-repeated="4"/>
            <table:table-cell table:style-name="ce4" table:formula="of:=[.E350]-[.K350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Termica</text:p>
            </table:table-cell>
            <table:table-cell table:style-name="ce5" table:formula="of:=182.234-[.C352]-[.B353]" office:value-type="float" office:value="151.87" calcext:value-type="float">
              <text:p>152</text:p>
            </table:table-cell>
            <table:table-cell table:style-name="ce4" table:number-columns-repeated="3"/>
            <table:table-cell table:number-columns-repeated="4"/>
            <table:table-cell table:style-name="ce4" table:formula="of:=[.E351]-[.K351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-group>
            <table:table-row table:style-name="ro1">
              <table:table-cell table:style-name="ce1" office:value-type="string" calcext:value-type="string">
                <text:p>da biomasse</text:p>
              </table:table-cell>
              <table:table-cell table:style-name="ce4"/>
              <table:table-cell table:style-name="ce5" office:value-type="float" office:value="17.496" calcext:value-type="float">
                <text:p>17</text:p>
              </table:table-cell>
              <table:table-cell table:style-name="ce4" table:number-columns-repeated="2"/>
              <table:table-cell table:number-columns-repeated="4"/>
              <table:table-cell table:style-name="ce4" table:formula="of:=[.E352]-[.K352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  <table:table-row table:style-name="ro1">
              <table:table-cell table:style-name="ce1" office:value-type="string" calcext:value-type="string">
                <text:p>da carbone</text:p>
              </table:table-cell>
              <table:table-cell table:style-name="ce5" office:value-type="float" office:value="12.868" calcext:value-type="float">
                <text:p>13</text:p>
              </table:table-cell>
              <table:table-cell table:style-name="ce4" table:number-columns-repeated="3"/>
              <table:table-cell table:number-columns-repeated="4"/>
              <table:table-cell table:style-name="ce4" table:formula="of:=[.E353]-[.K353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</table:table-row-group>
          <table:table-row table:style-name="ro1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5" office:value-type="float" office:value="5.535" calcext:value-type="float">
              <text:p>6</text:p>
            </table:table-cell>
            <table:table-cell table:style-name="ce4" table:number-columns-repeated="2"/>
            <table:table-cell table:number-columns-repeated="4"/>
            <table:table-cell table:style-name="ce4" table:formula="of:=[.E354]-[.K354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5" office:value-type="float" office:value="20.724" calcext:value-type="float">
              <text:p>21</text:p>
            </table:table-cell>
            <table:table-cell table:style-name="ce4" table:number-columns-repeated="2"/>
            <table:table-cell table:number-columns-repeated="4"/>
            <table:table-cell table:style-name="ce4" table:formula="of:=[.E355]-[.K355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5" office:value-type="float" office:value="24.633" calcext:value-type="float">
              <text:p>25</text:p>
            </table:table-cell>
            <table:table-cell table:style-name="ce4" table:number-columns-repeated="2"/>
            <table:table-cell table:number-columns-repeated="4"/>
            <table:table-cell table:style-name="ce4" table:formula="of:=[.E356]-[.K356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</table:table-row-group>
        <table:table-row table:style-name="ro1">
          <table:table-cell table:style-name="ce1" office:value-type="string" calcext:value-type="string">
            <text:p>Gen-Dic 2022</text:p>
          </table:table-cell>
          <table:table-cell table:style-name="ce5" table:formula="of:=[.B360]+[.B362]" office:value-type="float" office:value="175.182" calcext:value-type="float">
            <text:p>175</text:p>
          </table:table-cell>
          <table:table-cell table:style-name="ce4" table:formula="of:=SUM([.C358:.C365])" office:value-type="float" office:value="96.839" calcext:value-type="float">
            <text:p>97</text:p>
          </table:table-cell>
          <table:table-cell table:style-name="ce5" office:value-type="float" office:value="42.987" calcext:value-type="float">
            <text:p>43</text:p>
          </table:table-cell>
          <table:table-cell table:style-name="ce4" table:formula="of:=SUM([.B357:.D357])" office:value-type="float" office:value="315.008" calcext:value-type="float">
            <text:p>315</text:p>
          </table:table-cell>
          <table:table-cell table:style-name="ce10" table:formula="of:=[.B357]/[.$E357]" office:value-type="percentage" office:value="0.556119209670865" calcext:value-type="percentage">
            <text:p>56%</text:p>
          </table:table-cell>
          <table:table-cell table:style-name="ce10" table:formula="of:=[.C357]/[.$E357]" office:value-type="percentage" office:value="0.307417589394555" calcext:value-type="percentage">
            <text:p>31%</text:p>
          </table:table-cell>
          <table:table-cell table:style-name="ce10" table:formula="of:=[.D357]/[.$E357]" office:value-type="percentage" office:value="0.136463200934579" calcext:value-type="percentage">
            <text:p>14%</text:p>
          </table:table-cell>
          <table:table-cell/>
          <table:table-cell table:style-name="ce4" table:formula="of:=[.E357]-[.K357]" office:value-type="float" office:value="42.987" calcext:value-type="float">
            <text:p>43</text:p>
          </table:table-cell>
          <table:table-cell table:style-name="ce5" table:formula="of:=SUM([.B357:.C357])" office:value-type="float" office:value="272.021" calcext:value-type="float">
            <text:p>272</text:p>
          </table:table-cell>
          <table:table-cell table:style-name="ce10" table:formula="of:=[.B357]/[.$K357]" office:value-type="percentage" office:value="0.6440017498649" calcext:value-type="percentage">
            <text:p>64%</text:p>
          </table:table-cell>
          <table:table-cell table:style-name="ce10" table:formula="of:=[.C357]/[.$K357]" office:value-type="percentage" office:value="0.3559982501351" calcext:value-type="percentage">
            <text:p>36%</text:p>
          </table:table-cell>
          <table:table-cell table:number-columns-repeated="1011"/>
        </table:table-row>
        <table:table-row-group>
          <table:table-row table:style-name="ro1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5" office:value-type="float" office:value="28.094" calcext:value-type="float">
              <text:p>28</text:p>
            </table:table-cell>
            <table:table-cell table:style-name="ce4" table:number-columns-repeated="2"/>
            <table:table-cell table:number-columns-repeated="4"/>
            <table:table-cell table:style-name="ce4" table:formula="of:=[.E358]-[.K358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4" table:formula="of:=1.81-2.586" office:value-type="float" office:value="-0.776" calcext:value-type="float">
              <text:p>-1</text:p>
            </table:table-cell>
            <table:table-cell table:style-name="ce4" table:number-columns-repeated="2"/>
            <table:table-cell table:number-columns-repeated="4"/>
            <table:table-cell table:style-name="ce4" table:formula="of:=[.E359]-[.K359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Termica</text:p>
            </table:table-cell>
            <table:table-cell table:style-name="ce5" table:formula="of:=191.276-[.C361]-[.B362]" office:value-type="float" office:value="154.417" calcext:value-type="float">
              <text:p>154</text:p>
            </table:table-cell>
            <table:table-cell table:style-name="ce4" table:number-columns-repeated="3"/>
            <table:table-cell table:number-columns-repeated="4"/>
            <table:table-cell table:style-name="ce4" table:formula="of:=[.E360]-[.K360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-group>
            <table:table-row table:style-name="ro1">
              <table:table-cell table:style-name="ce1" office:value-type="string" calcext:value-type="string">
                <text:p>da biomasse</text:p>
              </table:table-cell>
              <table:table-cell table:style-name="ce4"/>
              <table:table-cell table:style-name="ce5" office:value-type="float" office:value="16.094" calcext:value-type="float">
                <text:p>16</text:p>
              </table:table-cell>
              <table:table-cell table:style-name="ce4" table:number-columns-repeated="2"/>
              <table:table-cell table:number-columns-repeated="4"/>
              <table:table-cell table:style-name="ce4" table:formula="of:=[.E361]-[.K361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  <table:table-row table:style-name="ro1">
              <table:table-cell table:style-name="ce1" office:value-type="string" calcext:value-type="string">
                <text:p>da carbone</text:p>
              </table:table-cell>
              <table:table-cell table:style-name="ce5" office:value-type="float" office:value="20.765" calcext:value-type="float">
                <text:p>21</text:p>
              </table:table-cell>
              <table:table-cell table:style-name="ce4" table:number-columns-repeated="3"/>
              <table:table-cell table:number-columns-repeated="4"/>
              <table:table-cell table:style-name="ce4" table:formula="of:=[.E362]-[.K362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</table:table-row-group>
          <table:table-row table:style-name="ro1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5" office:value-type="float" office:value="5.449" calcext:value-type="float">
              <text:p>5</text:p>
            </table:table-cell>
            <table:table-cell table:style-name="ce4" table:number-columns-repeated="2"/>
            <table:table-cell table:number-columns-repeated="4"/>
            <table:table-cell table:style-name="ce4" table:formula="of:=[.E363]-[.K363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5" office:value-type="float" office:value="20.304" calcext:value-type="float">
              <text:p>20</text:p>
            </table:table-cell>
            <table:table-cell table:style-name="ce4" table:number-columns-repeated="2"/>
            <table:table-cell table:number-columns-repeated="4"/>
            <table:table-cell table:style-name="ce4" table:formula="of:=[.E364]-[.K364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5" office:value-type="float" office:value="27.674" calcext:value-type="float">
              <text:p>28</text:p>
            </table:table-cell>
            <table:table-cell table:style-name="ce4" table:number-columns-repeated="2"/>
            <table:table-cell table:number-columns-repeated="4"/>
            <table:table-cell table:style-name="ce4" table:formula="of:=[.E365]-[.K365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</table:table-row-group>
        <table:table-row table:style-name="ro1">
          <table:table-cell table:style-name="ce1" office:value-type="string" calcext:value-type="string">
            <text:p>Gen-Dic 2023</text:p>
          </table:table-cell>
          <table:table-cell table:style-name="ce5" table:formula="of:=[.B369]+[.B371]" office:value-type="float" office:value="141.585" calcext:value-type="float">
            <text:p>142</text:p>
          </table:table-cell>
          <table:table-cell table:style-name="ce4" table:formula="of:=SUM([.C367:.C374])" office:value-type="float" office:value="112.78" calcext:value-type="float">
            <text:p>113</text:p>
          </table:table-cell>
          <table:table-cell table:style-name="ce5" office:value-type="float" office:value="51.251" calcext:value-type="float">
            <text:p>51</text:p>
          </table:table-cell>
          <table:table-cell table:style-name="ce4" table:formula="of:=SUM([.B366:.D366])" office:value-type="float" office:value="305.616" calcext:value-type="float">
            <text:p>306</text:p>
          </table:table-cell>
          <table:table-cell table:style-name="ce10" table:formula="of:=[.B366]/[.$E366]" office:value-type="percentage" office:value="0.463277446207005" calcext:value-type="percentage">
            <text:p>46%</text:p>
          </table:table-cell>
          <table:table-cell table:style-name="ce10" table:formula="of:=[.C366]/[.$E366]" office:value-type="percentage" office:value="0.369025181927648" calcext:value-type="percentage">
            <text:p>37%</text:p>
          </table:table-cell>
          <table:table-cell table:style-name="ce10" table:formula="of:=[.D366]/[.$E366]" office:value-type="percentage" office:value="0.167697371865347" calcext:value-type="percentage">
            <text:p>17%</text:p>
          </table:table-cell>
          <table:table-cell/>
          <table:table-cell table:style-name="ce4" table:formula="of:=[.E366]-[.K366]" office:value-type="float" office:value="51.251" calcext:value-type="float">
            <text:p>51</text:p>
          </table:table-cell>
          <table:table-cell table:style-name="ce5" table:formula="of:=SUM([.B366:.C366])" office:value-type="float" office:value="254.365" calcext:value-type="float">
            <text:p>254</text:p>
          </table:table-cell>
          <table:table-cell table:style-name="ce10" table:formula="of:=[.B366]/[.$K366]" office:value-type="percentage" office:value="0.556621390521495" calcext:value-type="percentage">
            <text:p>56%</text:p>
          </table:table-cell>
          <table:table-cell table:style-name="ce10" table:formula="of:=[.C366]/[.$K366]" office:value-type="percentage" office:value="0.443378609478505" calcext:value-type="percentage">
            <text:p>44%</text:p>
          </table:table-cell>
          <table:table-cell table:number-columns-repeated="1011"/>
        </table:table-row>
        <table:table-row-group>
          <table:table-row table:style-name="ro1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5" office:value-type="float" office:value="39.949" calcext:value-type="float">
              <text:p>40</text:p>
            </table:table-cell>
            <table:table-cell table:style-name="ce4" table:number-columns-repeated="2"/>
            <table:table-cell table:number-columns-repeated="4"/>
            <table:table-cell table:style-name="ce4" table:formula="of:=[.E367]-[.K367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4" table:formula="of:=1.53-2.186" office:value-type="float" office:value="-0.656" calcext:value-type="float">
              <text:p>-1</text:p>
            </table:table-cell>
            <table:table-cell table:style-name="ce4" table:number-columns-repeated="2"/>
            <table:table-cell table:number-columns-repeated="4"/>
            <table:table-cell table:style-name="ce4" table:formula="of:=[.E368]-[.K368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Termica</text:p>
            </table:table-cell>
            <table:table-cell table:style-name="ce5" table:formula="of:=156.156-[.C370]-[.B371]" office:value-type="float" office:value="129.477" calcext:value-type="float">
              <text:p>129</text:p>
            </table:table-cell>
            <table:table-cell table:style-name="ce4" table:number-columns-repeated="3"/>
            <table:table-cell table:number-columns-repeated="4"/>
            <table:table-cell table:style-name="ce4" table:formula="of:=[.E369]-[.K369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-group>
            <table:table-row table:style-name="ro1">
              <table:table-cell table:style-name="ce1" office:value-type="string" calcext:value-type="string">
                <text:p>da biomasse</text:p>
              </table:table-cell>
              <table:table-cell table:style-name="ce4"/>
              <table:table-cell table:style-name="ce5" office:value-type="float" office:value="14.571" calcext:value-type="float">
                <text:p>15</text:p>
              </table:table-cell>
              <table:table-cell table:style-name="ce4" table:number-columns-repeated="2"/>
              <table:table-cell table:number-columns-repeated="4"/>
              <table:table-cell table:style-name="ce4" table:formula="of:=[.E370]-[.K370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  <table:table-row table:style-name="ro1">
              <table:table-cell table:style-name="ce1" office:value-type="string" calcext:value-type="string">
                <text:p>da carbone</text:p>
              </table:table-cell>
              <table:table-cell table:style-name="ce5" office:value-type="float" office:value="12.108" calcext:value-type="float">
                <text:p>12</text:p>
              </table:table-cell>
              <table:table-cell table:style-name="ce4" table:number-columns-repeated="3"/>
              <table:table-cell table:number-columns-repeated="4"/>
              <table:table-cell table:style-name="ce4" table:formula="of:=[.E371]-[.K371]" office:value-type="float" office:value="0" calcext:value-type="float">
                <text:p>0</text:p>
              </table:table-cell>
              <table:table-cell table:style-name="ce4"/>
              <table:table-cell table:number-columns-repeated="1013"/>
            </table:table-row>
          </table:table-row-group>
          <table:table-row table:style-name="ro1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5" office:value-type="float" office:value="5.31" calcext:value-type="float">
              <text:p>5</text:p>
            </table:table-cell>
            <table:table-cell table:style-name="ce4" table:number-columns-repeated="2"/>
            <table:table-cell table:number-columns-repeated="4"/>
            <table:table-cell table:style-name="ce4" table:formula="of:=[.E372]-[.K372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5" office:value-type="float" office:value="23.373" calcext:value-type="float">
              <text:p>23</text:p>
            </table:table-cell>
            <table:table-cell table:style-name="ce4" table:number-columns-repeated="2"/>
            <table:table-cell table:number-columns-repeated="4"/>
            <table:table-cell table:style-name="ce4" table:formula="of:=[.E373]-[.K373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  <table:table-row table:style-name="ro1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5" table:formula="of:=30.236-0.003" office:value-type="float" office:value="30.233" calcext:value-type="float">
              <text:p>30</text:p>
            </table:table-cell>
            <table:table-cell table:style-name="ce4" table:number-columns-repeated="2"/>
            <table:table-cell table:number-columns-repeated="4"/>
            <table:table-cell table:style-name="ce4" table:formula="of:=[.E374]-[.K374]" office:value-type="float" office:value="0" calcext:value-type="float">
              <text:p>0</text:p>
            </table:table-cell>
            <table:table-cell table:style-name="ce4"/>
            <table:table-cell table:number-columns-repeated="1013"/>
          </table:table-row>
        </table:table-row-group>
        <table:table-row table:style-name="ro1">
          <table:table-cell table:style-name="ce1" office:value-type="string" calcext:value-type="string">
            <text:p>Gen-Dic 2024</text:p>
          </table:table-cell>
          <table:table-cell table:style-name="ce5" table:formula="of:=[.B378]+[.B380]" office:value-type="float" office:value="133.268" calcext:value-type="float">
            <text:p>133</text:p>
          </table:table-cell>
          <table:table-cell table:style-name="ce4" table:formula="of:=SUM([.C376:.C383])" office:value-type="float" office:value="128.018" calcext:value-type="float">
            <text:p>128</text:p>
          </table:table-cell>
          <table:table-cell table:style-name="ce5" office:value-type="float" office:value="50.999" calcext:value-type="float">
            <text:p>51</text:p>
          </table:table-cell>
          <table:table-cell table:style-name="ce4" table:formula="of:=SUM([.B375:.D375])" office:value-type="float" office:value="312.285" calcext:value-type="float">
            <text:p>312</text:p>
          </table:table-cell>
          <table:table-cell table:style-name="ce10" table:formula="of:=[.B375]/[.$E375]" office:value-type="percentage" office:value="0.426751204828922" calcext:value-type="percentage">
            <text:p>43%</text:p>
          </table:table-cell>
          <table:table-cell table:style-name="ce10" table:formula="of:=[.C375]/[.$E375]" office:value-type="percentage" office:value="0.409939638471268" calcext:value-type="percentage">
            <text:p>41%</text:p>
          </table:table-cell>
          <table:table-cell table:style-name="ce10" table:formula="of:=[.D375]/[.$E375]" office:value-type="percentage" office:value="0.163309156699809" calcext:value-type="percentage">
            <text:p>16%</text:p>
          </table:table-cell>
          <table:table-cell/>
          <table:table-cell table:style-name="ce4" table:formula="of:=[.E375]-[.K375]" office:value-type="float" office:value="50.999" calcext:value-type="float">
            <text:p>51</text:p>
          </table:table-cell>
          <table:table-cell table:style-name="ce5" table:formula="of:=SUM([.B375:.C375])" office:value-type="float" office:value="261.286" calcext:value-type="float">
            <text:p>261</text:p>
          </table:table-cell>
          <table:table-cell table:style-name="ce10" table:formula="of:=[.B375]/[.$K375]" office:value-type="percentage" office:value="0.510046462497034" calcext:value-type="percentage">
            <text:p>51%</text:p>
          </table:table-cell>
          <table:table-cell table:style-name="ce10" table:formula="of:=[.C375]/[.$K375]" office:value-type="percentage" office:value="0.489953537502966" calcext:value-type="percentage">
            <text:p>49%</text:p>
          </table:table-cell>
          <table:table-cell table:number-columns-repeated="1011"/>
        </table:table-row>
        <table:table-row-group>
          <table:table-row table:style-name="ro1">
            <table:table-cell table:style-name="ce1" office:value-type="string" calcext:value-type="string">
              <text:p>Idroelettrica</text:p>
            </table:table-cell>
            <table:table-cell table:style-name="ce4"/>
            <table:table-cell table:style-name="ce5" office:value-type="float" office:value="52.076" calcext:value-type="float">
              <text:p>52</text:p>
            </table:table-cell>
            <table:table-cell table:style-name="ce4" table:number-columns-repeated="2"/>
            <table:table-cell table:number-columns-repeated="1019"/>
          </table:table-row>
          <table:table-row table:style-name="ro1">
            <table:table-cell table:style-name="ce1" office:value-type="string" calcext:value-type="string">
              <text:p>Pompaggi in produzione</text:p>
            </table:table-cell>
            <table:table-cell table:style-name="ce4"/>
            <table:table-cell table:style-name="ce4" table:formula="of:=1.451-2.073" office:value-type="float" office:value="-0.622" calcext:value-type="float">
              <text:p>-1</text:p>
            </table:table-cell>
            <table:table-cell table:style-name="ce4" table:number-columns-repeated="2"/>
            <table:table-cell table:number-columns-repeated="1019"/>
          </table:table-row>
          <table:table-row table:style-name="ro1">
            <table:table-cell table:style-name="ce1" office:value-type="string" calcext:value-type="string">
              <text:p>Termica</text:p>
            </table:table-cell>
            <table:table-cell table:style-name="ce5" table:formula="of:=146.452-[.C379]-[.B380]" office:value-type="float" office:value="129.761" calcext:value-type="float">
              <text:p>130</text:p>
            </table:table-cell>
            <table:table-cell table:style-name="ce4" table:number-columns-repeated="3"/>
            <table:table-cell table:number-columns-repeated="1019"/>
          </table:table-row>
          <table:table-row-group>
            <table:table-row table:style-name="ro1">
              <table:table-cell table:style-name="ce1" office:value-type="string" calcext:value-type="string">
                <text:p>da biomasse</text:p>
              </table:table-cell>
              <table:table-cell table:style-name="ce4"/>
              <table:table-cell table:style-name="ce5" office:value-type="float" office:value="13.184" calcext:value-type="float">
                <text:p>13</text:p>
              </table:table-cell>
              <table:table-cell table:style-name="ce4" table:number-columns-repeated="2"/>
              <table:table-cell table:number-columns-repeated="1019"/>
            </table:table-row>
            <table:table-row table:style-name="ro1">
              <table:table-cell table:style-name="ce1" office:value-type="string" calcext:value-type="string">
                <text:p>da carbone</text:p>
              </table:table-cell>
              <table:table-cell table:style-name="ce5" office:value-type="float" office:value="3.507" calcext:value-type="float">
                <text:p>4</text:p>
              </table:table-cell>
              <table:table-cell table:style-name="ce4" table:number-columns-repeated="3"/>
              <table:table-cell table:number-columns-repeated="1019"/>
            </table:table-row>
          </table:table-row-group>
          <table:table-row table:style-name="ro1">
            <table:table-cell table:style-name="ce1" office:value-type="string" calcext:value-type="string">
              <text:p>Geotermica</text:p>
            </table:table-cell>
            <table:table-cell table:style-name="ce4"/>
            <table:table-cell table:style-name="ce5" office:value-type="float" office:value="5.269" calcext:value-type="float">
              <text:p>5</text:p>
            </table:table-cell>
            <table:table-cell table:style-name="ce4" table:number-columns-repeated="2"/>
            <table:table-cell table:number-columns-repeated="1019"/>
          </table:table-row>
          <table:table-row table:style-name="ro1">
            <table:table-cell table:style-name="ce1" office:value-type="string" calcext:value-type="string">
              <text:p>Eolica</text:p>
            </table:table-cell>
            <table:table-cell table:style-name="ce4"/>
            <table:table-cell table:style-name="ce5" office:value-type="float" office:value="22.068" calcext:value-type="float">
              <text:p>22</text:p>
            </table:table-cell>
            <table:table-cell table:style-name="ce4" table:number-columns-repeated="2"/>
            <table:table-cell table:number-columns-repeated="1019"/>
          </table:table-row>
          <table:table-row table:style-name="ro1">
            <table:table-cell table:style-name="ce1" office:value-type="string" calcext:value-type="string">
              <text:p>Fotovoltaica</text:p>
            </table:table-cell>
            <table:table-cell table:style-name="ce4"/>
            <table:table-cell table:style-name="ce5" table:formula="of:=36.064-(0.141-0.12)" office:value-type="float" office:value="36.043" calcext:value-type="float">
              <text:p>36</text:p>
            </table:table-cell>
            <table:table-cell table:style-name="ce4" table:number-columns-repeated="2"/>
            <table:table-cell table:number-columns-repeated="1019"/>
          </table:table-row>
        </table:table-row-group>
        <table:table-row table:style-name="ro2" table:number-rows-repeated="10481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72" meta:object-count="8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svg:stroke-color="#ea4335" draw:fill-color="#ea4335" draw:opacity="3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color="#4285f4" draw:fill-color="#4285f4" draw:opacity="30%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area" chart:style-name="ch1">
        <chart:legend chart:legend-position="end" svg:x="13.771cm" svg:y="4.36cm" style:legend-expansion="high" chart:style-name="ch2"/>
        <chart:plot-area chart:style-name="ch3" table:cell-range-address="Foglio1.A28:Foglio1.A190 Foglio1.L28:Foglio1.M190" chart:data-source-has-labels="both" svg:x="0.317cm" svg:y="0.196cm" svg:width="13.137cm" svg:height="9.424cm">
          <chartooo:coordinate-region svg:x="1.362cm" svg:y="0.196cm" svg:width="11.377cm" svg:height="7.367cm"/>
          <chart:axis chart:dimension="x" chart:name="primary-x" chart:style-name="ch4" chartooo:axis-type="text">
            <chart:categories table:cell-range-address="Foglio1.A28:Foglio1.A1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M28:Foglio1.M190" loext:label-string="&quot;non FER&quot;" chart:class="chart:area">
            <chart:data-point chart:repeated="19"/>
          </chart:series>
          <chart:series chart:style-name="ch8" chart:values-cell-range-address="Foglio1.L28:Foglio1.L190" loext:label-string="&quot;FER&quot;" chart:class="chart:area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 FER</text:p>
              </table:table-cell>
              <table:table-cell office:value-type="string">
                <text:p>FER</text:p>
              </table:table-cell>
            </table:table-row>
          </table:table-header-rows>
          <table:table-rows>
            <table:table-row>
              <table:table-cell office:value-type="string">
                <text:p>Gen-Dic 2006</text:p>
                <draw:g>
                  <svg:desc>Foglio1.A28:Foglio1.A190</svg:desc>
                </draw:g>
              </table:table-cell>
              <table:table-cell office:value-type="float" office:value="0.858612422954234">
                <text:p>0.858612422954234</text:p>
                <draw:g>
                  <svg:desc>Foglio1.M28:Foglio1.M190</svg:desc>
                </draw:g>
              </table:table-cell>
              <table:table-cell office:value-type="float" office:value="0.141387577045766">
                <text:p>0.141387577045766</text:p>
                <draw:g>
                  <svg:desc>Foglio1.L28:Foglio1.L190</svg:desc>
                </draw:g>
              </table:table-cell>
            </table:table-row>
            <table:table-row>
              <table:table-cell office:value-type="string">
                <text:p>Gen-Dic 2007</text:p>
              </table:table-cell>
              <table:table-cell office:value-type="float" office:value="0.86784615686044">
                <text:p>0.86784615686044</text:p>
              </table:table-cell>
              <table:table-cell office:value-type="float" office:value="0.13215384313956">
                <text:p>0.13215384313956</text:p>
              </table:table-cell>
            </table:table-row>
            <table:table-row>
              <table:table-cell office:value-type="string">
                <text:p>Gen-Dic 2008</text:p>
              </table:table-cell>
              <table:table-cell office:value-type="float" office:value="0.838901872159018">
                <text:p>0.838901872159018</text:p>
              </table:table-cell>
              <table:table-cell office:value-type="float" office:value="0.161098127840982">
                <text:p>0.161098127840982</text:p>
              </table:table-cell>
            </table:table-row>
            <table:table-row>
              <table:table-cell office:value-type="string">
                <text:p>Gen-Dic 2009</text:p>
              </table:table-cell>
              <table:table-cell office:value-type="float" office:value="0.784888979292359">
                <text:p>0.784888979292359</text:p>
              </table:table-cell>
              <table:table-cell office:value-type="float" office:value="0.215111020707641">
                <text:p>0.215111020707641</text:p>
              </table:table-cell>
            </table:table-row>
            <table:table-row>
              <table:table-cell office:value-type="string">
                <text:p>Gen-Dic 2010</text:p>
              </table:table-cell>
              <table:table-cell office:value-type="float" office:value="0.771875163729719">
                <text:p>0.771875163729719</text:p>
              </table:table-cell>
              <table:table-cell office:value-type="float" office:value="0.228124836270281">
                <text:p>0.228124836270281</text:p>
              </table:table-cell>
            </table:table-row>
            <table:table-row>
              <table:table-cell office:value-type="string">
                <text:p>Gen-Dic 2011</text:p>
              </table:table-cell>
              <table:table-cell office:value-type="float" office:value="0.756250281232369">
                <text:p>0.756250281232369</text:p>
              </table:table-cell>
              <table:table-cell office:value-type="float" office:value="0.243749718767631">
                <text:p>0.243749718767631</text:p>
              </table:table-cell>
            </table:table-row>
            <table:table-row>
              <table:table-cell office:value-type="string">
                <text:p>Gen-Dic 2012</text:p>
              </table:table-cell>
              <table:table-cell office:value-type="float" office:value="0.72717866700337">
                <text:p>0.72717866700337</text:p>
              </table:table-cell>
              <table:table-cell office:value-type="float" office:value="0.272821332996629">
                <text:p>0.272821332996629</text:p>
              </table:table-cell>
            </table:table-row>
            <table:table-row>
              <table:table-cell office:value-type="string">
                <text:p>Gen-Dic 2013</text:p>
              </table:table-cell>
              <table:table-cell office:value-type="float" office:value="0.66369686288843">
                <text:p>0.66369686288843</text:p>
              </table:table-cell>
              <table:table-cell office:value-type="float" office:value="0.33630313711157">
                <text:p>0.33630313711157</text:p>
              </table:table-cell>
            </table:table-row>
            <table:table-row>
              <table:table-cell office:value-type="string">
                <text:p>Gen-Dic 2014</text:p>
              </table:table-cell>
              <table:table-cell office:value-type="float" office:value="0.626192287655677">
                <text:p>0.626192287655677</text:p>
              </table:table-cell>
              <table:table-cell office:value-type="float" office:value="0.373807712344323">
                <text:p>0.373807712344323</text:p>
              </table:table-cell>
            </table:table-row>
            <table:table-row>
              <table:table-cell office:value-type="string">
                <text:p>Gen-Dic 2015</text:p>
              </table:table-cell>
              <table:table-cell office:value-type="float" office:value="0.609683608175396">
                <text:p>0.609683608175396</text:p>
              </table:table-cell>
              <table:table-cell office:value-type="float" office:value="0.390316391824604">
                <text:p>0.390316391824604</text:p>
              </table:table-cell>
            </table:table-row>
            <table:table-row>
              <table:table-cell office:value-type="string">
                <text:p>Gen-Dic 2016</text:p>
              </table:table-cell>
              <table:table-cell office:value-type="float" office:value="0.623349331725078">
                <text:p>0.623349331725078</text:p>
              </table:table-cell>
              <table:table-cell office:value-type="float" office:value="0.376650668274922">
                <text:p>0.376650668274922</text:p>
              </table:table-cell>
            </table:table-row>
            <table:table-row>
              <table:table-cell office:value-type="string">
                <text:p>Gen-Dic 2017</text:p>
              </table:table-cell>
              <table:table-cell office:value-type="float" office:value="0.64531608595869">
                <text:p>0.64531608595869</text:p>
              </table:table-cell>
              <table:table-cell office:value-type="float" office:value="0.35468391404131">
                <text:p>0.35468391404131</text:p>
              </table:table-cell>
            </table:table-row>
            <table:table-row>
              <table:table-cell office:value-type="string">
                <text:p>Gen-Dic 2018</text:p>
              </table:table-cell>
              <table:table-cell office:value-type="float" office:value="0.600784774368361">
                <text:p>0.600784774368361</text:p>
              </table:table-cell>
              <table:table-cell office:value-type="float" office:value="0.399215225631639">
                <text:p>0.399215225631639</text:p>
              </table:table-cell>
            </table:table-row>
            <table:table-row>
              <table:table-cell office:value-type="string">
                <text:p>Gen-Dic 2019</text:p>
              </table:table-cell>
              <table:table-cell office:value-type="float" office:value="0.601639187014399">
                <text:p>0.601639187014399</text:p>
              </table:table-cell>
              <table:table-cell office:value-type="float" office:value="0.398360812985601">
                <text:p>0.398360812985601</text:p>
              </table:table-cell>
            </table:table-row>
            <table:table-row>
              <table:table-cell office:value-type="string">
                <text:p>Gen-Dic 2020</text:p>
              </table:table-cell>
              <table:table-cell office:value-type="float" office:value="0.579318164919325">
                <text:p>0.579318164919325</text:p>
              </table:table-cell>
              <table:table-cell office:value-type="float" office:value="0.420681835080675">
                <text:p>0.420681835080675</text:p>
              </table:table-cell>
            </table:table-row>
            <table:table-row>
              <table:table-cell office:value-type="string">
                <text:p>Gen-Dic 2021</text:p>
              </table:table-cell>
              <table:table-cell office:value-type="float" office:value="0.594445186176835">
                <text:p>0.594445186176835</text:p>
              </table:table-cell>
              <table:table-cell office:value-type="float" office:value="0.405554813823165">
                <text:p>0.405554813823165</text:p>
              </table:table-cell>
            </table:table-row>
            <table:table-row>
              <table:table-cell office:value-type="string">
                <text:p>Gen-Dic 2022</text:p>
              </table:table-cell>
              <table:table-cell office:value-type="float" office:value="0.6440017498649">
                <text:p>0.6440017498649</text:p>
              </table:table-cell>
              <table:table-cell office:value-type="float" office:value="0.3559982501351">
                <text:p>0.3559982501351</text:p>
              </table:table-cell>
            </table:table-row>
            <table:table-row>
              <table:table-cell office:value-type="string">
                <text:p>Gen-Dic 2023</text:p>
              </table:table-cell>
              <table:table-cell office:value-type="float" office:value="0.556621390521495">
                <text:p>0.556621390521495</text:p>
              </table:table-cell>
              <table:table-cell office:value-type="float" office:value="0.443378609478505">
                <text:p>0.443378609478505</text:p>
              </table:table-cell>
            </table:table-row>
            <table:table-row>
              <table:table-cell office:value-type="string">
                <text:p>Gen-Dic 2024</text:p>
              </table:table-cell>
              <table:table-cell office:value-type="float" office:value="0.510046462497034">
                <text:p>0.510046462497034</text:p>
              </table:table-cell>
              <table:table-cell office:value-type="float" office:value="0.489953537502966">
                <text:p>0.4899535375029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svg:stroke-color="#4285f4" draw:fill-color="#4285f4" draw:opacity="3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color="#ea4335" draw:fill-color="#ea4335" draw:opacity="30%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area" chart:style-name="ch1">
        <chart:legend chart:legend-position="top" svg:x="6.373cm" svg:y="0.185cm" style:legend-expansion="wide" chart:style-name="ch2"/>
        <chart:plot-area chart:style-name="ch3" table:cell-range-address="Foglio1.A28:Foglio1.A190 Foglio1.L28:Foglio1.M190" chart:data-source-has-labels="both" svg:x="0.317cm" svg:y="0.979cm" svg:width="15.241cm" svg:height="8.641cm">
          <chartooo:coordinate-region svg:x="1.362cm" svg:y="0.979cm" svg:width="13.481cm" svg:height="6.584cm"/>
          <chart:axis chart:dimension="x" chart:name="primary-x" chart:style-name="ch4" chartooo:axis-type="text">
            <chart:categories table:cell-range-address="Foglio1.A28:Foglio1.A1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L28:Foglio1.L190" loext:label-string="&quot;FER&quot;" chart:class="chart:area">
            <chart:data-point chart:repeated="19"/>
          </chart:series>
          <chart:series chart:style-name="ch8" chart:values-cell-range-address="Foglio1.M28:Foglio1.M190" loext:label-string="&quot;non FER&quot;" chart:class="chart:area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R</text:p>
              </table:table-cell>
              <table:table-cell office:value-type="string">
                <text:p>non FER</text:p>
              </table:table-cell>
            </table:table-row>
          </table:table-header-rows>
          <table:table-rows>
            <table:table-row>
              <table:table-cell office:value-type="string">
                <text:p>Gen-Dic 2006</text:p>
                <draw:g>
                  <svg:desc>Foglio1.A28:Foglio1.A190</svg:desc>
                </draw:g>
              </table:table-cell>
              <table:table-cell office:value-type="float" office:value="0.141387577045766">
                <text:p>0.141387577045766</text:p>
                <draw:g>
                  <svg:desc>Foglio1.L28:Foglio1.L190</svg:desc>
                </draw:g>
              </table:table-cell>
              <table:table-cell office:value-type="float" office:value="0.858612422954234">
                <text:p>0.858612422954234</text:p>
                <draw:g>
                  <svg:desc>Foglio1.M28:Foglio1.M190</svg:desc>
                </draw:g>
              </table:table-cell>
            </table:table-row>
            <table:table-row>
              <table:table-cell office:value-type="string">
                <text:p>Gen-Dic 2007</text:p>
              </table:table-cell>
              <table:table-cell office:value-type="float" office:value="0.13215384313956">
                <text:p>0.13215384313956</text:p>
              </table:table-cell>
              <table:table-cell office:value-type="float" office:value="0.86784615686044">
                <text:p>0.86784615686044</text:p>
              </table:table-cell>
            </table:table-row>
            <table:table-row>
              <table:table-cell office:value-type="string">
                <text:p>Gen-Dic 2008</text:p>
              </table:table-cell>
              <table:table-cell office:value-type="float" office:value="0.161098127840982">
                <text:p>0.161098127840982</text:p>
              </table:table-cell>
              <table:table-cell office:value-type="float" office:value="0.838901872159018">
                <text:p>0.838901872159018</text:p>
              </table:table-cell>
            </table:table-row>
            <table:table-row>
              <table:table-cell office:value-type="string">
                <text:p>Gen-Dic 2009</text:p>
              </table:table-cell>
              <table:table-cell office:value-type="float" office:value="0.215111020707641">
                <text:p>0.215111020707641</text:p>
              </table:table-cell>
              <table:table-cell office:value-type="float" office:value="0.784888979292359">
                <text:p>0.784888979292359</text:p>
              </table:table-cell>
            </table:table-row>
            <table:table-row>
              <table:table-cell office:value-type="string">
                <text:p>Gen-Dic 2010</text:p>
              </table:table-cell>
              <table:table-cell office:value-type="float" office:value="0.228124836270281">
                <text:p>0.228124836270281</text:p>
              </table:table-cell>
              <table:table-cell office:value-type="float" office:value="0.771875163729719">
                <text:p>0.771875163729719</text:p>
              </table:table-cell>
            </table:table-row>
            <table:table-row>
              <table:table-cell office:value-type="string">
                <text:p>Gen-Dic 2011</text:p>
              </table:table-cell>
              <table:table-cell office:value-type="float" office:value="0.243749718767631">
                <text:p>0.243749718767631</text:p>
              </table:table-cell>
              <table:table-cell office:value-type="float" office:value="0.756250281232369">
                <text:p>0.756250281232369</text:p>
              </table:table-cell>
            </table:table-row>
            <table:table-row>
              <table:table-cell office:value-type="string">
                <text:p>Gen-Dic 2012</text:p>
              </table:table-cell>
              <table:table-cell office:value-type="float" office:value="0.272821332996629">
                <text:p>0.272821332996629</text:p>
              </table:table-cell>
              <table:table-cell office:value-type="float" office:value="0.72717866700337">
                <text:p>0.72717866700337</text:p>
              </table:table-cell>
            </table:table-row>
            <table:table-row>
              <table:table-cell office:value-type="string">
                <text:p>Gen-Dic 2013</text:p>
              </table:table-cell>
              <table:table-cell office:value-type="float" office:value="0.33630313711157">
                <text:p>0.33630313711157</text:p>
              </table:table-cell>
              <table:table-cell office:value-type="float" office:value="0.66369686288843">
                <text:p>0.66369686288843</text:p>
              </table:table-cell>
            </table:table-row>
            <table:table-row>
              <table:table-cell office:value-type="string">
                <text:p>Gen-Dic 2014</text:p>
              </table:table-cell>
              <table:table-cell office:value-type="float" office:value="0.373807712344323">
                <text:p>0.373807712344323</text:p>
              </table:table-cell>
              <table:table-cell office:value-type="float" office:value="0.626192287655677">
                <text:p>0.626192287655677</text:p>
              </table:table-cell>
            </table:table-row>
            <table:table-row>
              <table:table-cell office:value-type="string">
                <text:p>Gen-Dic 2015</text:p>
              </table:table-cell>
              <table:table-cell office:value-type="float" office:value="0.390316391824604">
                <text:p>0.390316391824604</text:p>
              </table:table-cell>
              <table:table-cell office:value-type="float" office:value="0.609683608175396">
                <text:p>0.609683608175396</text:p>
              </table:table-cell>
            </table:table-row>
            <table:table-row>
              <table:table-cell office:value-type="string">
                <text:p>Gen-Dic 2016</text:p>
              </table:table-cell>
              <table:table-cell office:value-type="float" office:value="0.376650668274922">
                <text:p>0.376650668274922</text:p>
              </table:table-cell>
              <table:table-cell office:value-type="float" office:value="0.623349331725078">
                <text:p>0.623349331725078</text:p>
              </table:table-cell>
            </table:table-row>
            <table:table-row>
              <table:table-cell office:value-type="string">
                <text:p>Gen-Dic 2017</text:p>
              </table:table-cell>
              <table:table-cell office:value-type="float" office:value="0.35468391404131">
                <text:p>0.35468391404131</text:p>
              </table:table-cell>
              <table:table-cell office:value-type="float" office:value="0.64531608595869">
                <text:p>0.64531608595869</text:p>
              </table:table-cell>
            </table:table-row>
            <table:table-row>
              <table:table-cell office:value-type="string">
                <text:p>Gen-Dic 2018</text:p>
              </table:table-cell>
              <table:table-cell office:value-type="float" office:value="0.399215225631639">
                <text:p>0.399215225631639</text:p>
              </table:table-cell>
              <table:table-cell office:value-type="float" office:value="0.600784774368361">
                <text:p>0.600784774368361</text:p>
              </table:table-cell>
            </table:table-row>
            <table:table-row>
              <table:table-cell office:value-type="string">
                <text:p>Gen-Dic 2019</text:p>
              </table:table-cell>
              <table:table-cell office:value-type="float" office:value="0.398360812985601">
                <text:p>0.398360812985601</text:p>
              </table:table-cell>
              <table:table-cell office:value-type="float" office:value="0.601639187014399">
                <text:p>0.601639187014399</text:p>
              </table:table-cell>
            </table:table-row>
            <table:table-row>
              <table:table-cell office:value-type="string">
                <text:p>Gen-Dic 2020</text:p>
              </table:table-cell>
              <table:table-cell office:value-type="float" office:value="0.420681835080675">
                <text:p>0.420681835080675</text:p>
              </table:table-cell>
              <table:table-cell office:value-type="float" office:value="0.579318164919325">
                <text:p>0.579318164919325</text:p>
              </table:table-cell>
            </table:table-row>
            <table:table-row>
              <table:table-cell office:value-type="string">
                <text:p>Gen-Dic 2021</text:p>
              </table:table-cell>
              <table:table-cell office:value-type="float" office:value="0.405554813823165">
                <text:p>0.405554813823165</text:p>
              </table:table-cell>
              <table:table-cell office:value-type="float" office:value="0.594445186176835">
                <text:p>0.594445186176835</text:p>
              </table:table-cell>
            </table:table-row>
            <table:table-row>
              <table:table-cell office:value-type="string">
                <text:p>Gen-Dic 2022</text:p>
              </table:table-cell>
              <table:table-cell office:value-type="float" office:value="0.3559982501351">
                <text:p>0.3559982501351</text:p>
              </table:table-cell>
              <table:table-cell office:value-type="float" office:value="0.6440017498649">
                <text:p>0.6440017498649</text:p>
              </table:table-cell>
            </table:table-row>
            <table:table-row>
              <table:table-cell office:value-type="string">
                <text:p>Gen-Dic 2023</text:p>
              </table:table-cell>
              <table:table-cell office:value-type="float" office:value="0.443378609478505">
                <text:p>0.443378609478505</text:p>
              </table:table-cell>
              <table:table-cell office:value-type="float" office:value="0.556621390521495">
                <text:p>0.556621390521495</text:p>
              </table:table-cell>
            </table:table-row>
            <table:table-row>
              <table:table-cell office:value-type="string">
                <text:p>Gen-Dic 2024</text:p>
              </table:table-cell>
              <table:table-cell office:value-type="float" office:value="0.489953537502966">
                <text:p>0.489953537502966</text:p>
              </table:table-cell>
              <table:table-cell office:value-type="float" office:value="0.510046462497034">
                <text:p>0.5100464624970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svg:stroke-color="#fbbc04" draw:fill-color="#fbbc04" draw:opacity="3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color="#34a853" draw:fill-color="#34a853" draw:opacity="3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color="#ea4335" draw:fill-color="#ea4335" draw:opacity="3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color="#4285f4" draw:fill-color="#4285f4" draw:opacity="30%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41.857cm" svg:height="25.797cm" xlink:href=".." xlink:type="simple" chart:class="chart:area" chart:style-name="ch1">
        <chart:legend chart:legend-position="end" svg:x="39.223cm" svg:y="11.852cm" style:legend-expansion="high" chart:style-name="ch2"/>
        <chart:plot-area chart:style-name="ch3" table:cell-range-address="Foglio1.O213:Foglio1.S231" chart:data-source-has-labels="both" svg:x="1.897cm" svg:y="0.515cm" svg:width="36.489cm" svg:height="24.767cm">
          <chartooo:coordinate-region svg:x="2.942cm" svg:y="0.515cm" svg:width="34.728cm" svg:height="22.71cm"/>
          <chart:axis chart:dimension="x" chart:name="primary-x" chart:style-name="ch4" chartooo:axis-type="text">
            <chart:categories table:cell-range-address="Foglio1.O213:Foglio1.O231"/>
          </chart:axis>
          <chart:axis chart:dimension="y" chart:name="primary-y" chart:style-name="ch5">
            <chart:title svg:x="1.959cm" svg:y="0.954cm" chart:style-name="ch6">
              <text:p>TWh</text:p>
            </chart:title>
            <chart:grid chart:style-name="ch7" chart:class="major"/>
          </chart:axis>
          <chart:series chart:style-name="ch8" chart:values-cell-range-address="Foglio1.S213:Foglio1.S231" loext:label-string="&quot;Fotovoltaico&quot;" chart:class="chart:area">
            <chart:data-point chart:repeated="19"/>
          </chart:series>
          <chart:series chart:style-name="ch9" chart:values-cell-range-address="Foglio1.R213:Foglio1.R231" loext:label-string="&quot;Eolico&quot;" chart:class="chart:area">
            <chart:data-point chart:repeated="19"/>
          </chart:series>
          <chart:series chart:style-name="ch10" chart:values-cell-range-address="Foglio1.Q213:Foglio1.Q231" loext:label-string="&quot;Geotermico&quot;" chart:class="chart:area">
            <chart:data-point chart:repeated="19"/>
          </chart:series>
          <chart:series chart:style-name="ch11" chart:values-cell-range-address="Foglio1.P213:Foglio1.P231" loext:label-string="&quot;Idroelettrico&quot;" chart:class="chart:area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tovoltaico</text:p>
              </table:table-cell>
              <table:table-cell office:value-type="string">
                <text:p>Eolico</text:p>
              </table:table-cell>
              <table:table-cell office:value-type="string">
                <text:p>Geotermico</text:p>
              </table:table-cell>
              <table:table-cell office:value-type="string">
                <text:p>Idroelettrico</text:p>
              </table:table-cell>
            </table:table-row>
          </table:table-header-rows>
          <table:table-rows>
            <table:table-row>
              <table:table-cell office:value-type="string">
                <text:p>Gen-Dic 2006</text:p>
                <draw:g>
                  <svg:desc>Foglio1.O213:Foglio1.O231</svg:desc>
                </draw:g>
              </table:table-cell>
              <table:table-cell office:value-type="float" office:value="0">
                <text:p>0</text:p>
                <draw:g>
                  <svg:desc>Foglio1.S213:Foglio1.S231</svg:desc>
                </draw:g>
              </table:table-cell>
              <table:table-cell office:value-type="float" office:value="2.973">
                <text:p>2.973</text:p>
                <draw:g>
                  <svg:desc>Foglio1.R213:Foglio1.R231</svg:desc>
                </draw:g>
              </table:table-cell>
              <table:table-cell office:value-type="float" office:value="5.528">
                <text:p>5.528</text:p>
                <draw:g>
                  <svg:desc>Foglio1.Q213:Foglio1.Q231</svg:desc>
                </draw:g>
              </table:table-cell>
              <table:table-cell office:value-type="float" office:value="43.423">
                <text:p>43.423</text:p>
                <draw:g>
                  <svg:desc>Foglio1.P213:Foglio1.P231</svg:desc>
                </draw:g>
              </table:table-cell>
            </table:table-row>
            <table:table-row>
              <table:table-cell office:value-type="string">
                <text:p>Gen-Dic 2007</text:p>
              </table:table-cell>
              <table:table-cell office:value-type="float" office:value="0">
                <text:p>0</text:p>
              </table:table-cell>
              <table:table-cell office:value-type="float" office:value="4.074">
                <text:p>4.074</text:p>
              </table:table-cell>
              <table:table-cell office:value-type="float" office:value="5.569">
                <text:p>5.569</text:p>
              </table:table-cell>
              <table:table-cell office:value-type="float" office:value="38.481">
                <text:p>38.481</text:p>
              </table:table-cell>
            </table:table-row>
            <table:table-row>
              <table:table-cell office:value-type="string">
                <text:p>Gen-Dic 2008</text:p>
              </table:table-cell>
              <table:table-cell office:value-type="float" office:value="0">
                <text:p>0</text:p>
              </table:table-cell>
              <table:table-cell office:value-type="float" office:value="5.055">
                <text:p>5.055</text:p>
              </table:table-cell>
              <table:table-cell office:value-type="float" office:value="5.52">
                <text:p>5.52</text:p>
              </table:table-cell>
              <table:table-cell office:value-type="float" office:value="47.227">
                <text:p>47.227</text:p>
              </table:table-cell>
            </table:table-row>
            <table:table-row>
              <table:table-cell office:value-type="string">
                <text:p>Gen-Dic 2009</text:p>
              </table:table-cell>
              <table:table-cell office:value-type="float" office:value="0.677">
                <text:p>0.677</text:p>
              </table:table-cell>
              <table:table-cell office:value-type="float" office:value="6.484">
                <text:p>6.484</text:p>
              </table:table-cell>
              <table:table-cell office:value-type="float" office:value="5.015">
                <text:p>5.015</text:p>
              </table:table-cell>
              <table:table-cell office:value-type="float" office:value="52.844">
                <text:p>52.844</text:p>
              </table:table-cell>
            </table:table-row>
            <table:table-row>
              <table:table-cell office:value-type="string">
                <text:p>Gen-Dic 2010</text:p>
              </table:table-cell>
              <table:table-cell office:value-type="float" office:value="1.874">
                <text:p>1.874</text:p>
              </table:table-cell>
              <table:table-cell office:value-type="float" office:value="9.048">
                <text:p>9.048</text:p>
              </table:table-cell>
              <table:table-cell office:value-type="float" office:value="5.047">
                <text:p>5.047</text:p>
              </table:table-cell>
              <table:table-cell office:value-type="float" office:value="53.795">
                <text:p>53.795</text:p>
              </table:table-cell>
            </table:table-row>
            <table:table-row>
              <table:table-cell office:value-type="string">
                <text:p>Gen-Dic 2011</text:p>
              </table:table-cell>
              <table:table-cell office:value-type="float" office:value="10.668">
                <text:p>10.668</text:p>
              </table:table-cell>
              <table:table-cell office:value-type="float" office:value="9.775">
                <text:p>9.775</text:p>
              </table:table-cell>
              <table:table-cell office:value-type="float" office:value="5.315">
                <text:p>5.315</text:p>
              </table:table-cell>
              <table:table-cell office:value-type="float" office:value="47.202">
                <text:p>47.202</text:p>
              </table:table-cell>
            </table:table-row>
            <table:table-row>
              <table:table-cell office:value-type="string">
                <text:p>Gen-Dic 2012</text:p>
              </table:table-cell>
              <table:table-cell office:value-type="float" office:value="18.631">
                <text:p>18.631</text:p>
              </table:table-cell>
              <table:table-cell office:value-type="float" office:value="13.333">
                <text:p>13.333</text:p>
              </table:table-cell>
              <table:table-cell office:value-type="float" office:value="5.251">
                <text:p>5.251</text:p>
              </table:table-cell>
              <table:table-cell office:value-type="float" office:value="43.26">
                <text:p>43.26</text:p>
              </table:table-cell>
            </table:table-row>
            <table:table-row>
              <table:table-cell office:value-type="string">
                <text:p>Gen-Dic 2013</text:p>
              </table:table-cell>
              <table:table-cell office:value-type="float" office:value="21.229">
                <text:p>21.229</text:p>
              </table:table-cell>
              <table:table-cell office:value-type="float" office:value="14.812">
                <text:p>14.812</text:p>
              </table:table-cell>
              <table:table-cell office:value-type="float" office:value="5.319">
                <text:p>5.319</text:p>
              </table:table-cell>
              <table:table-cell office:value-type="float" office:value="54.068">
                <text:p>54.068</text:p>
              </table:table-cell>
            </table:table-row>
            <table:table-row>
              <table:table-cell office:value-type="string">
                <text:p>Gen-Dic 2014</text:p>
              </table:table-cell>
              <table:table-cell office:value-type="float" office:value="21.838">
                <text:p>21.838</text:p>
              </table:table-cell>
              <table:table-cell office:value-type="float" office:value="15.089">
                <text:p>15.089</text:p>
              </table:table-cell>
              <table:table-cell office:value-type="float" office:value="5.566">
                <text:p>5.566</text:p>
              </table:table-cell>
              <table:table-cell office:value-type="float" office:value="59.575">
                <text:p>59.575</text:p>
              </table:table-cell>
            </table:table-row>
            <table:table-row>
              <table:table-cell office:value-type="string">
                <text:p>Gen-Dic 2015</text:p>
              </table:table-cell>
              <table:table-cell office:value-type="float" office:value="22.587">
                <text:p>22.587</text:p>
              </table:table-cell>
              <table:table-cell office:value-type="float" office:value="14.705">
                <text:p>14.705</text:p>
              </table:table-cell>
              <table:table-cell office:value-type="float" office:value="5.824">
                <text:p>5.824</text:p>
              </table:table-cell>
              <table:table-cell office:value-type="float" office:value="46.451">
                <text:p>46.451</text:p>
              </table:table-cell>
            </table:table-row>
            <table:table-row>
              <table:table-cell office:value-type="string">
                <text:p>Gen-Dic 2016</text:p>
              </table:table-cell>
              <table:table-cell office:value-type="float" office:value="21.757">
                <text:p>21.757</text:p>
              </table:table-cell>
              <table:table-cell office:value-type="float" office:value="17.523">
                <text:p>17.523</text:p>
              </table:table-cell>
              <table:table-cell office:value-type="float" office:value="5.867">
                <text:p>5.867</text:p>
              </table:table-cell>
              <table:table-cell office:value-type="float" office:value="43.785">
                <text:p>43.785</text:p>
              </table:table-cell>
            </table:table-row>
            <table:table-row>
              <table:table-cell office:value-type="string">
                <text:p>Gen-Dic 2017</text:p>
              </table:table-cell>
              <table:table-cell office:value-type="float" office:value="24.017">
                <text:p>24.017</text:p>
              </table:table-cell>
              <table:table-cell office:value-type="float" office:value="17.565">
                <text:p>17.565</text:p>
              </table:table-cell>
              <table:table-cell office:value-type="float" office:value="5.821">
                <text:p>5.821</text:p>
              </table:table-cell>
              <table:table-cell office:value-type="float" office:value="37.557">
                <text:p>37.557</text:p>
              </table:table-cell>
            </table:table-row>
            <table:table-row>
              <table:table-cell office:value-type="string">
                <text:p>Gen-Dic 2018</text:p>
              </table:table-cell>
              <table:table-cell office:value-type="float" office:value="22.266">
                <text:p>22.266</text:p>
              </table:table-cell>
              <table:table-cell office:value-type="float" office:value="17.557">
                <text:p>17.557</text:p>
              </table:table-cell>
              <table:table-cell office:value-type="float" office:value="5.756">
                <text:p>5.756</text:p>
              </table:table-cell>
              <table:table-cell office:value-type="float" office:value="49.928">
                <text:p>49.928</text:p>
              </table:table-cell>
            </table:table-row>
            <table:table-row>
              <table:table-cell office:value-type="string">
                <text:p>Gen-Dic 2019</text:p>
              </table:table-cell>
              <table:table-cell office:value-type="float" office:value="23.32">
                <text:p>23.32</text:p>
              </table:table-cell>
              <table:table-cell office:value-type="float" office:value="20.034">
                <text:p>20.034</text:p>
              </table:table-cell>
              <table:table-cell office:value-type="float" office:value="5.689">
                <text:p>5.689</text:p>
              </table:table-cell>
              <table:table-cell office:value-type="float" office:value="47.59">
                <text:p>47.59</text:p>
              </table:table-cell>
            </table:table-row>
            <table:table-row>
              <table:table-cell office:value-type="string">
                <text:p>Gen-Dic 2020</text:p>
              </table:table-cell>
              <table:table-cell office:value-type="float" office:value="24.552">
                <text:p>24.552</text:p>
              </table:table-cell>
              <table:table-cell office:value-type="float" office:value="18.609">
                <text:p>18.609</text:p>
              </table:table-cell>
              <table:table-cell office:value-type="float" office:value="5.647">
                <text:p>5.647</text:p>
              </table:table-cell>
              <table:table-cell office:value-type="float" office:value="48.952">
                <text:p>48.952</text:p>
              </table:table-cell>
            </table:table-row>
            <table:table-row>
              <table:table-cell office:value-type="string">
                <text:p>Gen-Dic 2021</text:p>
              </table:table-cell>
              <table:table-cell office:value-type="float" office:value="24.633">
                <text:p>24.633</text:p>
              </table:table-cell>
              <table:table-cell office:value-type="float" office:value="20.724">
                <text:p>20.724</text:p>
              </table:table-cell>
              <table:table-cell office:value-type="float" office:value="5.535">
                <text:p>5.535</text:p>
              </table:table-cell>
              <table:table-cell office:value-type="float" office:value="44.878">
                <text:p>44.878</text:p>
              </table:table-cell>
            </table:table-row>
            <table:table-row>
              <table:table-cell office:value-type="string">
                <text:p>Gen-Dic 2022</text:p>
              </table:table-cell>
              <table:table-cell office:value-type="float" office:value="27.674">
                <text:p>27.674</text:p>
              </table:table-cell>
              <table:table-cell office:value-type="float" office:value="20.304">
                <text:p>20.304</text:p>
              </table:table-cell>
              <table:table-cell office:value-type="float" office:value="5.449">
                <text:p>5.449</text:p>
              </table:table-cell>
              <table:table-cell office:value-type="float" office:value="28.094">
                <text:p>28.094</text:p>
              </table:table-cell>
            </table:table-row>
            <table:table-row>
              <table:table-cell office:value-type="string">
                <text:p>Gen-Dic 2023</text:p>
              </table:table-cell>
              <table:table-cell office:value-type="float" office:value="30.233">
                <text:p>30.233</text:p>
              </table:table-cell>
              <table:table-cell office:value-type="float" office:value="23.373">
                <text:p>23.373</text:p>
              </table:table-cell>
              <table:table-cell office:value-type="float" office:value="5.31">
                <text:p>5.31</text:p>
              </table:table-cell>
              <table:table-cell office:value-type="float" office:value="39.949">
                <text:p>39.949</text:p>
              </table:table-cell>
            </table:table-row>
            <table:table-row>
              <table:table-cell office:value-type="string">
                <text:p>Gen-Dic 2024</text:p>
              </table:table-cell>
              <table:table-cell office:value-type="float" office:value="36.043">
                <text:p>36.043</text:p>
              </table:table-cell>
              <table:table-cell office:value-type="float" office:value="22.068">
                <text:p>22.068</text:p>
              </table:table-cell>
              <table:table-cell office:value-type="float" office:value="5.269">
                <text:p>5.269</text:p>
              </table:table-cell>
              <table:table-cell office:value-type="float" office:value="52.076">
                <text:p>52.0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771cm" svg:y="4.36cm" style:legend-expansion="high" chart:style-name="ch2"/>
        <chart:plot-area chart:style-name="ch3" table:cell-range-address="Foglio1.A5:Foglio1.A22 Foglio1.L28:Foglio1.M190" chart:data-source-has-labels="both" svg:x="0.317cm" svg:y="0.196cm" svg:width="13.137cm" svg:height="9.424cm">
          <chartooo:coordinate-region svg:x="1.615cm" svg:y="0.196cm" svg:width="11.839cm" svg:height="7.367cm"/>
          <chart:axis chart:dimension="x" chart:name="primary-x" chart:style-name="ch4" chartooo:axis-type="text">
            <chart:categories table:cell-range-address="Foglio1.A5:Foglio1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L28:Foglio1.L190" loext:label-string="&quot;FER&quot;" chart:class="chart:bar">
            <chart:data-point chart:repeated="19"/>
          </chart:series>
          <chart:series chart:style-name="ch8" chart:values-cell-range-address="Foglio1.M28:Foglio1.M190" loext:label-string="&quot;non FER&quot;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R</text:p>
              </table:table-cell>
              <table:table-cell office:value-type="string">
                <text:p>non FER</text:p>
              </table:table-cell>
            </table:table-row>
          </table:table-header-rows>
          <table:table-rows>
            <table:table-row>
              <table:table-cell office:value-type="string">
                <text:p>Gen-Dic 2007</text:p>
                <draw:g>
                  <svg:desc>Foglio1.A5:Foglio1.A22</svg:desc>
                </draw:g>
              </table:table-cell>
              <table:table-cell office:value-type="float" office:value="0.141387577045766">
                <text:p>0.141387577045766</text:p>
                <draw:g>
                  <svg:desc>Foglio1.L28:Foglio1.L190</svg:desc>
                </draw:g>
              </table:table-cell>
              <table:table-cell office:value-type="float" office:value="0.858612422954234">
                <text:p>0.858612422954234</text:p>
                <draw:g>
                  <svg:desc>Foglio1.M28:Foglio1.M190</svg:desc>
                </draw:g>
              </table:table-cell>
            </table:table-row>
            <table:table-row>
              <table:table-cell office:value-type="string">
                <text:p>Gen-Dic 2008</text:p>
              </table:table-cell>
              <table:table-cell office:value-type="float" office:value="0.13215384313956">
                <text:p>0.13215384313956</text:p>
              </table:table-cell>
              <table:table-cell office:value-type="float" office:value="0.86784615686044">
                <text:p>0.86784615686044</text:p>
              </table:table-cell>
            </table:table-row>
            <table:table-row>
              <table:table-cell office:value-type="string">
                <text:p>Gen-Dic 2009</text:p>
              </table:table-cell>
              <table:table-cell office:value-type="float" office:value="0.161098127840982">
                <text:p>0.161098127840982</text:p>
              </table:table-cell>
              <table:table-cell office:value-type="float" office:value="0.838901872159018">
                <text:p>0.838901872159018</text:p>
              </table:table-cell>
            </table:table-row>
            <table:table-row>
              <table:table-cell office:value-type="string">
                <text:p>Gen-Dic 2010</text:p>
              </table:table-cell>
              <table:table-cell office:value-type="float" office:value="0.215111020707641">
                <text:p>0.215111020707641</text:p>
              </table:table-cell>
              <table:table-cell office:value-type="float" office:value="0.784888979292359">
                <text:p>0.784888979292359</text:p>
              </table:table-cell>
            </table:table-row>
            <table:table-row>
              <table:table-cell office:value-type="string">
                <text:p>Gen-Dic 2011</text:p>
              </table:table-cell>
              <table:table-cell office:value-type="float" office:value="0.228124836270281">
                <text:p>0.228124836270281</text:p>
              </table:table-cell>
              <table:table-cell office:value-type="float" office:value="0.771875163729719">
                <text:p>0.771875163729719</text:p>
              </table:table-cell>
            </table:table-row>
            <table:table-row>
              <table:table-cell office:value-type="string">
                <text:p>Gen-Dic 2012</text:p>
              </table:table-cell>
              <table:table-cell office:value-type="float" office:value="0.243749718767631">
                <text:p>0.243749718767631</text:p>
              </table:table-cell>
              <table:table-cell office:value-type="float" office:value="0.756250281232369">
                <text:p>0.756250281232369</text:p>
              </table:table-cell>
            </table:table-row>
            <table:table-row>
              <table:table-cell office:value-type="string">
                <text:p>Gen-Dic 2013</text:p>
              </table:table-cell>
              <table:table-cell office:value-type="float" office:value="0.272821332996629">
                <text:p>0.272821332996629</text:p>
              </table:table-cell>
              <table:table-cell office:value-type="float" office:value="0.72717866700337">
                <text:p>0.72717866700337</text:p>
              </table:table-cell>
            </table:table-row>
            <table:table-row>
              <table:table-cell office:value-type="string">
                <text:p>Gen-Dic 2014</text:p>
              </table:table-cell>
              <table:table-cell office:value-type="float" office:value="0.33630313711157">
                <text:p>0.33630313711157</text:p>
              </table:table-cell>
              <table:table-cell office:value-type="float" office:value="0.66369686288843">
                <text:p>0.66369686288843</text:p>
              </table:table-cell>
            </table:table-row>
            <table:table-row>
              <table:table-cell office:value-type="string">
                <text:p>Gen-Dic 2015</text:p>
              </table:table-cell>
              <table:table-cell office:value-type="float" office:value="0.373807712344323">
                <text:p>0.373807712344323</text:p>
              </table:table-cell>
              <table:table-cell office:value-type="float" office:value="0.626192287655677">
                <text:p>0.626192287655677</text:p>
              </table:table-cell>
            </table:table-row>
            <table:table-row>
              <table:table-cell office:value-type="string">
                <text:p>Gen-Dic 2016</text:p>
              </table:table-cell>
              <table:table-cell office:value-type="float" office:value="0.390316391824604">
                <text:p>0.390316391824604</text:p>
              </table:table-cell>
              <table:table-cell office:value-type="float" office:value="0.609683608175396">
                <text:p>0.609683608175396</text:p>
              </table:table-cell>
            </table:table-row>
            <table:table-row>
              <table:table-cell office:value-type="string">
                <text:p>Gen-Dic 2017</text:p>
              </table:table-cell>
              <table:table-cell office:value-type="float" office:value="0.376650668274922">
                <text:p>0.376650668274922</text:p>
              </table:table-cell>
              <table:table-cell office:value-type="float" office:value="0.623349331725078">
                <text:p>0.623349331725078</text:p>
              </table:table-cell>
            </table:table-row>
            <table:table-row>
              <table:table-cell office:value-type="string">
                <text:p>Gen-Dic 2018</text:p>
              </table:table-cell>
              <table:table-cell office:value-type="float" office:value="0.35468391404131">
                <text:p>0.35468391404131</text:p>
              </table:table-cell>
              <table:table-cell office:value-type="float" office:value="0.64531608595869">
                <text:p>0.64531608595869</text:p>
              </table:table-cell>
            </table:table-row>
            <table:table-row>
              <table:table-cell office:value-type="string">
                <text:p>Gen-Dic 2019</text:p>
              </table:table-cell>
              <table:table-cell office:value-type="float" office:value="0.399215225631639">
                <text:p>0.399215225631639</text:p>
              </table:table-cell>
              <table:table-cell office:value-type="float" office:value="0.600784774368361">
                <text:p>0.600784774368361</text:p>
              </table:table-cell>
            </table:table-row>
            <table:table-row>
              <table:table-cell office:value-type="string">
                <text:p>Gen-Dic 2020</text:p>
              </table:table-cell>
              <table:table-cell office:value-type="float" office:value="0.398360812985601">
                <text:p>0.398360812985601</text:p>
              </table:table-cell>
              <table:table-cell office:value-type="float" office:value="0.601639187014399">
                <text:p>0.601639187014399</text:p>
              </table:table-cell>
            </table:table-row>
            <table:table-row>
              <table:table-cell office:value-type="string">
                <text:p>Gen-Dic 2021</text:p>
              </table:table-cell>
              <table:table-cell office:value-type="float" office:value="0.420681835080675">
                <text:p>0.420681835080675</text:p>
              </table:table-cell>
              <table:table-cell office:value-type="float" office:value="0.579318164919325">
                <text:p>0.579318164919325</text:p>
              </table:table-cell>
            </table:table-row>
            <table:table-row>
              <table:table-cell office:value-type="string">
                <text:p>Gen-Dic 2022</text:p>
              </table:table-cell>
              <table:table-cell office:value-type="float" office:value="0.405554813823165">
                <text:p>0.405554813823165</text:p>
              </table:table-cell>
              <table:table-cell office:value-type="float" office:value="0.594445186176835">
                <text:p>0.594445186176835</text:p>
              </table:table-cell>
            </table:table-row>
            <table:table-row>
              <table:table-cell office:value-type="string">
                <text:p>Gen-Dic 2023</text:p>
              </table:table-cell>
              <table:table-cell office:value-type="float" office:value="0.3559982501351">
                <text:p>0.3559982501351</text:p>
              </table:table-cell>
              <table:table-cell office:value-type="float" office:value="0.6440017498649">
                <text:p>0.6440017498649</text:p>
              </table:table-cell>
            </table:table-row>
            <table:table-row>
              <table:table-cell office:value-type="string">
                <text:p>Gen-Dic 2024</text:p>
              </table:table-cell>
              <table:table-cell office:value-type="float" office:value="0.443378609478505">
                <text:p>0.443378609478505</text:p>
              </table:table-cell>
              <table:table-cell office:value-type="float" office:value="0.556621390521495">
                <text:p>0.556621390521495</text:p>
              </table:table-cell>
            </table:table-row>
            <table:table-row>
              <table:table-cell office:value-type="string"/>
              <table:table-cell office:value-type="float" office:value="0.489953537502966">
                <text:p>0.489953537502966</text:p>
              </table:table-cell>
              <table:table-cell office:value-type="float" office:value="0.510046462497034">
                <text:p>0.5100464624970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svg:stroke-color="#ff0000" draw:fill-color="#ff0000" draw:opacity="3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color="#4285f4" draw:fill-color="#4285f4" draw:opacity="30%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area" chart:style-name="ch1">
        <chart:legend chart:legend-position="end" svg:x="13.771cm" svg:y="4.36cm" style:legend-expansion="high" chart:style-name="ch2"/>
        <chart:plot-area chart:style-name="ch3" table:cell-range-address="Foglio1.A5:Foglio1.A22 Foglio1.L28:Foglio1.M190" chart:data-source-has-labels="both" svg:x="0.317cm" svg:y="0.196cm" svg:width="13.137cm" svg:height="9.424cm">
          <chartooo:coordinate-region svg:x="1.936cm" svg:y="0.196cm" svg:width="11.518cm" svg:height="7.367cm"/>
          <chart:axis chart:dimension="x" chart:name="primary-x" chart:style-name="ch4" chartooo:axis-type="text">
            <chart:categories table:cell-range-address="Foglio1.A5:Foglio1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M28:Foglio1.M190" loext:label-string="&quot;non FER&quot;" chart:class="chart:area">
            <chart:data-point chart:repeated="19"/>
          </chart:series>
          <chart:series chart:style-name="ch8" chart:values-cell-range-address="Foglio1.L28:Foglio1.L190" loext:label-string="&quot;FER&quot;" chart:class="chart:area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 FER</text:p>
              </table:table-cell>
              <table:table-cell office:value-type="string">
                <text:p>FER</text:p>
              </table:table-cell>
            </table:table-row>
          </table:table-header-rows>
          <table:table-rows>
            <table:table-row>
              <table:table-cell office:value-type="string">
                <text:p>Gen-Dic 2007</text:p>
                <draw:g>
                  <svg:desc>Foglio1.A5:Foglio1.A22</svg:desc>
                </draw:g>
              </table:table-cell>
              <table:table-cell office:value-type="float" office:value="0.858612422954234">
                <text:p>0.858612422954234</text:p>
                <draw:g>
                  <svg:desc>Foglio1.M28:Foglio1.M190</svg:desc>
                </draw:g>
              </table:table-cell>
              <table:table-cell office:value-type="float" office:value="0.141387577045766">
                <text:p>0.141387577045766</text:p>
                <draw:g>
                  <svg:desc>Foglio1.L28:Foglio1.L190</svg:desc>
                </draw:g>
              </table:table-cell>
            </table:table-row>
            <table:table-row>
              <table:table-cell office:value-type="string">
                <text:p>Gen-Dic 2008</text:p>
              </table:table-cell>
              <table:table-cell office:value-type="float" office:value="0.86784615686044">
                <text:p>0.86784615686044</text:p>
              </table:table-cell>
              <table:table-cell office:value-type="float" office:value="0.13215384313956">
                <text:p>0.13215384313956</text:p>
              </table:table-cell>
            </table:table-row>
            <table:table-row>
              <table:table-cell office:value-type="string">
                <text:p>Gen-Dic 2009</text:p>
              </table:table-cell>
              <table:table-cell office:value-type="float" office:value="0.838901872159018">
                <text:p>0.838901872159018</text:p>
              </table:table-cell>
              <table:table-cell office:value-type="float" office:value="0.161098127840982">
                <text:p>0.161098127840982</text:p>
              </table:table-cell>
            </table:table-row>
            <table:table-row>
              <table:table-cell office:value-type="string">
                <text:p>Gen-Dic 2010</text:p>
              </table:table-cell>
              <table:table-cell office:value-type="float" office:value="0.784888979292359">
                <text:p>0.784888979292359</text:p>
              </table:table-cell>
              <table:table-cell office:value-type="float" office:value="0.215111020707641">
                <text:p>0.215111020707641</text:p>
              </table:table-cell>
            </table:table-row>
            <table:table-row>
              <table:table-cell office:value-type="string">
                <text:p>Gen-Dic 2011</text:p>
              </table:table-cell>
              <table:table-cell office:value-type="float" office:value="0.771875163729719">
                <text:p>0.771875163729719</text:p>
              </table:table-cell>
              <table:table-cell office:value-type="float" office:value="0.228124836270281">
                <text:p>0.228124836270281</text:p>
              </table:table-cell>
            </table:table-row>
            <table:table-row>
              <table:table-cell office:value-type="string">
                <text:p>Gen-Dic 2012</text:p>
              </table:table-cell>
              <table:table-cell office:value-type="float" office:value="0.756250281232369">
                <text:p>0.756250281232369</text:p>
              </table:table-cell>
              <table:table-cell office:value-type="float" office:value="0.243749718767631">
                <text:p>0.243749718767631</text:p>
              </table:table-cell>
            </table:table-row>
            <table:table-row>
              <table:table-cell office:value-type="string">
                <text:p>Gen-Dic 2013</text:p>
              </table:table-cell>
              <table:table-cell office:value-type="float" office:value="0.72717866700337">
                <text:p>0.72717866700337</text:p>
              </table:table-cell>
              <table:table-cell office:value-type="float" office:value="0.272821332996629">
                <text:p>0.272821332996629</text:p>
              </table:table-cell>
            </table:table-row>
            <table:table-row>
              <table:table-cell office:value-type="string">
                <text:p>Gen-Dic 2014</text:p>
              </table:table-cell>
              <table:table-cell office:value-type="float" office:value="0.66369686288843">
                <text:p>0.66369686288843</text:p>
              </table:table-cell>
              <table:table-cell office:value-type="float" office:value="0.33630313711157">
                <text:p>0.33630313711157</text:p>
              </table:table-cell>
            </table:table-row>
            <table:table-row>
              <table:table-cell office:value-type="string">
                <text:p>Gen-Dic 2015</text:p>
              </table:table-cell>
              <table:table-cell office:value-type="float" office:value="0.626192287655677">
                <text:p>0.626192287655677</text:p>
              </table:table-cell>
              <table:table-cell office:value-type="float" office:value="0.373807712344323">
                <text:p>0.373807712344323</text:p>
              </table:table-cell>
            </table:table-row>
            <table:table-row>
              <table:table-cell office:value-type="string">
                <text:p>Gen-Dic 2016</text:p>
              </table:table-cell>
              <table:table-cell office:value-type="float" office:value="0.609683608175396">
                <text:p>0.609683608175396</text:p>
              </table:table-cell>
              <table:table-cell office:value-type="float" office:value="0.390316391824604">
                <text:p>0.390316391824604</text:p>
              </table:table-cell>
            </table:table-row>
            <table:table-row>
              <table:table-cell office:value-type="string">
                <text:p>Gen-Dic 2017</text:p>
              </table:table-cell>
              <table:table-cell office:value-type="float" office:value="0.623349331725078">
                <text:p>0.623349331725078</text:p>
              </table:table-cell>
              <table:table-cell office:value-type="float" office:value="0.376650668274922">
                <text:p>0.376650668274922</text:p>
              </table:table-cell>
            </table:table-row>
            <table:table-row>
              <table:table-cell office:value-type="string">
                <text:p>Gen-Dic 2018</text:p>
              </table:table-cell>
              <table:table-cell office:value-type="float" office:value="0.64531608595869">
                <text:p>0.64531608595869</text:p>
              </table:table-cell>
              <table:table-cell office:value-type="float" office:value="0.35468391404131">
                <text:p>0.35468391404131</text:p>
              </table:table-cell>
            </table:table-row>
            <table:table-row>
              <table:table-cell office:value-type="string">
                <text:p>Gen-Dic 2019</text:p>
              </table:table-cell>
              <table:table-cell office:value-type="float" office:value="0.600784774368361">
                <text:p>0.600784774368361</text:p>
              </table:table-cell>
              <table:table-cell office:value-type="float" office:value="0.399215225631639">
                <text:p>0.399215225631639</text:p>
              </table:table-cell>
            </table:table-row>
            <table:table-row>
              <table:table-cell office:value-type="string">
                <text:p>Gen-Dic 2020</text:p>
              </table:table-cell>
              <table:table-cell office:value-type="float" office:value="0.601639187014399">
                <text:p>0.601639187014399</text:p>
              </table:table-cell>
              <table:table-cell office:value-type="float" office:value="0.398360812985601">
                <text:p>0.398360812985601</text:p>
              </table:table-cell>
            </table:table-row>
            <table:table-row>
              <table:table-cell office:value-type="string">
                <text:p>Gen-Dic 2021</text:p>
              </table:table-cell>
              <table:table-cell office:value-type="float" office:value="0.579318164919325">
                <text:p>0.579318164919325</text:p>
              </table:table-cell>
              <table:table-cell office:value-type="float" office:value="0.420681835080675">
                <text:p>0.420681835080675</text:p>
              </table:table-cell>
            </table:table-row>
            <table:table-row>
              <table:table-cell office:value-type="string">
                <text:p>Gen-Dic 2022</text:p>
              </table:table-cell>
              <table:table-cell office:value-type="float" office:value="0.594445186176835">
                <text:p>0.594445186176835</text:p>
              </table:table-cell>
              <table:table-cell office:value-type="float" office:value="0.405554813823165">
                <text:p>0.405554813823165</text:p>
              </table:table-cell>
            </table:table-row>
            <table:table-row>
              <table:table-cell office:value-type="string">
                <text:p>Gen-Dic 2023</text:p>
              </table:table-cell>
              <table:table-cell office:value-type="float" office:value="0.6440017498649">
                <text:p>0.6440017498649</text:p>
              </table:table-cell>
              <table:table-cell office:value-type="float" office:value="0.3559982501351">
                <text:p>0.3559982501351</text:p>
              </table:table-cell>
            </table:table-row>
            <table:table-row>
              <table:table-cell office:value-type="string">
                <text:p>Gen-Dic 2024</text:p>
              </table:table-cell>
              <table:table-cell office:value-type="float" office:value="0.556621390521495">
                <text:p>0.556621390521495</text:p>
              </table:table-cell>
              <table:table-cell office:value-type="float" office:value="0.443378609478505">
                <text:p>0.443378609478505</text:p>
              </table:table-cell>
            </table:table-row>
            <table:table-row>
              <table:table-cell office:value-type="string"/>
              <table:table-cell office:value-type="float" office:value="0.510046462497034">
                <text:p>0.510046462497034</text:p>
              </table:table-cell>
              <table:table-cell office:value-type="float" office:value="0.489953537502966">
                <text:p>0.4899535375029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266cm" svg:height="9.446cm" xlink:href=".." xlink:type="simple" chart:class="chart:bar" chart:style-name="ch1">
        <chart:legend chart:legend-position="end" svg:x="10.675cm" svg:y="3.926cm" style:legend-expansion="high" chart:style-name="ch2"/>
        <chart:plot-area chart:style-name="ch3" table:cell-range-address="Foglio1.A5:Foglio1.A22 Foglio1.K28:Foglio1.M190" chart:data-source-has-labels="both" svg:x="0.305cm" svg:y="0.188cm" svg:width="9.15cm" svg:height="9.07cm">
          <chartooo:coordinate-region svg:x="1.726cm" svg:y="0.188cm" svg:width="7.071cm" svg:height="7.013cm"/>
          <chart:axis chart:dimension="x" chart:name="primary-x" chart:style-name="ch4" chartooo:axis-type="text">
            <chart:categories table:cell-range-address="Foglio1.A5:Foglio1.A22"/>
          </chart:axis>
          <chart:axis chart:dimension="x" chart:name="second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>
            <chart:title svg:x="9.761cm" svg:y="5.144cm" chart:style-name="ch8">
              <text:p>TWh</text:p>
            </chart:title>
          </chart:axis>
          <chart:series chart:attached-axis="primary-y" chart:style-name="ch9" chart:values-cell-range-address="Foglio1.L28:Foglio1.L190" loext:label-string="&quot;FER (%)&quot;" chart:class="chart:bar">
            <chart:data-point chart:repeated="19"/>
          </chart:series>
          <chart:series chart:attached-axis="primary-y" chart:style-name="ch10" chart:values-cell-range-address="Foglio1.M28:Foglio1.M190" loext:label-string="&quot;non FER (%)&quot;" chart:class="chart:bar">
            <chart:data-point chart:repeated="19"/>
          </chart:series>
          <chart:series chart:attached-axis="secondary-y" chart:style-name="ch11" chart:values-cell-range-address="Foglio1.K28:Foglio1.K190" loext:label-string="&quot;TWh totali prodotti (TWh)&quot;" chart:class="chart:bar">
            <chart:data-point chart:repeated="14"/>
            <chart:data-point chart:style-name="ch12"/>
            <chart:data-point chart:repeated="3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R (%)</text:p>
              </table:table-cell>
              <table:table-cell office:value-type="string">
                <text:p>non FER (%)</text:p>
              </table:table-cell>
              <table:table-cell office:value-type="string">
                <text:p>TWh totali prodotti (TWh)</text:p>
              </table:table-cell>
            </table:table-row>
          </table:table-header-rows>
          <table:table-rows>
            <table:table-row>
              <table:table-cell office:value-type="string">
                <text:p>Gen-Dic 2007</text:p>
                <draw:g>
                  <svg:desc>Foglio1.A5:Foglio1.A22</svg:desc>
                </draw:g>
              </table:table-cell>
              <table:table-cell office:value-type="float" office:value="0.141387577045766">
                <text:p>0.141387577045766</text:p>
                <draw:g>
                  <svg:desc>Foglio1.L28:Foglio1.L190</svg:desc>
                </draw:g>
              </table:table-cell>
              <table:table-cell office:value-type="float" office:value="0.858612422954234">
                <text:p>0.858612422954234</text:p>
                <draw:g>
                  <svg:desc>Foglio1.M28:Foglio1.M190</svg:desc>
                </draw:g>
              </table:table-cell>
              <table:table-cell office:value-type="float" office:value="305.338">
                <text:p>305.338</text:p>
                <draw:g>
                  <svg:desc>Foglio1.K28:Foglio1.K190</svg:desc>
                </draw:g>
              </table:table-cell>
            </table:table-row>
            <table:table-row>
              <table:table-cell office:value-type="string">
                <text:p>Gen-Dic 2008</text:p>
              </table:table-cell>
              <table:table-cell office:value-type="float" office:value="0.13215384313956">
                <text:p>0.13215384313956</text:p>
              </table:table-cell>
              <table:table-cell office:value-type="float" office:value="0.86784615686044">
                <text:p>0.86784615686044</text:p>
              </table:table-cell>
              <table:table-cell office:value-type="float" office:value="306.234">
                <text:p>306.234</text:p>
              </table:table-cell>
            </table:table-row>
            <table:table-row>
              <table:table-cell office:value-type="string">
                <text:p>Gen-Dic 2009</text:p>
              </table:table-cell>
              <table:table-cell office:value-type="float" office:value="0.161098127840982">
                <text:p>0.161098127840982</text:p>
              </table:table-cell>
              <table:table-cell office:value-type="float" office:value="0.838901872159018">
                <text:p>0.838901872159018</text:p>
              </table:table-cell>
              <table:table-cell office:value-type="float" office:value="311.512">
                <text:p>311.512</text:p>
              </table:table-cell>
            </table:table-row>
            <table:table-row>
              <table:table-cell office:value-type="string">
                <text:p>Gen-Dic 2010</text:p>
              </table:table-cell>
              <table:table-cell office:value-type="float" office:value="0.215111020707641">
                <text:p>0.215111020707641</text:p>
              </table:table-cell>
              <table:table-cell office:value-type="float" office:value="0.784888979292359">
                <text:p>0.784888979292359</text:p>
              </table:table-cell>
              <table:table-cell office:value-type="float" office:value="275.309">
                <text:p>275.309</text:p>
              </table:table-cell>
            </table:table-row>
            <table:table-row>
              <table:table-cell office:value-type="string">
                <text:p>Gen-Dic 2011</text:p>
              </table:table-cell>
              <table:table-cell office:value-type="float" office:value="0.228124836270281">
                <text:p>0.228124836270281</text:p>
              </table:table-cell>
              <table:table-cell office:value-type="float" office:value="0.771875163729719">
                <text:p>0.771875163729719</text:p>
              </table:table-cell>
              <table:table-cell office:value-type="float" office:value="286.295">
                <text:p>286.295</text:p>
              </table:table-cell>
            </table:table-row>
            <table:table-row>
              <table:table-cell office:value-type="string">
                <text:p>Gen-Dic 2012</text:p>
              </table:table-cell>
              <table:table-cell office:value-type="float" office:value="0.243749718767631">
                <text:p>0.243749718767631</text:p>
              </table:table-cell>
              <table:table-cell office:value-type="float" office:value="0.756250281232369">
                <text:p>0.756250281232369</text:p>
              </table:table-cell>
              <table:table-cell office:value-type="float" office:value="288.907">
                <text:p>288.907</text:p>
              </table:table-cell>
            </table:table-row>
            <table:table-row>
              <table:table-cell office:value-type="string">
                <text:p>Gen-Dic 2013</text:p>
              </table:table-cell>
              <table:table-cell office:value-type="float" office:value="0.272821332996629">
                <text:p>0.272821332996629</text:p>
              </table:table-cell>
              <table:table-cell office:value-type="float" office:value="0.72717866700337">
                <text:p>0.72717866700337</text:p>
              </table:table-cell>
              <table:table-cell office:value-type="float" office:value="285.117">
                <text:p>285.117</text:p>
              </table:table-cell>
            </table:table-row>
            <table:table-row>
              <table:table-cell office:value-type="string">
                <text:p>Gen-Dic 2014</text:p>
              </table:table-cell>
              <table:table-cell office:value-type="float" office:value="0.33630313711157">
                <text:p>0.33630313711157</text:p>
              </table:table-cell>
              <table:table-cell office:value-type="float" office:value="0.66369686288843">
                <text:p>0.66369686288843</text:p>
              </table:table-cell>
              <table:table-cell office:value-type="float" office:value="276.337">
                <text:p>276.337</text:p>
              </table:table-cell>
            </table:table-row>
            <table:table-row>
              <table:table-cell office:value-type="string">
                <text:p>Gen-Dic 2015</text:p>
              </table:table-cell>
              <table:table-cell office:value-type="float" office:value="0.373807712344323">
                <text:p>0.373807712344323</text:p>
              </table:table-cell>
              <table:table-cell office:value-type="float" office:value="0.626192287655677">
                <text:p>0.626192287655677</text:p>
              </table:table-cell>
              <table:table-cell office:value-type="float" office:value="266.819">
                <text:p>266.819</text:p>
              </table:table-cell>
            </table:table-row>
            <table:table-row>
              <table:table-cell office:value-type="string">
                <text:p>Gen-Dic 2016</text:p>
              </table:table-cell>
              <table:table-cell office:value-type="float" office:value="0.390316391824604">
                <text:p>0.390316391824604</text:p>
              </table:table-cell>
              <table:table-cell office:value-type="float" office:value="0.609683608175396">
                <text:p>0.609683608175396</text:p>
              </table:table-cell>
              <table:table-cell office:value-type="float" office:value="270.519">
                <text:p>270.519</text:p>
              </table:table-cell>
            </table:table-row>
            <table:table-row>
              <table:table-cell office:value-type="string">
                <text:p>Gen-Dic 2017</text:p>
              </table:table-cell>
              <table:table-cell office:value-type="float" office:value="0.376650668274922">
                <text:p>0.376650668274922</text:p>
              </table:table-cell>
              <table:table-cell office:value-type="float" office:value="0.623349331725078">
                <text:p>0.623349331725078</text:p>
              </table:table-cell>
              <table:table-cell office:value-type="float" office:value="277.2362">
                <text:p>277.2362</text:p>
              </table:table-cell>
            </table:table-row>
            <table:table-row>
              <table:table-cell office:value-type="string">
                <text:p>Gen-Dic 2018</text:p>
              </table:table-cell>
              <table:table-cell office:value-type="float" office:value="0.35468391404131">
                <text:p>0.35468391404131</text:p>
              </table:table-cell>
              <table:table-cell office:value-type="float" office:value="0.64531608595869">
                <text:p>0.64531608595869</text:p>
              </table:table-cell>
              <table:table-cell office:value-type="float" office:value="282.787">
                <text:p>282.787</text:p>
              </table:table-cell>
            </table:table-row>
            <table:table-row>
              <table:table-cell office:value-type="string">
                <text:p>Gen-Dic 2019</text:p>
              </table:table-cell>
              <table:table-cell office:value-type="float" office:value="0.399215225631639">
                <text:p>0.399215225631639</text:p>
              </table:table-cell>
              <table:table-cell office:value-type="float" office:value="0.600784774368361">
                <text:p>0.600784774368361</text:p>
              </table:table-cell>
              <table:table-cell office:value-type="float" office:value="277.532">
                <text:p>277.532</text:p>
              </table:table-cell>
            </table:table-row>
            <table:table-row>
              <table:table-cell office:value-type="string">
                <text:p>Gen-Dic 2020</text:p>
              </table:table-cell>
              <table:table-cell office:value-type="float" office:value="0.398360812985601">
                <text:p>0.398360812985601</text:p>
              </table:table-cell>
              <table:table-cell office:value-type="float" office:value="0.601639187014399">
                <text:p>0.601639187014399</text:p>
              </table:table-cell>
              <table:table-cell office:value-type="float" office:value="281.481">
                <text:p>281.481</text:p>
              </table:table-cell>
            </table:table-row>
            <table:table-row>
              <table:table-cell office:value-type="string">
                <text:p>Gen-Dic 2021</text:p>
              </table:table-cell>
              <table:table-cell office:value-type="float" office:value="0.420681835080675">
                <text:p>0.420681835080675</text:p>
              </table:table-cell>
              <table:table-cell office:value-type="float" office:value="0.579318164919325">
                <text:p>0.579318164919325</text:p>
              </table:table-cell>
              <table:table-cell office:value-type="float" office:value="268.98">
                <text:p>268.98</text:p>
              </table:table-cell>
            </table:table-row>
            <table:table-row>
              <table:table-cell office:value-type="string">
                <text:p>Gen-Dic 2022</text:p>
              </table:table-cell>
              <table:table-cell office:value-type="float" office:value="0.405554813823165">
                <text:p>0.405554813823165</text:p>
              </table:table-cell>
              <table:table-cell office:value-type="float" office:value="0.594445186176835">
                <text:p>0.594445186176835</text:p>
              </table:table-cell>
              <table:table-cell office:value-type="float" office:value="277.129">
                <text:p>277.129</text:p>
              </table:table-cell>
            </table:table-row>
            <table:table-row>
              <table:table-cell office:value-type="string">
                <text:p>Gen-Dic 2023</text:p>
              </table:table-cell>
              <table:table-cell office:value-type="float" office:value="0.3559982501351">
                <text:p>0.3559982501351</text:p>
              </table:table-cell>
              <table:table-cell office:value-type="float" office:value="0.6440017498649">
                <text:p>0.6440017498649</text:p>
              </table:table-cell>
              <table:table-cell office:value-type="float" office:value="272.021">
                <text:p>272.021</text:p>
              </table:table-cell>
            </table:table-row>
            <table:table-row>
              <table:table-cell office:value-type="string">
                <text:p>Gen-Dic 2024</text:p>
              </table:table-cell>
              <table:table-cell office:value-type="float" office:value="0.443378609478505">
                <text:p>0.443378609478505</text:p>
              </table:table-cell>
              <table:table-cell office:value-type="float" office:value="0.556621390521495">
                <text:p>0.556621390521495</text:p>
              </table:table-cell>
              <table:table-cell office:value-type="float" office:value="254.365">
                <text:p>254.365</text:p>
              </table:table-cell>
            </table:table-row>
            <table:table-row>
              <table:table-cell office:value-type="string"/>
              <table:table-cell office:value-type="float" office:value="0.489953537502966">
                <text:p>0.489953537502966</text:p>
              </table:table-cell>
              <table:table-cell office:value-type="float" office:value="0.510046462497034">
                <text:p>0.510046462497034</text:p>
              </table:table-cell>
              <table:table-cell office:value-type="float" office:value="261.286">
                <text:p>261.2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000000" draw:fill-color="#000000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7.384cm" svg:height="16.933cm" xlink:href=".." xlink:type="simple" chart:class="chart:bar" chart:style-name="ch1">
        <chart:legend chart:legend-position="end" svg:x="21.727cm" svg:y="7.42cm" style:legend-expansion="high" chart:style-name="ch2"/>
        <chart:plot-area chart:style-name="ch3" table:cell-range-address="Foglio1.A28:Foglio1.A190 Foglio1.J28:Foglio1.M190" chart:data-source-has-labels="both" svg:x="1.607cm" svg:y="0.338cm" svg:width="18.416cm" svg:height="16.257cm">
          <chartooo:coordinate-region svg:x="2.783cm" svg:y="0.338cm" svg:width="16.582cm" svg:height="14.199cm"/>
          <chart:axis chart:dimension="x" chart:name="primary-x" chart:style-name="ch4" chartooo:axis-type="text">
            <chart:categories table:cell-range-address="Foglio1.A28:Foglio1.A190"/>
          </chart:axis>
          <chart:axis chart:dimension="x" chart:name="secondary-x" chart:style-name="ch5"/>
          <chart:axis chart:dimension="y" chart:name="primary-y" chart:style-name="ch6">
            <chart:title svg:x="0.451cm" svg:y="10.872cm" chart:style-name="ch7">
              <text:p>Percentuale sul totale prodotto</text:p>
            </chart:title>
            <chart:grid chart:style-name="ch8" chart:class="major"/>
          </chart:axis>
          <chart:axis chart:dimension="y" chart:name="secondary-y" chart:style-name="ch9">
            <chart:title svg:x="20.571cm" svg:y="8.887cm" chart:style-name="ch7">
              <text:p>TWh</text:p>
            </chart:title>
          </chart:axis>
          <chart:series chart:attached-axis="primary-y" chart:style-name="ch10" chart:values-cell-range-address="Foglio1.L28:Foglio1.L190" loext:label-string="&quot;FER (%)&quot;" chart:class="chart:bar">
            <chart:data-point/>
            <chart:data-point chart:style-name="ch11"/>
            <chart:data-point chart:repeated="17"/>
          </chart:series>
          <chart:series chart:attached-axis="primary-y" chart:style-name="ch12" chart:values-cell-range-address="Foglio1.M28:Foglio1.M190" loext:label-string="&quot;non FER (%)&quot;" chart:class="chart:bar">
            <chart:data-point chart:style-name="ch11" chart:repeated="2"/>
            <chart:data-point chart:repeated="17"/>
          </chart:series>
          <chart:series chart:attached-axis="secondary-y" chart:style-name="ch13" chart:values-cell-range-address="Foglio1.K28:Foglio1.K190" loext:label-string="&quot;Produzione nazionale (TWh)&quot;" chart:class="chart:line">
            <chart:data-point chart:repeated="19"/>
          </chart:series>
          <chart:series chart:attached-axis="secondary-y" chart:style-name="ch14" chart:values-cell-range-address="Foglio1.J28:Foglio1.J190" loext:label-string="&quot;Importazioni (TWh)&quot;" chart:class="chart:line">
            <chart:data-point chart:repeated="1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R (%)</text:p>
              </table:table-cell>
              <table:table-cell office:value-type="string">
                <text:p>non FER (%)</text:p>
              </table:table-cell>
              <table:table-cell office:value-type="string">
                <text:p>Produzione nazionale (TWh)</text:p>
              </table:table-cell>
              <table:table-cell office:value-type="string">
                <text:p>Importazioni (TWh)</text:p>
              </table:table-cell>
            </table:table-row>
          </table:table-header-rows>
          <table:table-rows>
            <table:table-row>
              <table:table-cell office:value-type="string">
                <text:p>Gen-Dic 2006</text:p>
                <draw:g>
                  <svg:desc>Foglio1.A28:Foglio1.A190</svg:desc>
                </draw:g>
              </table:table-cell>
              <table:table-cell office:value-type="float" office:value="0.141387577045766">
                <text:p>0.141387577045766</text:p>
                <draw:g>
                  <svg:desc>Foglio1.L28:Foglio1.L190</svg:desc>
                </draw:g>
              </table:table-cell>
              <table:table-cell office:value-type="float" office:value="0.858612422954234">
                <text:p>0.858612422954234</text:p>
                <draw:g>
                  <svg:desc>Foglio1.M28:Foglio1.M190</svg:desc>
                </draw:g>
              </table:table-cell>
              <table:table-cell office:value-type="float" office:value="305.338">
                <text:p>305.338</text:p>
                <draw:g>
                  <svg:desc>Foglio1.K28:Foglio1.K190</svg:desc>
                </draw:g>
              </table:table-cell>
              <table:table-cell office:value-type="float" office:value="32.121">
                <text:p>32.121</text:p>
                <draw:g>
                  <svg:desc>Foglio1.J28:Foglio1.J190</svg:desc>
                </draw:g>
              </table:table-cell>
            </table:table-row>
            <table:table-row>
              <table:table-cell office:value-type="string">
                <text:p>Gen-Dic 2007</text:p>
              </table:table-cell>
              <table:table-cell office:value-type="float" office:value="0.13215384313956">
                <text:p>0.13215384313956</text:p>
              </table:table-cell>
              <table:table-cell office:value-type="float" office:value="0.86784615686044">
                <text:p>0.86784615686044</text:p>
              </table:table-cell>
              <table:table-cell office:value-type="float" office:value="306.234">
                <text:p>306.234</text:p>
              </table:table-cell>
              <table:table-cell office:value-type="float" office:value="33.694">
                <text:p>33.694</text:p>
              </table:table-cell>
            </table:table-row>
            <table:table-row>
              <table:table-cell office:value-type="string">
                <text:p>Gen-Dic 2008</text:p>
              </table:table-cell>
              <table:table-cell office:value-type="float" office:value="0.161098127840982">
                <text:p>0.161098127840982</text:p>
              </table:table-cell>
              <table:table-cell office:value-type="float" office:value="0.838901872159018">
                <text:p>0.838901872159018</text:p>
              </table:table-cell>
              <table:table-cell office:value-type="float" office:value="311.512">
                <text:p>311.512</text:p>
              </table:table-cell>
              <table:table-cell office:value-type="float" office:value="27.969">
                <text:p>27.969</text:p>
              </table:table-cell>
            </table:table-row>
            <table:table-row>
              <table:table-cell office:value-type="string">
                <text:p>Gen-Dic 2009</text:p>
              </table:table-cell>
              <table:table-cell office:value-type="float" office:value="0.215111020707641">
                <text:p>0.215111020707641</text:p>
              </table:table-cell>
              <table:table-cell office:value-type="float" office:value="0.784888979292359">
                <text:p>0.784888979292359</text:p>
              </table:table-cell>
              <table:table-cell office:value-type="float" office:value="275.309">
                <text:p>275.309</text:p>
              </table:table-cell>
              <table:table-cell office:value-type="float" office:value="44.9589999999999">
                <text:p>44.9589999999999</text:p>
              </table:table-cell>
            </table:table-row>
            <table:table-row>
              <table:table-cell office:value-type="string">
                <text:p>Gen-Dic 2010</text:p>
              </table:table-cell>
              <table:table-cell office:value-type="float" office:value="0.228124836270281">
                <text:p>0.228124836270281</text:p>
              </table:table-cell>
              <table:table-cell office:value-type="float" office:value="0.771875163729719">
                <text:p>0.771875163729719</text:p>
              </table:table-cell>
              <table:table-cell office:value-type="float" office:value="286.295">
                <text:p>286.295</text:p>
              </table:table-cell>
              <table:table-cell office:value-type="float" office:value="44.16">
                <text:p>44.16</text:p>
              </table:table-cell>
            </table:table-row>
            <table:table-row>
              <table:table-cell office:value-type="string">
                <text:p>Gen-Dic 2011</text:p>
              </table:table-cell>
              <table:table-cell office:value-type="float" office:value="0.243749718767631">
                <text:p>0.243749718767631</text:p>
              </table:table-cell>
              <table:table-cell office:value-type="float" office:value="0.756250281232369">
                <text:p>0.756250281232369</text:p>
              </table:table-cell>
              <table:table-cell office:value-type="float" office:value="288.907">
                <text:p>288.907</text:p>
              </table:table-cell>
              <table:table-cell office:value-type="float" office:value="45.733">
                <text:p>45.733</text:p>
              </table:table-cell>
            </table:table-row>
            <table:table-row>
              <table:table-cell office:value-type="string">
                <text:p>Gen-Dic 2012</text:p>
              </table:table-cell>
              <table:table-cell office:value-type="float" office:value="0.272821332996629">
                <text:p>0.272821332996629</text:p>
              </table:table-cell>
              <table:table-cell office:value-type="float" office:value="0.72717866700337">
                <text:p>0.72717866700337</text:p>
              </table:table-cell>
              <table:table-cell office:value-type="float" office:value="285.117">
                <text:p>285.117</text:p>
              </table:table-cell>
              <table:table-cell office:value-type="float" office:value="43.103">
                <text:p>43.103</text:p>
              </table:table-cell>
            </table:table-row>
            <table:table-row>
              <table:table-cell office:value-type="string">
                <text:p>Gen-Dic 2013</text:p>
              </table:table-cell>
              <table:table-cell office:value-type="float" office:value="0.33630313711157">
                <text:p>0.33630313711157</text:p>
              </table:table-cell>
              <table:table-cell office:value-type="float" office:value="0.66369686288843">
                <text:p>0.66369686288843</text:p>
              </table:table-cell>
              <table:table-cell office:value-type="float" office:value="276.337">
                <text:p>276.337</text:p>
              </table:table-cell>
              <table:table-cell office:value-type="float" office:value="42.138">
                <text:p>42.138</text:p>
              </table:table-cell>
            </table:table-row>
            <table:table-row>
              <table:table-cell office:value-type="string">
                <text:p>Gen-Dic 2014</text:p>
              </table:table-cell>
              <table:table-cell office:value-type="float" office:value="0.373807712344323">
                <text:p>0.373807712344323</text:p>
              </table:table-cell>
              <table:table-cell office:value-type="float" office:value="0.626192287655677">
                <text:p>0.626192287655677</text:p>
              </table:table-cell>
              <table:table-cell office:value-type="float" office:value="266.819">
                <text:p>266.819</text:p>
              </table:table-cell>
              <table:table-cell office:value-type="float" office:value="43.716">
                <text:p>43.716</text:p>
              </table:table-cell>
            </table:table-row>
            <table:table-row>
              <table:table-cell office:value-type="string">
                <text:p>Gen-Dic 2015</text:p>
              </table:table-cell>
              <table:table-cell office:value-type="float" office:value="0.390316391824604">
                <text:p>0.390316391824604</text:p>
              </table:table-cell>
              <table:table-cell office:value-type="float" office:value="0.609683608175396">
                <text:p>0.609683608175396</text:p>
              </table:table-cell>
              <table:table-cell office:value-type="float" office:value="270.519">
                <text:p>270.519</text:p>
              </table:table-cell>
              <table:table-cell office:value-type="float" office:value="46.378">
                <text:p>46.378</text:p>
              </table:table-cell>
            </table:table-row>
            <table:table-row>
              <table:table-cell office:value-type="string">
                <text:p>Gen-Dic 2016</text:p>
              </table:table-cell>
              <table:table-cell office:value-type="float" office:value="0.376650668274922">
                <text:p>0.376650668274922</text:p>
              </table:table-cell>
              <table:table-cell office:value-type="float" office:value="0.623349331725078">
                <text:p>0.623349331725078</text:p>
              </table:table-cell>
              <table:table-cell office:value-type="float" office:value="277.2362">
                <text:p>277.2362</text:p>
              </table:table-cell>
              <table:table-cell office:value-type="float" office:value="37.026">
                <text:p>37.026</text:p>
              </table:table-cell>
            </table:table-row>
            <table:table-row>
              <table:table-cell office:value-type="string">
                <text:p>Gen-Dic 2017</text:p>
              </table:table-cell>
              <table:table-cell office:value-type="float" office:value="0.35468391404131">
                <text:p>0.35468391404131</text:p>
              </table:table-cell>
              <table:table-cell office:value-type="float" office:value="0.64531608595869">
                <text:p>0.64531608595869</text:p>
              </table:table-cell>
              <table:table-cell office:value-type="float" office:value="282.787">
                <text:p>282.787</text:p>
              </table:table-cell>
              <table:table-cell office:value-type="float" office:value="37.761">
                <text:p>37.761</text:p>
              </table:table-cell>
            </table:table-row>
            <table:table-row>
              <table:table-cell office:value-type="string">
                <text:p>Gen-Dic 2018</text:p>
              </table:table-cell>
              <table:table-cell office:value-type="float" office:value="0.399215225631639">
                <text:p>0.399215225631639</text:p>
              </table:table-cell>
              <table:table-cell office:value-type="float" office:value="0.600784774368361">
                <text:p>0.600784774368361</text:p>
              </table:table-cell>
              <table:table-cell office:value-type="float" office:value="277.532">
                <text:p>277.532</text:p>
              </table:table-cell>
              <table:table-cell office:value-type="float" office:value="43.899">
                <text:p>43.899</text:p>
              </table:table-cell>
            </table:table-row>
            <table:table-row>
              <table:table-cell office:value-type="string">
                <text:p>Gen-Dic 2019</text:p>
              </table:table-cell>
              <table:table-cell office:value-type="float" office:value="0.398360812985601">
                <text:p>0.398360812985601</text:p>
              </table:table-cell>
              <table:table-cell office:value-type="float" office:value="0.601639187014399">
                <text:p>0.601639187014399</text:p>
              </table:table-cell>
              <table:table-cell office:value-type="float" office:value="281.481">
                <text:p>281.481</text:p>
              </table:table-cell>
              <table:table-cell office:value-type="float" office:value="38.141">
                <text:p>38.141</text:p>
              </table:table-cell>
            </table:table-row>
            <table:table-row>
              <table:table-cell office:value-type="string">
                <text:p>Gen-Dic 2020</text:p>
              </table:table-cell>
              <table:table-cell office:value-type="float" office:value="0.420681835080675">
                <text:p>0.420681835080675</text:p>
              </table:table-cell>
              <table:table-cell office:value-type="float" office:value="0.579318164919325">
                <text:p>0.579318164919325</text:p>
              </table:table-cell>
              <table:table-cell office:value-type="float" office:value="268.98">
                <text:p>268.98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Gen-Dic 2021</text:p>
              </table:table-cell>
              <table:table-cell office:value-type="float" office:value="0.405554813823165">
                <text:p>0.405554813823165</text:p>
              </table:table-cell>
              <table:table-cell office:value-type="float" office:value="0.594445186176835">
                <text:p>0.594445186176835</text:p>
              </table:table-cell>
              <table:table-cell office:value-type="float" office:value="277.129">
                <text:p>277.129</text:p>
              </table:table-cell>
              <table:table-cell office:value-type="float" office:value="42.79">
                <text:p>42.79</text:p>
              </table:table-cell>
            </table:table-row>
            <table:table-row>
              <table:table-cell office:value-type="string">
                <text:p>Gen-Dic 2022</text:p>
              </table:table-cell>
              <table:table-cell office:value-type="float" office:value="0.3559982501351">
                <text:p>0.3559982501351</text:p>
              </table:table-cell>
              <table:table-cell office:value-type="float" office:value="0.6440017498649">
                <text:p>0.6440017498649</text:p>
              </table:table-cell>
              <table:table-cell office:value-type="float" office:value="272.021">
                <text:p>272.021</text:p>
              </table:table-cell>
              <table:table-cell office:value-type="float" office:value="42.987">
                <text:p>42.987</text:p>
              </table:table-cell>
            </table:table-row>
            <table:table-row>
              <table:table-cell office:value-type="string">
                <text:p>Gen-Dic 2023</text:p>
              </table:table-cell>
              <table:table-cell office:value-type="float" office:value="0.443378609478505">
                <text:p>0.443378609478505</text:p>
              </table:table-cell>
              <table:table-cell office:value-type="float" office:value="0.556621390521495">
                <text:p>0.556621390521495</text:p>
              </table:table-cell>
              <table:table-cell office:value-type="float" office:value="254.365">
                <text:p>254.365</text:p>
              </table:table-cell>
              <table:table-cell office:value-type="float" office:value="51.251">
                <text:p>51.251</text:p>
              </table:table-cell>
            </table:table-row>
            <table:table-row>
              <table:table-cell office:value-type="string">
                <text:p>Gen-Dic 2024</text:p>
              </table:table-cell>
              <table:table-cell office:value-type="float" office:value="0.489953537502966">
                <text:p>0.489953537502966</text:p>
              </table:table-cell>
              <table:table-cell office:value-type="float" office:value="0.510046462497034">
                <text:p>0.510046462497034</text:p>
              </table:table-cell>
              <table:table-cell office:value-type="float" office:value="261.286">
                <text:p>261.286</text:p>
              </table:table-cell>
              <table:table-cell office:value-type="float" office:value="50.999">
                <text:p>50.9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3cm" svg:stroke-color="#ff0000" draw:fill-color="#ff00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3cm" svg:stroke-color="#9900ff" draw:fill-color="#9900ff"/>
      <style:text-properties fo:font-size="10pt" style:font-size-asian="10pt" style:font-size-complex="10pt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29.924cm" svg:height="18.468cm" xlink:href=".." xlink:type="simple" chart:class="chart:bar" chart:style-name="ch1">
        <chart:legend chart:legend-position="end" svg:x="24.267cm" svg:y="7.69cm" style:legend-expansion="high" chart:style-name="ch2"/>
        <chart:plot-area chart:style-name="ch3" table:cell-range-address="Foglio1.A28:Foglio1.C190 Foglio1.J28:Foglio1.M190" chart:data-source-has-labels="both" svg:x="1.658cm" svg:y="0.369cm" svg:width="20.803cm" svg:height="17.73cm">
          <chartooo:coordinate-region svg:x="2.521cm" svg:y="0.369cm" svg:width="19.032cm" svg:height="15.672cm"/>
          <chart:axis chart:dimension="x" chart:name="primary-x" chart:style-name="ch4" chartooo:axis-type="text">
            <chart:categories table:cell-range-address="Foglio1.A28:Foglio1.A190"/>
          </chart:axis>
          <chart:axis chart:dimension="x" chart:name="secondary-x" chart:style-name="ch5"/>
          <chart:axis chart:dimension="y" chart:name="primary-y" chart:style-name="ch6">
            <chart:title svg:x="0.451cm" svg:y="11.64cm" chart:style-name="ch7">
              <text:p>Percentuale sul totale prodotto</text:p>
            </chart:title>
            <chart:grid chart:style-name="ch8" chart:class="major"/>
          </chart:axis>
          <chart:axis chart:dimension="y" chart:name="secondary-y" chart:style-name="ch9">
            <chart:title svg:x="23.06cm" svg:y="9.655cm" chart:style-name="ch7">
              <text:p>TWh</text:p>
            </chart:title>
          </chart:axis>
          <chart:series chart:attached-axis="primary-y" chart:style-name="ch10" chart:values-cell-range-address="Foglio1.L28:Foglio1.L190" loext:label-string="&quot;FER (%)&quot;" chart:class="chart:bar">
            <chart:data-point/>
            <chart:data-point chart:style-name="ch11"/>
            <chart:data-point chart:repeated="17"/>
          </chart:series>
          <chart:series chart:attached-axis="primary-y" chart:style-name="ch12" chart:values-cell-range-address="Foglio1.M28:Foglio1.M190" loext:label-string="&quot;non FER (%)&quot;" chart:class="chart:bar">
            <chart:data-point chart:style-name="ch11" chart:repeated="2"/>
            <chart:data-point chart:repeated="17"/>
          </chart:series>
          <chart:series chart:attached-axis="secondary-y" chart:style-name="ch13" chart:values-cell-range-address="Foglio1.K28:Foglio1.K190" loext:label-string="&quot;Produzione nazionale (TWh)&quot;" chart:class="chart:line">
            <chart:data-point chart:repeated="19"/>
          </chart:series>
          <chart:series chart:attached-axis="secondary-y" chart:style-name="ch14" chart:values-cell-range-address="Foglio1.J28:Foglio1.J190" loext:label-string="&quot;Importazioni (TWh)&quot;" chart:class="chart:line">
            <chart:data-point chart:repeated="19"/>
          </chart:series>
          <chart:series chart:attached-axis="secondary-y" chart:style-name="ch15" chart:values-cell-range-address="Foglio1.B28:Foglio1.B190" loext:label-string="&quot;non FER (TWh)&quot;" chart:class="chart:line">
            <chart:data-point chart:repeated="19"/>
          </chart:series>
          <chart:series chart:attached-axis="secondary-y" chart:style-name="ch16" chart:values-cell-range-address="Foglio1.C28:Foglio1.C190" loext:label-string="&quot;FER (TWh)&quot;" chart:class="chart:line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R (%)</text:p>
              </table:table-cell>
              <table:table-cell office:value-type="string">
                <text:p>non FER (%)</text:p>
              </table:table-cell>
              <table:table-cell office:value-type="string">
                <text:p>Produzione nazionale (TWh)</text:p>
              </table:table-cell>
              <table:table-cell office:value-type="string">
                <text:p>Importazioni (TWh)</text:p>
              </table:table-cell>
              <table:table-cell office:value-type="string">
                <text:p>non FER (TWh)</text:p>
              </table:table-cell>
              <table:table-cell office:value-type="string">
                <text:p>FER (TWh)</text:p>
              </table:table-cell>
            </table:table-row>
          </table:table-header-rows>
          <table:table-rows>
            <table:table-row>
              <table:table-cell office:value-type="string">
                <text:p>Gen-Dic 2006</text:p>
                <draw:g>
                  <svg:desc>Foglio1.A28:Foglio1.A190</svg:desc>
                </draw:g>
              </table:table-cell>
              <table:table-cell office:value-type="float" office:value="0.141387577045766">
                <text:p>0.141387577045766</text:p>
                <draw:g>
                  <svg:desc>Foglio1.L28:Foglio1.L190</svg:desc>
                </draw:g>
              </table:table-cell>
              <table:table-cell office:value-type="float" office:value="0.858612422954234">
                <text:p>0.858612422954234</text:p>
                <draw:g>
                  <svg:desc>Foglio1.M28:Foglio1.M190</svg:desc>
                </draw:g>
              </table:table-cell>
              <table:table-cell office:value-type="float" office:value="305.338">
                <text:p>305.338</text:p>
                <draw:g>
                  <svg:desc>Foglio1.K28:Foglio1.K190</svg:desc>
                </draw:g>
              </table:table-cell>
              <table:table-cell office:value-type="float" office:value="32.121">
                <text:p>32.121</text:p>
                <draw:g>
                  <svg:desc>Foglio1.J28:Foglio1.J190</svg:desc>
                </draw:g>
              </table:table-cell>
              <table:table-cell office:value-type="float" office:value="262.167">
                <text:p>262.167</text:p>
                <draw:g>
                  <svg:desc>Foglio1.B28:Foglio1.B190</svg:desc>
                </draw:g>
              </table:table-cell>
              <table:table-cell office:value-type="float" office:value="43.171">
                <text:p>43.171</text:p>
                <draw:g>
                  <svg:desc>Foglio1.C28:Foglio1.C190</svg:desc>
                </draw:g>
              </table:table-cell>
            </table:table-row>
            <table:table-row>
              <table:table-cell office:value-type="string">
                <text:p>Gen-Dic 2007</text:p>
              </table:table-cell>
              <table:table-cell office:value-type="float" office:value="0.13215384313956">
                <text:p>0.13215384313956</text:p>
              </table:table-cell>
              <table:table-cell office:value-type="float" office:value="0.86784615686044">
                <text:p>0.86784615686044</text:p>
              </table:table-cell>
              <table:table-cell office:value-type="float" office:value="306.234">
                <text:p>306.234</text:p>
              </table:table-cell>
              <table:table-cell office:value-type="float" office:value="33.694">
                <text:p>33.694</text:p>
              </table:table-cell>
              <table:table-cell office:value-type="float" office:value="265.764">
                <text:p>265.764</text:p>
              </table:table-cell>
              <table:table-cell office:value-type="float" office:value="40.47">
                <text:p>40.47</text:p>
              </table:table-cell>
            </table:table-row>
            <table:table-row>
              <table:table-cell office:value-type="string">
                <text:p>Gen-Dic 2008</text:p>
              </table:table-cell>
              <table:table-cell office:value-type="float" office:value="0.161098127840982">
                <text:p>0.161098127840982</text:p>
              </table:table-cell>
              <table:table-cell office:value-type="float" office:value="0.838901872159018">
                <text:p>0.838901872159018</text:p>
              </table:table-cell>
              <table:table-cell office:value-type="float" office:value="311.512">
                <text:p>311.512</text:p>
              </table:table-cell>
              <table:table-cell office:value-type="float" office:value="27.969">
                <text:p>27.969</text:p>
              </table:table-cell>
              <table:table-cell office:value-type="float" office:value="261.328">
                <text:p>261.328</text:p>
              </table:table-cell>
              <table:table-cell office:value-type="float" office:value="50.184">
                <text:p>50.184</text:p>
              </table:table-cell>
            </table:table-row>
            <table:table-row>
              <table:table-cell office:value-type="string">
                <text:p>Gen-Dic 2009</text:p>
              </table:table-cell>
              <table:table-cell office:value-type="float" office:value="0.215111020707641">
                <text:p>0.215111020707641</text:p>
              </table:table-cell>
              <table:table-cell office:value-type="float" office:value="0.784888979292359">
                <text:p>0.784888979292359</text:p>
              </table:table-cell>
              <table:table-cell office:value-type="float" office:value="275.309">
                <text:p>275.309</text:p>
              </table:table-cell>
              <table:table-cell office:value-type="float" office:value="44.9589999999999">
                <text:p>44.9589999999999</text:p>
              </table:table-cell>
              <table:table-cell office:value-type="float" office:value="216.087">
                <text:p>216.087</text:p>
              </table:table-cell>
              <table:table-cell office:value-type="float" office:value="59.222">
                <text:p>59.222</text:p>
              </table:table-cell>
            </table:table-row>
            <table:table-row>
              <table:table-cell office:value-type="string">
                <text:p>Gen-Dic 2010</text:p>
              </table:table-cell>
              <table:table-cell office:value-type="float" office:value="0.228124836270281">
                <text:p>0.228124836270281</text:p>
              </table:table-cell>
              <table:table-cell office:value-type="float" office:value="0.771875163729719">
                <text:p>0.771875163729719</text:p>
              </table:table-cell>
              <table:table-cell office:value-type="float" office:value="286.295">
                <text:p>286.295</text:p>
              </table:table-cell>
              <table:table-cell office:value-type="float" office:value="44.16">
                <text:p>44.16</text:p>
              </table:table-cell>
              <table:table-cell office:value-type="float" office:value="220.984">
                <text:p>220.984</text:p>
              </table:table-cell>
              <table:table-cell office:value-type="float" office:value="65.311">
                <text:p>65.311</text:p>
              </table:table-cell>
            </table:table-row>
            <table:table-row>
              <table:table-cell office:value-type="string">
                <text:p>Gen-Dic 2011</text:p>
              </table:table-cell>
              <table:table-cell office:value-type="float" office:value="0.243749718767631">
                <text:p>0.243749718767631</text:p>
              </table:table-cell>
              <table:table-cell office:value-type="float" office:value="0.756250281232369">
                <text:p>0.756250281232369</text:p>
              </table:table-cell>
              <table:table-cell office:value-type="float" office:value="288.907">
                <text:p>288.907</text:p>
              </table:table-cell>
              <table:table-cell office:value-type="float" office:value="45.733">
                <text:p>45.733</text:p>
              </table:table-cell>
              <table:table-cell office:value-type="float" office:value="218.486">
                <text:p>218.486</text:p>
              </table:table-cell>
              <table:table-cell office:value-type="float" office:value="70.421">
                <text:p>70.421</text:p>
              </table:table-cell>
            </table:table-row>
            <table:table-row>
              <table:table-cell office:value-type="string">
                <text:p>Gen-Dic 2012</text:p>
              </table:table-cell>
              <table:table-cell office:value-type="float" office:value="0.272821332996629">
                <text:p>0.272821332996629</text:p>
              </table:table-cell>
              <table:table-cell office:value-type="float" office:value="0.72717866700337">
                <text:p>0.72717866700337</text:p>
              </table:table-cell>
              <table:table-cell office:value-type="float" office:value="285.117">
                <text:p>285.117</text:p>
              </table:table-cell>
              <table:table-cell office:value-type="float" office:value="43.103">
                <text:p>43.103</text:p>
              </table:table-cell>
              <table:table-cell office:value-type="float" office:value="207.331">
                <text:p>207.331</text:p>
              </table:table-cell>
              <table:table-cell office:value-type="float" office:value="77.786">
                <text:p>77.786</text:p>
              </table:table-cell>
            </table:table-row>
            <table:table-row>
              <table:table-cell office:value-type="string">
                <text:p>Gen-Dic 2013</text:p>
              </table:table-cell>
              <table:table-cell office:value-type="float" office:value="0.33630313711157">
                <text:p>0.33630313711157</text:p>
              </table:table-cell>
              <table:table-cell office:value-type="float" office:value="0.66369686288843">
                <text:p>0.66369686288843</text:p>
              </table:table-cell>
              <table:table-cell office:value-type="float" office:value="276.337">
                <text:p>276.337</text:p>
              </table:table-cell>
              <table:table-cell office:value-type="float" office:value="42.138">
                <text:p>42.138</text:p>
              </table:table-cell>
              <table:table-cell office:value-type="float" office:value="183.404">
                <text:p>183.404</text:p>
              </table:table-cell>
              <table:table-cell office:value-type="float" office:value="92.933">
                <text:p>92.933</text:p>
              </table:table-cell>
            </table:table-row>
            <table:table-row>
              <table:table-cell office:value-type="string">
                <text:p>Gen-Dic 2014</text:p>
              </table:table-cell>
              <table:table-cell office:value-type="float" office:value="0.373807712344323">
                <text:p>0.373807712344323</text:p>
              </table:table-cell>
              <table:table-cell office:value-type="float" office:value="0.626192287655677">
                <text:p>0.626192287655677</text:p>
              </table:table-cell>
              <table:table-cell office:value-type="float" office:value="266.819">
                <text:p>266.819</text:p>
              </table:table-cell>
              <table:table-cell office:value-type="float" office:value="43.716">
                <text:p>43.716</text:p>
              </table:table-cell>
              <table:table-cell office:value-type="float" office:value="167.08">
                <text:p>167.08</text:p>
              </table:table-cell>
              <table:table-cell office:value-type="float" office:value="99.739">
                <text:p>99.739</text:p>
              </table:table-cell>
            </table:table-row>
            <table:table-row>
              <table:table-cell office:value-type="string">
                <text:p>Gen-Dic 2015</text:p>
              </table:table-cell>
              <table:table-cell office:value-type="float" office:value="0.390316391824604">
                <text:p>0.390316391824604</text:p>
              </table:table-cell>
              <table:table-cell office:value-type="float" office:value="0.609683608175396">
                <text:p>0.609683608175396</text:p>
              </table:table-cell>
              <table:table-cell office:value-type="float" office:value="270.519">
                <text:p>270.519</text:p>
              </table:table-cell>
              <table:table-cell office:value-type="float" office:value="46.378">
                <text:p>46.378</text:p>
              </table:table-cell>
              <table:table-cell office:value-type="float" office:value="164.931">
                <text:p>164.931</text:p>
              </table:table-cell>
              <table:table-cell office:value-type="float" office:value="105.588">
                <text:p>105.588</text:p>
              </table:table-cell>
            </table:table-row>
            <table:table-row>
              <table:table-cell office:value-type="string">
                <text:p>Gen-Dic 2016</text:p>
              </table:table-cell>
              <table:table-cell office:value-type="float" office:value="0.376650668274922">
                <text:p>0.376650668274922</text:p>
              </table:table-cell>
              <table:table-cell office:value-type="float" office:value="0.623349331725078">
                <text:p>0.623349331725078</text:p>
              </table:table-cell>
              <table:table-cell office:value-type="float" office:value="277.2362">
                <text:p>277.2362</text:p>
              </table:table-cell>
              <table:table-cell office:value-type="float" office:value="37.026">
                <text:p>37.026</text:p>
              </table:table-cell>
              <table:table-cell office:value-type="float" office:value="172.815">
                <text:p>172.815</text:p>
              </table:table-cell>
              <table:table-cell office:value-type="float" office:value="104.4212">
                <text:p>104.4212</text:p>
              </table:table-cell>
            </table:table-row>
            <table:table-row>
              <table:table-cell office:value-type="string">
                <text:p>Gen-Dic 2017</text:p>
              </table:table-cell>
              <table:table-cell office:value-type="float" office:value="0.35468391404131">
                <text:p>0.35468391404131</text:p>
              </table:table-cell>
              <table:table-cell office:value-type="float" office:value="0.64531608595869">
                <text:p>0.64531608595869</text:p>
              </table:table-cell>
              <table:table-cell office:value-type="float" office:value="282.787">
                <text:p>282.787</text:p>
              </table:table-cell>
              <table:table-cell office:value-type="float" office:value="37.761">
                <text:p>37.761</text:p>
              </table:table-cell>
              <table:table-cell office:value-type="float" office:value="182.487">
                <text:p>182.487</text:p>
              </table:table-cell>
              <table:table-cell office:value-type="float" office:value="100.3">
                <text:p>100.3</text:p>
              </table:table-cell>
            </table:table-row>
            <table:table-row>
              <table:table-cell office:value-type="string">
                <text:p>Gen-Dic 2018</text:p>
              </table:table-cell>
              <table:table-cell office:value-type="float" office:value="0.399215225631639">
                <text:p>0.399215225631639</text:p>
              </table:table-cell>
              <table:table-cell office:value-type="float" office:value="0.600784774368361">
                <text:p>0.600784774368361</text:p>
              </table:table-cell>
              <table:table-cell office:value-type="float" office:value="277.532">
                <text:p>277.532</text:p>
              </table:table-cell>
              <table:table-cell office:value-type="float" office:value="43.899">
                <text:p>43.899</text:p>
              </table:table-cell>
              <table:table-cell office:value-type="float" office:value="166.737">
                <text:p>166.737</text:p>
              </table:table-cell>
              <table:table-cell office:value-type="float" office:value="110.795">
                <text:p>110.795</text:p>
              </table:table-cell>
            </table:table-row>
            <table:table-row>
              <table:table-cell office:value-type="string">
                <text:p>Gen-Dic 2019</text:p>
              </table:table-cell>
              <table:table-cell office:value-type="float" office:value="0.398360812985601">
                <text:p>0.398360812985601</text:p>
              </table:table-cell>
              <table:table-cell office:value-type="float" office:value="0.601639187014399">
                <text:p>0.601639187014399</text:p>
              </table:table-cell>
              <table:table-cell office:value-type="float" office:value="281.481">
                <text:p>281.481</text:p>
              </table:table-cell>
              <table:table-cell office:value-type="float" office:value="38.141">
                <text:p>38.141</text:p>
              </table:table-cell>
              <table:table-cell office:value-type="float" office:value="169.35">
                <text:p>169.35</text:p>
              </table:table-cell>
              <table:table-cell office:value-type="float" office:value="112.131">
                <text:p>112.131</text:p>
              </table:table-cell>
            </table:table-row>
            <table:table-row>
              <table:table-cell office:value-type="string">
                <text:p>Gen-Dic 2020</text:p>
              </table:table-cell>
              <table:table-cell office:value-type="float" office:value="0.420681835080675">
                <text:p>0.420681835080675</text:p>
              </table:table-cell>
              <table:table-cell office:value-type="float" office:value="0.579318164919325">
                <text:p>0.579318164919325</text:p>
              </table:table-cell>
              <table:table-cell office:value-type="float" office:value="268.98">
                <text:p>268.98</text:p>
              </table:table-cell>
              <table:table-cell office:value-type="float" office:value="32.2">
                <text:p>32.2</text:p>
              </table:table-cell>
              <table:table-cell office:value-type="float" office:value="155.825">
                <text:p>155.825</text:p>
              </table:table-cell>
              <table:table-cell office:value-type="float" office:value="113.155">
                <text:p>113.155</text:p>
              </table:table-cell>
            </table:table-row>
            <table:table-row>
              <table:table-cell office:value-type="string">
                <text:p>Gen-Dic 2021</text:p>
              </table:table-cell>
              <table:table-cell office:value-type="float" office:value="0.405554813823165">
                <text:p>0.405554813823165</text:p>
              </table:table-cell>
              <table:table-cell office:value-type="float" office:value="0.594445186176835">
                <text:p>0.594445186176835</text:p>
              </table:table-cell>
              <table:table-cell office:value-type="float" office:value="277.129">
                <text:p>277.129</text:p>
              </table:table-cell>
              <table:table-cell office:value-type="float" office:value="42.79">
                <text:p>42.79</text:p>
              </table:table-cell>
              <table:table-cell office:value-type="float" office:value="164.738">
                <text:p>164.738</text:p>
              </table:table-cell>
              <table:table-cell office:value-type="float" office:value="112.391">
                <text:p>112.391</text:p>
              </table:table-cell>
            </table:table-row>
            <table:table-row>
              <table:table-cell office:value-type="string">
                <text:p>Gen-Dic 2022</text:p>
              </table:table-cell>
              <table:table-cell office:value-type="float" office:value="0.3559982501351">
                <text:p>0.3559982501351</text:p>
              </table:table-cell>
              <table:table-cell office:value-type="float" office:value="0.6440017498649">
                <text:p>0.6440017498649</text:p>
              </table:table-cell>
              <table:table-cell office:value-type="float" office:value="272.021">
                <text:p>272.021</text:p>
              </table:table-cell>
              <table:table-cell office:value-type="float" office:value="42.987">
                <text:p>42.987</text:p>
              </table:table-cell>
              <table:table-cell office:value-type="float" office:value="175.182">
                <text:p>175.182</text:p>
              </table:table-cell>
              <table:table-cell office:value-type="float" office:value="96.839">
                <text:p>96.839</text:p>
              </table:table-cell>
            </table:table-row>
            <table:table-row>
              <table:table-cell office:value-type="string">
                <text:p>Gen-Dic 2023</text:p>
              </table:table-cell>
              <table:table-cell office:value-type="float" office:value="0.443378609478505">
                <text:p>0.443378609478505</text:p>
              </table:table-cell>
              <table:table-cell office:value-type="float" office:value="0.556621390521495">
                <text:p>0.556621390521495</text:p>
              </table:table-cell>
              <table:table-cell office:value-type="float" office:value="254.365">
                <text:p>254.365</text:p>
              </table:table-cell>
              <table:table-cell office:value-type="float" office:value="51.251">
                <text:p>51.251</text:p>
              </table:table-cell>
              <table:table-cell office:value-type="float" office:value="141.585">
                <text:p>141.585</text:p>
              </table:table-cell>
              <table:table-cell office:value-type="float" office:value="112.78">
                <text:p>112.78</text:p>
              </table:table-cell>
            </table:table-row>
            <table:table-row>
              <table:table-cell office:value-type="string">
                <text:p>Gen-Dic 2024</text:p>
              </table:table-cell>
              <table:table-cell office:value-type="float" office:value="0.489953537502966">
                <text:p>0.489953537502966</text:p>
              </table:table-cell>
              <table:table-cell office:value-type="float" office:value="0.510046462497034">
                <text:p>0.510046462497034</text:p>
              </table:table-cell>
              <table:table-cell office:value-type="float" office:value="261.286">
                <text:p>261.286</text:p>
              </table:table-cell>
              <table:table-cell office:value-type="float" office:value="50.999">
                <text:p>50.999</text:p>
              </table:table-cell>
              <table:table-cell office:value-type="float" office:value="133.268">
                <text:p>133.268</text:p>
              </table:table-cell>
              <table:table-cell office:value-type="float" office:value="128.018">
                <text:p>128.0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